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fo:background-color="#80FFFF"/>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P24" style:parent-style-name="Normalny" style:family="paragraph">
      <style:paragraph-properties fo:text-align="justify" fo:line-height="150%" fo:text-indent="0.2479in"/>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fo:text-indent="0.2479in"/>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style:style>
    <style:style style:name="T35" style:parent-style-name="Domyślnaczcionkaakapitu" style:family="text">
      <style:text-properties style:text-underline-type="single" style:text-underline-style="solid" style:text-underline-width="auto" style:text-underline-mode="continuous"/>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P42" style:parent-style-name="Normalny" style:family="paragraph">
      <style:paragraph-properties fo:text-align="justify" fo:line-height="150%" fo:text-indent="0.2479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fo:text-indent="0.2479in"/>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479in"/>
    </style:style>
    <style:style style:name="P65" style:parent-style-name="Normalny" style:family="paragraph">
      <style:paragraph-properties fo:text-align="justify" fo:line-height="150%"/>
    </style:style>
    <style:style style:name="T66" style:parent-style-name="Domyślnaczcionkaakapitu" style:family="text">
      <style:text-properties style:text-underline-type="single" style:text-underline-style="solid" style:text-underline-width="auto" style:text-underline-mode="continuous"/>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style:style>
    <style:style style:name="T70" style:parent-style-name="Domyślnaczcionkaakapitu" style:family="text">
      <style:text-properties style:text-underline-type="single" style:text-underline-style="solid" style:text-underline-width="auto" style:text-underline-mode="continuous"/>
    </style:style>
    <style:style style:name="T71" style:parent-style-name="Domyślnaczcionkaakapitu" style:family="text">
      <style:text-properties fo:background-color="#80FFFF" style:text-underline-type="single" style:text-underline-style="solid" style:text-underline-width="auto" style:text-underline-mode="continuous"/>
    </style:style>
    <style:style style:name="T72" style:parent-style-name="Domyślnaczcionkaakapitu" style:family="text">
      <style:text-properties style:text-underline-type="single" style:text-underline-style="solid" style:text-underline-width="auto" style:text-underline-mode="continuous"/>
    </style:style>
    <style:style style:name="P73" style:parent-style-name="Normalny" style:family="paragraph">
      <style:paragraph-properties fo:text-align="justify" fo:line-height="150%" fo:text-indent="0.2479in"/>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479in"/>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fo:text-indent="0.2479in"/>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P92" style:parent-style-name="Normalny" style:family="paragraph">
      <style:paragraph-properties fo:text-align="justify" fo:line-height="150%" fo:text-indent="0.2479in"/>
    </style:style>
    <style:style style:name="P93" style:parent-style-name="Normalny" style:family="paragraph">
      <style:paragraph-properties fo:text-align="justify" fo:line-height="150%"/>
    </style:style>
    <style:style style:name="T94" style:parent-style-name="Domyślnaczcionkaakapitu" style:family="text">
      <style:text-properties style:text-underline-type="single" style:text-underline-style="solid" style:text-underline-width="auto" style:text-underline-mode="continuous"/>
    </style:style>
    <style:style style:name="T95" style:parent-style-name="Domyślnaczcionkaakapitu" style:family="text">
      <style:text-properties fo:background-color="#80FFFF" style:text-underline-type="single" style:text-underline-style="solid" style:text-underline-width="auto" style:text-underline-mode="continuous"/>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P98" style:parent-style-name="Normalny" style:family="paragraph">
      <style:paragraph-properties fo:text-align="justify" fo:line-height="150%"/>
    </style:style>
    <style:style style:name="T99" style:parent-style-name="Domyślnaczcionkaakapitu" style:family="text">
      <style:text-properties style:text-underline-type="single" style:text-underline-style="solid" style:text-underline-width="auto" style:text-underline-mode="continuous"/>
    </style:style>
    <style:style style:name="P100" style:parent-style-name="Normalny" style:family="paragraph">
      <style:paragraph-properties fo:text-align="justify" fo:line-height="150%" fo:text-indent="0.2479in"/>
    </style:style>
    <style:style style:name="P101" style:parent-style-name="Normalny" style:family="paragraph">
      <style:paragraph-properties fo:text-align="justify" fo:line-height="150%" fo:text-indent="0.2479in"/>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479in"/>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fo:text-indent="0.2479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P112" style:parent-style-name="Normalny" style:family="paragraph">
      <style:paragraph-properties fo:text-align="justify" fo:line-height="150%" fo:text-indent="0.2479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479in"/>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P121" style:parent-style-name="Normalny" style:family="paragraph">
      <style:paragraph-properties fo:text-align="justify" fo:line-height="150%" fo:text-indent="0.2479in"/>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479in"/>
    </style:style>
    <style:style style:name="P139" style:parent-style-name="Normalny" style:family="paragraph">
      <style:paragraph-properties fo:text-align="justify" fo:line-height="150%"/>
    </style:style>
    <style:style style:name="T140" style:parent-style-name="Domyślnaczcionkaakapitu" style:family="text">
      <style:text-properties fo:background-color="#80FFFF"/>
    </style:style>
    <style:style style:name="P141" style:parent-style-name="Normalny" style:family="paragraph">
      <style:paragraph-properties fo:text-align="justify" fo:line-height="150%"/>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style:style>
    <style:style style:name="P158" style:parent-style-name="Normalny" style:family="paragraph">
      <style:paragraph-properties fo:text-align="justify" fo:line-height="150%" fo:text-indent="0.2479in"/>
    </style:style>
    <style:style style:name="P159" style:parent-style-name="Normalny" style:family="paragraph">
      <style:paragraph-properties fo:text-align="justify" fo:line-height="150%" fo:text-indent="0.2479in"/>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479in"/>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style:style>
    <style:style style:name="T165" style:parent-style-name="Domyślnaczcionkaakapitu" style:family="text">
      <style:text-properties style:text-underline-type="single" style:text-underline-style="solid" style:text-underline-width="auto" style:text-underline-mode="continuous"/>
    </style:style>
    <style:style style:name="T166" style:parent-style-name="Domyślnaczcionkaakapitu" style:family="text">
      <style:text-properties fo:background-color="#80FFFF" style:text-underline-type="single" style:text-underline-style="solid" style:text-underline-width="auto" style:text-underline-mode="continuous"/>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fo:text-indent="0.2479in"/>
    </style:style>
    <style:style style:name="P169" style:parent-style-name="Normalny" style:family="paragraph">
      <style:paragraph-properties fo:text-align="justify" fo:line-height="150%"/>
    </style:style>
    <style:style style:name="T170" style:parent-style-name="Domyślnaczcionkaakapitu" style:family="text">
      <style:text-properties style:text-underline-type="single" style:text-underline-style="solid" style:text-underline-width="auto" style:text-underline-mode="continuous"/>
    </style:style>
    <style:style style:name="P171" style:parent-style-name="Normalny" style:family="paragraph">
      <style:paragraph-properties fo:text-align="justify" fo:line-height="150%" fo:text-indent="0.2479in"/>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P175" style:parent-style-name="Normalny" style:family="paragraph">
      <style:paragraph-properties fo:text-align="justify" fo:line-height="150%" fo:text-indent="0.2479in"/>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479in">
        <style:tab-stops>
          <style:tab-stop style:type="left" style:position="0.5166in"/>
        </style:tab-stops>
      </style:paragraph-properties>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P186" style:parent-style-name="Normalny" style:family="paragraph">
      <style:paragraph-properties fo:text-align="justify" fo:line-height="150%" fo:text-indent="0.2479in"/>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479in"/>
    </style:style>
    <style:style style:name="P193" style:parent-style-name="Normalny" style:family="paragraph">
      <style:paragraph-properties fo:text-align="justify" fo:line-height="150%" fo:text-indent="0.2479in"/>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fo:text-indent="0.2479in"/>
    </style:style>
    <style:style style:name="P197" style:parent-style-name="Normalny" style:family="paragraph">
      <style:paragraph-properties fo:text-align="justify" fo:line-height="150%" fo:text-indent="0.2479in"/>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479in"/>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fo:text-indent="0.2479in"/>
    </style:style>
    <style:style style:name="P212" style:parent-style-name="Normalny" style:family="paragraph">
      <style:paragraph-properties fo:text-align="justify" fo:line-height="150%" fo:text-indent="0.2479in"/>
    </style:style>
    <style:style style:name="P213" style:parent-style-name="Normalny" style:family="paragraph">
      <style:paragraph-properties fo:text-align="justify" fo:line-height="150%"/>
    </style:style>
    <style:style style:name="T214" style:parent-style-name="Domyślnaczcionkaakapitu" style:family="text">
      <style:text-properties style:text-underline-type="single" style:text-underline-style="solid" style:text-underline-width="auto" style:text-underline-mode="continuous"/>
    </style:style>
    <style:style style:name="T215" style:parent-style-name="Domyślnaczcionkaakapitu" style:family="text">
      <style:text-properties fo:background-color="#80FFFF" style:text-underline-type="single" style:text-underline-style="solid" style:text-underline-width="auto" style:text-underline-mode="continuous"/>
    </style:style>
    <style:style style:name="T216" style:parent-style-name="Domyślnaczcionkaakapitu" style:family="text">
      <style:text-properties style:text-underline-type="single" style:text-underline-style="solid" style:text-underline-width="auto" style:text-underline-mode="continuous"/>
    </style:style>
    <style:style style:name="T217" style:parent-style-name="Domyślnaczcionkaakapitu" style:family="text">
      <style:text-properties fo:background-color="#80FFFF" style:text-underline-type="single" style:text-underline-style="solid" style:text-underline-width="auto" style:text-underline-mode="continuous"/>
    </style:style>
    <style:style style:name="T218" style:parent-style-name="Domyślnaczcionkaakapitu" style:family="text">
      <style:text-properties style:text-underline-type="single" style:text-underline-style="solid" style:text-underline-width="auto" style:text-underline-mode="continuous"/>
    </style:style>
    <style:style style:name="P219" style:parent-style-name="Normalny" style:family="paragraph">
      <style:paragraph-properties fo:text-align="justify" fo:line-height="150%" fo:text-indent="0.2479in"/>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style:style>
    <style:style style:name="T223" style:parent-style-name="Domyślnaczcionkaakapitu" style:family="text">
      <style:text-properties style:text-underline-type="single" style:text-underline-style="solid" style:text-underline-width="auto" style:text-underline-mode="continuous"/>
    </style:style>
    <style:style style:name="T224" style:parent-style-name="Domyślnaczcionkaakapitu" style:family="text">
      <style:text-properties fo:background-color="#80FFFF" style:text-underline-type="single" style:text-underline-style="solid" style:text-underline-width="auto" style:text-underline-mode="continuous"/>
    </style:style>
    <style:style style:name="T225" style:parent-style-name="Domyślnaczcionkaakapitu" style:family="text">
      <style:text-properties style:text-underline-type="single" style:text-underline-style="solid" style:text-underline-width="auto" style:text-underline-mode="continuous"/>
    </style:style>
    <style:style style:name="T226" style:parent-style-name="Domyślnaczcionkaakapitu" style:family="text">
      <style:text-properties fo:background-color="#80FFFF" style:text-underline-type="single" style:text-underline-style="solid" style:text-underline-width="auto" style:text-underline-mode="continuous"/>
    </style:style>
    <style:style style:name="T227" style:parent-style-name="Domyślnaczcionkaakapitu" style:family="text">
      <style:text-properties style:text-underline-type="single" style:text-underline-style="solid" style:text-underline-width="auto" style:text-underline-mode="continuous"/>
    </style:style>
    <style:style style:name="P228" style:parent-style-name="Normalny" style:family="paragraph">
      <style:paragraph-properties fo:text-align="justify" fo:line-height="150%" fo:text-indent="0.2479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fo:text-indent="0.2479in"/>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P237" style:parent-style-name="Normalny" style:family="paragraph">
      <style:paragraph-properties fo:text-align="justify" fo:line-height="150%" fo:text-indent="0.2479in"/>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P242" style:parent-style-name="Normalny" style:family="paragraph">
      <style:paragraph-properties fo:text-align="justify" fo:line-height="150%" fo:text-indent="0.2479in"/>
    </style:style>
    <style:style style:name="P243" style:parent-style-name="Normalny" style:family="paragraph">
      <style:paragraph-properties fo:text-align="justify" fo:line-height="150%" fo:text-indent="0.2479in"/>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P249" style:parent-style-name="Normalny" style:family="paragraph">
      <style:paragraph-properties fo:text-align="justify" fo:line-height="150%" fo:text-indent="0.2479in"/>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479in"/>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P276" style:parent-style-name="Normalny" style:family="paragraph">
      <style:paragraph-properties fo:text-align="justify" fo:line-height="150%"/>
    </style:style>
    <style:style style:name="T277" style:parent-style-name="Domyślnaczcionkaakapitu" style:family="text">
      <style:text-properties style:text-underline-type="single" style:text-underline-style="solid" style:text-underline-width="auto" style:text-underline-mode="continuous"/>
    </style:style>
    <style:style style:name="P278" style:parent-style-name="Normalny" style:family="paragraph">
      <style:paragraph-properties fo:text-align="justify" fo:line-height="150%" fo:text-indent="0.2479in"/>
    </style:style>
    <style:style style:name="P279" style:parent-style-name="Normalny" style:family="paragraph">
      <style:paragraph-properties fo:text-align="justify" fo:line-height="150%"/>
    </style:style>
    <style:style style:name="T280" style:parent-style-name="Domyślnaczcionkaakapitu" style:family="text">
      <style:text-properties style:text-underline-type="single" style:text-underline-style="solid" style:text-underline-width="auto" style:text-underline-mode="continuous"/>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479in"/>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style>
    <style:style style:name="P289" style:parent-style-name="Normalny" style:family="paragraph">
      <style:paragraph-properties fo:text-align="justify" fo:line-height="150%" fo:text-indent="0.2479in"/>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479in"/>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style:style>
    <style:style style:name="P297" style:parent-style-name="Normalny" style:family="paragraph">
      <style:paragraph-properties fo:text-align="justify" fo:line-height="150%"/>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P300" style:parent-style-name="Normalny" style:family="paragraph">
      <style:paragraph-properties fo:text-align="justify" fo:line-height="150%"/>
    </style:style>
    <style:style style:name="P301" style:parent-style-name="Normalny" style:family="paragraph">
      <style:paragraph-properties fo:text-align="justify" fo:line-height="150%"/>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479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fo:text-indent="0.2479in"/>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P323" style:parent-style-name="Normalny" style:family="paragraph">
      <style:paragraph-properties fo:text-align="justify" fo:line-height="150%"/>
    </style:style>
    <style:style style:name="T324" style:parent-style-name="Domyślnaczcionkaakapitu" style:family="text">
      <style:text-properties style:text-underline-type="single" style:text-underline-style="solid" style:text-underline-width="auto" style:text-underline-mode="continuous"/>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P330" style:parent-style-name="Normalny" style:family="paragraph">
      <style:paragraph-properties fo:text-align="justify" fo:line-height="150%"/>
    </style:style>
    <style:style style:name="T331" style:parent-style-name="Domyślnaczcionkaakapitu" style:family="text">
      <style:text-properties style:text-underline-type="single" style:text-underline-style="solid" style:text-underline-width="auto" style:text-underline-mode="continuous"/>
    </style:style>
    <style:style style:name="P332" style:parent-style-name="Normalny" style:family="paragraph">
      <style:paragraph-properties fo:text-align="justify" fo:line-height="150%" fo:text-indent="0.2479in"/>
    </style:style>
    <style:style style:name="P333" style:parent-style-name="Normalny" style:family="paragraph">
      <style:paragraph-properties fo:text-align="justify" fo:line-height="150%" fo:text-indent="0.2479in"/>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P341" style:parent-style-name="Normalny" style:family="paragraph">
      <style:paragraph-properties fo:text-align="justify" fo:line-height="150%" fo:text-indent="0.2479in"/>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479in"/>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fo:text-indent="0.2479in"/>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479in"/>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P356" style:parent-style-name="Normalny" style:family="paragraph">
      <style:paragraph-properties fo:text-align="justify" fo:line-height="150%"/>
    </style:style>
    <style:style style:name="T357" style:parent-style-name="Domyślnaczcionkaakapitu" style:family="text">
      <style:text-properties style:text-underline-type="single" style:text-underline-style="solid" style:text-underline-width="auto" style:text-underline-mode="continuous"/>
    </style:style>
    <style:style style:name="T358" style:parent-style-name="Domyślnaczcionkaakapitu" style:family="text">
      <style:text-properties fo:background-color="#80FFFF" style:text-underline-type="single" style:text-underline-style="solid" style:text-underline-width="auto" style:text-underline-mode="continuous"/>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fo:text-indent="0.2479in"/>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P365" style:parent-style-name="Normalny" style:family="paragraph">
      <style:paragraph-properties fo:text-align="justify" fo:line-height="150%"/>
    </style:style>
    <style:style style:name="T366" style:parent-style-name="Domyślnaczcionkaakapitu" style:family="text">
      <style:text-properties style:text-underline-type="single" style:text-underline-style="solid" style:text-underline-width="auto" style:text-underline-mode="continuous"/>
    </style:style>
    <style:style style:name="P367" style:parent-style-name="Normalny" style:family="paragraph">
      <style:paragraph-properties fo:text-align="justify" fo:line-height="150%" fo:text-indent="0.2479in"/>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479in"/>
    </style:style>
    <style:style style:name="P373" style:parent-style-name="Normalny" style:family="paragraph">
      <style:paragraph-properties fo:text-align="justify" fo:line-height="150%" fo:text-indent="0.2479in"/>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P378" style:parent-style-name="Normalny" style:family="paragraph">
      <style:paragraph-properties fo:text-align="justify" fo:line-height="150%" fo:text-indent="0.2479in"/>
    </style:style>
    <style:style style:name="T379" style:parent-style-name="Domyślnaczcionkaakapitu" style:family="text">
      <style:text-properties fo:background-color="#80FFFF"/>
    </style:style>
    <style:style style:name="P380" style:parent-style-name="Normalny" style:family="paragraph">
      <style:paragraph-properties fo:text-align="justify" fo:line-height="150%" fo:text-indent="0.2479in"/>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fo:text-indent="0.2479in"/>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479in"/>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style:style>
    <style:style style:name="T398" style:parent-style-name="Domyślnaczcionkaakapitu" style:family="text">
      <style:text-properties style:text-underline-type="single" style:text-underline-style="solid" style:text-underline-width="auto" style:text-underline-mode="continuous"/>
    </style:style>
    <style:style style:name="T399" style:parent-style-name="Domyślnaczcionkaakapitu" style:family="text">
      <style:text-properties fo:background-color="#80FFFF" style:text-underline-type="single" style:text-underline-style="solid" style:text-underline-width="auto" style:text-underline-mode="continuous"/>
    </style:style>
    <style:style style:name="T400" style:parent-style-name="Domyślnaczcionkaakapitu" style:family="text">
      <style:text-properties style:text-underline-type="single" style:text-underline-style="solid" style:text-underline-width="auto" style:text-underline-mode="continuous"/>
    </style:style>
    <style:style style:name="T401" style:parent-style-name="Domyślnaczcionkaakapitu" style:family="text">
      <style:text-properties fo:background-color="#80FFFF" style:text-underline-type="single" style:text-underline-style="solid" style:text-underline-width="auto" style:text-underline-mode="continuous"/>
    </style:style>
    <style:style style:name="T402" style:parent-style-name="Domyślnaczcionkaakapitu" style:family="text">
      <style:text-properties style:text-underline-type="single" style:text-underline-style="solid" style:text-underline-width="auto" style:text-underline-mode="continuous"/>
    </style:style>
    <style:style style:name="T403" style:parent-style-name="Domyślnaczcionkaakapitu" style:family="text">
      <style:text-properties fo:background-color="#80FFFF" style:text-underline-type="single" style:text-underline-style="solid" style:text-underline-width="auto" style:text-underline-mode="continuous"/>
    </style:style>
    <style:style style:name="T404" style:parent-style-name="Domyślnaczcionkaakapitu" style:family="text">
      <style:text-properties style:text-underline-type="single" style:text-underline-style="solid" style:text-underline-width="auto" style:text-underline-mode="continuous"/>
    </style:style>
    <style:style style:name="T405" style:parent-style-name="Domyślnaczcionkaakapitu" style:family="text">
      <style:text-properties fo:background-color="#80FFFF" style:text-underline-type="single" style:text-underline-style="solid" style:text-underline-width="auto" style:text-underline-mode="continuous"/>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style:style>
    <style:style style:name="T409" style:parent-style-name="Domyślnaczcionkaakapitu" style:family="text">
      <style:text-properties style:text-underline-type="single" style:text-underline-style="solid" style:text-underline-width="auto" style:text-underline-mode="continuous"/>
    </style:style>
    <style:style style:name="T410" style:parent-style-name="Domyślnaczcionkaakapitu" style:family="text">
      <style:text-properties fo:background-color="#80FFFF" style:text-underline-type="single" style:text-underline-style="solid" style:text-underline-width="auto" style:text-underline-mode="continuous"/>
    </style:style>
    <style:style style:name="T411" style:parent-style-name="Domyślnaczcionkaakapitu" style:family="text">
      <style:text-properties style:text-underline-type="single" style:text-underline-style="solid" style:text-underline-width="auto" style:text-underline-mode="continuous"/>
    </style:style>
    <style:style style:name="T412" style:parent-style-name="Domyślnaczcionkaakapitu" style:family="text">
      <style:text-properties fo:background-color="#80FFFF" style:text-underline-type="single" style:text-underline-style="solid" style:text-underline-width="auto" style:text-underline-mode="continuous"/>
    </style:style>
    <style:style style:name="T413" style:parent-style-name="Domyślnaczcionkaakapitu" style:family="text">
      <style:text-properties style:text-underline-type="single" style:text-underline-style="solid" style:text-underline-width="auto" style:text-underline-mode="continuous"/>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fo:text-indent="0.2479in"/>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fo:text-indent="0.2479in"/>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479in"/>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479in"/>
    </style:style>
    <style:style style:name="P443" style:parent-style-name="Normalny" style:family="paragraph">
      <style:paragraph-properties fo:text-align="justify" fo:line-height="150%" fo:text-indent="0.2479in"/>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479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479in"/>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fo:text-indent="0.2479in"/>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fo:text-indent="0.2479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fo:text-indent="0.2479in"/>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479in"/>
    </style:style>
    <style:style style:name="P482" style:parent-style-name="Normalny" style:family="paragraph">
      <style:paragraph-properties fo:text-align="justify" fo:line-height="150%"/>
    </style:style>
    <style:style style:name="T483" style:parent-style-name="Domyślnaczcionkaakapitu" style:family="text">
      <style:text-properties style:text-underline-type="single" style:text-underline-style="solid" style:text-underline-width="auto" style:text-underline-mode="continuous"/>
    </style:style>
    <style:style style:name="T484" style:parent-style-name="Domyślnaczcionkaakapitu" style:family="text">
      <style:text-properties fo:background-color="#80FFFF" style:text-underline-type="single" style:text-underline-style="solid" style:text-underline-width="auto" style:text-underline-mode="continuous"/>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style:style>
    <style:style style:name="T490" style:parent-style-name="Domyślnaczcionkaakapitu" style:family="text">
      <style:text-properties style:text-underline-type="single" style:text-underline-style="solid" style:text-underline-width="auto" style:text-underline-mode="continuous"/>
    </style:style>
    <style:style style:name="T491" style:parent-style-name="Domyślnaczcionkaakapitu" style:family="text">
      <style:text-properties fo:background-color="#80FFFF" style:text-underline-type="single" style:text-underline-style="solid" style:text-underline-width="auto" style:text-underline-mode="continuous"/>
    </style:style>
    <style:style style:name="T492" style:parent-style-name="Domyślnaczcionkaakapitu" style:family="text">
      <style:text-properties style:text-underline-type="single" style:text-underline-style="solid" style:text-underline-width="auto" style:text-underline-mode="continuous"/>
    </style:style>
    <style:style style:name="T493" style:parent-style-name="Domyślnaczcionkaakapitu" style:family="text">
      <style:text-properties fo:background-color="#80FFFF" style:text-underline-type="single" style:text-underline-style="solid" style:text-underline-width="auto" style:text-underline-mode="continuous"/>
    </style:style>
    <style:style style:name="T494" style:parent-style-name="Domyślnaczcionkaakapitu" style:family="text">
      <style:text-properties style:text-underline-type="single" style:text-underline-style="solid" style:text-underline-width="auto" style:text-underline-mode="continuous"/>
    </style:style>
    <style:style style:name="T495" style:parent-style-name="Domyślnaczcionkaakapitu" style:family="text">
      <style:text-properties fo:background-color="#80FFFF" style:text-underline-type="single" style:text-underline-style="solid" style:text-underline-width="auto" style:text-underline-mode="continuous"/>
    </style:style>
    <style:style style:name="T496" style:parent-style-name="Domyślnaczcionkaakapitu" style:family="text">
      <style:text-properties style:text-underline-type="single" style:text-underline-style="solid" style:text-underline-width="auto" style:text-underline-mode="continuous"/>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479in"/>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fo:text-indent="0.2479in"/>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fo:text-indent="0.2479in"/>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fo:text-indent="0.2479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fo:text-indent="0.2479in"/>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479in"/>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P579" style:parent-style-name="Normalny" style:family="paragraph">
      <style:paragraph-properties fo:text-align="justify" fo:line-height="150%" fo:text-indent="0.2479in"/>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style:tab-stops>
          <style:tab-stop style:type="left" style:position="2.5631in"/>
        </style:tab-stops>
      </style:paragraph-properties>
    </style:style>
    <style:style style:name="T590" style:parent-style-name="Domyślnaczcionkaakapitu" style:family="text">
      <style:text-properties style:text-underline-type="single" style:text-underline-style="solid" style:text-underline-width="auto" style:text-underline-mode="continuous"/>
    </style:style>
    <style:style style:name="T591" style:parent-style-name="Domyślnaczcionkaakapitu" style:family="text">
      <style:text-properties fo:background-color="#80FFFF" style:text-underline-type="single" style:text-underline-style="solid" style:text-underline-width="auto" style:text-underline-mode="continuous"/>
    </style:style>
    <style:style style:name="P592" style:parent-style-name="Normalny" style:family="paragraph">
      <style:paragraph-properties fo:text-align="justify" fo:line-height="150%" fo:text-indent="0.2479in">
        <style:tab-stops>
          <style:tab-stop style:type="left" style:position="2.5631in"/>
        </style:tab-stops>
      </style:paragraph-properties>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style>
    <style:style style:name="P595" style:parent-style-name="Normalny" style:family="paragraph">
      <style:paragraph-properties fo:text-align="justify" fo:line-height="150%" fo:text-indent="0.2479in"/>
    </style:style>
    <style:style style:name="P596" style:parent-style-name="Normalny" style:family="paragraph">
      <style:paragraph-properties fo:text-align="justify" fo:line-height="150%"/>
    </style:style>
    <style:style style:name="T597" style:parent-style-name="Domyślnaczcionkaakapitu" style:family="text">
      <style:text-properties style:text-underline-type="single" style:text-underline-style="solid" style:text-underline-width="auto" style:text-underline-mode="continuous"/>
    </style:style>
    <style:style style:name="P598" style:parent-style-name="Normalny" style:family="paragraph">
      <style:paragraph-properties fo:text-align="justify" fo:line-height="150%" fo:text-indent="0.2479in"/>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479in"/>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fo:text-indent="0.2479in"/>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fo:text-indent="0.2479in"/>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P611" style:parent-style-name="Normalny" style:family="paragraph">
      <style:paragraph-properties fo:text-align="justify" fo:line-height="150%" fo:text-indent="0.2479in"/>
    </style:style>
    <style:style style:name="P612" style:parent-style-name="Normalny" style:family="paragraph">
      <style:paragraph-properties fo:text-align="justify" fo:line-height="150%" fo:text-indent="0.2479in"/>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479in"/>
    </style:style>
    <style:style style:name="P615" style:parent-style-name="Normalny" style:family="paragraph">
      <style:paragraph-properties fo:text-align="justify" fo:line-height="150%" fo:text-indent="0.2479in"/>
    </style:style>
    <style:style style:name="P616" style:parent-style-name="Normalny" style:family="paragraph">
      <style:paragraph-properties fo:text-align="justify" fo:line-height="150%" fo:text-indent="0.2479in"/>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fo:text-indent="0.2479in"/>
    </style:style>
    <style:style style:name="P619" style:parent-style-name="Normalny" style:family="paragraph">
      <style:paragraph-properties fo:text-align="justify" fo:line-height="150%" fo:text-indent="0.2479in"/>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fo:text-indent="0.2479in"/>
    </style:style>
    <style:style style:name="P623" style:parent-style-name="Normalny" style:family="paragraph">
      <style:paragraph-properties fo:text-align="justify" fo:line-height="150%" fo:text-indent="0.2479in"/>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fo:text-indent="0.2479in"/>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479in"/>
    </style:style>
    <style:style style:name="P630" style:parent-style-name="Normalny" style:family="paragraph">
      <style:paragraph-properties fo:text-align="justify" fo:line-height="150%"/>
    </style:style>
    <style:style style:name="P631" style:parent-style-name="Normalny" style:family="paragraph">
      <style:paragraph-properties fo:text-align="justify" fo:line-height="150%" fo:text-indent="0.2479in"/>
    </style:style>
    <style:style style:name="P632" style:parent-style-name="Normalny" style:family="paragraph">
      <style:paragraph-properties fo:text-align="justify" fo:line-height="150%"/>
    </style:style>
    <style:style style:name="T633" style:parent-style-name="Domyślnaczcionkaakapitu" style:family="text">
      <style:text-properties style:text-underline-type="single" style:text-underline-style="solid" style:text-underline-width="auto" style:text-underline-mode="continuous"/>
    </style:style>
    <style:style style:name="P634" style:parent-style-name="Normalny" style:family="paragraph">
      <style:paragraph-properties fo:text-align="justify" fo:line-height="150%" fo:text-indent="0.2479in"/>
    </style:style>
    <style:style style:name="P635" style:parent-style-name="Normalny" style:family="paragraph">
      <style:paragraph-properties fo:text-align="justify" fo:line-height="150%"/>
    </style:style>
    <style:style style:name="T636" style:parent-style-name="Domyślnaczcionkaakapitu" style:family="text">
      <style:text-properties style:text-underline-type="single" style:text-underline-style="solid" style:text-underline-width="auto" style:text-underline-mode="continuous"/>
    </style:style>
    <style:style style:name="T637" style:parent-style-name="Domyślnaczcionkaakapitu" style:family="text">
      <style:text-properties fo:background-color="#80FFFF" style:text-underline-type="single" style:text-underline-style="solid" style:text-underline-width="auto" style:text-underline-mode="continuous"/>
    </style:style>
    <style:style style:name="T638" style:parent-style-name="Domyślnaczcionkaakapitu" style:family="text">
      <style:text-properties style:text-underline-type="single" style:text-underline-style="solid" style:text-underline-width="auto" style:text-underline-mode="continuous"/>
    </style:style>
    <style:style style:name="T639" style:parent-style-name="Domyślnaczcionkaakapitu" style:family="text">
      <style:text-properties fo:background-color="#80FFFF" style:text-underline-type="single" style:text-underline-style="solid" style:text-underline-width="auto" style:text-underline-mode="continuous"/>
    </style:style>
    <style:style style:name="T640" style:parent-style-name="Domyślnaczcionkaakapitu" style:family="text">
      <style:text-properties style:text-underline-type="single" style:text-underline-style="solid" style:text-underline-width="auto" style:text-underline-mode="continuous"/>
    </style:style>
    <style:style style:name="T641" style:parent-style-name="Domyślnaczcionkaakapitu" style:family="text">
      <style:text-properties fo:background-color="#80FFFF" style:text-underline-type="single" style:text-underline-style="solid" style:text-underline-width="auto" style:text-underline-mode="continuous"/>
    </style:style>
    <style:style style:name="T642" style:parent-style-name="Domyślnaczcionkaakapitu" style:family="text">
      <style:text-properties style:text-underline-type="single" style:text-underline-style="solid" style:text-underline-width="auto" style:text-underline-mode="continuous"/>
    </style:style>
    <style:style style:name="P643" style:parent-style-name="Normalny" style:family="paragraph">
      <style:paragraph-properties fo:text-align="justify" fo:line-height="150%" fo:text-indent="0.2479in"/>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fo:text-indent="0.2479in"/>
    </style:style>
    <style:style style:name="P651" style:parent-style-name="Normalny" style:family="paragraph">
      <style:paragraph-properties fo:text-align="justify" fo:line-height="150%" fo:text-indent="0.2479in"/>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P654" style:parent-style-name="Normalny" style:family="paragraph">
      <style:paragraph-properties fo:text-align="justify" fo:line-height="150%">
        <style:tab-stops>
          <style:tab-stop style:type="left" style:leader-style="solid" style:leader-text="_" style:position="1.8715in"/>
        </style:tab-stops>
      </style:paragraph-properties>
    </style:style>
    <style:style style:name="T655" style:parent-style-name="Domyślnaczcionkaakapitu" style:family="text">
      <style:text-properties style:text-underline-type="single" style:text-underline-style="solid" style:text-underline-width="auto" style:text-underline-mode="continuous"/>
    </style:style>
    <style:style style:name="P656" style:parent-style-name="Normalny" style:family="paragraph">
      <style:paragraph-properties fo:text-align="justify" fo:line-height="150%" fo:text-indent="0.2479in"/>
    </style:style>
    <style:style style:name="P657" style:parent-style-name="Normalny" style:family="paragraph">
      <style:paragraph-properties fo:text-align="justify" fo:line-height="150%"/>
    </style:style>
    <style:style style:name="T658" style:parent-style-name="Domyślnaczcionkaakapitu" style:family="text">
      <style:text-properties style:text-underline-type="single" style:text-underline-style="solid" style:text-underline-width="auto" style:text-underline-mode="continuous"/>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P664" style:parent-style-name="Normalny" style:family="paragraph">
      <style:paragraph-properties fo:text-align="justify" fo:line-height="150%" fo:text-indent="0.2479in"/>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479in"/>
    </style:style>
    <style:style style:name="P668" style:parent-style-name="Normalny" style:family="paragraph">
      <style:paragraph-properties fo:text-align="justify" fo:line-height="150%" fo:text-indent="0.2479in">
        <style:tab-stops>
          <style:tab-stop style:type="left" style:position="3.7097in"/>
        </style:tab-stops>
      </style:paragraph-properties>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fo:text-indent="0.2479in"/>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fo:text-indent="0.2479in"/>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479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479in"/>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P703" style:parent-style-name="Normalny" style:family="paragraph">
      <style:paragraph-properties fo:text-align="justify" fo:line-height="150%"/>
    </style:style>
    <style:style style:name="T704" style:parent-style-name="Domyślnaczcionkaakapitu" style:family="text">
      <style:text-properties style:text-underline-type="single" style:text-underline-style="solid" style:text-underline-width="auto" style:text-underline-mode="continuous"/>
    </style:style>
    <style:style style:name="T705" style:parent-style-name="Domyślnaczcionkaakapitu" style:family="text">
      <style:text-properties fo:background-color="#80FFFF" style:text-underline-type="single" style:text-underline-style="solid" style:text-underline-width="auto" style:text-underline-mode="continuous"/>
    </style:style>
    <style:style style:name="T706" style:parent-style-name="Domyślnaczcionkaakapitu" style:family="text">
      <style:text-properties style:text-underline-type="single" style:text-underline-style="solid" style:text-underline-width="auto" style:text-underline-mode="continuous"/>
    </style:style>
    <style:style style:name="T707" style:parent-style-name="Domyślnaczcionkaakapitu" style:family="text">
      <style:text-properties fo:background-color="#80FFFF" style:text-underline-type="single" style:text-underline-style="solid" style:text-underline-width="auto" style:text-underline-mode="continuous"/>
    </style:style>
    <style:style style:name="P708" style:parent-style-name="Normalny" style:family="paragraph">
      <style:paragraph-properties fo:text-align="justify" fo:line-height="150%" fo:text-indent="0.2479in"/>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P716" style:parent-style-name="Normalny" style:family="paragraph">
      <style:paragraph-properties fo:text-align="justify" fo:line-height="150%" fo:text-indent="0.2479in"/>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P720" style:parent-style-name="Normalny" style:family="paragraph">
      <style:paragraph-properties fo:text-align="justify" fo:line-height="150%" fo:text-indent="0.2479in"/>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479in"/>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style:style>
    <style:style style:name="P729" style:parent-style-name="Normalny" style:family="paragraph">
      <style:paragraph-properties fo:text-align="justify" fo:line-height="150%" fo:text-indent="0.2479in"/>
    </style:style>
    <style:style style:name="P730" style:parent-style-name="Normalny" style:family="paragraph">
      <style:paragraph-properties fo:text-align="justify" fo:line-height="150%"/>
    </style:style>
    <style:style style:name="P731" style:parent-style-name="Normalny" style:family="paragraph">
      <style:paragraph-properties fo:text-align="justify" fo:line-height="150%"/>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style:style>
    <style:style style:name="P734" style:parent-style-name="Normalny" style:family="paragraph">
      <style:paragraph-properties fo:text-align="justify" fo:line-height="150%"/>
    </style:style>
    <style:style style:name="P735" style:parent-style-name="Normalny" style:family="paragraph">
      <style:paragraph-properties fo:text-align="justify" fo:line-height="150%"/>
    </style:style>
    <style:style style:name="P736" style:parent-style-name="Normalny" style:family="paragraph">
      <style:paragraph-properties fo:text-align="justify" fo:line-height="150%"/>
    </style:style>
    <style:style style:name="T737" style:parent-style-name="Domyślnaczcionkaakapitu" style:family="text">
      <style:text-properties style:text-underline-type="single" style:text-underline-style="solid" style:text-underline-width="auto" style:text-underline-mode="continuous"/>
    </style:style>
    <style:style style:name="T738" style:parent-style-name="Domyślnaczcionkaakapitu" style:family="text">
      <style:text-properties fo:background-color="#80FFFF" style:text-underline-type="single" style:text-underline-style="solid" style:text-underline-width="auto" style:text-underline-mode="continuous"/>
    </style:style>
    <style:style style:name="P739" style:parent-style-name="Normalny" style:family="paragraph">
      <style:paragraph-properties fo:text-align="justify" fo:line-height="150%" fo:text-indent="0.2479in"/>
    </style:style>
    <style:style style:name="P740" style:parent-style-name="Normalny" style:family="paragraph">
      <style:paragraph-properties fo:text-align="justify" fo:line-height="150%" fo:text-indent="0.2479in"/>
    </style:style>
    <style:style style:name="P741" style:parent-style-name="Normalny" style:family="paragraph">
      <style:paragraph-properties fo:text-align="justify" fo:line-height="150%"/>
    </style:style>
    <style:style style:name="T742" style:parent-style-name="Domyślnaczcionkaakapitu" style:family="text">
      <style:text-properties style:text-underline-type="single" style:text-underline-style="solid" style:text-underline-width="auto" style:text-underline-mode="continuous"/>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479in"/>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fo:text-indent="0.2479in"/>
    </style:style>
    <style:style style:name="P750" style:parent-style-name="Normalny" style:family="paragraph">
      <style:paragraph-properties fo:text-align="justify" fo:line-height="150%" fo:text-indent="0.2479in"/>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P756" style:parent-style-name="Normalny" style:family="paragraph">
      <style:paragraph-properties fo:text-align="justify" fo:line-height="150%" fo:text-indent="0.2479in"/>
    </style:style>
    <style:style style:name="P757" style:parent-style-name="Normalny" style:family="paragraph">
      <style:paragraph-properties fo:text-align="justify" fo:line-height="150%" fo:text-indent="0.2479in"/>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tab-stops>
          <style:tab-stop style:type="left" style:leader-style="dotted" style:leader-text="." style:position="4.9236in"/>
        </style:tab-stops>
      </style:paragraph-properties>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fo:text-indent="0.2479in"/>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479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fo:text-indent="0.2479in"/>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P797" style:parent-style-name="Normalny" style:family="paragraph">
      <style:paragraph-properties fo:text-align="justify" fo:line-height="150%" fo:text-indent="0.2479in"/>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479in"/>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P804" style:parent-style-name="Normalny" style:family="paragraph">
      <style:paragraph-properties fo:text-align="justify" fo:line-height="150%" fo:text-indent="0.2479in"/>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fo:text-indent="0.2479in"/>
    </style:style>
    <style:style style:name="P808" style:parent-style-name="Normalny" style:family="paragraph">
      <style:paragraph-properties fo:text-align="justify" fo:line-height="150%"/>
    </style:style>
    <style:style style:name="T809" style:parent-style-name="Domyślnaczcionkaakapitu" style:family="text">
      <style:text-properties style:text-underline-type="single" style:text-underline-style="solid" style:text-underline-width="auto" style:text-underline-mode="continuous"/>
    </style:style>
    <style:style style:name="T810" style:parent-style-name="Domyślnaczcionkaakapitu" style:family="text">
      <style:text-properties fo:background-color="#80FFFF" style:text-underline-type="single" style:text-underline-style="solid" style:text-underline-width="auto" style:text-underline-mode="continuous"/>
    </style:style>
    <style:style style:name="T811" style:parent-style-name="Domyślnaczcionkaakapitu" style:family="text">
      <style:text-properties style:text-underline-type="single" style:text-underline-style="solid" style:text-underline-width="auto" style:text-underline-mode="continuous"/>
    </style:style>
    <style:style style:name="T812" style:parent-style-name="Domyślnaczcionkaakapitu" style:family="text">
      <style:text-properties fo:background-color="#80FFFF" style:text-underline-type="single" style:text-underline-style="solid" style:text-underline-width="auto" style:text-underline-mode="continuous"/>
    </style:style>
    <style:style style:name="P813" style:parent-style-name="Normalny" style:family="paragraph">
      <style:paragraph-properties fo:text-align="justify" fo:line-height="150%" fo:text-indent="0.2479in"/>
    </style:style>
    <style:style style:name="P814" style:parent-style-name="Normalny" style:family="paragraph">
      <style:paragraph-properties fo:text-align="justify" fo:line-height="150%"/>
    </style:style>
    <style:style style:name="T815" style:parent-style-name="Domyślnaczcionkaakapitu" style:family="text">
      <style:text-properties style:text-underline-type="single" style:text-underline-style="solid" style:text-underline-width="auto" style:text-underline-mode="continuous"/>
    </style:style>
    <style:style style:name="T816" style:parent-style-name="Domyślnaczcionkaakapitu" style:family="text">
      <style:text-properties fo:background-color="#80FFFF" style:text-underline-type="single" style:text-underline-style="solid" style:text-underline-width="auto" style:text-underline-mode="continuous"/>
    </style:style>
    <style:style style:name="T817" style:parent-style-name="Domyślnaczcionkaakapitu" style:family="text">
      <style:text-properties style:text-underline-type="single" style:text-underline-style="solid" style:text-underline-width="auto" style:text-underline-mode="continuous"/>
    </style:style>
    <style:style style:name="T818" style:parent-style-name="Domyślnaczcionkaakapitu" style:family="text">
      <style:text-properties fo:background-color="#80FFFF" style:text-underline-type="single" style:text-underline-style="solid" style:text-underline-width="auto" style:text-underline-mode="continuous"/>
    </style:style>
    <style:style style:name="T819" style:parent-style-name="Domyślnaczcionkaakapitu" style:family="text">
      <style:text-properties style:text-underline-type="single" style:text-underline-style="solid" style:text-underline-width="auto" style:text-underline-mode="continuous"/>
    </style:style>
    <style:style style:name="T820" style:parent-style-name="Domyślnaczcionkaakapitu" style:family="text">
      <style:text-properties fo:background-color="#80FFFF" style:text-underline-type="single" style:text-underline-style="solid" style:text-underline-width="auto" style:text-underline-mode="continuous"/>
    </style:style>
    <style:style style:name="P821" style:parent-style-name="Normalny" style:family="paragraph">
      <style:paragraph-properties fo:text-align="justify" fo:line-height="150%" fo:text-indent="0.2479in"/>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479in"/>
    </style:style>
    <style:style style:name="P828" style:parent-style-name="Normalny" style:family="paragraph">
      <style:paragraph-properties fo:text-align="justify" fo:line-height="150%" fo:text-indent="0.2479in"/>
    </style:style>
    <style:style style:name="P829" style:parent-style-name="Normalny" style:family="paragraph">
      <style:paragraph-properties fo:text-align="justify" fo:line-height="150%" fo:text-indent="0.2479in"/>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P833" style:parent-style-name="Normalny" style:family="paragraph">
      <style:paragraph-properties fo:text-align="justify" fo:line-height="150%" fo:text-indent="0.2479in"/>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479in"/>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479in"/>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fo:text-indent="0.2479in"/>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fo:text-indent="0.2479in"/>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fo:text-indent="0.2479in"/>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style>
    <style:style style:name="P857" style:parent-style-name="Normalny" style:family="paragraph">
      <style:paragraph-properties fo:text-align="justify" fo:line-height="150%"/>
    </style:style>
    <style:style style:name="T858" style:parent-style-name="Domyślnaczcionkaakapitu" style:family="text">
      <style:text-properties style:text-underline-type="single" style:text-underline-style="solid" style:text-underline-width="auto" style:text-underline-mode="continuous"/>
    </style:style>
    <style:style style:name="P859" style:parent-style-name="Normalny" style:family="paragraph">
      <style:paragraph-properties fo:text-align="justify" fo:line-height="150%" fo:text-indent="0.2479in"/>
    </style:style>
    <style:style style:name="T860" style:parent-style-name="Domyślnaczcionkaakapitu" style:family="text">
      <style:text-properties fo:background-color="#80FFFF"/>
    </style:style>
    <style:style style:name="P861" style:parent-style-name="Normalny" style:family="paragraph">
      <style:paragraph-properties fo:text-align="justify" fo:line-height="150%" fo:text-indent="0.2479in"/>
    </style:style>
    <style:style style:name="P862" style:parent-style-name="Normalny" style:family="paragraph">
      <style:paragraph-properties fo:text-align="justify" fo:line-height="150%"/>
    </style:style>
    <style:style style:name="T863" style:parent-style-name="Domyślnaczcionkaakapitu" style:family="text">
      <style:text-properties fo:background-color="#80FFFF" style:text-underline-type="single" style:text-underline-style="solid" style:text-underline-width="auto" style:text-underline-mode="continuous"/>
    </style:style>
    <style:style style:name="T864" style:parent-style-name="Domyślnaczcionkaakapitu" style:family="text">
      <style:text-properties style:text-underline-type="single" style:text-underline-style="solid" style:text-underline-width="auto" style:text-underline-mode="continuous"/>
    </style:style>
    <style:style style:name="T865" style:parent-style-name="Domyślnaczcionkaakapitu" style:family="text">
      <style:text-properties fo:background-color="#80FFFF" style:text-underline-type="single" style:text-underline-style="solid" style:text-underline-width="auto" style:text-underline-mode="continuous"/>
    </style:style>
    <style:style style:name="T866" style:parent-style-name="Domyślnaczcionkaakapitu" style:family="text">
      <style:text-properties style:text-underline-type="single" style:text-underline-style="solid" style:text-underline-width="auto" style:text-underline-mode="continuous"/>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fo:text-indent="0.2479in"/>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fo:text-indent="0.2479in"/>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fo:text-indent="0.2479in"/>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fo:text-indent="0.2479in"/>
    </style:style>
    <style:style style:name="P913" style:parent-style-name="Normalny" style:family="paragraph">
      <style:paragraph-properties fo:text-align="justify" fo:line-height="150%" fo:text-indent="0.2479in"/>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fo:text-indent="0.2479in"/>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479in"/>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P938" style:parent-style-name="Normalny" style:family="paragraph">
      <style:paragraph-properties fo:text-align="justify" fo:line-height="150%" fo:text-indent="0.2479in"/>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479in"/>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fo:text-indent="0.2479in"/>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479in"/>
    </style:style>
    <style:style style:name="P950" style:parent-style-name="Normalny" style:family="paragraph">
      <style:paragraph-properties fo:text-align="justify" fo:line-height="150%">
        <style:tab-stops>
          <style:tab-stop style:type="left" style:position="2.6465in"/>
        </style:tab-stops>
      </style:paragraph-properties>
    </style:style>
    <style:style style:name="T951" style:parent-style-name="Domyślnaczcionkaakapitu" style:family="text">
      <style:text-properties style:text-underline-type="single" style:text-underline-style="solid" style:text-underline-width="auto" style:text-underline-mode="continuous"/>
    </style:style>
    <style:style style:name="T952" style:parent-style-name="Domyślnaczcionkaakapitu" style:family="text">
      <style:text-properties fo:background-color="#80FFFF" style:text-underline-type="single" style:text-underline-style="solid" style:text-underline-width="auto" style:text-underline-mode="continuous"/>
    </style:style>
    <style:style style:name="P953" style:parent-style-name="Normalny" style:family="paragraph">
      <style:paragraph-properties fo:text-align="justify" fo:line-height="150%" fo:text-indent="0.2479in">
        <style:tab-stops>
          <style:tab-stop style:type="left" style:position="2.6465in"/>
        </style:tab-stops>
      </style:paragraph-properties>
    </style:style>
    <style:style style:name="P954" style:parent-style-name="Normalny" style:family="paragraph">
      <style:paragraph-properties fo:text-align="justify" fo:line-height="150%"/>
    </style:style>
    <style:style style:name="T955" style:parent-style-name="Domyślnaczcionkaakapitu" style:family="text">
      <style:text-properties style:text-underline-type="single" style:text-underline-style="solid" style:text-underline-width="auto" style:text-underline-mode="continuous"/>
    </style:style>
    <style:style style:name="T956" style:parent-style-name="Domyślnaczcionkaakapitu" style:family="text">
      <style:text-properties fo:background-color="#80FFFF" style:text-underline-type="single" style:text-underline-style="solid" style:text-underline-width="auto" style:text-underline-mode="continuous"/>
    </style:style>
    <style:style style:name="T957" style:parent-style-name="Domyślnaczcionkaakapitu" style:family="text">
      <style:text-properties style:text-underline-type="single" style:text-underline-style="solid" style:text-underline-width="auto" style:text-underline-mode="continuous"/>
    </style:style>
    <style:style style:name="P958" style:parent-style-name="Normalny" style:family="paragraph">
      <style:paragraph-properties fo:text-align="justify" fo:line-height="150%" fo:text-indent="0.2479in"/>
    </style:style>
    <style:style style:name="P959" style:parent-style-name="Normalny" style:family="paragraph">
      <style:paragraph-properties fo:text-align="justify" fo:line-height="150%" fo:text-indent="0.2479in"/>
    </style:style>
    <style:style style:name="P960" style:parent-style-name="Normalny" style:family="paragraph">
      <style:paragraph-properties fo:text-align="justify" fo:line-height="150%" fo:text-indent="0.2479in"/>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479in"/>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fo:text-indent="0.2479in"/>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479in"/>
    </style:style>
    <style:style style:name="P982" style:parent-style-name="Normalny" style:family="paragraph">
      <style:paragraph-properties fo:text-align="justify" fo:line-height="150%" fo:text-indent="0.2479in"/>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style:tab-stops>
          <style:tab-stop style:type="left" style:position="2.5534in"/>
        </style:tab-stops>
      </style:paragraph-properties>
    </style:style>
    <style:style style:name="T985" style:parent-style-name="Domyślnaczcionkaakapitu" style:family="text">
      <style:text-properties style:text-underline-type="single" style:text-underline-style="solid" style:text-underline-width="auto" style:text-underline-mode="continuous"/>
    </style:style>
    <style:style style:name="T986" style:parent-style-name="Domyślnaczcionkaakapitu" style:family="text">
      <style:text-properties fo:background-color="#80FFFF" style:text-underline-type="single" style:text-underline-style="solid" style:text-underline-width="auto" style:text-underline-mode="continuous"/>
    </style:style>
    <style:style style:name="P987" style:parent-style-name="Normalny" style:family="paragraph">
      <style:paragraph-properties fo:text-align="justify" fo:line-height="150%" fo:text-indent="0.2479in">
        <style:tab-stops>
          <style:tab-stop style:type="left" style:position="2.5534in"/>
        </style:tab-stops>
      </style:paragraph-properties>
    </style:style>
    <style:style style:name="P988" style:parent-style-name="Normalny" style:family="paragraph">
      <style:paragraph-properties fo:text-align="justify" fo:line-height="150%"/>
    </style:style>
    <style:style style:name="T989" style:parent-style-name="Domyślnaczcionkaakapitu" style:family="text">
      <style:text-properties style:text-underline-type="single" style:text-underline-style="solid" style:text-underline-width="auto" style:text-underline-mode="continuous"/>
    </style:style>
    <style:style style:name="P990" style:parent-style-name="Normalny" style:family="paragraph">
      <style:paragraph-properties fo:text-align="justify" fo:line-height="150%" fo:text-indent="0.2479in"/>
    </style:style>
    <style:style style:name="P991" style:parent-style-name="Normalny" style:family="paragraph">
      <style:paragraph-properties fo:text-align="justify" fo:line-height="150%" fo:text-indent="0.2479in"/>
    </style:style>
    <style:style style:name="P992" style:parent-style-name="Normalny" style:family="paragraph">
      <style:paragraph-properties fo:text-align="justify" fo:line-height="150%" fo:text-indent="0.2479in"/>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fo:text-indent="0.2479in"/>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479in"/>
    </style:style>
    <style:style style:name="P1009" style:parent-style-name="Normalny" style:family="paragraph">
      <style:paragraph-properties fo:text-align="justify" fo:line-height="150%">
        <style:tab-stops>
          <style:tab-stop style:type="left" style:position="2.527in"/>
        </style:tab-stops>
      </style:paragraph-properties>
    </style:style>
    <style:style style:name="T1010" style:parent-style-name="Domyślnaczcionkaakapitu" style:family="text">
      <style:text-properties style:text-underline-type="single" style:text-underline-style="solid" style:text-underline-width="auto" style:text-underline-mode="continuous"/>
    </style:style>
    <style:style style:name="T1011" style:parent-style-name="Domyślnaczcionkaakapitu" style:family="text">
      <style:text-properties fo:background-color="#80FFFF" style:text-underline-type="single" style:text-underline-style="solid" style:text-underline-width="auto" style:text-underline-mode="continuous"/>
    </style:style>
    <style:style style:name="T1012" style:parent-style-name="Domyślnaczcionkaakapitu" style:family="text">
      <style:text-properties style:text-underline-type="single" style:text-underline-style="solid" style:text-underline-width="auto" style:text-underline-mode="continuous"/>
    </style:style>
    <style:style style:name="T1013" style:parent-style-name="Domyślnaczcionkaakapitu" style:family="text">
      <style:text-properties fo:background-color="#80FFFF" style:text-underline-type="single" style:text-underline-style="solid" style:text-underline-width="auto" style:text-underline-mode="continuous"/>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479in">
        <style:tab-stops>
          <style:tab-stop style:type="left" style:position="2.527in"/>
        </style:tab-stops>
      </style:paragraph-properties>
    </style:style>
    <style:style style:name="P1016" style:parent-style-name="Normalny" style:family="paragraph">
      <style:paragraph-properties fo:text-align="justify" fo:line-height="150%" fo:text-indent="0.2479in"/>
    </style:style>
    <style:style style:name="P1017" style:parent-style-name="Normalny" style:family="paragraph">
      <style:paragraph-properties fo:text-align="justify" fo:line-height="150%" fo:text-indent="0.2479in"/>
    </style:style>
    <style:style style:name="P1018" style:parent-style-name="Normalny" style:family="paragraph">
      <style:paragraph-properties fo:text-align="justify" fo:line-height="150%" fo:text-indent="0.2479in"/>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P1021" style:parent-style-name="Normalny" style:family="paragraph">
      <style:paragraph-properties fo:text-align="justify" fo:line-height="150%" fo:text-indent="0.2479in"/>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479in"/>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fo:text-indent="0.2479in"/>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479in"/>
    </style:style>
    <style:style style:name="P1039" style:parent-style-name="Normalny" style:family="paragraph">
      <style:paragraph-properties fo:text-align="justify" fo:line-height="150%" fo:text-indent="0.2479in"/>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fo:text-indent="0.2479in"/>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fo:text-indent="0.2479in"/>
    </style:style>
    <style:style style:name="P1050" style:parent-style-name="Normalny" style:family="paragraph">
      <style:paragraph-properties fo:text-align="justify" fo:line-height="150%" fo:text-indent="0.2479in"/>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P1056" style:parent-style-name="Normalny" style:family="paragraph">
      <style:paragraph-properties fo:text-align="justify" fo:line-height="150%" fo:text-indent="0.2479in"/>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P1059" style:parent-style-name="Normalny" style:family="paragraph">
      <style:paragraph-properties fo:text-align="justify" fo:line-height="150%" fo:text-indent="0.2479in"/>
    </style:style>
    <style:style style:name="P1060" style:parent-style-name="Normalny" style:family="paragraph">
      <style:paragraph-properties fo:text-align="justify" fo:line-height="150%" fo:text-indent="0.2479in"/>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479in"/>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479in"/>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P1080" style:parent-style-name="Normalny" style:family="paragraph">
      <style:paragraph-properties fo:text-align="justify" fo:line-height="150%" fo:text-indent="0.2479in"/>
    </style:style>
    <style:style style:name="P1081" style:parent-style-name="Normalny" style:family="paragraph">
      <style:paragraph-properties fo:text-align="justify" fo:line-height="150%" fo:text-indent="0.2479in"/>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style>
    <style:style style:name="P1084" style:parent-style-name="Normalny" style:family="paragraph">
      <style:paragraph-properties fo:text-align="justify" fo:line-height="150%" fo:text-indent="0.2479in"/>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fo:text-indent="0.2479in"/>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P1102" style:parent-style-name="Normalny" style:family="paragraph">
      <style:paragraph-properties fo:text-align="justify" fo:line-height="150%" fo:text-indent="0.2479in"/>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479in"/>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fo:text-indent="0.2479in"/>
    </style:style>
    <style:style style:name="P1126" style:parent-style-name="Normalny" style:family="paragraph">
      <style:paragraph-properties fo:text-align="justify" fo:line-height="150%" fo:text-indent="0.2479in"/>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P1135" style:parent-style-name="Normalny" style:family="paragraph">
      <style:paragraph-properties fo:text-align="justify" fo:line-height="150%" fo:text-indent="0.2479in"/>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479in"/>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fo:text-indent="0.2479in"/>
    </style:style>
    <style:style style:name="P1156" style:parent-style-name="Normalny" style:family="paragraph">
      <style:paragraph-properties fo:text-align="justify" fo:line-height="150%" fo:text-indent="0.2479in"/>
    </style:style>
    <style:style style:name="P1157" style:parent-style-name="Normalny" style:family="paragraph">
      <style:paragraph-properties fo:text-align="justify" fo:line-height="150%">
        <style:tab-stops>
          <style:tab-stop style:type="left" style:position="2.6506in"/>
        </style:tab-stops>
      </style:paragraph-properties>
    </style:style>
    <style:style style:name="T1158" style:parent-style-name="Domyślnaczcionkaakapitu" style:family="text">
      <style:text-properties style:text-underline-type="single" style:text-underline-style="solid" style:text-underline-width="auto" style:text-underline-mode="continuous"/>
    </style:style>
    <style:style style:name="T1159" style:parent-style-name="Domyślnaczcionkaakapitu" style:family="text">
      <style:text-properties fo:background-color="#80FFFF" style:text-underline-type="single" style:text-underline-style="solid" style:text-underline-width="auto" style:text-underline-mode="continuous"/>
    </style:style>
    <style:style style:name="P1160" style:parent-style-name="Normalny" style:family="paragraph">
      <style:paragraph-properties fo:text-align="justify" fo:line-height="150%" fo:text-indent="0.2479in">
        <style:tab-stops>
          <style:tab-stop style:type="left" style:position="2.6506in"/>
        </style:tab-stops>
      </style:paragraph-properties>
    </style:style>
    <style:style style:name="P1161" style:parent-style-name="Normalny" style:family="paragraph">
      <style:paragraph-properties fo:text-align="justify" fo:line-height="150%"/>
    </style:style>
    <style:style style:name="T1162" style:parent-style-name="Domyślnaczcionkaakapitu" style:family="text">
      <style:text-properties style:text-underline-type="single" style:text-underline-style="solid" style:text-underline-width="auto" style:text-underline-mode="continuous"/>
    </style:style>
    <style:style style:name="P1163" style:parent-style-name="Normalny" style:family="paragraph">
      <style:paragraph-properties fo:text-align="justify" fo:line-height="150%" fo:text-indent="0.2479in"/>
    </style:style>
    <style:style style:name="P1164" style:parent-style-name="Normalny" style:family="paragraph">
      <style:paragraph-properties fo:text-align="justify" fo:line-height="150%"/>
    </style:style>
    <style:style style:name="T1165" style:parent-style-name="Domyślnaczcionkaakapitu" style:family="text">
      <style:text-properties style:text-underline-type="single" style:text-underline-style="solid" style:text-underline-width="auto" style:text-underline-mode="continuous"/>
    </style:style>
    <style:style style:name="T1166" style:parent-style-name="Domyślnaczcionkaakapitu" style:family="text">
      <style:text-properties fo:background-color="#80FFFF" style:text-underline-type="single" style:text-underline-style="solid" style:text-underline-width="auto" style:text-underline-mode="continuous"/>
    </style:style>
    <style:style style:name="P1167" style:parent-style-name="Normalny" style:family="paragraph">
      <style:paragraph-properties fo:text-align="justify" fo:line-height="150%" fo:text-indent="0.2479in"/>
    </style:style>
    <style:style style:name="T1168" style:parent-style-name="Domyślnaczcionkaakapitu" style:family="text">
      <style:text-properties fo:background-color="#80FFFF"/>
    </style:style>
    <style:style style:name="P1169" style:parent-style-name="Normalny" style:family="paragraph">
      <style:paragraph-properties fo:text-align="justify" fo:line-height="150%" fo:text-indent="0.2479in"/>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style:style>
    <style:style style:name="T1173" style:parent-style-name="Domyślnaczcionkaakapitu" style:family="text">
      <style:text-properties style:text-underline-type="single" style:text-underline-style="solid" style:text-underline-width="auto" style:text-underline-mode="continuous"/>
    </style:style>
    <style:style style:name="P1174" style:parent-style-name="Normalny" style:family="paragraph">
      <style:paragraph-properties fo:text-align="justify" fo:line-height="150%" fo:text-indent="0.2479in"/>
    </style:style>
    <style:style style:name="P1175" style:parent-style-name="Normalny" style:family="paragraph">
      <style:paragraph-properties fo:text-align="justify" fo:line-height="150%"/>
    </style:style>
    <style:style style:name="T1176" style:parent-style-name="Domyślnaczcionkaakapitu" style:family="text">
      <style:text-properties style:text-underline-type="single" style:text-underline-style="solid" style:text-underline-width="auto" style:text-underline-mode="continuous"/>
    </style:style>
    <style:style style:name="T1177" style:parent-style-name="Domyślnaczcionkaakapitu" style:family="text">
      <style:text-properties fo:background-color="#80FFFF" style:text-underline-type="single" style:text-underline-style="solid" style:text-underline-width="auto" style:text-underline-mode="continuous"/>
    </style:style>
    <style:style style:name="P1178" style:parent-style-name="Normalny" style:family="paragraph">
      <style:paragraph-properties fo:text-align="justify" fo:line-height="150%" fo:text-indent="0.2479in"/>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fo:text-indent="0.2479in"/>
    </style:style>
    <style:style style:name="P1184" style:parent-style-name="Normalny" style:family="paragraph">
      <style:paragraph-properties fo:text-align="justify" fo:line-height="150%"/>
    </style:style>
    <style:style style:name="T1185" style:parent-style-name="Domyślnaczcionkaakapitu" style:family="text">
      <style:text-properties style:text-underline-type="single" style:text-underline-style="solid" style:text-underline-width="auto" style:text-underline-mode="continuous"/>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479in"/>
    </style:style>
    <style:style style:name="P1189" style:parent-style-name="Normalny" style:family="paragraph">
      <style:paragraph-properties fo:text-align="justify" fo:line-height="150%">
        <style:tab-stops>
          <style:tab-stop style:type="left" style:position="2.5708in"/>
        </style:tab-stops>
      </style:paragraph-properties>
    </style:style>
    <style:style style:name="T1190" style:parent-style-name="Domyślnaczcionkaakapitu" style:family="text">
      <style:text-properties style:text-underline-type="single" style:text-underline-style="solid" style:text-underline-width="auto" style:text-underline-mode="continuous"/>
    </style:style>
    <style:style style:name="T1191" style:parent-style-name="Domyślnaczcionkaakapitu" style:family="text">
      <style:text-properties fo:background-color="#80FFFF" style:text-underline-type="single" style:text-underline-style="solid" style:text-underline-width="auto" style:text-underline-mode="continuous"/>
    </style:style>
    <style:style style:name="P1192" style:parent-style-name="Normalny" style:family="paragraph">
      <style:paragraph-properties fo:text-align="justify" fo:line-height="150%" fo:text-indent="0.2479in">
        <style:tab-stops>
          <style:tab-stop style:type="left" style:position="2.5708in"/>
        </style:tab-stops>
      </style:paragraph-properties>
    </style:style>
    <style:style style:name="P1193" style:parent-style-name="Normalny" style:family="paragraph">
      <style:paragraph-properties fo:text-align="justify" fo:line-height="150%">
        <style:tab-stops>
          <style:tab-stop style:type="left" style:position="4.0006in"/>
        </style:tab-stops>
      </style:paragraph-properties>
    </style:style>
    <style:style style:name="T1194" style:parent-style-name="Domyślnaczcionkaakapitu" style:family="text">
      <style:text-properties style:text-underline-type="single" style:text-underline-style="solid" style:text-underline-width="auto" style:text-underline-mode="continuous"/>
    </style:style>
    <style:style style:name="P1195" style:parent-style-name="Normalny" style:family="paragraph">
      <style:paragraph-properties fo:text-align="justify" fo:line-height="150%" fo:text-indent="0.2479in">
        <style:tab-stops>
          <style:tab-stop style:type="left" style:position="4.0006in"/>
        </style:tab-stops>
      </style:paragraph-properties>
    </style:style>
    <style:style style:name="P1196" style:parent-style-name="Normalny" style:family="paragraph">
      <style:paragraph-properties fo:text-align="justify" fo:line-height="150%">
        <style:tab-stops>
          <style:tab-stop style:type="left" style:position="1.8451in"/>
        </style:tab-stops>
      </style:paragraph-properties>
    </style:style>
    <style:style style:name="T1197" style:parent-style-name="Domyślnaczcionkaakapitu" style:family="text">
      <style:text-properties style:text-underline-type="single" style:text-underline-style="solid" style:text-underline-width="auto" style:text-underline-mode="continuous"/>
    </style:style>
    <style:style style:name="T1198" style:parent-style-name="Domyślnaczcionkaakapitu" style:family="text">
      <style:text-properties fo:background-color="#80FFFF" style:text-underline-type="single" style:text-underline-style="solid" style:text-underline-width="auto" style:text-underline-mode="continuous"/>
    </style:style>
    <style:style style:name="T1199" style:parent-style-name="Domyślnaczcionkaakapitu" style:family="text">
      <style:text-properties style:text-underline-type="single" style:text-underline-style="solid" style:text-underline-width="auto" style:text-underline-mode="continuous"/>
    </style:style>
    <style:style style:name="T1200" style:parent-style-name="Domyślnaczcionkaakapitu" style:family="text">
      <style:text-properties fo:background-color="#80FFFF" style:text-underline-type="single" style:text-underline-style="solid" style:text-underline-width="auto" style:text-underline-mode="continuous"/>
    </style:style>
    <style:style style:name="T1201" style:parent-style-name="Domyślnaczcionkaakapitu" style:family="text">
      <style:text-properties style:text-underline-type="single" style:text-underline-style="solid" style:text-underline-width="auto" style:text-underline-mode="continuous"/>
    </style:style>
    <style:style style:name="T1202" style:parent-style-name="Domyślnaczcionkaakapitu" style:family="text">
      <style:text-properties fo:background-color="#80FFFF" style:text-underline-type="single" style:text-underline-style="solid" style:text-underline-width="auto" style:text-underline-mode="continuous"/>
    </style:style>
    <style:style style:name="P1203" style:parent-style-name="Normalny" style:family="paragraph">
      <style:paragraph-properties fo:text-align="justify" fo:line-height="150%" fo:text-indent="0.2479in">
        <style:tab-stops>
          <style:tab-stop style:type="left" style:position="1.8451in"/>
        </style:tab-stops>
      </style:paragraph-properties>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style:style>
    <style:style style:name="T1206" style:parent-style-name="Domyślnaczcionkaakapitu" style:family="text">
      <style:text-properties style:text-underline-type="single" style:text-underline-style="solid" style:text-underline-width="auto" style:text-underline-mode="continuous"/>
    </style:style>
    <style:style style:name="P1207" style:parent-style-name="Normalny" style:family="paragraph">
      <style:paragraph-properties fo:text-align="justify" fo:line-height="150%" fo:text-indent="0.2479in"/>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style:tab-stops>
          <style:tab-stop style:type="left" style:position="2.5569in"/>
        </style:tab-stops>
      </style:paragraph-properties>
    </style:style>
    <style:style style:name="T1210" style:parent-style-name="Domyślnaczcionkaakapitu" style:family="text">
      <style:text-properties style:text-underline-type="single" style:text-underline-style="solid" style:text-underline-width="auto" style:text-underline-mode="continuous"/>
    </style:style>
    <style:style style:name="T1211" style:parent-style-name="Domyślnaczcionkaakapitu" style:family="text">
      <style:text-properties fo:background-color="#80FFFF" style:text-underline-type="single" style:text-underline-style="solid" style:text-underline-width="auto" style:text-underline-mode="continuous"/>
    </style:style>
    <style:style style:name="P1212" style:parent-style-name="Normalny" style:family="paragraph">
      <style:paragraph-properties fo:text-align="justify" fo:line-height="150%" fo:text-indent="0.2479in">
        <style:tab-stops>
          <style:tab-stop style:type="left" style:position="2.5569in"/>
        </style:tab-stops>
      </style:paragraph-properties>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479in"/>
    </style:style>
    <style:style style:name="P1217" style:parent-style-name="Normalny" style:family="paragraph">
      <style:paragraph-properties fo:text-align="justify" fo:line-height="150%"/>
    </style:style>
    <style:style style:name="T1218" style:parent-style-name="Domyślnaczcionkaakapitu" style:family="text">
      <style:text-properties style:text-underline-type="single" style:text-underline-style="solid" style:text-underline-width="auto" style:text-underline-mode="continuous"/>
    </style:style>
    <style:style style:name="P1219" style:parent-style-name="Normalny" style:family="paragraph">
      <style:paragraph-properties fo:text-align="justify" fo:line-height="150%" fo:text-indent="0.2479in"/>
    </style:style>
    <style:style style:name="P1220" style:parent-style-name="Normalny" style:family="paragraph">
      <style:paragraph-properties fo:text-align="justify" fo:line-height="150%"/>
    </style:style>
    <style:style style:name="T1221" style:parent-style-name="Domyślnaczcionkaakapitu" style:family="text">
      <style:text-properties style:text-underline-type="single" style:text-underline-style="solid" style:text-underline-width="auto" style:text-underline-mode="continuous"/>
    </style:style>
    <style:style style:name="T1222" style:parent-style-name="Domyślnaczcionkaakapitu" style:family="text">
      <style:text-properties fo:background-color="#80FFFF" style:text-underline-type="single" style:text-underline-style="solid" style:text-underline-width="auto" style:text-underline-mode="continuous"/>
    </style:style>
    <style:style style:name="P1223" style:parent-style-name="Normalny" style:family="paragraph">
      <style:paragraph-properties fo:text-align="justify" fo:line-height="150%" fo:text-indent="0.2479in"/>
    </style:style>
    <style:style style:name="P1224" style:parent-style-name="Normalny" style:family="paragraph">
      <style:paragraph-properties fo:text-align="justify" fo:line-height="150%"/>
    </style:style>
    <style:style style:name="T1225" style:parent-style-name="Domyślnaczcionkaakapitu" style:family="text">
      <style:text-properties style:text-underline-type="single" style:text-underline-style="solid" style:text-underline-width="auto" style:text-underline-mode="continuous"/>
    </style:style>
    <style:style style:name="P1226" style:parent-style-name="Normalny" style:family="paragraph">
      <style:paragraph-properties fo:text-align="justify" fo:line-height="150%" fo:text-indent="0.2479in"/>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style:style>
    <style:style style:name="T1229" style:parent-style-name="Domyślnaczcionkaakapitu" style:family="text">
      <style:text-properties style:text-underline-type="single" style:text-underline-style="solid" style:text-underline-width="auto" style:text-underline-mode="continuous"/>
    </style:style>
    <style:style style:name="T1230" style:parent-style-name="Domyślnaczcionkaakapitu" style:family="text">
      <style:text-properties fo:background-color="#80FFFF" style:text-underline-type="single" style:text-underline-style="solid" style:text-underline-width="auto" style:text-underline-mode="continuous"/>
    </style:style>
    <style:style style:name="T1231" style:parent-style-name="Domyślnaczcionkaakapitu" style:family="text">
      <style:text-properties style:text-underline-type="single" style:text-underline-style="solid" style:text-underline-width="auto" style:text-underline-mode="continuous"/>
    </style:style>
    <style:style style:name="P1232" style:parent-style-name="Normalny" style:family="paragraph">
      <style:paragraph-properties fo:text-align="justify" fo:line-height="150%" fo:text-indent="0.2479in"/>
    </style:style>
    <style:style style:name="P1233" style:parent-style-name="Normalny" style:family="paragraph">
      <style:paragraph-properties fo:text-align="justify" fo:line-height="150%"/>
    </style:style>
    <style:style style:name="T1234" style:parent-style-name="Domyślnaczcionkaakapitu" style:family="text">
      <style:text-properties style:text-underline-type="single" style:text-underline-style="solid" style:text-underline-width="auto" style:text-underline-mode="continuous"/>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P1241" style:parent-style-name="Normalny" style:family="paragraph">
      <style:paragraph-properties fo:text-align="justify" fo:line-height="150%" fo:text-indent="0.2479in"/>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style:style>
    <style:style style:name="T1245" style:parent-style-name="Domyślnaczcionkaakapitu" style:family="text">
      <style:text-properties style:text-underline-type="single" style:text-underline-style="solid" style:text-underline-width="auto" style:text-underline-mode="continuous"/>
    </style:style>
    <style:style style:name="P1246" style:parent-style-name="Normalny" style:family="paragraph">
      <style:paragraph-properties fo:text-align="justify" fo:line-height="150%" fo:text-indent="0.2479in"/>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P1252" style:parent-style-name="Normalny" style:family="paragraph">
      <style:paragraph-properties fo:text-align="justify" fo:line-height="150%" fo:text-indent="0.2479in"/>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P1256" style:parent-style-name="Normalny" style:family="paragraph">
      <style:paragraph-properties fo:text-align="justify" fo:line-height="150%" fo:text-indent="0.2479in"/>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479in"/>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479in"/>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fo:text-indent="0.2479in"/>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fo:text-indent="0.2479in"/>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font-style="italic" style:font-style-asian="italic" style:font-style-complex="italic" fo:background-color="#80FFFF"/>
    </style:style>
    <style:style style:name="P1285" style:parent-style-name="Normalny" style:family="paragraph">
      <style:paragraph-properties fo:text-align="justify" fo:line-height="150%" fo:text-indent="0.2479in"/>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479in"/>
    </style:style>
    <style:style style:name="P1290" style:parent-style-name="Normalny" style:family="paragraph">
      <style:paragraph-properties fo:text-align="justify" fo:line-height="150%" fo:text-indent="0.2479in"/>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fo:text-indent="0.2479in"/>
    </style:style>
    <style:style style:name="P1293" style:parent-style-name="Normalny" style:family="paragraph">
      <style:paragraph-properties fo:text-align="justify" fo:line-height="150%"/>
    </style:style>
    <style:style style:name="T1294" style:parent-style-name="Domyślnaczcionkaakapitu" style:family="text">
      <style:text-properties style:text-underline-type="single" style:text-underline-style="solid" style:text-underline-width="auto" style:text-underline-mode="continuous"/>
    </style:style>
    <style:style style:name="P1295" style:parent-style-name="Normalny" style:family="paragraph">
      <style:paragraph-properties fo:text-align="justify" fo:line-height="150%" fo:text-indent="0.2479in"/>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fo:text-indent="0.2479in"/>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style:style>
    <style:style style:name="T1300" style:parent-style-name="Domyślnaczcionkaakapitu" style:family="text">
      <style:text-properties style:text-underline-type="single" style:text-underline-style="solid" style:text-underline-width="auto" style:text-underline-mode="continuous"/>
    </style:style>
    <style:style style:name="T1301" style:parent-style-name="Domyślnaczcionkaakapitu" style:family="text">
      <style:text-properties fo:background-color="#80FFFF" style:text-underline-type="single" style:text-underline-style="solid" style:text-underline-width="auto" style:text-underline-mode="continuous"/>
    </style:style>
    <style:style style:name="T1302" style:parent-style-name="Domyślnaczcionkaakapitu" style:family="text">
      <style:text-properties style:text-underline-type="single" style:text-underline-style="solid" style:text-underline-width="auto" style:text-underline-mode="continuous"/>
    </style:style>
    <style:style style:name="T1303" style:parent-style-name="Domyślnaczcionkaakapitu" style:family="text">
      <style:text-properties fo:background-color="#80FFFF" style:text-underline-type="single" style:text-underline-style="solid" style:text-underline-width="auto" style:text-underline-mode="continuous"/>
    </style:style>
    <style:style style:name="T1304" style:parent-style-name="Domyślnaczcionkaakapitu" style:family="text">
      <style:text-properties style:text-underline-type="single" style:text-underline-style="solid" style:text-underline-width="auto" style:text-underline-mode="continuous"/>
    </style:style>
    <style:style style:name="T1305" style:parent-style-name="Domyślnaczcionkaakapitu" style:family="text">
      <style:text-properties fo:background-color="#80FFFF" style:text-underline-type="single" style:text-underline-style="solid" style:text-underline-width="auto" style:text-underline-mode="continuous"/>
    </style:style>
    <style:style style:name="P1306" style:parent-style-name="Normalny" style:family="paragraph">
      <style:paragraph-properties fo:text-align="justify" fo:line-height="150%" fo:text-indent="0.2479in"/>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fo:text-indent="0.2479in"/>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479in"/>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P1325" style:parent-style-name="Normalny" style:family="paragraph">
      <style:paragraph-properties fo:text-align="justify" fo:line-height="150%" fo:text-indent="0.2479in"/>
    </style:style>
    <style:style style:name="P1326" style:parent-style-name="Normalny" style:family="paragraph">
      <style:paragraph-properties fo:text-align="justify" fo:line-height="150%" fo:text-indent="0.2479in"/>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fo:text-indent="0.2479in"/>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style:style>
    <style:style style:name="T1337" style:parent-style-name="Domyślnaczcionkaakapitu" style:family="text">
      <style:text-properties style:text-underline-type="single" style:text-underline-style="solid" style:text-underline-width="auto" style:text-underline-mode="continuous"/>
    </style:style>
    <style:style style:name="P1338" style:parent-style-name="Normalny" style:family="paragraph">
      <style:paragraph-properties fo:text-align="justify" fo:line-height="150%" fo:text-indent="0.2479in"/>
    </style:style>
    <style:style style:name="P1339" style:parent-style-name="Normalny" style:family="paragraph">
      <style:paragraph-properties fo:text-align="justify" fo:line-height="150%" fo:text-indent="0.2479in"/>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style:style>
    <style:style style:name="T1342" style:parent-style-name="Domyślnaczcionkaakapitu" style:family="text">
      <style:text-properties style:text-underline-type="single" style:text-underline-style="solid" style:text-underline-width="auto" style:text-underline-mode="continuous"/>
    </style:style>
    <style:style style:name="P1343" style:parent-style-name="Normalny" style:family="paragraph">
      <style:paragraph-properties fo:text-align="justify" fo:line-height="150%" fo:text-indent="0.2479in"/>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479in"/>
    </style:style>
    <style:style style:name="P1353" style:parent-style-name="Normalny" style:family="paragraph">
      <style:paragraph-properties fo:text-align="justify" fo:line-height="150%" fo:text-indent="0.2479in"/>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479in"/>
    </style:style>
    <style:style style:name="P1359" style:parent-style-name="Normalny" style:family="paragraph">
      <style:paragraph-properties fo:text-align="justify" fo:line-height="150%" fo:text-indent="0.2479in"/>
    </style:style>
    <style:style style:name="P1360" style:parent-style-name="Normalny" style:family="paragraph">
      <style:paragraph-properties fo:text-align="justify" fo:line-height="150%" fo:text-indent="0.2479in"/>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P1369" style:parent-style-name="Normalny" style:family="paragraph">
      <style:paragraph-properties fo:text-align="justify" fo:line-height="150%" fo:text-indent="0.2479in"/>
    </style:style>
    <style:style style:name="P1370" style:parent-style-name="Normalny" style:family="paragraph">
      <style:paragraph-properties fo:text-align="justify" fo:line-height="150%"/>
    </style:style>
    <style:style style:name="T1371" style:parent-style-name="Domyślnaczcionkaakapitu" style:family="text">
      <style:text-properties style:text-underline-type="single" style:text-underline-style="solid" style:text-underline-width="auto" style:text-underline-mode="continuous"/>
    </style:style>
    <style:style style:name="T1372" style:parent-style-name="Domyślnaczcionkaakapitu" style:family="text">
      <style:text-properties fo:background-color="#80FFFF" style:text-underline-type="single" style:text-underline-style="solid" style:text-underline-width="auto" style:text-underline-mode="continuous"/>
    </style:style>
    <style:style style:name="P1373" style:parent-style-name="Normalny" style:family="paragraph">
      <style:paragraph-properties fo:text-align="justify" fo:line-height="150%" fo:text-indent="0.2479in"/>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fo:text-indent="0.2479in"/>
    </style:style>
    <style:style style:name="P1376" style:parent-style-name="Normalny" style:family="paragraph">
      <style:paragraph-properties fo:text-align="justify" fo:line-height="150%"/>
    </style:style>
    <style:style style:name="T1377" style:parent-style-name="Domyślnaczcionkaakapitu" style:family="text">
      <style:text-properties fo:background-color="#80FFFF" style:text-underline-type="single" style:text-underline-style="solid" style:text-underline-width="auto" style:text-underline-mode="continuous"/>
    </style:style>
    <style:style style:name="T1378" style:parent-style-name="Domyślnaczcionkaakapitu" style:family="text">
      <style:text-properties style:text-underline-type="single" style:text-underline-style="solid" style:text-underline-width="auto" style:text-underline-mode="continuous"/>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479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P1397" style:parent-style-name="Normalny" style:family="paragraph">
      <style:paragraph-properties fo:text-align="justify" fo:line-height="150%" fo:text-indent="0.2479in"/>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fo:text-indent="0.2479in"/>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P1407" style:parent-style-name="Normalny" style:family="paragraph">
      <style:paragraph-properties fo:text-align="justify" fo:line-height="150%">
        <style:tab-stops>
          <style:tab-stop style:type="left" style:position="2.568in"/>
        </style:tab-stops>
      </style:paragraph-properties>
    </style:style>
    <style:style style:name="T1408" style:parent-style-name="Domyślnaczcionkaakapitu" style:family="text">
      <style:text-properties style:text-underline-type="single" style:text-underline-style="solid" style:text-underline-width="auto" style:text-underline-mode="continuous"/>
    </style:style>
    <style:style style:name="T1409" style:parent-style-name="Domyślnaczcionkaakapitu" style:family="text">
      <style:text-properties fo:background-color="#80FFFF" style:text-underline-type="single" style:text-underline-style="solid" style:text-underline-width="auto" style:text-underline-mode="continuous"/>
    </style:style>
    <style:style style:name="P1410" style:parent-style-name="Normalny" style:family="paragraph">
      <style:paragraph-properties fo:text-align="justify" fo:line-height="150%" fo:text-indent="0.2479in">
        <style:tab-stops>
          <style:tab-stop style:type="left" style:position="2.568in"/>
        </style:tab-stops>
      </style:paragraph-properties>
    </style:style>
    <style:style style:name="P1411" style:parent-style-name="Normalny" style:family="paragraph">
      <style:paragraph-properties fo:text-align="justify" fo:line-height="150%" fo:text-indent="0.2479in"/>
    </style:style>
    <style:style style:name="P1412" style:parent-style-name="Normalny" style:family="paragraph">
      <style:paragraph-properties fo:text-align="justify" fo:line-height="150%"/>
    </style:style>
    <style:style style:name="T1413" style:parent-style-name="Domyślnaczcionkaakapitu" style:family="text">
      <style:text-properties style:text-underline-type="single" style:text-underline-style="solid" style:text-underline-width="auto" style:text-underline-mode="continuous"/>
    </style:style>
    <style:style style:name="P1414" style:parent-style-name="Normalny" style:family="paragraph">
      <style:paragraph-properties fo:text-align="justify" fo:line-height="150%" fo:text-indent="0.2479in"/>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fo:text-indent="0.2479in"/>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fo:text-indent="0.2479in"/>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fo:text-indent="0.2479in"/>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479in"/>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P1432" style:parent-style-name="Normalny" style:family="paragraph">
      <style:paragraph-properties fo:text-align="justify" fo:line-height="150%" fo:text-indent="0.2479in"/>
    </style:style>
    <style:style style:name="P1433" style:parent-style-name="Normalny" style:family="paragraph">
      <style:paragraph-properties fo:text-align="justify" fo:line-height="150%" fo:text-indent="0.2479in"/>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fo:text-indent="0.2479in"/>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P1456" style:parent-style-name="Normalny" style:family="paragraph">
      <style:paragraph-properties fo:text-align="justify" fo:line-height="150%" fo:text-indent="0.2479in"/>
    </style:style>
    <style:style style:name="P1457" style:parent-style-name="Normalny" style:family="paragraph">
      <style:paragraph-properties fo:text-align="justify" fo:line-height="150%"/>
    </style:style>
    <style:style style:name="T1458" style:parent-style-name="Domyślnaczcionkaakapitu" style:family="text">
      <style:text-properties style:text-underline-type="single" style:text-underline-style="solid" style:text-underline-width="auto" style:text-underline-mode="continuous"/>
    </style:style>
    <style:style style:name="T1459" style:parent-style-name="Domyślnaczcionkaakapitu" style:family="text">
      <style:text-properties fo:background-color="#80FFFF" style:text-underline-type="single" style:text-underline-style="solid" style:text-underline-width="auto" style:text-underline-mode="continuous"/>
    </style:style>
    <style:style style:name="P1460" style:parent-style-name="Normalny" style:family="paragraph">
      <style:paragraph-properties fo:text-align="justify" fo:line-height="150%" fo:text-indent="0.2479in"/>
    </style:style>
    <style:style style:name="P1461" style:parent-style-name="Normalny" style:family="paragraph">
      <style:paragraph-properties fo:text-align="justify" fo:line-height="150%"/>
    </style:style>
    <style:style style:name="T1462" style:parent-style-name="Domyślnaczcionkaakapitu" style:family="text">
      <style:text-properties fo:background-color="#80FFFF" style:text-underline-type="single" style:text-underline-style="solid" style:text-underline-width="auto" style:text-underline-mode="continuous"/>
    </style:style>
    <style:style style:name="T1463" style:parent-style-name="Domyślnaczcionkaakapitu" style:family="text">
      <style:text-properties style:text-underline-type="single" style:text-underline-style="solid" style:text-underline-width="auto" style:text-underline-mode="continuous"/>
    </style:style>
    <style:style style:name="T1464" style:parent-style-name="Domyślnaczcionkaakapitu" style:family="text">
      <style:text-properties fo:background-color="#80FFFF" style:text-underline-type="single" style:text-underline-style="solid" style:text-underline-width="auto" style:text-underline-mode="continuous"/>
    </style:style>
    <style:style style:name="P1465" style:parent-style-name="Normalny" style:family="paragraph">
      <style:paragraph-properties fo:text-align="justify" fo:line-height="150%" fo:text-indent="0.2479in"/>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P1468" style:parent-style-name="Normalny" style:family="paragraph">
      <style:paragraph-properties fo:text-align="justify" fo:line-height="150%"/>
    </style:style>
    <style:style style:name="T1469" style:parent-style-name="Domyślnaczcionkaakapitu" style:family="text">
      <style:text-properties style:text-underline-type="single" style:text-underline-style="solid" style:text-underline-width="auto" style:text-underline-mode="continuous"/>
    </style:style>
    <style:style style:name="T1470" style:parent-style-name="Domyślnaczcionkaakapitu" style:family="text">
      <style:text-properties fo:background-color="#80FFFF" style:text-underline-type="single" style:text-underline-style="solid" style:text-underline-width="auto" style:text-underline-mode="continuous"/>
    </style:style>
    <style:style style:name="T1471" style:parent-style-name="Domyślnaczcionkaakapitu" style:family="text">
      <style:text-properties style:text-underline-type="single" style:text-underline-style="solid" style:text-underline-width="auto" style:text-underline-mode="continuous"/>
    </style:style>
    <style:style style:name="P1472" style:parent-style-name="Normalny" style:family="paragraph">
      <style:paragraph-properties fo:text-align="justify" fo:line-height="150%" fo:text-indent="0.2479in"/>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P1476" style:parent-style-name="Normalny" style:family="paragraph">
      <style:paragraph-properties fo:text-align="justify" fo:line-height="150%" fo:text-indent="0.2479in"/>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style:style>
    <style:style style:name="T1479" style:parent-style-name="Domyślnaczcionkaakapitu" style:family="text">
      <style:text-properties style:text-underline-type="single" style:text-underline-style="solid" style:text-underline-width="auto" style:text-underline-mode="continuous"/>
    </style:style>
    <style:style style:name="T1480" style:parent-style-name="Domyślnaczcionkaakapitu" style:family="text">
      <style:text-properties fo:background-color="#80FFFF" style:text-underline-type="single" style:text-underline-style="solid" style:text-underline-width="auto" style:text-underline-mode="continuous"/>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text-underline-type="single" style:text-underline-style="solid" style:text-underline-width="auto" style:text-underline-mode="continuous"/>
    </style:style>
    <style:style style:name="T1483" style:parent-style-name="Domyślnaczcionkaakapitu" style:family="text">
      <style:text-properties style:text-underline-type="single" style:text-underline-style="solid" style:text-underline-width="auto" style:text-underline-mode="continuous"/>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fo:text-indent="0.2479in"/>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style:style>
    <style:style style:name="T1499" style:parent-style-name="Domyślnaczcionkaakapitu" style:family="text">
      <style:text-properties style:text-underline-type="single" style:text-underline-style="solid" style:text-underline-width="auto" style:text-underline-mode="continuous"/>
    </style:style>
    <style:style style:name="T1500" style:parent-style-name="Domyślnaczcionkaakapitu" style:family="text">
      <style:text-properties fo:background-color="#80FFFF" style:text-underline-type="single" style:text-underline-style="solid" style:text-underline-width="auto" style:text-underline-mode="continuous"/>
    </style:style>
    <style:style style:name="T1501" style:parent-style-name="Domyślnaczcionkaakapitu" style:family="text">
      <style:text-properties style:text-underline-type="single" style:text-underline-style="solid" style:text-underline-width="auto" style:text-underline-mode="continuous"/>
    </style:style>
    <style:style style:name="T1502" style:parent-style-name="Domyślnaczcionkaakapitu" style:family="text">
      <style:text-properties fo:background-color="#80FFFF" style:text-underline-type="single" style:text-underline-style="solid" style:text-underline-width="auto" style:text-underline-mode="continuous"/>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fo:background-color="#80FFFF" style:text-underline-type="single" style:text-underline-style="solid" style:text-underline-width="auto" style:text-underline-mode="continuous"/>
    </style:style>
    <style:style style:name="T1505" style:parent-style-name="Domyślnaczcionkaakapitu" style:family="text">
      <style:text-properties style:text-underline-type="single" style:text-underline-style="solid" style:text-underline-width="auto" style:text-underline-mode="continuous"/>
    </style:style>
    <style:style style:name="P1506" style:parent-style-name="Normalny" style:family="paragraph">
      <style:paragraph-properties fo:text-align="justify" fo:line-height="150%" fo:text-indent="0.2479in"/>
    </style:style>
    <style:style style:name="T1507" style:parent-style-name="Domyślnaczcionkaakapitu" style:family="text">
      <style:text-properties fo:background-color="#80FFFF"/>
    </style:style>
    <style:style style:name="P1508" style:parent-style-name="Normalny" style:family="paragraph">
      <style:paragraph-properties fo:text-align="justify" fo:line-height="150%" fo:text-indent="0.2479in"/>
    </style:style>
    <style:style style:name="P1509" style:parent-style-name="Normalny" style:family="paragraph">
      <style:paragraph-properties fo:text-align="justify" fo:line-height="150%"/>
    </style:style>
    <style:style style:name="T1510" style:parent-style-name="Domyślnaczcionkaakapitu" style:family="text">
      <style:text-properties style:text-underline-type="single" style:text-underline-style="solid" style:text-underline-width="auto" style:text-underline-mode="continuous"/>
    </style:style>
    <style:style style:name="P1511" style:parent-style-name="Normalny" style:family="paragraph">
      <style:paragraph-properties fo:text-align="justify" fo:line-height="150%" fo:text-indent="0.2479in"/>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P1514" style:parent-style-name="Normalny" style:family="paragraph">
      <style:paragraph-properties fo:text-align="justify" fo:line-height="150%" fo:text-indent="0.2479in"/>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P1517" style:parent-style-name="Normalny" style:family="paragraph">
      <style:paragraph-properties fo:text-align="justify" fo:line-height="150%" fo:text-indent="0.2479in"/>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T1522" style:parent-style-name="Domyślnaczcionkaakapitu" style:family="text">
      <style:text-properties fo:background-color="#80FFFF"/>
    </style:style>
    <style:style style:name="P1523" style:parent-style-name="Normalny" style:family="paragraph">
      <style:paragraph-properties fo:text-align="justify" fo:line-height="150%" fo:text-indent="0.2479in"/>
    </style:style>
    <style:style style:name="T1524" style:parent-style-name="Domyślnaczcionkaakapitu" style:family="text">
      <style:text-properties fo:background-color="#80FFFF"/>
    </style:style>
    <style:style style:name="P1525" style:parent-style-name="Normalny" style:family="paragraph">
      <style:paragraph-properties fo:text-align="justify" fo:line-height="150%" fo:text-indent="0.2479in"/>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fo:text-indent="0.2479in"/>
    </style:style>
    <style:style style:name="P1529" style:parent-style-name="Normalny" style:family="paragraph">
      <style:paragraph-properties fo:text-align="justify" fo:line-height="150%" fo:text-indent="0.2479in"/>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fo:text-indent="0.2479in"/>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style:style>
    <style:style style:name="T1548" style:parent-style-name="Domyślnaczcionkaakapitu" style:family="text">
      <style:text-properties style:text-underline-type="single" style:text-underline-style="solid" style:text-underline-width="auto" style:text-underline-mode="continuous"/>
    </style:style>
    <style:style style:name="P1549" style:parent-style-name="Normalny" style:family="paragraph">
      <style:paragraph-properties fo:text-align="justify" fo:line-height="150%" fo:text-indent="0.2479in"/>
    </style:style>
    <style:style style:name="P1550" style:parent-style-name="Normalny" style:family="paragraph">
      <style:paragraph-properties fo:text-align="justify" fo:line-height="150%" fo:text-indent="0.2479in"/>
    </style:style>
    <style:style style:name="T1551" style:parent-style-name="Domyślnaczcionkaakapitu" style:family="text">
      <style:text-properties fo:background-color="#80FFFF"/>
    </style:style>
    <style:style style:name="P1552" style:parent-style-name="Normalny" style:family="paragraph">
      <style:paragraph-properties fo:text-align="justify" fo:line-height="150%" fo:text-indent="0.2479in"/>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style:style>
    <style:style style:name="T1555" style:parent-style-name="Domyślnaczcionkaakapitu" style:family="text">
      <style:text-properties style:text-underline-type="single" style:text-underline-style="solid" style:text-underline-width="auto" style:text-underline-mode="continuous"/>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style:style>
    <style:style style:name="T1561" style:parent-style-name="Domyślnaczcionkaakapitu" style:family="text">
      <style:text-properties fo:background-color="#80FFFF" style:text-underline-type="single" style:text-underline-style="solid" style:text-underline-width="auto" style:text-underline-mode="continuous"/>
    </style:style>
    <style:style style:name="T1562" style:parent-style-name="Domyślnaczcionkaakapitu" style:family="text">
      <style:text-properties style:text-underline-type="single" style:text-underline-style="solid" style:text-underline-width="auto" style:text-underline-mode="continuous"/>
    </style:style>
    <style:style style:name="T1563" style:parent-style-name="Domyślnaczcionkaakapitu" style:family="text">
      <style:text-properties fo:background-color="#80FFFF" style:text-underline-type="single" style:text-underline-style="solid" style:text-underline-width="auto" style:text-underline-mode="continuous"/>
    </style:style>
    <style:style style:name="T1564" style:parent-style-name="Domyślnaczcionkaakapitu" style:family="text">
      <style:text-properties style:text-underline-type="single" style:text-underline-style="solid" style:text-underline-width="auto" style:text-underline-mode="continuous"/>
    </style:style>
    <style:style style:name="P1565" style:parent-style-name="Normalny" style:family="paragraph">
      <style:paragraph-properties fo:text-align="justify" fo:line-height="150%" fo:text-indent="0.2479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P1571" style:parent-style-name="Normalny" style:family="paragraph">
      <style:paragraph-properties fo:text-align="justify" fo:line-height="150%"/>
    </style:style>
    <style:style style:name="T1572" style:parent-style-name="Domyślnaczcionkaakapitu" style:family="text">
      <style:text-properties style:text-underline-type="single" style:text-underline-style="solid" style:text-underline-width="auto" style:text-underline-mode="continuous"/>
    </style:style>
    <style:style style:name="P1573" style:parent-style-name="Normalny" style:family="paragraph">
      <style:paragraph-properties fo:text-align="justify" fo:line-height="150%" fo:text-indent="0.2479in"/>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P1579" style:parent-style-name="Normalny" style:family="paragraph">
      <style:paragraph-properties fo:text-align="justify" fo:line-height="150%"/>
    </style:style>
    <style:style style:name="T1580" style:parent-style-name="Domyślnaczcionkaakapitu" style:family="text">
      <style:text-properties style:text-underline-type="single" style:text-underline-style="solid" style:text-underline-width="auto" style:text-underline-mode="continuous"/>
    </style:style>
    <style:style style:name="T1581" style:parent-style-name="Domyślnaczcionkaakapitu" style:family="text">
      <style:text-properties fo:background-color="#80FFFF" style:text-underline-type="single" style:text-underline-style="solid" style:text-underline-width="auto" style:text-underline-mode="continuous"/>
    </style:style>
    <style:style style:name="T1582" style:parent-style-name="Domyślnaczcionkaakapitu" style:family="text">
      <style:text-properties style:text-underline-type="single" style:text-underline-style="solid" style:text-underline-width="auto" style:text-underline-mode="continuous"/>
    </style:style>
    <style:style style:name="P1583" style:parent-style-name="Normalny" style:family="paragraph">
      <style:paragraph-properties fo:text-align="justify" fo:line-height="150%" fo:text-indent="0.2479in"/>
    </style:style>
    <style:style style:name="P1584" style:parent-style-name="Normalny" style:family="paragraph">
      <style:paragraph-properties fo:text-align="justify" fo:line-height="150%"/>
    </style:style>
    <style:style style:name="T1585" style:parent-style-name="Domyślnaczcionkaakapitu" style:family="text">
      <style:text-properties style:text-underline-type="single" style:text-underline-style="solid" style:text-underline-width="auto" style:text-underline-mode="continuous"/>
    </style:style>
    <style:style style:name="T1586" style:parent-style-name="Domyślnaczcionkaakapitu" style:family="text">
      <style:text-properties fo:background-color="#80FFFF" style:text-underline-type="single" style:text-underline-style="solid" style:text-underline-width="auto" style:text-underline-mode="continuous"/>
    </style:style>
    <style:style style:name="T1587" style:parent-style-name="Domyślnaczcionkaakapitu" style:family="text">
      <style:text-properties style:text-underline-type="single" style:text-underline-style="solid" style:text-underline-width="auto" style:text-underline-mode="continuous"/>
    </style:style>
    <style:style style:name="T1588" style:parent-style-name="Domyślnaczcionkaakapitu" style:family="text">
      <style:text-properties fo:background-color="#80FFFF" style:text-underline-type="single" style:text-underline-style="solid" style:text-underline-width="auto" style:text-underline-mode="continuous"/>
    </style:style>
    <style:style style:name="T1589" style:parent-style-name="Domyślnaczcionkaakapitu" style:family="text">
      <style:text-properties style:text-underline-type="single" style:text-underline-style="solid" style:text-underline-width="auto" style:text-underline-mode="continuous"/>
    </style:style>
    <style:style style:name="T1590" style:parent-style-name="Domyślnaczcionkaakapitu" style:family="text">
      <style:text-properties fo:background-color="#80FFFF" style:text-underline-type="single" style:text-underline-style="solid" style:text-underline-width="auto" style:text-underline-mode="continuous"/>
    </style:style>
    <style:style style:name="P1591" style:parent-style-name="Normalny" style:family="paragraph">
      <style:paragraph-properties fo:text-align="justify" fo:line-height="150%" fo:text-indent="0.2479in"/>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479in"/>
    </style:style>
    <style:style style:name="P1597" style:parent-style-name="Normalny" style:family="paragraph">
      <style:paragraph-properties fo:text-align="justify" fo:line-height="150%" fo:text-indent="0.2479in"/>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P1600" style:parent-style-name="Normalny" style:family="paragraph">
      <style:paragraph-properties fo:text-align="justify" fo:line-height="150%" fo:text-indent="0.2479in"/>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479in"/>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479in"/>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479in"/>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fo:text-indent="0.2479in"/>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P1634" style:parent-style-name="Normalny" style:family="paragraph">
      <style:paragraph-properties fo:text-align="justify" fo:line-height="150%" fo:text-indent="0.2479in">
        <style:tab-stops>
          <style:tab-stop style:type="left" style:position="0.8048in"/>
        </style:tab-stops>
      </style:paragraph-properties>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style:tab-stops>
          <style:tab-stop style:type="left" style:position="0.8048in"/>
        </style:tab-stops>
      </style:paragraph-properties>
    </style:style>
    <style:style style:name="T1637" style:parent-style-name="Domyślnaczcionkaakapitu" style:family="text">
      <style:text-properties style:text-underline-type="single" style:text-underline-style="solid" style:text-underline-width="auto" style:text-underline-mode="continuous"/>
    </style:style>
    <style:style style:name="P1638" style:parent-style-name="Normalny" style:family="paragraph">
      <style:paragraph-properties fo:text-align="justify" fo:line-height="150%" fo:text-indent="0.2479in">
        <style:tab-stops>
          <style:tab-stop style:type="left" style:position="0.8048in"/>
        </style:tab-stops>
      </style:paragraph-properties>
    </style:style>
    <style:style style:name="P1639" style:parent-style-name="Normalny" style:family="paragraph">
      <style:paragraph-properties fo:text-align="justify" fo:line-height="150%" fo:text-indent="0.2479in"/>
    </style:style>
    <style:style style:name="P1640" style:parent-style-name="Normalny" style:family="paragraph">
      <style:paragraph-properties fo:text-align="justify" fo:line-height="150%"/>
    </style:style>
    <style:style style:name="T1641" style:parent-style-name="Domyślnaczcionkaakapitu" style:family="text">
      <style:text-properties fo:background-color="#80FFFF" style:text-underline-type="single" style:text-underline-style="solid" style:text-underline-width="auto" style:text-underline-mode="continuous"/>
    </style:style>
    <style:style style:name="T1642" style:parent-style-name="Domyślnaczcionkaakapitu" style:family="text">
      <style:text-properties style:text-underline-type="single" style:text-underline-style="solid" style:text-underline-width="auto" style:text-underline-mode="continuous"/>
    </style:style>
    <style:style style:name="T1643" style:parent-style-name="Domyślnaczcionkaakapitu" style:family="text">
      <style:text-properties fo:background-color="#80FFFF" style:text-underline-type="single" style:text-underline-style="solid" style:text-underline-width="auto" style:text-underline-mode="continuous"/>
    </style:style>
    <style:style style:name="T1644" style:parent-style-name="Domyślnaczcionkaakapitu" style:family="text">
      <style:text-properties style:text-underline-type="single" style:text-underline-style="solid" style:text-underline-width="auto" style:text-underline-mode="continuous"/>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fo:text-indent="0.2479in"/>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P1653" style:parent-style-name="Normalny" style:family="paragraph">
      <style:paragraph-properties fo:text-align="justify" fo:line-height="150%"/>
    </style:style>
    <style:style style:name="T1654" style:parent-style-name="Domyślnaczcionkaakapitu" style:family="text">
      <style:text-properties style:text-underline-type="single" style:text-underline-style="solid" style:text-underline-width="auto" style:text-underline-mode="continuous"/>
    </style:style>
    <style:style style:name="P1655" style:parent-style-name="Normalny" style:family="paragraph">
      <style:paragraph-properties fo:text-align="justify" fo:line-height="150%" fo:text-indent="0.2479in"/>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fo:text-indent="0.2479in"/>
    </style:style>
    <style:style style:name="P1658" style:parent-style-name="Normalny" style:family="paragraph">
      <style:paragraph-properties fo:text-align="justify" fo:line-height="150%"/>
    </style:style>
    <style:style style:name="T1659" style:parent-style-name="Domyślnaczcionkaakapitu" style:family="text">
      <style:text-properties style:text-underline-type="single" style:text-underline-style="solid" style:text-underline-width="auto" style:text-underline-mode="continuous"/>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fo:text-indent="0.2479in"/>
    </style:style>
    <style:style style:name="P1662" style:parent-style-name="Normalny" style:family="paragraph">
      <style:paragraph-properties fo:text-align="justify" fo:line-height="150%" fo:text-indent="0.2479in"/>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fo:text-indent="0.2479in"/>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fo:text-indent="0.2479in"/>
    </style:style>
    <style:style style:name="P1699" style:parent-style-name="Normalny" style:family="paragraph">
      <style:paragraph-properties fo:text-align="justify" fo:line-height="150%" fo:text-indent="0.2479in"/>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P1702" style:parent-style-name="Normalny" style:family="paragraph">
      <style:paragraph-properties fo:text-align="justify" fo:line-height="150%"/>
    </style:style>
    <style:style style:name="T1703" style:parent-style-name="Domyślnaczcionkaakapitu" style:family="text">
      <style:text-properties style:text-underline-type="single" style:text-underline-style="solid" style:text-underline-width="auto" style:text-underline-mode="continuous"/>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fo:text-indent="0.2479in"/>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P1708" style:parent-style-name="Normalny" style:family="paragraph">
      <style:paragraph-properties fo:text-align="justify" fo:line-height="150%"/>
    </style:style>
    <style:style style:name="P1709" style:parent-style-name="Normalny" style:family="paragraph">
      <style:paragraph-properties fo:text-align="justify" fo:line-height="150%"/>
    </style:style>
    <style:style style:name="P1710" style:parent-style-name="Normalny" style:family="paragraph">
      <style:paragraph-properties fo:text-align="justify" fo:line-height="150%"/>
    </style:style>
    <style:style style:name="P1711" style:parent-style-name="Normalny" style:family="paragraph">
      <style:paragraph-properties fo:text-align="justify" fo:line-height="150%"/>
    </style:style>
    <style:style style:name="T1712" style:parent-style-name="Domyślnaczcionkaakapitu" style:family="text">
      <style:text-properties fo:background-color="#80FFFF"/>
    </style:style>
    <style:style style:name="P1713" style:parent-style-name="Normalny" style:family="paragraph">
      <style:paragraph-properties fo:text-align="justify" fo:line-height="150%"/>
    </style:style>
    <style:style style:name="P1714"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1715" style:parent-style-name="Normalny" style:family="paragraph">
      <style:paragraph-properties fo:text-align="justify" fo:line-height="150%" fo:text-indent="0.2479in"/>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479in"/>
    </style:style>
    <style:style style:name="P1718" style:parent-style-name="Normalny" style:family="paragraph">
      <style:paragraph-properties fo:text-align="justify" fo:line-height="150%" fo:text-indent="0.2479in"/>
    </style:style>
    <style:style style:name="P1719" style:parent-style-name="Normalny" style:family="paragraph">
      <style:paragraph-properties fo:text-align="justify" fo:line-height="150%" fo:text-indent="0.2479in"/>
    </style:style>
    <style:style style:name="P1720" style:parent-style-name="Normalny" style:family="paragraph">
      <style:paragraph-properties fo:text-align="justify" fo:line-height="150%" fo:text-indent="0.2479in"/>
    </style:style>
    <style:style style:name="P1721" style:parent-style-name="Normalny" style:family="paragraph">
      <style:paragraph-properties fo:text-align="justify" fo:line-height="150%"/>
    </style:style>
    <style:style style:name="T1722" style:parent-style-name="Domyślnaczcionkaakapitu" style:family="text">
      <style:text-properties style:text-underline-type="single" style:text-underline-style="solid" style:text-underline-width="auto" style:text-underline-mode="continuous"/>
    </style:style>
    <style:style style:name="P1723" style:parent-style-name="Normalny" style:family="paragraph">
      <style:paragraph-properties fo:text-align="justify" fo:line-height="150%" fo:text-indent="0.2479in"/>
    </style:style>
    <style:style style:name="T1724" style:parent-style-name="Domyślnaczcionkaakapitu" style:family="text">
      <style:text-properties fo:background-color="#80FFFF"/>
    </style:style>
    <style:style style:name="P1725" style:parent-style-name="Normalny" style:family="paragraph">
      <style:paragraph-properties fo:text-align="justify" fo:line-height="150%" fo:text-indent="0.2479in"/>
    </style:style>
    <style:style style:name="P1726" style:parent-style-name="Normalny" style:family="paragraph">
      <style:paragraph-properties fo:text-align="justify" fo:line-height="150%" fo:text-indent="0.2479in"/>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fo:text-indent="0.2479in"/>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479in"/>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479in"/>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fo:text-indent="0.2479in"/>
    </style:style>
    <style:style style:name="P1741" style:parent-style-name="Normalny" style:family="paragraph">
      <style:paragraph-properties fo:text-align="justify" fo:line-height="150%" fo:text-indent="0.2479in"/>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479in"/>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479in"/>
    </style:style>
    <style:style style:name="P1754" style:parent-style-name="Normalny" style:family="paragraph">
      <style:paragraph-properties fo:text-align="justify" fo:line-height="150%"/>
    </style:style>
    <style:style style:name="T1755" style:parent-style-name="Domyślnaczcionkaakapitu" style:family="text">
      <style:text-properties style:text-underline-type="single" style:text-underline-style="solid" style:text-underline-width="auto" style:text-underline-mode="continuous"/>
    </style:style>
    <style:style style:name="T1756" style:parent-style-name="Domyślnaczcionkaakapitu" style:family="text">
      <style:text-properties fo:background-color="#80FFFF" style:text-underline-type="single" style:text-underline-style="solid" style:text-underline-width="auto" style:text-underline-mode="continuous"/>
    </style:style>
    <style:style style:name="T1757" style:parent-style-name="Domyślnaczcionkaakapitu" style:family="text">
      <style:text-properties style:text-underline-type="single" style:text-underline-style="solid" style:text-underline-width="auto" style:text-underline-mode="continuous"/>
    </style:style>
    <style:style style:name="T1758" style:parent-style-name="Domyślnaczcionkaakapitu" style:family="text">
      <style:text-properties fo:background-color="#80FFFF" style:text-underline-type="single" style:text-underline-style="solid" style:text-underline-width="auto" style:text-underline-mode="continuous"/>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style:style>
    <style:style style:name="T1763" style:parent-style-name="Domyślnaczcionkaakapitu" style:family="text">
      <style:text-properties style:text-underline-type="single" style:text-underline-style="solid" style:text-underline-width="auto" style:text-underline-mode="continuous"/>
    </style:style>
    <style:style style:name="P1764" style:parent-style-name="Normalny" style:family="paragraph">
      <style:paragraph-properties fo:text-align="justify" fo:line-height="150%" fo:text-indent="0.2479in"/>
    </style:style>
    <style:style style:name="P1765" style:parent-style-name="Normalny" style:family="paragraph">
      <style:paragraph-properties fo:text-align="justify" fo:line-height="150%" fo:text-indent="0.2479in"/>
    </style:style>
    <style:style style:name="P1766" style:parent-style-name="Normalny" style:family="paragraph">
      <style:paragraph-properties fo:text-align="justify" fo:line-height="150%"/>
    </style:style>
    <style:style style:name="T1767" style:parent-style-name="Domyślnaczcionkaakapitu" style:family="text">
      <style:text-properties style:text-underline-type="single" style:text-underline-style="solid" style:text-underline-width="auto" style:text-underline-mode="continuous"/>
    </style:style>
    <style:style style:name="T1768" style:parent-style-name="Domyślnaczcionkaakapitu" style:family="text">
      <style:text-properties fo:background-color="#80FFFF" style:text-underline-type="single" style:text-underline-style="solid" style:text-underline-width="auto" style:text-underline-mode="continuous"/>
    </style:style>
    <style:style style:name="T1769" style:parent-style-name="Domyślnaczcionkaakapitu" style:family="text">
      <style:text-properties style:text-underline-type="single" style:text-underline-style="solid" style:text-underline-width="auto" style:text-underline-mode="continuous"/>
    </style:style>
    <style:style style:name="T1770" style:parent-style-name="Domyślnaczcionkaakapitu" style:family="text">
      <style:text-properties fo:background-color="#80FFFF" style:text-underline-type="single" style:text-underline-style="solid" style:text-underline-width="auto" style:text-underline-mode="continuous"/>
    </style:style>
    <style:style style:name="T1771" style:parent-style-name="Domyślnaczcionkaakapitu" style:family="text">
      <style:text-properties style:text-underline-type="single" style:text-underline-style="solid" style:text-underline-width="auto" style:text-underline-mode="continuous"/>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479in"/>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fo:text-indent="0.2479in"/>
    </style:style>
    <style:style style:name="P1782" style:parent-style-name="Normalny" style:family="paragraph">
      <style:paragraph-properties fo:text-align="justify" fo:line-height="150%" fo:text-indent="0.2479in"/>
    </style:style>
    <style:style style:name="P1783" style:parent-style-name="Normalny" style:family="paragraph">
      <style:paragraph-properties fo:text-align="justify" fo:line-height="150%"/>
    </style:style>
    <style:style style:name="T1784" style:parent-style-name="Domyślnaczcionkaakapitu" style:family="text">
      <style:text-properties style:text-underline-type="single" style:text-underline-style="solid" style:text-underline-width="auto" style:text-underline-mode="continuous"/>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P1796" style:parent-style-name="Normalny" style:family="paragraph">
      <style:paragraph-properties fo:text-align="justify" fo:line-height="150%"/>
    </style:style>
    <style:style style:name="T1797" style:parent-style-name="Domyślnaczcionkaakapitu" style:family="text">
      <style:text-properties style:text-underline-type="single" style:text-underline-style="solid" style:text-underline-width="auto" style:text-underline-mode="continuous"/>
    </style:style>
    <style:style style:name="P1798" style:parent-style-name="Normalny" style:family="paragraph">
      <style:paragraph-properties fo:text-align="justify" fo:line-height="150%" fo:text-indent="0.2479in"/>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479in"/>
    </style:style>
    <style:style style:name="P1801" style:parent-style-name="Normalny" style:family="paragraph">
      <style:paragraph-properties fo:text-align="justify" fo:line-height="150%" fo:text-indent="0.2479in"/>
    </style:style>
    <style:style style:name="P1802" style:parent-style-name="Normalny" style:family="paragraph">
      <style:paragraph-properties fo:text-align="justify" fo:line-height="150%" fo:text-indent="0.2479in"/>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style:style>
    <style:style style:name="T1805" style:parent-style-name="Domyślnaczcionkaakapitu" style:family="text">
      <style:text-properties fo:background-color="#80FFFF" style:text-underline-type="single" style:text-underline-style="solid" style:text-underline-width="auto" style:text-underline-mode="continuous"/>
    </style:style>
    <style:style style:name="T1806" style:parent-style-name="Domyślnaczcionkaakapitu" style:family="text">
      <style:text-properties style:text-underline-type="single" style:text-underline-style="solid" style:text-underline-width="auto" style:text-underline-mode="continuous"/>
    </style:style>
    <style:style style:name="T1807" style:parent-style-name="Domyślnaczcionkaakapitu" style:family="text">
      <style:text-properties fo:background-color="#80FFFF" style:text-underline-type="single" style:text-underline-style="solid" style:text-underline-width="auto" style:text-underline-mode="continuous"/>
    </style:style>
    <style:style style:name="T1808" style:parent-style-name="Domyślnaczcionkaakapitu" style:family="text">
      <style:text-properties style:text-underline-type="single" style:text-underline-style="solid" style:text-underline-width="auto" style:text-underline-mode="continuous"/>
    </style:style>
    <style:style style:name="P1809" style:parent-style-name="Normalny" style:family="paragraph">
      <style:paragraph-properties fo:text-align="justify" fo:line-height="150%" fo:text-indent="0.2479in"/>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P1825" style:parent-style-name="Normalny" style:family="paragraph">
      <style:paragraph-properties fo:text-align="justify" fo:line-height="150%" fo:text-indent="0.2479in"/>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fo:text-indent="0.2479in"/>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479in"/>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P1849" style:parent-style-name="Normalny" style:family="paragraph">
      <style:paragraph-properties fo:text-align="justify" fo:line-height="150%" fo:text-indent="0.2479in"/>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fo:text-indent="0.2479in"/>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fo:text-indent="0.2479in"/>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fo:text-indent="0.2479in"/>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fo:text-indent="0.2479in"/>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479in"/>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479in"/>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P1905" style:parent-style-name="Normalny" style:family="paragraph">
      <style:paragraph-properties fo:text-align="justify" fo:line-height="150%" fo:text-indent="0.2479in"/>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P1910" style:parent-style-name="Normalny" style:family="paragraph">
      <style:paragraph-properties fo:text-align="justify" fo:line-height="150%" fo:text-indent="0.2479in"/>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fo:text-indent="0.2479in"/>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fo:text-indent="0.2479in"/>
    </style:style>
    <style:style style:name="P1924" style:parent-style-name="Normalny" style:family="paragraph">
      <style:paragraph-properties fo:text-align="justify" fo:line-height="150%"/>
    </style:style>
    <style:style style:name="T1925" style:parent-style-name="Domyślnaczcionkaakapitu" style:family="text">
      <style:text-properties style:text-underline-type="single" style:text-underline-style="solid" style:text-underline-width="auto" style:text-underline-mode="continuous"/>
    </style:style>
    <style:style style:name="T1926" style:parent-style-name="Domyślnaczcionkaakapitu" style:family="text">
      <style:text-properties fo:background-color="#80FFFF" style:text-underline-type="single" style:text-underline-style="solid" style:text-underline-width="auto" style:text-underline-mode="continuous"/>
    </style:style>
    <style:style style:name="T1927" style:parent-style-name="Domyślnaczcionkaakapitu" style:family="text">
      <style:text-properties style:text-underline-type="single" style:text-underline-style="solid" style:text-underline-width="auto" style:text-underline-mode="continuous"/>
    </style:style>
    <style:style style:name="T1928" style:parent-style-name="Domyślnaczcionkaakapitu" style:family="text">
      <style:text-properties fo:background-color="#80FFFF" style:text-underline-type="single" style:text-underline-style="solid" style:text-underline-width="auto" style:text-underline-mode="continuous"/>
    </style:style>
    <style:style style:name="T1929" style:parent-style-name="Domyślnaczcionkaakapitu" style:family="text">
      <style:text-properties style:text-underline-type="single" style:text-underline-style="solid" style:text-underline-width="auto" style:text-underline-mode="continuous"/>
    </style:style>
    <style:style style:name="P1930" style:parent-style-name="Normalny" style:family="paragraph">
      <style:paragraph-properties fo:text-align="justify" fo:line-height="150%" fo:text-indent="0.2479in"/>
    </style:style>
    <style:style style:name="P1931" style:parent-style-name="Normalny" style:family="paragraph">
      <style:paragraph-properties fo:text-align="justify" fo:line-height="150%"/>
    </style:style>
    <style:style style:name="T1932" style:parent-style-name="Domyślnaczcionkaakapitu" style:family="text">
      <style:text-properties style:text-underline-type="single" style:text-underline-style="solid" style:text-underline-width="auto" style:text-underline-mode="continuous"/>
    </style:style>
    <style:style style:name="T1933" style:parent-style-name="Domyślnaczcionkaakapitu" style:family="text">
      <style:text-properties fo:background-color="#80FFFF" style:text-underline-type="single" style:text-underline-style="solid" style:text-underline-width="auto" style:text-underline-mode="continuous"/>
    </style:style>
    <style:style style:name="T1934" style:parent-style-name="Domyślnaczcionkaakapitu" style:family="text">
      <style:text-properties style:text-underline-type="single" style:text-underline-style="solid" style:text-underline-width="auto" style:text-underline-mode="continuous"/>
    </style:style>
    <style:style style:name="T1935" style:parent-style-name="Domyślnaczcionkaakapitu" style:family="text">
      <style:text-properties fo:background-color="#80FFFF" style:text-underline-type="single" style:text-underline-style="solid" style:text-underline-width="auto" style:text-underline-mode="continuous"/>
    </style:style>
    <style:style style:name="T1936" style:parent-style-name="Domyślnaczcionkaakapitu" style:family="text">
      <style:text-properties style:text-underline-type="single" style:text-underline-style="solid" style:text-underline-width="auto" style:text-underline-mode="continuous"/>
    </style:style>
    <style:style style:name="T1937" style:parent-style-name="Domyślnaczcionkaakapitu" style:family="text">
      <style:text-properties fo:background-color="#80FFFF" style:text-underline-type="single" style:text-underline-style="solid" style:text-underline-width="auto" style:text-underline-mode="continuous"/>
    </style:style>
    <style:style style:name="T1938" style:parent-style-name="Domyślnaczcionkaakapitu" style:family="text">
      <style:text-properties style:text-underline-type="single" style:text-underline-style="solid" style:text-underline-width="auto" style:text-underline-mode="continuous"/>
    </style:style>
    <style:style style:name="T1939" style:parent-style-name="Domyślnaczcionkaakapitu" style:family="text">
      <style:text-properties fo:background-color="#80FFFF" style:text-underline-type="single" style:text-underline-style="solid" style:text-underline-width="auto" style:text-underline-mode="continuous"/>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479in"/>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fo:text-indent="0.2479in"/>
    </style:style>
    <style:style style:name="P1963" style:parent-style-name="Normalny" style:family="paragraph">
      <style:paragraph-properties fo:text-align="justify" fo:line-height="150%" fo:text-indent="0.2479in"/>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479in"/>
    </style:style>
    <style:style style:name="P1971" style:parent-style-name="Normalny" style:family="paragraph">
      <style:paragraph-properties fo:text-align="justify" fo:line-height="150%"/>
    </style:style>
    <style:style style:name="T1972" style:parent-style-name="Domyślnaczcionkaakapitu" style:family="text">
      <style:text-properties style:text-underline-type="single" style:text-underline-style="solid" style:text-underline-width="auto" style:text-underline-mode="continuous"/>
    </style:style>
    <style:style style:name="T1973" style:parent-style-name="Domyślnaczcionkaakapitu" style:family="text">
      <style:text-properties fo:background-color="#80FFFF" style:text-underline-type="single" style:text-underline-style="solid" style:text-underline-width="auto" style:text-underline-mode="continuous"/>
    </style:style>
    <style:style style:name="T1974" style:parent-style-name="Domyślnaczcionkaakapitu" style:family="text">
      <style:text-properties style:text-underline-type="single" style:text-underline-style="solid" style:text-underline-width="auto" style:text-underline-mode="continuous"/>
    </style:style>
    <style:style style:name="T1975" style:parent-style-name="Domyślnaczcionkaakapitu" style:family="text">
      <style:text-properties fo:background-color="#80FFFF" style:text-underline-type="single" style:text-underline-style="solid" style:text-underline-width="auto" style:text-underline-mode="continuous"/>
    </style:style>
    <style:style style:name="T1976" style:parent-style-name="Domyślnaczcionkaakapitu" style:family="text">
      <style:text-properties style:text-underline-type="single" style:text-underline-style="solid" style:text-underline-width="auto" style:text-underline-mode="continuous"/>
    </style:style>
    <style:style style:name="P1977" style:parent-style-name="Normalny" style:family="paragraph">
      <style:paragraph-properties fo:text-align="justify" fo:line-height="150%" fo:text-indent="0.2479in"/>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fo:text-indent="0.2479in"/>
    </style:style>
    <style:style style:name="P1983" style:parent-style-name="Normalny" style:family="paragraph">
      <style:paragraph-properties fo:text-align="justify" fo:line-height="150%" fo:text-indent="0.2479in"/>
    </style:style>
    <style:style style:name="T1984" style:parent-style-name="Domyślnaczcionkaakapitu" style:family="text">
      <style:text-properties fo:background-color="#80FFFF"/>
    </style:style>
    <style:style style:name="P1985" style:parent-style-name="Normalny" style:family="paragraph">
      <style:paragraph-properties fo:text-align="justify" fo:line-height="150%"/>
    </style:style>
    <style:style style:name="T1986" style:parent-style-name="Domyślnaczcionkaakapitu" style:family="text">
      <style:text-properties style:text-underline-type="single" style:text-underline-style="solid" style:text-underline-width="auto" style:text-underline-mode="continuous"/>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P1996" style:parent-style-name="Normalny" style:family="paragraph">
      <style:paragraph-properties fo:text-align="justify" fo:line-height="150%" fo:text-indent="0.2479in"/>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P1999" style:parent-style-name="Normalny" style:family="paragraph">
      <style:paragraph-properties fo:text-align="justify" fo:line-height="150%" fo:text-indent="0.2479in"/>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fo:text-indent="0.2479in"/>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fo:text-indent="0.2479in"/>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fo:text-indent="0.2479in"/>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fo:text-indent="0.2479in"/>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fo:text-indent="0.2479in"/>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fo:text-indent="0.2479in"/>
    </style:style>
    <style:style style:name="P2057" style:parent-style-name="Normalny" style:family="paragraph">
      <style:paragraph-properties fo:text-align="justify" fo:line-height="150%"/>
    </style:style>
    <style:style style:name="T2058" style:parent-style-name="Domyślnaczcionkaakapitu" style:family="text">
      <style:text-properties style:text-underline-type="single" style:text-underline-style="solid" style:text-underline-width="auto" style:text-underline-mode="continuous"/>
    </style:style>
    <style:style style:name="T2059" style:parent-style-name="Domyślnaczcionkaakapitu" style:family="text">
      <style:text-properties fo:background-color="#80FFFF" style:text-underline-type="single" style:text-underline-style="solid" style:text-underline-width="auto" style:text-underline-mode="continuous"/>
    </style:style>
    <style:style style:name="P2060" style:parent-style-name="Normalny" style:family="paragraph">
      <style:paragraph-properties fo:text-align="justify" fo:line-height="150%" fo:text-indent="0.2479in"/>
    </style:style>
    <style:style style:name="P2061" style:parent-style-name="Normalny" style:family="paragraph">
      <style:paragraph-properties fo:text-align="justify" fo:line-height="150%" fo:text-indent="0.2479in"/>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fo:text-indent="0.2479in"/>
    </style:style>
    <style:style style:name="P2066" style:parent-style-name="Normalny" style:family="paragraph">
      <style:paragraph-properties fo:text-align="justify" fo:line-height="150%" fo:text-indent="0.2479in"/>
    </style:style>
    <style:style style:name="P2067" style:parent-style-name="Normalny" style:family="paragraph">
      <style:paragraph-properties fo:text-align="justify" fo:line-height="150%"/>
    </style:style>
    <style:style style:name="T2068" style:parent-style-name="Domyślnaczcionkaakapitu" style:family="text">
      <style:text-properties style:text-underline-type="single" style:text-underline-style="solid" style:text-underline-width="auto" style:text-underline-mode="continuous"/>
    </style:style>
    <style:style style:name="P2069" style:parent-style-name="Normalny" style:family="paragraph">
      <style:paragraph-properties fo:text-align="justify" fo:line-height="150%" fo:text-indent="0.2479in"/>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479in"/>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P2079" style:parent-style-name="Normalny" style:family="paragraph">
      <style:paragraph-properties fo:text-align="justify" fo:line-height="150%"/>
    </style:style>
    <style:style style:name="T2080" style:parent-style-name="Domyślnaczcionkaakapitu" style:family="text">
      <style:text-properties style:text-underline-type="single" style:text-underline-style="solid" style:text-underline-width="auto" style:text-underline-mode="continuous"/>
    </style:style>
    <style:style style:name="P2081" style:parent-style-name="Normalny" style:family="paragraph">
      <style:paragraph-properties fo:text-align="justify" fo:line-height="150%" fo:text-indent="0.2479in"/>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479in">
        <style:tab-stops>
          <style:tab-stop style:type="left" style:position="0.8013in"/>
        </style:tab-stops>
      </style:paragraph-properties>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P2088" style:parent-style-name="Normalny" style:family="paragraph">
      <style:paragraph-properties fo:text-align="justify" fo:line-height="150%"/>
    </style:style>
    <style:style style:name="T2089" style:parent-style-name="Domyślnaczcionkaakapitu" style:family="text">
      <style:text-properties style:text-underline-type="single" style:text-underline-style="solid" style:text-underline-width="auto" style:text-underline-mode="continuous"/>
    </style:style>
    <style:style style:name="T2090" style:parent-style-name="Domyślnaczcionkaakapitu" style:family="text">
      <style:text-properties fo:background-color="#80FFFF" style:text-underline-type="single" style:text-underline-style="solid" style:text-underline-width="auto" style:text-underline-mode="continuous"/>
    </style:style>
    <style:style style:name="T2091" style:parent-style-name="Domyślnaczcionkaakapitu" style:family="text">
      <style:text-properties style:text-underline-type="single" style:text-underline-style="solid" style:text-underline-width="auto" style:text-underline-mode="continuous"/>
    </style:style>
    <style:style style:name="T2092" style:parent-style-name="Domyślnaczcionkaakapitu" style:family="text">
      <style:text-properties fo:background-color="#80FFFF" style:text-underline-type="single" style:text-underline-style="solid" style:text-underline-width="auto" style:text-underline-mode="continuous"/>
    </style:style>
    <style:style style:name="T2093" style:parent-style-name="Domyślnaczcionkaakapitu" style:family="text">
      <style:text-properties style:text-underline-type="single" style:text-underline-style="solid" style:text-underline-width="auto" style:text-underline-mode="continuous"/>
    </style:style>
    <style:style style:name="T2094" style:parent-style-name="Domyślnaczcionkaakapitu" style:family="text">
      <style:text-properties fo:background-color="#80FFFF" style:text-underline-type="single" style:text-underline-style="solid" style:text-underline-width="auto" style:text-underline-mode="continuous"/>
    </style:style>
    <style:style style:name="T2095" style:parent-style-name="Domyślnaczcionkaakapitu" style:family="text">
      <style:text-properties style:text-underline-type="single" style:text-underline-style="solid" style:text-underline-width="auto" style:text-underline-mode="continuous"/>
    </style:style>
    <style:style style:name="T2096" style:parent-style-name="Domyślnaczcionkaakapitu" style:family="text">
      <style:text-properties fo:background-color="#80FFFF" style:text-underline-type="single" style:text-underline-style="solid" style:text-underline-width="auto" style:text-underline-mode="continuous"/>
    </style:style>
    <style:style style:name="P2097" style:parent-style-name="Normalny" style:family="paragraph">
      <style:paragraph-properties fo:text-align="justify" fo:line-height="150%" fo:text-indent="0.2479in"/>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fo:text-indent="0.2479in"/>
    </style:style>
    <style:style style:name="P2103" style:parent-style-name="Normalny" style:family="paragraph">
      <style:paragraph-properties fo:text-align="justify" fo:line-height="150%"/>
    </style:style>
    <style:style style:name="T2104" style:parent-style-name="Domyślnaczcionkaakapitu" style:family="text">
      <style:text-properties style:text-underline-type="single" style:text-underline-style="solid" style:text-underline-width="auto" style:text-underline-mode="continuous"/>
    </style:style>
    <style:style style:name="T2105" style:parent-style-name="Domyślnaczcionkaakapitu" style:family="text">
      <style:text-properties fo:background-color="#80FFFF" style:text-underline-type="single" style:text-underline-style="solid" style:text-underline-width="auto" style:text-underline-mode="continuous"/>
    </style:style>
    <style:style style:name="P2106" style:parent-style-name="Normalny" style:family="paragraph">
      <style:paragraph-properties fo:text-align="justify" fo:line-height="150%" fo:text-indent="0.2479in"/>
    </style:style>
    <style:style style:name="P2107" style:parent-style-name="Normalny" style:family="paragraph">
      <style:paragraph-properties fo:text-align="justify" fo:line-height="150%" fo:text-indent="0.2479in"/>
    </style:style>
    <style:style style:name="P2108" style:parent-style-name="Normalny" style:family="paragraph">
      <style:paragraph-properties fo:text-align="justify" fo:line-height="150%"/>
    </style:style>
    <style:style style:name="T2109" style:parent-style-name="Domyślnaczcionkaakapitu" style:family="text">
      <style:text-properties fo:background-color="#80FFFF" style:text-underline-type="single" style:text-underline-style="solid" style:text-underline-width="auto" style:text-underline-mode="continuous"/>
    </style:style>
    <style:style style:name="T2110" style:parent-style-name="Domyślnaczcionkaakapitu" style:family="text">
      <style:text-properties style:text-underline-type="single" style:text-underline-style="solid" style:text-underline-width="auto" style:text-underline-mode="continuous"/>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fo:text-indent="0.2479in"/>
    </style:style>
    <style:style style:name="P2115" style:parent-style-name="Normalny" style:family="paragraph">
      <style:paragraph-properties fo:text-align="justify" fo:line-height="150%"/>
    </style:style>
    <style:style style:name="T2116" style:parent-style-name="Domyślnaczcionkaakapitu" style:family="text">
      <style:text-properties style:text-underline-type="single" style:text-underline-style="solid" style:text-underline-width="auto" style:text-underline-mode="continuous"/>
    </style:style>
    <style:style style:name="T2117" style:parent-style-name="Domyślnaczcionkaakapitu" style:family="text">
      <style:text-properties fo:background-color="#80FFFF" style:text-underline-type="single" style:text-underline-style="solid" style:text-underline-width="auto" style:text-underline-mode="continuous"/>
    </style:style>
    <style:style style:name="T2118" style:parent-style-name="Domyślnaczcionkaakapitu" style:family="text">
      <style:text-properties style:text-underline-type="single" style:text-underline-style="solid" style:text-underline-width="auto" style:text-underline-mode="continuous"/>
    </style:style>
    <style:style style:name="T2119" style:parent-style-name="Domyślnaczcionkaakapitu" style:family="text">
      <style:text-properties fo:background-color="#80FFFF" style:text-underline-type="single" style:text-underline-style="solid" style:text-underline-width="auto" style:text-underline-mode="continuous"/>
    </style:style>
    <style:style style:name="T2120" style:parent-style-name="Domyślnaczcionkaakapitu" style:family="text">
      <style:text-properties style:text-underline-type="single" style:text-underline-style="solid" style:text-underline-width="auto" style:text-underline-mode="continuous"/>
    </style:style>
    <style:style style:name="P2121" style:parent-style-name="Normalny" style:family="paragraph">
      <style:paragraph-properties fo:text-align="justify" fo:line-height="150%" fo:text-indent="0.2479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479in"/>
    </style:style>
    <style:style style:name="P2125" style:parent-style-name="Normalny" style:family="paragraph">
      <style:paragraph-properties fo:text-align="justify" fo:line-height="150%" fo:text-indent="0.2479in"/>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479in"/>
    </style:style>
    <style:style style:name="P2128" style:parent-style-name="Normalny" style:family="paragraph">
      <style:paragraph-properties fo:text-align="justify" fo:line-height="150%"/>
    </style:style>
    <style:style style:name="T2129" style:parent-style-name="Domyślnaczcionkaakapitu" style:family="text">
      <style:text-properties style:text-underline-type="single" style:text-underline-style="solid" style:text-underline-width="auto" style:text-underline-mode="continuous"/>
    </style:style>
    <style:style style:name="T2130" style:parent-style-name="Domyślnaczcionkaakapitu" style:family="text">
      <style:text-properties fo:background-color="#80FFFF" style:text-underline-type="single" style:text-underline-style="solid" style:text-underline-width="auto" style:text-underline-mode="continuous"/>
    </style:style>
    <style:style style:name="T2131" style:parent-style-name="Domyślnaczcionkaakapitu" style:family="text">
      <style:text-properties style:text-underline-type="single" style:text-underline-style="solid" style:text-underline-width="auto" style:text-underline-mode="continuous"/>
    </style:style>
    <style:style style:name="P2132" style:parent-style-name="Normalny" style:family="paragraph">
      <style:paragraph-properties fo:text-align="justify" fo:line-height="150%" fo:text-indent="0.2479in"/>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fo:text-indent="0.2479in"/>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479in"/>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fo:text-indent="0.2479in"/>
    </style:style>
    <style:style style:name="P2152" style:parent-style-name="Normalny" style:family="paragraph">
      <style:paragraph-properties fo:text-align="justify" fo:line-height="150%" fo:text-indent="0.2479in"/>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P2155" style:parent-style-name="Normalny" style:family="paragraph">
      <style:paragraph-properties fo:text-align="justify" fo:line-height="150%" fo:text-indent="0.2479in"/>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P2169" style:parent-style-name="Normalny" style:family="paragraph">
      <style:paragraph-properties fo:text-align="justify" fo:line-height="150%" fo:text-indent="0.2479in"/>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fo:text-indent="0.2479in"/>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fo:text-indent="0.2479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P2197" style:parent-style-name="Normalny" style:family="paragraph">
      <style:paragraph-properties fo:text-align="justify" fo:line-height="150%" fo:text-indent="0.2479in">
        <style:tab-stops>
          <style:tab-stop style:type="left" style:position="4.0291in"/>
        </style:tab-stops>
      </style:paragraph-properties>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fo:text-indent="0.2479in"/>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P2217" style:parent-style-name="Normalny" style:family="paragraph">
      <style:paragraph-properties fo:text-align="justify" fo:line-height="150%" fo:text-indent="0.2479in"/>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P2220" style:parent-style-name="Normalny" style:family="paragraph">
      <style:paragraph-properties fo:text-align="justify" fo:line-height="150%" fo:text-indent="0.2479in"/>
    </style:style>
    <style:style style:name="P2221" style:parent-style-name="Normalny" style:family="paragraph">
      <style:paragraph-properties fo:text-align="justify" fo:line-height="150%" fo:text-indent="0.2479in"/>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text-indent="0.2479in"/>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P2233" style:parent-style-name="Normalny" style:family="paragraph">
      <style:paragraph-properties fo:text-align="justify" fo:line-height="150%" fo:text-indent="0.2479in"/>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P2244" style:parent-style-name="Normalny" style:family="paragraph">
      <style:paragraph-properties fo:text-align="justify" fo:line-height="150%" fo:text-indent="0.2479in"/>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fo:text-indent="0.2479in"/>
    </style:style>
    <style:style style:name="P2248" style:parent-style-name="Normalny" style:family="paragraph">
      <style:paragraph-properties fo:text-align="justify" fo:line-height="150%"/>
    </style:style>
    <style:style style:name="T2249" style:parent-style-name="Domyślnaczcionkaakapitu" style:family="text">
      <style:text-properties style:text-underline-type="single" style:text-underline-style="solid" style:text-underline-width="auto" style:text-underline-mode="continuous"/>
    </style:style>
    <style:style style:name="T2250" style:parent-style-name="Domyślnaczcionkaakapitu" style:family="text">
      <style:text-properties fo:background-color="#80FFFF" style:text-underline-type="single" style:text-underline-style="solid" style:text-underline-width="auto" style:text-underline-mode="continuous"/>
    </style:style>
    <style:style style:name="P2251" style:parent-style-name="Normalny" style:family="paragraph">
      <style:paragraph-properties fo:text-align="justify" fo:line-height="150%" fo:text-indent="0.2479in"/>
    </style:style>
    <style:style style:name="P2252" style:parent-style-name="Normalny" style:family="paragraph">
      <style:paragraph-properties fo:text-align="justify" fo:line-height="150%" fo:text-indent="0.2479in"/>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style:style>
    <style:style style:name="T2255" style:parent-style-name="Domyślnaczcionkaakapitu" style:family="text">
      <style:text-properties style:text-underline-type="single" style:text-underline-style="solid" style:text-underline-width="auto" style:text-underline-mode="continuous"/>
    </style:style>
    <style:style style:name="P2256" style:parent-style-name="Normalny" style:family="paragraph">
      <style:paragraph-properties fo:text-align="justify" fo:line-height="150%" fo:text-indent="0.2479in"/>
    </style:style>
    <style:style style:name="P2257" style:parent-style-name="Normalny" style:family="paragraph">
      <style:paragraph-properties fo:text-align="justify" fo:line-height="150%" fo:text-indent="0.2479in"/>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fo:text-indent="0.2479in"/>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fo:text-indent="0.2479in"/>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fo:text-indent="0.2479in"/>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style:style>
    <style:style style:name="T2285" style:parent-style-name="Domyślnaczcionkaakapitu" style:family="text">
      <style:text-properties style:text-underline-type="single" style:text-underline-style="solid" style:text-underline-width="auto" style:text-underline-mode="continuous"/>
    </style:style>
    <style:style style:name="T2286" style:parent-style-name="Domyślnaczcionkaakapitu" style:family="text">
      <style:text-properties fo:background-color="#80FFFF" style:text-underline-type="single" style:text-underline-style="solid" style:text-underline-width="auto" style:text-underline-mode="continuous"/>
    </style:style>
    <style:style style:name="P2287" style:parent-style-name="Normalny" style:family="paragraph">
      <style:paragraph-properties fo:text-align="justify" fo:line-height="150%" fo:text-indent="0.2479in"/>
    </style:style>
    <style:style style:name="P2288" style:parent-style-name="Normalny" style:family="paragraph">
      <style:paragraph-properties fo:text-align="justify" fo:line-height="150%"/>
    </style:style>
    <style:style style:name="T2289" style:parent-style-name="Domyślnaczcionkaakapitu" style:family="text">
      <style:text-properties style:text-underline-type="single" style:text-underline-style="solid" style:text-underline-width="auto" style:text-underline-mode="continuous"/>
    </style:style>
    <style:style style:name="T2290" style:parent-style-name="Domyślnaczcionkaakapitu" style:family="text">
      <style:text-properties fo:background-color="#80FFFF" style:text-underline-type="single" style:text-underline-style="solid" style:text-underline-width="auto" style:text-underline-mode="continuous"/>
    </style:style>
    <style:style style:name="T2291" style:parent-style-name="Domyślnaczcionkaakapitu" style:family="text">
      <style:text-properties style:text-underline-type="single" style:text-underline-style="solid" style:text-underline-width="auto" style:text-underline-mode="continuous"/>
    </style:style>
    <style:style style:name="T2292" style:parent-style-name="Domyślnaczcionkaakapitu" style:family="text">
      <style:text-properties style:text-underline-type="single" style:text-underline-style="solid" style:text-underline-width="auto" style:text-underline-mode="continuous"/>
    </style:style>
    <style:style style:name="P2293" style:parent-style-name="Normalny" style:family="paragraph">
      <style:paragraph-properties fo:text-align="justify" fo:line-height="150%" fo:text-indent="0.2479in"/>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fo:text-indent="0.2479in"/>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479in"/>
    </style:style>
    <style:style style:name="T2302" style:parent-style-name="Domyślnaczcionkaakapitu" style:family="text">
      <style:text-properties fo:background-color="#80FFFF"/>
    </style:style>
    <style:style style:name="P2303" style:parent-style-name="Normalny" style:family="paragraph">
      <style:paragraph-properties fo:text-align="justify" fo:line-height="150%" fo:text-indent="0.2479in"/>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P2307" style:parent-style-name="Normalny" style:family="paragraph">
      <style:paragraph-properties fo:text-align="justify" fo:line-height="150%" fo:text-indent="0.2479in"/>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fo:text-indent="0.2479in"/>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fo:text-indent="0.2479in"/>
    </style:style>
    <style:style style:name="T2314" style:parent-style-name="Domyślnaczcionkaakapitu" style:family="text">
      <style:text-properties fo:background-color="#80FFFF"/>
    </style:style>
    <style:style style:name="P2315" style:parent-style-name="Normalny" style:family="paragraph">
      <style:paragraph-properties fo:text-align="justify" fo:line-height="150%" fo:text-indent="0.2479in"/>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fo:text-indent="0.2479in"/>
    </style:style>
    <style:style style:name="P2318" style:parent-style-name="Normalny" style:family="paragraph">
      <style:paragraph-properties fo:text-align="justify" fo:line-height="150%" fo:text-indent="0.2479in"/>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style:style>
    <style:style style:name="T2322" style:parent-style-name="Domyślnaczcionkaakapitu" style:family="text">
      <style:text-properties style:text-underline-type="single" style:text-underline-style="solid" style:text-underline-width="auto" style:text-underline-mode="continuous"/>
    </style:style>
    <style:style style:name="P2323" style:parent-style-name="Normalny" style:family="paragraph">
      <style:paragraph-properties fo:text-align="justify" fo:line-height="150%" fo:text-indent="0.2479in"/>
    </style:style>
    <style:style style:name="P2324" style:parent-style-name="Normalny" style:family="paragraph">
      <style:paragraph-properties fo:text-align="justify" fo:line-height="150%"/>
    </style:style>
    <style:style style:name="T2325" style:parent-style-name="Domyślnaczcionkaakapitu" style:family="text">
      <style:text-properties style:text-underline-type="single" style:text-underline-style="solid" style:text-underline-width="auto" style:text-underline-mode="continuous"/>
    </style:style>
    <style:style style:name="T2326" style:parent-style-name="Domyślnaczcionkaakapitu" style:family="text">
      <style:text-properties fo:background-color="#80FFFF" style:text-underline-type="single" style:text-underline-style="solid" style:text-underline-width="auto" style:text-underline-mode="continuous"/>
    </style:style>
    <style:style style:name="T2327" style:parent-style-name="Domyślnaczcionkaakapitu" style:family="text">
      <style:text-properties style:text-underline-type="single" style:text-underline-style="solid" style:text-underline-width="auto" style:text-underline-mode="continuous"/>
    </style:style>
    <style:style style:name="P2328" style:parent-style-name="Normalny" style:family="paragraph">
      <style:paragraph-properties fo:text-align="justify" fo:line-height="150%" fo:text-indent="0.2479in"/>
    </style:style>
    <style:style style:name="P2329" style:parent-style-name="Normalny" style:family="paragraph">
      <style:paragraph-properties fo:text-align="justify" fo:line-height="150%" fo:text-indent="0.2479in"/>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fo:text-indent="0.2479in"/>
    </style:style>
    <style:style style:name="P2333" style:parent-style-name="Normalny" style:family="paragraph">
      <style:paragraph-properties fo:text-align="justify" fo:line-height="150%" fo:text-indent="0.2479in"/>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fo:text-indent="0.2479in"/>
    </style:style>
    <style:style style:name="P2337" style:parent-style-name="Normalny" style:family="paragraph">
      <style:paragraph-properties fo:text-align="justify" fo:line-height="150%" fo:text-indent="0.2479in"/>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479in"/>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479in"/>
    </style:style>
    <style:style style:name="P2348" style:parent-style-name="Normalny" style:family="paragraph">
      <style:paragraph-properties fo:text-align="justify" fo:line-height="150%" fo:text-indent="0.2479in"/>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P2351" style:parent-style-name="Normalny" style:family="paragraph">
      <style:paragraph-properties fo:text-align="justify" fo:line-height="150%" fo:text-indent="0.2479in"/>
    </style:style>
    <style:style style:name="T2352" style:parent-style-name="Domyślnaczcionkaakapitu" style:family="text">
      <style:text-properties fo:background-color="#80FFFF"/>
    </style:style>
    <style:style style:name="P2353" style:parent-style-name="Normalny" style:family="paragraph">
      <style:paragraph-properties fo:text-align="justify" fo:line-height="150%" fo:text-indent="0.2479in"/>
    </style:style>
    <style:style style:name="P2354" style:parent-style-name="Normalny" style:family="paragraph">
      <style:paragraph-properties fo:text-align="justify" fo:line-height="150%" fo:text-indent="0.2479in"/>
    </style:style>
    <style:style style:name="T2355" style:parent-style-name="Domyślnaczcionkaakapitu" style:family="text">
      <style:text-properties fo:background-color="#80FFFF"/>
    </style:style>
    <style:style style:name="P2356" style:parent-style-name="Normalny" style:family="paragraph">
      <style:paragraph-properties fo:text-align="justify" fo:line-height="150%"/>
    </style:style>
    <style:style style:name="T2357" style:parent-style-name="Domyślnaczcionkaakapitu" style:family="text">
      <style:text-properties fo:background-color="#80FFFF" style:text-underline-type="single" style:text-underline-style="solid" style:text-underline-width="auto" style:text-underline-mode="continuous"/>
    </style:style>
    <style:style style:name="T2358" style:parent-style-name="Domyślnaczcionkaakapitu" style:family="text">
      <style:text-properties style:text-underline-type="single" style:text-underline-style="solid" style:text-underline-width="auto" style:text-underline-mode="continuous"/>
    </style:style>
    <style:style style:name="T2359" style:parent-style-name="Domyślnaczcionkaakapitu" style:family="text">
      <style:text-properties fo:background-color="#80FFFF" style:text-underline-type="single" style:text-underline-style="solid" style:text-underline-width="auto" style:text-underline-mode="continuous"/>
    </style:style>
    <style:style style:name="T2360" style:parent-style-name="Domyślnaczcionkaakapitu" style:family="text">
      <style:text-properties style:text-underline-type="single" style:text-underline-style="solid" style:text-underline-width="auto" style:text-underline-mode="continuous"/>
    </style:style>
    <style:style style:name="P2361" style:parent-style-name="Normalny" style:family="paragraph">
      <style:paragraph-properties fo:text-align="justify" fo:line-height="150%" fo:text-indent="0.2479in"/>
    </style:style>
    <style:style style:name="P2362" style:parent-style-name="Normalny" style:family="paragraph">
      <style:paragraph-properties fo:text-align="justify" fo:line-height="150%"/>
    </style:style>
    <style:style style:name="T2363" style:parent-style-name="Domyślnaczcionkaakapitu" style:family="text">
      <style:text-properties style:text-underline-type="single" style:text-underline-style="solid" style:text-underline-width="auto" style:text-underline-mode="continuous"/>
    </style:style>
    <style:style style:name="T2364" style:parent-style-name="Domyślnaczcionkaakapitu" style:family="text">
      <style:text-properties fo:background-color="#80FFFF" style:text-underline-type="single" style:text-underline-style="solid" style:text-underline-width="auto" style:text-underline-mode="continuous"/>
    </style:style>
    <style:style style:name="T2365" style:parent-style-name="Domyślnaczcionkaakapitu" style:family="text">
      <style:text-properties style:text-underline-type="single" style:text-underline-style="solid" style:text-underline-width="auto" style:text-underline-mode="continuous"/>
    </style:style>
    <style:style style:name="T2366" style:parent-style-name="Domyślnaczcionkaakapitu" style:family="text">
      <style:text-properties fo:background-color="#80FFFF" style:text-underline-type="single" style:text-underline-style="solid" style:text-underline-width="auto" style:text-underline-mode="continuous"/>
    </style:style>
    <style:style style:name="P2367" style:parent-style-name="Normalny" style:family="paragraph">
      <style:paragraph-properties fo:text-align="justify" fo:line-height="150%" fo:text-indent="0.2479in"/>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P2370" style:parent-style-name="Normalny" style:family="paragraph">
      <style:paragraph-properties fo:text-align="justify" fo:line-height="150%" fo:text-indent="0.2479in"/>
    </style:style>
    <style:style style:name="T2371" style:parent-style-name="Domyślnaczcionkaakapitu" style:family="text">
      <style:text-properties fo:background-color="#80FFFF"/>
    </style:style>
    <style:style style:name="P2372" style:parent-style-name="Normalny" style:family="paragraph">
      <style:paragraph-properties fo:text-align="justify" fo:line-height="150%" fo:text-indent="0.2479in"/>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fo:text-indent="0.2479in"/>
    </style:style>
    <style:style style:name="P2376" style:parent-style-name="Normalny" style:family="paragraph">
      <style:paragraph-properties fo:text-align="justify" fo:line-height="150%" fo:text-indent="0.2479in"/>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P2382" style:parent-style-name="Normalny" style:family="paragraph">
      <style:paragraph-properties fo:text-align="justify" fo:line-height="150%" fo:text-indent="0.2479in"/>
    </style:style>
    <style:style style:name="P2383" style:parent-style-name="Normalny" style:family="paragraph">
      <style:paragraph-properties fo:text-align="justify" fo:line-height="150%" fo:text-indent="0.2479in"/>
    </style:style>
    <style:style style:name="T2384" style:parent-style-name="Domyślnaczcionkaakapitu" style:family="text">
      <style:text-properties fo:background-color="#80FFFF"/>
    </style:style>
    <style:style style:name="P2385" style:parent-style-name="Normalny" style:family="paragraph">
      <style:paragraph-properties fo:text-align="justify" fo:line-height="150%" fo:text-indent="0.2479in"/>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479in"/>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P2397" style:parent-style-name="Normalny" style:family="paragraph">
      <style:paragraph-properties fo:text-align="justify" fo:line-height="150%" fo:text-indent="0.2479in"/>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P2400" style:parent-style-name="Normalny" style:family="paragraph">
      <style:paragraph-properties fo:text-align="justify" fo:line-height="150%" fo:text-indent="0.2479in"/>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fo:text-indent="0.2479in"/>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fo:text-indent="0.2479in"/>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479in"/>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fo:text-indent="0.2479in"/>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fo:text-indent="0.2479in"/>
    </style:style>
    <style:style style:name="P2416" style:parent-style-name="Normalny" style:family="paragraph">
      <style:paragraph-properties fo:text-align="justify" fo:line-height="150%" fo:text-indent="0.2479in"/>
    </style:style>
    <style:style style:name="P2417" style:parent-style-name="Normalny" style:family="paragraph">
      <style:paragraph-properties fo:text-align="justify" fo:line-height="150%" fo:text-indent="0.2479in"/>
    </style:style>
    <style:style style:name="T2418" style:parent-style-name="Domyślnaczcionkaakapitu" style:family="text">
      <style:text-properties fo:background-color="#80FFFF"/>
    </style:style>
    <style:style style:name="P2419" style:parent-style-name="Normalny" style:family="paragraph">
      <style:paragraph-properties fo:text-align="justify" fo:line-height="150%" fo:text-indent="0.2479in"/>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P2424" style:parent-style-name="Normalny" style:family="paragraph">
      <style:paragraph-properties fo:text-align="justify" fo:line-height="150%" fo:text-indent="0.2479in"/>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P2431" style:parent-style-name="Normalny" style:family="paragraph">
      <style:paragraph-properties fo:text-align="justify" fo:line-height="150%" fo:text-indent="0.2479in"/>
    </style:style>
    <style:style style:name="T2432" style:parent-style-name="Domyślnaczcionkaakapitu" style:family="text">
      <style:text-properties fo:background-color="#80FFFF"/>
    </style:style>
    <style:style style:name="P2433" style:parent-style-name="Normalny" style:family="paragraph">
      <style:paragraph-properties fo:text-align="justify" fo:line-height="150%" fo:text-indent="0.2479in"/>
    </style:style>
    <style:style style:name="P2434" style:parent-style-name="Normalny" style:family="paragraph">
      <style:paragraph-properties fo:text-align="justify" fo:line-height="150%" fo:text-indent="0.2479in"/>
    </style:style>
    <style:style style:name="P2435" style:parent-style-name="Normalny" style:family="paragraph">
      <style:paragraph-properties fo:text-align="justify" fo:line-height="150%"/>
    </style:style>
    <style:style style:name="T2436" style:parent-style-name="Domyślnaczcionkaakapitu" style:family="text">
      <style:text-properties style:text-underline-type="single" style:text-underline-style="solid" style:text-underline-width="auto" style:text-underline-mode="continuous"/>
    </style:style>
    <style:style style:name="T2437" style:parent-style-name="Domyślnaczcionkaakapitu" style:family="text">
      <style:text-properties fo:background-color="#80FFFF" style:text-underline-type="single" style:text-underline-style="solid" style:text-underline-width="auto" style:text-underline-mode="continuous"/>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fo:text-indent="0.2479in"/>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style:style>
    <style:style style:name="T2443" style:parent-style-name="Domyślnaczcionkaakapitu" style:family="text">
      <style:text-properties style:text-underline-type="single" style:text-underline-style="solid" style:text-underline-width="auto" style:text-underline-mode="continuous"/>
    </style:style>
    <style:style style:name="P2444" style:parent-style-name="Normalny" style:family="paragraph">
      <style:paragraph-properties fo:text-align="justify" fo:line-height="150%" fo:text-indent="0.2479in"/>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P2447" style:parent-style-name="Normalny" style:family="paragraph">
      <style:paragraph-properties fo:text-align="justify" fo:line-height="150%" fo:text-indent="0.2479in"/>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fo:text-indent="0.2479in"/>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P2453" style:parent-style-name="Normalny" style:family="paragraph">
      <style:paragraph-properties fo:text-align="justify" fo:line-height="150%" fo:text-indent="0.2479in"/>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P2457" style:parent-style-name="Normalny" style:family="paragraph">
      <style:paragraph-properties fo:text-align="justify" fo:line-height="150%" fo:text-indent="0.2479in"/>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P2463" style:parent-style-name="Normalny" style:family="paragraph">
      <style:paragraph-properties fo:text-align="justify" fo:line-height="150%" fo:text-indent="0.2479in"/>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P2483" style:parent-style-name="Normalny" style:family="paragraph">
      <style:paragraph-properties fo:text-align="justify" fo:line-height="150%" fo:text-indent="0.2479in"/>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fo:text-indent="0.2479in"/>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479in"/>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fo:text-indent="0.2479in"/>
    </style:style>
    <style:style style:name="P2500" style:parent-style-name="Normalny" style:family="paragraph">
      <style:paragraph-properties fo:text-align="justify" fo:line-height="150%" fo:text-indent="0.2479in"/>
    </style:style>
    <style:style style:name="T2501" style:parent-style-name="Domyślnaczcionkaakapitu" style:family="text">
      <style:text-properties fo:background-color="#80FFFF"/>
    </style:style>
    <style:style style:name="P2502" style:parent-style-name="Normalny" style:family="paragraph">
      <style:paragraph-properties fo:text-align="justify" fo:line-height="150%" fo:text-indent="0.2479in"/>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P2506" style:parent-style-name="Normalny" style:family="paragraph">
      <style:paragraph-properties fo:text-align="justify" fo:line-height="150%" fo:text-indent="0.2479in"/>
    </style:style>
    <style:style style:name="T2507" style:parent-style-name="Domyślnaczcionkaakapitu" style:family="text">
      <style:text-properties fo:background-color="#80FFFF"/>
    </style:style>
    <style:style style:name="P2508" style:parent-style-name="Normalny" style:family="paragraph">
      <style:paragraph-properties fo:text-align="justify" fo:line-height="150%" fo:text-indent="0.2479in"/>
    </style:style>
    <style:style style:name="T2509" style:parent-style-name="Domyślnaczcionkaakapitu" style:family="text">
      <style:text-properties fo:background-color="#80FFFF"/>
    </style:style>
    <style:style style:name="P2510" style:parent-style-name="Normalny" style:family="paragraph">
      <style:paragraph-properties fo:text-align="justify" fo:line-height="150%" fo:text-indent="0.2479in"/>
    </style:style>
    <style:style style:name="P2511" style:parent-style-name="Normalny" style:family="paragraph">
      <style:paragraph-properties fo:text-align="justify" fo:line-height="150%"/>
    </style:style>
    <style:style style:name="T2512" style:parent-style-name="Domyślnaczcionkaakapitu" style:family="text">
      <style:text-properties style:text-underline-type="single" style:text-underline-style="solid" style:text-underline-width="auto" style:text-underline-mode="continuous"/>
    </style:style>
    <style:style style:name="T2513" style:parent-style-name="Domyślnaczcionkaakapitu" style:family="text">
      <style:text-properties fo:background-color="#80FFFF" style:text-underline-type="single" style:text-underline-style="solid" style:text-underline-width="auto" style:text-underline-mode="continuous"/>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fo:text-indent="0.2479in"/>
    </style:style>
    <style:style style:name="T2516" style:parent-style-name="Domyślnaczcionkaakapitu" style:family="text">
      <style:text-properties fo:background-color="#80FFFF"/>
    </style:style>
    <style:style style:name="P2517" style:parent-style-name="Normalny" style:family="paragraph">
      <style:paragraph-properties fo:text-align="justify" fo:line-height="150%"/>
    </style:style>
    <style:style style:name="T2518" style:parent-style-name="Domyślnaczcionkaakapitu" style:family="text">
      <style:text-properties fo:background-color="#80FFFF" style:text-underline-type="single" style:text-underline-style="solid" style:text-underline-width="auto" style:text-underline-mode="continuous"/>
    </style:style>
    <style:style style:name="T2519" style:parent-style-name="Domyślnaczcionkaakapitu" style:family="text">
      <style:text-properties style:text-underline-type="single" style:text-underline-style="solid" style:text-underline-width="auto" style:text-underline-mode="continuous"/>
    </style:style>
    <style:style style:name="P2520" style:parent-style-name="Normalny" style:family="paragraph">
      <style:paragraph-properties fo:text-align="justify" fo:line-height="150%" fo:text-indent="0.2479in"/>
    </style:style>
    <style:style style:name="P2521" style:parent-style-name="Normalny" style:family="paragraph">
      <style:paragraph-properties fo:text-align="justify" fo:line-height="150%"/>
    </style:style>
    <style:style style:name="T2522" style:parent-style-name="Domyślnaczcionkaakapitu" style:family="text">
      <style:text-properties style:text-underline-type="single" style:text-underline-style="solid" style:text-underline-width="auto" style:text-underline-mode="continuous"/>
    </style:style>
    <style:style style:name="P2523" style:parent-style-name="Normalny" style:family="paragraph">
      <style:paragraph-properties fo:text-align="justify" fo:line-height="150%" fo:text-indent="0.2479in"/>
    </style:style>
    <style:style style:name="T2524" style:parent-style-name="Domyślnaczcionkaakapitu" style:family="text">
      <style:text-properties fo:background-color="#80FFFF"/>
    </style:style>
    <style:style style:name="P2525" style:parent-style-name="Normalny" style:family="paragraph">
      <style:paragraph-properties fo:text-align="justify" fo:line-height="150%"/>
    </style:style>
    <style:style style:name="T2526" style:parent-style-name="Domyślnaczcionkaakapitu" style:family="text">
      <style:text-properties style:text-underline-type="single" style:text-underline-style="solid" style:text-underline-width="auto" style:text-underline-mode="continuous"/>
    </style:style>
    <style:style style:name="T2527" style:parent-style-name="Domyślnaczcionkaakapitu" style:family="text">
      <style:text-properties fo:background-color="#80FFFF" style:text-underline-type="single" style:text-underline-style="solid" style:text-underline-width="auto" style:text-underline-mode="continuous"/>
    </style:style>
    <style:style style:name="P2528" style:parent-style-name="Normalny" style:family="paragraph">
      <style:paragraph-properties fo:text-align="justify" fo:line-height="150%" fo:text-indent="0.2479in"/>
    </style:style>
    <style:style style:name="P2529" style:parent-style-name="Normalny" style:family="paragraph">
      <style:paragraph-properties fo:text-align="justify" fo:line-height="150%"/>
    </style:style>
    <style:style style:name="T2530" style:parent-style-name="Domyślnaczcionkaakapitu" style:family="text">
      <style:text-properties style:text-underline-type="single" style:text-underline-style="solid" style:text-underline-width="auto" style:text-underline-mode="continuous"/>
    </style:style>
    <style:style style:name="P2531" style:parent-style-name="Normalny" style:family="paragraph">
      <style:paragraph-properties fo:text-align="justify" fo:line-height="150%" fo:text-indent="0.2479in"/>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P2535" style:parent-style-name="Normalny" style:family="paragraph">
      <style:paragraph-properties fo:text-align="justify" fo:line-height="150%" fo:text-indent="0.2479in"/>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P2538" style:parent-style-name="Normalny" style:family="paragraph">
      <style:paragraph-properties fo:text-align="justify" fo:line-height="150%" fo:text-indent="0.2479in"/>
    </style:style>
    <style:style style:name="P2539" style:parent-style-name="Normalny" style:family="paragraph">
      <style:paragraph-properties fo:text-align="justify" fo:line-height="150%" fo:text-indent="0.2479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479in"/>
    </style:style>
    <style:style style:name="P2545" style:parent-style-name="Normalny" style:family="paragraph">
      <style:paragraph-properties fo:text-align="justify" fo:line-height="150%" fo:text-indent="0.2479in"/>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P2548" style:parent-style-name="Normalny" style:family="paragraph">
      <style:paragraph-properties fo:text-align="justify" fo:line-height="150%" fo:text-indent="0.2479in"/>
    </style:style>
    <style:style style:name="T2549" style:parent-style-name="Domyślnaczcionkaakapitu" style:family="text">
      <style:text-properties fo:background-color="#80FFFF"/>
    </style:style>
    <style:style style:name="P2550" style:parent-style-name="Normalny" style:family="paragraph">
      <style:paragraph-properties fo:text-align="justify" fo:line-height="150%" fo:text-indent="0.2479in"/>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P2556" style:parent-style-name="Normalny" style:family="paragraph">
      <style:paragraph-properties fo:text-align="justify" fo:line-height="150%" fo:text-indent="0.2479in"/>
    </style:style>
    <style:style style:name="P2557" style:parent-style-name="Normalny" style:family="paragraph">
      <style:paragraph-properties fo:text-align="justify" fo:line-height="150%">
        <style:tab-stops>
          <style:tab-stop style:type="left" style:position="2.5465in"/>
        </style:tab-stops>
      </style:paragraph-properties>
    </style:style>
    <style:style style:name="T2558" style:parent-style-name="Domyślnaczcionkaakapitu" style:family="text">
      <style:text-properties style:text-underline-type="single" style:text-underline-style="solid" style:text-underline-width="auto" style:text-underline-mode="continuous"/>
    </style:style>
    <style:style style:name="T2559" style:parent-style-name="Domyślnaczcionkaakapitu" style:family="text">
      <style:text-properties fo:background-color="#80FFFF" style:text-underline-type="single" style:text-underline-style="solid" style:text-underline-width="auto" style:text-underline-mode="continuous"/>
    </style:style>
    <style:style style:name="T2560" style:parent-style-name="Domyślnaczcionkaakapitu" style:family="text">
      <style:text-properties style:text-underline-type="single" style:text-underline-style="solid" style:text-underline-width="auto" style:text-underline-mode="continuous"/>
    </style:style>
    <style:style style:name="T2561" style:parent-style-name="Domyślnaczcionkaakapitu" style:family="text">
      <style:text-properties fo:background-color="#80FFFF" style:text-underline-type="single" style:text-underline-style="solid" style:text-underline-width="auto" style:text-underline-mode="continuous"/>
    </style:style>
    <style:style style:name="P2562" style:parent-style-name="Normalny" style:family="paragraph">
      <style:paragraph-properties fo:text-align="justify" fo:line-height="150%" fo:text-indent="0.2479in">
        <style:tab-stops>
          <style:tab-stop style:type="left" style:position="2.5465in"/>
        </style:tab-stops>
      </style:paragraph-properties>
    </style:style>
    <style:style style:name="P2563" style:parent-style-name="Normalny" style:family="paragraph">
      <style:paragraph-properties fo:text-align="justify" fo:line-height="150%"/>
    </style:style>
    <style:style style:name="T2564" style:parent-style-name="Domyślnaczcionkaakapitu" style:family="text">
      <style:text-properties style:text-underline-type="single" style:text-underline-style="solid" style:text-underline-width="auto" style:text-underline-mode="continuous"/>
    </style:style>
    <style:style style:name="P2565" style:parent-style-name="Normalny" style:family="paragraph">
      <style:paragraph-properties fo:text-align="justify" fo:line-height="150%" fo:text-indent="0.2479in"/>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P2568" style:parent-style-name="Normalny" style:family="paragraph">
      <style:paragraph-properties fo:text-align="justify" fo:line-height="150%" fo:text-indent="0.2479in"/>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P2577" style:parent-style-name="Normalny" style:family="paragraph">
      <style:paragraph-properties fo:text-align="justify" fo:line-height="150%" fo:text-indent="0.2479in"/>
    </style:style>
    <style:style style:name="T2578" style:parent-style-name="Domyślnaczcionkaakapitu" style:family="text">
      <style:text-properties fo:background-color="#80FFFF"/>
    </style:style>
    <style:style style:name="P2579" style:parent-style-name="Normalny" style:family="paragraph">
      <style:paragraph-properties fo:text-align="justify" fo:line-height="150%" fo:text-indent="0.2479in"/>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P2587" style:parent-style-name="Normalny" style:family="paragraph">
      <style:paragraph-properties fo:text-align="justify" fo:line-height="150%" fo:text-indent="0.2479in"/>
    </style:style>
    <style:style style:name="P2588" style:parent-style-name="Normalny" style:family="paragraph">
      <style:paragraph-properties fo:text-align="justify" fo:line-height="150%" fo:text-indent="0.2479in"/>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P2591" style:parent-style-name="Normalny" style:family="paragraph">
      <style:paragraph-properties fo:text-align="justify" fo:line-height="150%" fo:text-indent="0.2479in"/>
    </style:style>
    <style:style style:name="P2592" style:parent-style-name="Normalny" style:family="paragraph">
      <style:paragraph-properties fo:text-align="justify" fo:line-height="150%"/>
    </style:style>
    <style:style style:name="T2593" style:parent-style-name="Domyślnaczcionkaakapitu" style:family="text">
      <style:text-properties style:text-underline-type="single" style:text-underline-style="solid" style:text-underline-width="auto" style:text-underline-mode="continuous"/>
    </style:style>
    <style:style style:name="T2594" style:parent-style-name="Domyślnaczcionkaakapitu" style:family="text">
      <style:text-properties fo:background-color="#80FFFF" style:text-underline-type="single" style:text-underline-style="solid" style:text-underline-width="auto" style:text-underline-mode="continuous"/>
    </style:style>
    <style:style style:name="T2595" style:parent-style-name="Domyślnaczcionkaakapitu" style:family="text">
      <style:text-properties style:text-underline-type="single" style:text-underline-style="solid" style:text-underline-width="auto" style:text-underline-mode="continuous"/>
    </style:style>
    <style:style style:name="T2596" style:parent-style-name="Domyślnaczcionkaakapitu" style:family="text">
      <style:text-properties fo:background-color="#80FFFF" style:text-underline-type="single" style:text-underline-style="solid" style:text-underline-width="auto" style:text-underline-mode="continuous"/>
    </style:style>
    <style:style style:name="T2597" style:parent-style-name="Domyślnaczcionkaakapitu" style:family="text">
      <style:text-properties style:text-underline-type="single" style:text-underline-style="solid" style:text-underline-width="auto" style:text-underline-mode="continuous"/>
    </style:style>
    <style:style style:name="P2598" style:parent-style-name="Normalny" style:family="paragraph">
      <style:paragraph-properties fo:text-align="justify" fo:line-height="150%" fo:text-indent="0.2479in"/>
    </style:style>
    <style:style style:name="P2599" style:parent-style-name="Normalny" style:family="paragraph">
      <style:paragraph-properties fo:text-align="justify" fo:line-height="150%"/>
    </style:style>
    <style:style style:name="T2600" style:parent-style-name="Domyślnaczcionkaakapitu" style:family="text">
      <style:text-properties style:text-underline-type="single" style:text-underline-style="solid" style:text-underline-width="auto" style:text-underline-mode="continuous"/>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T2602" style:parent-style-name="Domyślnaczcionkaakapitu" style:family="text">
      <style:text-properties style:text-underline-type="single" style:text-underline-style="solid" style:text-underline-width="auto" style:text-underline-mode="continuous"/>
    </style:style>
    <style:style style:name="P2603" style:parent-style-name="Normalny" style:family="paragraph">
      <style:paragraph-properties fo:text-align="justify" fo:line-height="150%" fo:text-indent="0.2479in"/>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fo:text-indent="0.2479in"/>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fo:text-indent="0.2479in"/>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style:style>
    <style:style style:name="T2612" style:parent-style-name="Domyślnaczcionkaakapitu" style:family="text">
      <style:text-properties style:text-underline-type="single" style:text-underline-style="solid" style:text-underline-width="auto" style:text-underline-mode="continuous"/>
    </style:style>
    <style:style style:name="T2613" style:parent-style-name="Domyślnaczcionkaakapitu" style:family="text">
      <style:text-properties fo:background-color="#80FFFF" style:text-underline-type="single" style:text-underline-style="solid" style:text-underline-width="auto" style:text-underline-mode="continuous"/>
    </style:style>
    <style:style style:name="T2614" style:parent-style-name="Domyślnaczcionkaakapitu" style:family="text">
      <style:text-properties style:text-underline-type="single" style:text-underline-style="solid" style:text-underline-width="auto" style:text-underline-mode="continuous"/>
    </style:style>
    <style:style style:name="T2615" style:parent-style-name="Domyślnaczcionkaakapitu" style:family="text">
      <style:text-properties fo:background-color="#80FFFF" style:text-underline-type="single" style:text-underline-style="solid" style:text-underline-width="auto" style:text-underline-mode="continuous"/>
    </style:style>
    <style:style style:name="T2616" style:parent-style-name="Domyślnaczcionkaakapitu" style:family="text">
      <style:text-properties style:text-underline-type="single" style:text-underline-style="solid" style:text-underline-width="auto" style:text-underline-mode="continuous"/>
    </style:style>
    <style:style style:name="P2617" style:parent-style-name="Normalny" style:family="paragraph">
      <style:paragraph-properties fo:text-align="justify" fo:line-height="150%" fo:text-indent="0.2479in"/>
    </style:style>
    <style:style style:name="P2618" style:parent-style-name="Normalny" style:family="paragraph">
      <style:paragraph-properties fo:text-align="justify" fo:line-height="150%" fo:text-indent="0.2479in"/>
    </style:style>
    <style:style style:name="P2619" style:parent-style-name="Normalny" style:family="paragraph">
      <style:paragraph-properties fo:text-align="justify" fo:line-height="150%" fo:text-indent="0.2479in"/>
    </style:style>
    <style:style style:name="P2620" style:parent-style-name="Normalny" style:family="paragraph">
      <style:paragraph-properties fo:text-align="justify" fo:line-height="150%"/>
    </style:style>
    <style:style style:name="T2621" style:parent-style-name="Domyślnaczcionkaakapitu" style:family="text">
      <style:text-properties fo:background-color="#80FFFF" style:text-underline-type="single" style:text-underline-style="solid" style:text-underline-width="auto" style:text-underline-mode="continuous"/>
    </style:style>
    <style:style style:name="T2622" style:parent-style-name="Domyślnaczcionkaakapitu" style:family="text">
      <style:text-properties style:text-underline-type="single" style:text-underline-style="solid" style:text-underline-width="auto" style:text-underline-mode="continuous"/>
    </style:style>
    <style:style style:name="T2623" style:parent-style-name="Domyślnaczcionkaakapitu" style:family="text">
      <style:text-properties fo:background-color="#80FFFF" style:text-underline-type="single" style:text-underline-style="solid" style:text-underline-width="auto" style:text-underline-mode="continuous"/>
    </style:style>
    <style:style style:name="T2624" style:parent-style-name="Domyślnaczcionkaakapitu" style:family="text">
      <style:text-properties style:text-underline-type="single" style:text-underline-style="solid" style:text-underline-width="auto" style:text-underline-mode="continuous"/>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fo:text-indent="0.2479in"/>
    </style:style>
    <style:style style:name="P2627" style:parent-style-name="Normalny" style:family="paragraph">
      <style:paragraph-properties fo:text-align="justify" fo:line-height="150%" fo:text-indent="0.2479in"/>
    </style:style>
    <style:style style:name="P2628" style:parent-style-name="Normalny" style:family="paragraph">
      <style:paragraph-properties fo:text-align="justify" fo:line-height="150%"/>
    </style:style>
    <style:style style:name="T2629" style:parent-style-name="Domyślnaczcionkaakapitu" style:family="text">
      <style:text-properties style:text-underline-type="single" style:text-underline-style="solid" style:text-underline-width="auto" style:text-underline-mode="continuous"/>
    </style:style>
    <style:style style:name="T2630" style:parent-style-name="Domyślnaczcionkaakapitu" style:family="text">
      <style:text-properties fo:background-color="#80FFFF" style:text-underline-type="single" style:text-underline-style="solid" style:text-underline-width="auto" style:text-underline-mode="continuous"/>
    </style:style>
    <style:style style:name="T2631" style:parent-style-name="Domyślnaczcionkaakapitu" style:family="text">
      <style:text-properties style:text-underline-type="single" style:text-underline-style="solid" style:text-underline-width="auto" style:text-underline-mode="continuous"/>
    </style:style>
    <style:style style:name="T2632" style:parent-style-name="Domyślnaczcionkaakapitu" style:family="text">
      <style:text-properties fo:background-color="#80FFFF" style:text-underline-type="single" style:text-underline-style="solid" style:text-underline-width="auto" style:text-underline-mode="continuous"/>
    </style:style>
    <style:style style:name="T2633" style:parent-style-name="Domyślnaczcionkaakapitu" style:family="text">
      <style:text-properties style:text-underline-type="single" style:text-underline-style="solid" style:text-underline-width="auto" style:text-underline-mode="continuous"/>
    </style:style>
    <style:style style:name="P2634" style:parent-style-name="Normalny" style:family="paragraph">
      <style:paragraph-properties fo:text-align="justify" fo:line-height="150%" fo:text-indent="0.2479in"/>
    </style:style>
    <style:style style:name="P2635" style:parent-style-name="Normalny" style:family="paragraph">
      <style:paragraph-properties fo:text-align="justify" fo:line-height="150%" fo:text-indent="0.2479in"/>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P2639" style:parent-style-name="Normalny" style:family="paragraph">
      <style:paragraph-properties fo:text-align="justify" fo:line-height="150%" fo:text-indent="0.2479in"/>
    </style:style>
    <style:style style:name="P2640" style:parent-style-name="Normalny" style:family="paragraph">
      <style:paragraph-properties fo:text-align="justify" fo:line-height="150%"/>
    </style:style>
  </office:automatic-styles>
  <office:body>
    <office:text text:use-soft-page-breaks="true">
      <text:p text:style-name="P1">KORPUS= Obrady Okrągłego Stołu</text:p>
      <text:p text:style-name="P2">ZESPOL= Zespół do spraw Gospodarki i Polityki Społecznej</text:p>
      <text:p text:style-name="P3">TYTUL= STENOGRAM z piątego posiedzenia Zespołu do spraw Gospodarki i Polityki Społecznej</text:p>
      <text:p text:style-name="P4">DATA= 6 marca 1989 r.</text:p>
      <text:p text:style-name="P5">SYGNATURA= C9540/2</text:p>
      <text:p text:style-name="P6">INW= 46019</text:p>
      <text:p text:style-name="P7">TEKST=</text:p>
      <text:p text:style-name="P8">Stenogram<text:s/><text:span text:style-name="T9">z</text:span><text:s/>posiedzenia Zespołu do spraw Gospodarki i Polityki Społecznej z dnia 6<text:span text:style-name="T10">.I</text:span>II.<text:span text:style-name="T11">1</text:span>989<text:s/><text:span text:style-name="T12">r</text:span>.</text:p>
      <text:p text:style-name="P13"><text:span text:style-name="T14">/</text:span>Obradom<text:s/>przewodniczy:<text:s/><text:span text:style-name="T15">prof. Witold Trze</text:span><text:span text:style-name="T16">ci</text:span><text:span text:style-name="T17">akowski</text:span>/.</text:p>
      <text:p text:style-name="P18"><text:span text:style-name="T19">Przewodnicząc</text:span><text:span text:style-name="T20">y</text:span>:</text:p>
      <text:p text:style-name="P21"><text:span text:style-name="T22">R</text:span>ozpoczynamy posiedzenie.</text:p>
      <text:p text:style-name="P23">Proszę Państwa! Czas nieubłaganie cyka, a porozumienia przy<text:s/>„stole”<text:s/>ekonomicznym jak nie widać tak nie widać. Jesteśmy bardzo tym zaniepokojeni i chcemy dokonać wszystkiego co w naszej mocy, żeby jakoś doczekać się tego przełomu. Mamy duże zaniepokojenie sprawami stoczni, o której za chwilę powie nam pan Bugaj, mamy zaniepokojenie sprawą indeksacji, która zagraża falą strajków, brak uzgodnienia tej problematyki indeksacji, mamy zaniepokojenie cenami rolnymi, tą operacją wicepremiera Oleksiaka, która jest bardzo cenna, jako propozycja urynkowienia gospodarki, natomiast niesłychanie niebezpieczna jako groźba rozpętania nowej spirali inflacyjnej - słowem mamy bardzo dużo zagrożeń, które trzeba wziąć na warsztat.</text:p>
      <text:p text:style-name="P24">Dzisiaj pan premier Sekuła zaproponował, żeby do porządku obrad włączyć prezentację drugiej literacji propozycji strony rządowej, która wzięła pod uwagę teksty nasze złożone stronie rządowej w poprzednim tygodniu.</text:p>
      <text:p text:style-name="P25"><text:span text:style-name="T26">P</text:span>rezenta<text:span text:style-name="T27">cj</text:span>a tego materiału zajęłaby nam niewiele czasu. Następ<text:span text:style-name="T28">n</text:span>ie mamy na wokandzie 6<text:s/>„stolików”, przy czym nie wiem czy<text:s/>„stolik”<text:s/>mieszkaniowy jest reprezentowany, bo widzę, że pana Paszyńskiego n<text:span text:style-name="T29">i</text:span>e ma z naszej strony,<text:s/>będziemy<text:s/><text:span text:style-name="T30">w</text:span><text:s/>takim razie niemiarodajnymi partnerami, bo nie ma pana Paszyńskiego<text:span text:style-name="T31">.</text:span><text:s/>Więc ewentualnie problematykę<text:s/>„stolika”<text:s/>mieszkaniowego, budownictwa mieszkaniowego można by odłożyć do następnego tygodnia.</text:p>
      <text:p text:style-name="P32">Proponowałbym, żeby pan Bugaj zagaił sprawę wnioskiem w sprawie stoczni gdańskiej<text:span text:style-name="T33">.</text:span></text:p>
      <text:p text:style-name="P34"><text:span text:style-name="T35">Ob. Ryszard Bugaj</text:span>:</text:p>
      <text:p text:style-name="P36">Jak pa<text:span text:style-name="T37">ń</text:span>stwo sobie przypominacie na naszym pierwszym spotkaniu wśród kwestii, których oczekiwaliśmy od strony rządowej jednoznacznego stanowiska, była także sprawa decyzji o likwidacji<text:s/>„Stoczni Gdańskiej”<text:s/>i szerzej trybu specjalnego likwidacji przedsiębiorstw, uzyskaliśmy w tej sprawie jak gdyby w tej chwili dwie negatywne odpowiedzi. Jedną bezpośrednią od pana wicepremiera Sekuły, iż rząd nie widzi możliwości powołania takiej niezależnej od rządu komisji, która by zbadała tę decyzję, i konsekwencje jej i mog<text:span text:style-name="T38">ł</text:span>a przedstawi<text:span text:style-name="T39">ć</text:span><text:s/>swoje stanowisko opinii publicznej, i drugą negatywną odpowiedź od Sejmu PRL w postaci uchwały o specjalnych środkach konsolida<text:span text:style-name="T40">cj</text:span>i.</text:p>
      <text:p text:style-name="P41">Otóż w naszym przeświadczeniu istnieje ważny interes społeczny, by do tych spraw wrócić.</text:p>
      <text:p text:style-name="P42">W szczególności jeżeli chodzi o kwestię<text:s/>„Stoczni im. L<text:span text:style-name="T43">e</text:span>nina”<text:span text:style-name="T44">,</text:span><text:s/>do naszej strony, a jak wiem także do strony rządowej zostało wystosowane pismo ze stoczni, podpisane przez wszystkie organizacje społeczne,<text:s/><text:soft-page-break/>przez obydwa związki zawodowe, przez samorząd pracowniczy, wskazujące na wielkie zaniepokojenie stanem sytuacji w stoczni, bezzasadnością likwidacji i możliwymi daleko idącymi stratami dla gospodarki narodowej w związku z tą decyzją. Chcieliśmy także zwróci<text:span text:style-name="T45">ć</text:span><text:s/>uwagę, że istnieje w stoczni niebezpieczeństwo akcji protestacyjnych załogi, w obronie stoczni.</text:p>
      <text:p text:style-name="P46">W związku z tym proponu<text:span text:style-name="T47">j</text:span>emy stronie rządowej rozpatrzenie raz jeszcze naszego wniosku o powołanie<text:s/><text:span text:style-name="T48">t</text:span>a<text:span text:style-name="T49">k</text:span>i<text:span text:style-name="T50">ej</text:span><text:s/>komisji<text:span text:style-name="T51">,</text:span><text:s/>która zaj<text:span text:style-name="T52">ę</text:span>łaby si<text:span text:style-name="T53">ę</text:span><text:s/>p<text:span text:style-name="T54">r</text:span>z<text:span text:style-name="T55">yp</text:span>a<text:span text:style-name="T56">dk</text:span>i<text:span text:style-name="T57">em</text:span><text:s/><text:span text:style-name="T58">stoczn</text:span>i,<text:s/>ale<text:s/><text:span text:style-name="T59">w</text:span><text:s/>szerszym kontekście, zarówno praktyki działania ustawy z 11 maja roku ubiegłego, jak i ustawy uchwalon<text:span text:style-name="T60">ej<text:s/></text:span>obecnie i poten<text:span text:style-name="T61">cj</text:span>alnych konsekwencji jej stosowania.</text:p>
      <text:p text:style-name="P62">Chcielibyśmy zwrócić uwagę, że uchylanie się od podjęcia, od przyjęcia tego wniosku z całą pewnością nie będzie łagodzić napięcia społecznego i w stoczni, i chyba szerzej<text:s/><text:span text:style-name="T63">-</text:span><text:s/>i z całą pewnością nie będzie sprzyjać dobremu klimatowi pracy, jakie tu toczymy. W naszym przeświadczeniu będzie to umacniać wśród pracowników podejrzenie, że decyzja o likwidacji<text:s/>„Stoczni Gdańskiej”<text:s/>była decyzją tak jak my sądzimy, rzeczywiście<text:s/>par excellence<text:s/>polityczną i że ten środek działania politycznego w gospodarce w związku z uchwaloną ustawą rząd ma zamiar stosować na szerszą skalę.</text:p>
      <text:p text:style-name="P64">Dziękuję.</text:p>
      <text:p text:style-name="P65"><text:span text:style-name="T66">Przewodniczący</text:span>:</text:p>
      <text:p text:style-name="P67">Dziękuję panu Bug<text:span text:style-name="T68">aj</text:span>owi i proszę pana premiera Sekułę o przedstawienie tego projektu.</text:p>
      <text:p text:style-name="P69"><text:span text:style-name="T70">W</text:span><text:span text:style-name="T71">i</text:span><text:span text:style-name="T72">cepremier Ireneusz Sekuła</text:span>:</text:p>
      <text:p text:style-name="P73">Dziękuję bardzo panie profesorze. Chciałbym poinformowa<text:span text:style-name="T74">ć</text:span>, że prof. Władysław Baka przebywa w Pradze na naradzie sekretarzy ekonomicznych Komitetów Centralnych Krajów Socjalistycznych i stąd moja obecność na tym krześle upoważnia mnie do zastępowania go w zakresie współprzewodniczeni<text:span text:style-name="T75">a.</text:span></text:p>
      <text:p text:style-name="P76">Dokonaliśmy bardzo głębokiej, starannej analizy obydwu przedłożonych zespołowi tekstów, tyczącego elementów nowej umowy społecznej i zgodnie z ustalenia sprzed tygodnia przyjmując strukturę siedmioroz<text:span text:style-name="T77">dzi</text:span>ałową i załączniki,<text:s/><text:span text:style-name="T78">k</text:span>tóre zaprezentowała strona opozycyjno-solidarnościowa opracowa<text:span text:style-name="T79">l</text:span>iśmy kolejną wersję tej umowy społecznej, która stanowi kompi<text:span text:style-name="T80">l</text:span>ację obu tych propozycji, przy czym nie jest to kompilacja mechaniczna, staraliśmy się wykorzystać wszystkie elementy merytoryczne zawarte w tych dokumentach.</text:p>
      <text:p text:style-name="P81">Zostało do tej wersji, którą po krótkim omówieniu poszczególnych rozdziałów przedłożymy, zostały do niej wprowadzone tam gdzie było to możliwe in extenso zapisy z propozycji strony opozycyjno-solidarnościow<text:span text:style-name="T82">ej,</text:span><text:s/>tak aby po prostu już nie otwierać sporu o słowa, a więc ten tekst jest w dużym bardzo stopniu powtórzeniem propozycji sprzed tygodnia.</text:p>
      <text:p text:style-name="P83">Jest to także dorobek wspólnie powołanych grup redakcyjnych i wydaje nam się, że został tutaj zrobiony duży krok naprzód, jeśli po zaprezentowaniu dzisiaj tego tekstu i po jego rozdaniu mógłby on być bazą do przeprowadzenia pewnego bilansu co obu stronnie potwierdzały jako formułę dla kt<text:span text:style-name="T84">ó</text:span>rej jest consensus, a wię<text:span text:style-name="T85">c</text:span><text:s/>co można, nad czym można zamknąć debatę i przenieść te fragmenty do dorobku naszego zespołu, natomiast<text:s/><text:span text:style-name="T86">w<text:s/></text:span>jakich kwestiach grupy robocze i grupy redakcyjne powinny jeszcze pracować tak, aby w ciągu tygodnia, który dzisiaj się zaczął, zmierzać ku końcowi tych debat.</text:p>
      <text:p text:style-name="P87">Zależy nam - mówię to w imieniu strony rządowej, aby odpowiadając na apel wystosowany przez pana Lecha Wałęsę i generała Czesława Kiszczaka po spotkaniu w czwartek w Magdalence, maksymalnie<text:s/><text:soft-page-break/>przyspieszyć prace zmierzać do ustalenia porozumień tam gdzie one są w chwili obecnej możliwe, oczywiście jesteśmy świadomi, że przy tak o<text:span text:style-name="T88">l</text:span>brzymim zakresie spraw, jakie zostały podniesione i przy tym stole i w poszczególnych grupach roboczych jest fi<text:span text:style-name="T89">z</text:span>yczną i merytoryczną niemożnością zamknięcia wszystkich tematów, zatem część z nich powinna zostać zaewiden<text:span text:style-name="T90">cj</text:span>onowana do dalszych prac, zarówno w okresie po zakończeniu obrad Okrągłego Stołu, w jakiejś wspólnie wypracowanej formule, jak i w ogóle w okresie dalszych miesięcy, a nawet lat, ponieważ niektóre kwestie mają horyzont bardzo dalekosiężny. Zatem nie oznaczałoby to w najmniejszym stopniu odłożenia tych tematów, tylko po prostu przyjęcie innej kontynuacji i pracy nad nimi.</text:p>
      <text:p text:style-name="P91">Tak jak powiedziałem, struktura dokumentu jest przyjęta sprzed tygodnia. Prosiłbym, aby krótki komentarz do trzech pierwszych rozdziałów, tzn. poprawa zaopatrzenia rynku i warunków życia, ograniczanie inflacji oraz ochrona ludności przed skutkami inflacji, równoważenia rynku -<text:s/>przedstawił minister Lewandowski. Komentarz do rozdziału IV -<text:s/>ochrona pracy i zatrudnienia - minister Szreter, do rozdziału V - wprowadzenie nowego ładu ekonomicznego - dr. Święcicki i do rozdziału VI - przezwyciężanie bariery zadłużenia -<text:s/>red. Szwarc.</text:p>
      <text:p text:style-name="P92">Za chwilę ustalimy, kto komentuje rozdział VII. Jeżeli można, panie profesorze, prosiłbym wymienionych kolegów o zagranie głosu.</text:p>
      <text:p text:style-name="P93"><text:span text:style-name="T94">Przewodnicząc</text:span><text:span text:style-name="T95">y</text:span><text:span text:style-name="T96">:</text:span></text:p>
      <text:p text:style-name="P97">Prosimy bardzo.</text:p>
      <text:p text:style-name="P98"><text:span text:style-name="T99">Minister Wincenty Lewandowski</text:span>:</text:p>
      <text:p text:style-name="P100">Chciałem tutaj przedstawić niejako syntezę bardzo skrótową stanowisk w zakresie tych trzech rozdziałów, o których mówił pan premier Sekuła. Niemniej jednak zacznę od pewnego szerszego wstępu, który całość tych elementów nowej umowy społecznej poprzedza.</text:p>
      <text:p text:style-name="P101">Otóż wychodzimy z założenia, że przywracanie gospodarce zdolności rozwojowych będzie realizowane w niesprzyjających warunkach ekonomiczn<text:span text:style-name="T102">yc</text:span>h i społecznych. Te warunki wyznacza zarówno głęboka nierównowaga wewnętrzna i zewnętrzna, jak i wysoka inflacja, a z drugiej strony utrzymywanie się wysokiej nadwyżki, jaką tworzą dochody przedsiębiorstw, ludności i wydatki budżetu nad podażą we wszystkich rynkach.</text:p>
      <text:p text:style-name="P103">Jako ważny fakt trzeba również przyjąć utrzymywanie się silnej presji postaw roszczeniowych. Wydaje się, że jeżeli te tendencje nie zostaną w stosunkowo krótkim czasie powstrzymane, to nasza polityka społeczno-gospodarcza będzie poważnie zagrożona. Dlatego też ich przeciwstawienie się trzeba uznać za podstawowe zadania aktualnej polityki społeczno-gospodarcz<text:span text:style-name="T104">ej.</text:span></text:p>
      <text:p text:style-name="P105">Prz<text:span text:style-name="T106">yw</text:span>racanie równowagi gospodarcz<text:span text:style-name="T107">ej</text:span>, ograniczenie inflacji w wymiarze doraźnym, na dzisiaj, wymaga przede wszystkim uruchomienia wszelkich możliwości wzrostu podaży oraz reżimu oszczędnościowego. Jednakże skala nierównowagi jest zbyt wielka, aby tylko te działania mogły wystarczyć. Dlatego też trzeba podjąć działania na rzecz dostosowania dochodów podmiotów gospodarczych i ludności do możliwości podażowych gospodarki, z uwzględnieniem konieczności odbudowy krytycznie ni<text:span text:style-name="T108">s</text:span>kich zapasów oraz rezerw.</text:p>
      <text:p text:style-name="P109"><text:span text:style-name="T110">W</text:span><text:s/>wymiarze długofalowym zrównoważenie gospodarki i wyhamowanie inflacji, mogą zapewnić jedynie zmiany struktury gospodarki oraz jej urynkowienie, a więc przekształcenie o charakterze bardziej<text:s/><text:soft-page-break/>długofalowym i bardziej zasadniczym, niejako systemowym.</text:p>
      <text:p text:style-name="P111">Potrzeba ochrony społeczeństwa przed negatywnymi skutkami obecnej sytuacji i koniecznych reform wymaga ustabilizowania nadwyżki w handlu zagranicznym, hamowania funduszy popytowych oraz zmniejszania tempa wzrostu inwestycji. Podział dochodu narodowego winien zapewnić jednak co najmniej stabilizację konsumpcji, a w miarę możliwości jej niewielki wzrost.</text:p>
      <text:p text:style-name="P112">Jeśli chodzi o poprawę zaopatrzenia rynku i warunków życia ludności, uważamy, że realizacja tego celu winna odbywać się przede wszystkim poprzez: zmiany wielkości i zapewnienie prorynkowej struktury inwestycji; doraźne przemieszczenia czynników wytwórczych na rzecz rynku; demonopolizacja, eliminacja reglamentacji; poprawę funkcjonowania handlu i szerokie wyk<text:span text:style-name="T113">o</text:span>rz<text:span text:style-name="T114">ys</text:span>tanie mechanizmów rynkowych w celu dostosowania struktury dostaw rynkowych do struktury popytu oraz szybkiego reagowania producentów na pojawiający się popyt.</text:p>
      <text:p text:style-name="P115">Przestawienie części potencjału obronnego, przemysłu obronnego, na produkcję rynkową i zaopatrzeniową. Jednak trzeba mieć świadomość, że jest to proces, który trochę w czasie będzie trwał. Tego z dnia na dzień zrobić nie można czy nie przyniesie skutku.</text:p>
      <text:p text:style-name="P116">Kolejna sprawa to tworzenie możliwości przepływu środków kapitałowych między jednostkami gospodarczymi, w tym także eliminowanie podmiotów niee<text:span text:style-name="T117">fe</text:span>kt<text:span text:style-name="T118">yw</text:span>nych. Umożliwi to zwiększenie podaży środków dla rynkowego sektora prywatnego oraz dla nowopodejmowanej działalności gospodarcz<text:span text:style-name="T119">ej.</text:span></text:p>
      <text:p text:style-name="P120">Wreszcie ważnym elementem jest poprawa zaopatrzenia materiałowego przemysłu, w tym przede wszystkim przemysłów produkujących na rynek. I wreszcie pobudzanie aktywności gospodarczej dzięki szybkiej i radykalnej zmianie ładu ekonomicznego w Polsce.</text:p>
      <text:p text:style-name="P121">W szczególności realizacja tych elementów, przyjmuje się, że będzie polegać na: po pierwsze - dostawy towarów i usług rynkowych będą rosły, poczynając od roku bieżącego<text:s/><text:span text:style-name="T122">w</text:span><text:s/>tempie nie niższym od wzrostu dochodu narodowego. Równocześnie powinna jednak następować poprawa stanu zapasów.</text:p>
      <text:p text:style-name="P123">Drugie - udział kompleksu paliwowo-energetycznego i surowcowego w całości nakładów inwestyc<text:span text:style-name="T124">yj</text:span>nych będzie ograniczony. Powinno to pozwolić i zasilić inwestycje służące: po pierwsze - technicznemu unowocześnieniu oraz zmniejszeniu en<text:span text:style-name="T125">er</text:span>g<text:span text:style-name="T126">oc</text:span>hłonno<text:span text:style-name="T127">śc</text:span>i i materiałochłonności wytwarzania dochodu narodowego, gospodarce żywnościowej, rozwojowi budownictwa mieszkaniowego, ochronie środowiska naturalnego oraz poprawie warunków pracy.</text:p>
      <text:p text:style-name="P128"><text:span text:style-name="T129">I</text:span><text:s/>trzecie - szczególnie ważne jest dla zwiększenia produkcji rolnej jest urynkowienie gospodarki żywnościow<text:span text:style-name="T130">ej.<text:s/></text:span>Poprzez zniesienie monopoli i reglamentac<text:span text:style-name="T131">ji</text:span>, oparcie cen na relacjach popytu i podaży, ograniczenie dotacji do pr<text:span text:style-name="T132">o</text:span>dukcji żywności i przesunięcie zwolnionych w ten sposób środków do konsumentów w celu wyrównania im skutków wzrostu cen.</text:p>
      <text:p text:style-name="P133">Druga sprawa, ograniczanie inflacji i równoważenie gospodarki. Trwałe ograniczenie inflacji przy jednoczesnej rezygnacji z jej tłumienia oraz przywracanie równowagi gospodarczej wymaga: po pierwsze - dokonania zmian w strukturze gospodarki prowadzących do obniżenia jej nakładochłonności oraz zwiększania udziału produkcji towarów konsumpcyjnych. Drugie - równoważenie rynku inwest<text:span text:style-name="T134">ycyj</text:span>nego, usprawnienia przebiegu realizacji inwestycji oraz wyraźne skrócenie cykli inwestyc<text:span text:style-name="T135">yj</text:span>n<text:span text:style-name="T136">yc</text:span>h. Trzecie - unormowania stosunków płatniczych z zagranicą poprzez dostosowanie obsługi zadłużenia do możliwości naszej gospodarki, łącznie z zasilaniem zewnętrznym. Po czwarte - równoważenie budżetu oraz<text:s/><text:soft-page-break/>wyraźnego usprawnienia systemu finansowego państwa. I po piąte - wyeliminowania presji nadwyżkowego popytu jako głównego źródła wzr<text:span text:style-name="T137">ostu</text:span><text:s/>cen.</text:p>
      <text:p text:style-name="P138">W szczególności przyjmuje się, że będzie to realizowane poprzez:</text:p>
      <text:p text:style-name="P139">1/<text:tab/>W najbliższych latach zmniejszony zostanie udział inwestycji w dochodzie narodowym, zlikwidowana zostanie nadwyżka popytu inwestyc<text:span text:style-name="T140">yj</text:span>nego poprzez zmiany w polityce kredytowej i fiskalnej.</text:p>
      <text:p text:style-name="P141">2/<text:tab/>Realizowane będą zmiany w strukturze inwestowania i doraźne przesunięcia czynników wytwórczych w kierunku zwiększania produkcji rynkow<text:span text:style-name="T142">ej.</text:span></text:p>
      <text:p text:style-name="P143"><text:span text:style-name="T144">3</text:span>/<text:tab/>Konieczne jest ograniczenie red<text:span text:style-name="T145">ys</text:span>tryb<text:span text:style-name="T146">u</text:span>cy<text:span text:style-name="T147">j</text:span>n<text:span text:style-name="T148">e</text:span>j funkcji budżetu oraz dotacji<text:span text:style-name="T149">.</text:span></text:p>
      <text:p text:style-name="P150">4/<text:tab/>Uruchomione zostaną nowe źródła pokrywania deficytu budżetowego, a zwłaszcza sprzedaż niektórych majątków mienia państwowego, mieszkań, nieruchomości, sklepów, majątku likwidowanych przedsiębiorstw oraz nieefektywnych zakładów produkc<text:span text:style-name="T151">yj</text:span>n<text:span text:style-name="T152">yc</text:span>h. Sprzedaż oprocentowanych bonów skarbowych nabywanych przez podmioty gospodarcze lub ludność. Pobieranie opłat za wieczystą dzierżawę ziemi, szczególnie jeśli chodzi o tereny przeznaczone pod budownictwo mieszkaniowe.</text:p>
      <text:p text:style-name="P153">5/<text:tab/>Wzmocniona zostanie skuteczność polityki pieniężnej w zakr<text:span text:style-name="T154">e</text:span>sie kontroli popytu zaopatrzeniowego i inwestycyjnego oraz dochodowej w celu zachowania właściwych relacji między wzrostem dochodów nominalnych ludności a tempem wzrostu podaży towarów i usług konsumpc<text:span text:style-name="T155">yj</text:span>n<text:span text:style-name="T156">yc</text:span>h. Powinno to pozwolić na szybkie przywracanie równowagi towarowo- pieniężnej.</text:p>
      <text:p text:style-name="P157">6/<text:tab/>Następować będzie eliminacja trwale nieefektywnych przedsiębiorstw m.in. poprzez usprawnienie procedury upadłościowej, a także wykorzystanie procedur likwidacji, podziału i łączenia przedsiębiorstw.</text:p>
      <text:p text:style-name="P158">I kilka uwag do rozdziału trzeciego, tzn. ochrona ludności przed skutkami inflacji i równoważenia rynków.</text:p>
      <text:p text:style-name="P159">Po pierwsze - w istniejącej sytuacji gospodarczej zadanie ochrony ludzi przed wzrostem kosztów utrzymania oraz zadanie równoważenia rynków nie dadzą się rozwiązać całkowicie bezkoliz<text:span text:style-name="T160">yj</text:span>nie.</text:p>
      <text:p text:style-name="P161">Drugie - działać będzie społeczno-państwowa komisja<text:s/>ds. cen i dochodów, której zadaniem będzie uzgadnianie bieżącej polityki cen i płac w celu kojarzenia przywracania równowagi pieniężno-towarowej i ochrony społeczeństwa przed ubożeniem.</text:p>
      <text:p text:style-name="P162">Dzięku<text:span text:style-name="T163">ję.</text:span></text:p>
      <text:p text:style-name="P164"><text:span text:style-name="T165">Przewodnicząc</text:span><text:span text:style-name="T166">y</text:span><text:span text:style-name="T167">:</text:span></text:p>
      <text:p text:style-name="P168">Pan minister Szreter.</text:p>
      <text:p text:style-name="P169"><text:span text:style-name="T170">Minister Jerzy Szreter</text:span>:</text:p>
      <text:p text:style-name="P171"><text:span text:style-name="T172">W</text:span><text:s/>sprawie programu ochrony pracy i zatrudnienia<text:s/><text:span text:style-name="T173">-</text:span><text:s/>propozycje zapisów państwo mają.<text:s/>Parę słów komentarza.</text:p>
      <text:p text:style-name="P174">To prawie że odczytać. Dobrze.</text:p>
      <text:p text:style-name="P175">Pierwsza sprawa - państwo musi zachować również w gospodarce rynkowej odpowiedzialność za rywalizację zadań w dziedzinie ochrony pracy, wyrażających się w ustaleniu przepisów, nadzorze nad ich stosowaniem i inicjowaniem nowych rozwiązań m.in. poprzez opracowanie i wprowadzenie w życie programu ratyfikacji konwencji MOP dotyczących dróg i postępu, wytyczających drogi postępu społecznego, w skali międzynarodow<text:span text:style-name="T176">ej</text:span>.</text:p>
      <text:p text:style-name="P177">Program ochrony pracy musi m.in. zmierzać<text:s/>do ograniczenie godzin nadliczbowych oraz zatrudniania<text:s/><text:soft-page-break/>kobiet na trzeciej zmiani<text:span text:style-name="T178">e</text:span>.</text:p>
      <text:p text:style-name="P179">2. Respektowana będzie zasada pełnego zatrudnienia. Oznacza to, że będzie się kłaść nacisk przede wszystkim na kształtowanie warunków sprzyjających tworzeniu odpowiedniej liczby miejsc pracy. Nie może to jednak oznaczać obowiązku państwa do pełnienia pracy w danym zawodzie i w danym miejscu. Reforma i zwiększenie skuteczności mechanizmów ekonomicznych powodują procesy adaptacyjne na rynku pracy.</text:p>
      <text:p text:style-name="P180">Zasiłki dla poszukujących pracy winny być traktowane jako ostateczność. W przypadku likwidacji zakładów pracy i grupowym zwalnianiu pracowników muszą zostać stworzone możliwości przekwalifikowania się<text:span text:style-name="T181">.</text:span></text:p>
      <text:p text:style-name="P182">Niezbędna jest ustawowa regulacja grupowych zwolnień pracowników z uwagi zarówno na likwidację przedsiębiorstw, jak i redukcję zatrudnienia.</text:p>
      <text:p text:style-name="P183">Państwo powinno angażowa<text:span text:style-name="T184">ć</text:span><text:s/>się w tworzenie miejsc pracy dla osób wymagających szczególnej troski ze względu na stan zdrowia. Niezbędna jest też przebudowa terenowej służby zatrudnienia tak, aby służyła ona przede wszystkim osobom poszukującym pracy.</text:p>
      <text:p text:style-name="P185">Uznaje się za potrzebę uchylenia ustawy o postępowaniu wobec osób uchylających się od pracy.</text:p>
      <text:p text:style-name="P186">I teraz, żeby już nie odczytywać szczegółowo załączników, które rozwijają niektóre tezy, tutaj już tylko parę słów komentarz<text:span text:style-name="T187">a</text:span>.</text:p>
      <text:p text:style-name="P188">Otóż załączniki te przewidują, omawiają sprawy, które były w tekście przedostatnim,<text:s/><text:span text:style-name="T189">p</text:span>oprzednim. Jest sprawa tempa ograniczania limitu godzin nadliczbowych, w tym momencie tutaj uważamy, że dopiero po 1990 roku jest możliwość głębszego ograniczania. Na dziś jest sprawa zabezpieczenia interesów związków i ochrony ludzi poprzez wyrażanie zgody przez związek zawodowy zakładowy na stosowanie określonego, zwiększonego limitu w danym przedsiębiorstwie. Chodzi głównie o transport, to jest ten problem, który na dziś z dnia na dzień byłby trudny bardzo do załatwienia.</text:p>
      <text:p text:style-name="P190">Podobnie sprawa opracowania w ciągu trzech miesięcy programu stopniowego eliminowania pracy nocnej kobiet, zwłaszcza kobiet wychowujących dzieci do lat 15<text:span text:style-name="T191">.</text:span></text:p>
      <text:p text:style-name="P192">W innych sprawach programy dotyczące ochrony zdrowia<text:s/>i ochrony pracy są realizowane. Także będzie przygotowany program stopniowej ratyfikacji kolejnych konwencji dotyczących ochrony pracy i warunków pracy.</text:p>
      <text:p text:style-name="P193">Natomiast względnie szybko będzie możliwa ratyfikacja konwencji 144 dotycząca trójstronnych konsultacji w celu popierania, wdrażania międzynarodowych norm prawa pracy, ponieważ tego rodzaju, propozycje powołania tego rodzaju komitetu, który działałby i spełniał wymogi tej konwencji, zostały już obydwu stronom związkowym przedstawione w tym wzgl<text:span text:style-name="T194">ę</text:span>dzie<text:span text:style-name="T195">.</text:span></text:p>
      <text:p text:style-name="P196">I ostatnia sprawa kolejnego załącznika to jest sprawa zasad polityki zatrudnienia w przypadku likwidacji zakładów pracy i zwolnień zbiorowych.</text:p>
      <text:p text:style-name="P197">Otóż tutaj w załączniku nr 4 omówione są długofalowe<text:span text:style-name="T198"><text:s/></text:span>działania w tym zakresie, ponieważ działa w resorcie komisja ds. reformy prawa pracy, opracowuje trwałe rozwiązania w tym względzie, jednocześnie działa zesp<text:span text:style-name="T199">ó</text:span>ł związkowo-rządowy z OPZZ współpracuje. I tutaj są zawarte pewne ogólne zasady, którymi kieruje się. Grupowe zwolnienia tutaj powinny b<text:span text:style-name="T200">yć</text:span><text:s/>regulowane. A więc uprzedzanie, współpracy z organami zatrudnienia terenowymi, gwarancje przekwalifikowania dla ludzi, gwaran<text:span text:style-name="T201">cj</text:span>e zasiłków, gwaran<text:span text:style-name="T202">cj</text:span>e zgody, żadnego przymusu przy przenoszeniu pracownik<text:span text:style-name="T203">a</text:span>. Zgoda pracownika, ewentualna pomoc kredytowa czy<text:s/><text:soft-page-break/>preferencyjny kredyt przy zakładaniu, prowadzeniu pracy na własny rachunek. I w przypadku zakładów likwidowanych - odprawy, które w tej chwili są już wprowadzane.</text:p>
      <text:p text:style-name="P204">To jest kierunek generalny tych zmian. Natomiast chciałem przy okazji poinformować, że właśnie w związku z likwidowanymi zakładami pracy po<text:span text:style-name="T205">dj</text:span>ęto już zasadnicze w tym względzie decyzje, wprowadzono odprawy dla pracowników zakładów likwidowanych na mocy tej ubiegłor<text:span text:style-name="T206">oc</text:span>znej ustawy, które także będą dotyczyły zakładów ewentualnie likwidowanych na mocy tej ostatniej ustawy o ek<text:span text:style-name="T207">sp</text:span>erymentach, o szczególnych warunkach wdrażania konsolida<text:span text:style-name="T208">cj</text:span>i. I to jest kwestia odpraw dla pracowników z tych zakładów pracy.</text:p>
      <text:p text:style-name="P209">Jest kwestia też wcześni<text:span text:style-name="T210">ej</text:span>szych emerytur, ale to wymaga jeszcze współpracy z Sejmem. A więc to jeszcze musi parę tygodni potrwać, ażeby uzyskać upoważnienie ustawowe dla tego rodzaju regulacji.</text:p>
      <text:p text:style-name="P211">No i wreszcie są zasiłki dla osób przekwalifikowujących się i ta sfera jest uregulowana.</text:p>
      <text:p text:style-name="P212">Dziękuję.</text:p>
      <text:p text:style-name="P213"><text:span text:style-name="T214">Przewodn</text:span><text:span text:style-name="T215">icz</text:span><text:span text:style-name="T216">ą</text:span><text:span text:style-name="T217">c</text:span><text:span text:style-name="T218">y</text:span>:</text:p>
      <text:p text:style-name="P219">Dziękuję. Pro<text:span text:style-name="T220">f</text:span>.<text:s/><text:span text:style-name="T221">Ś</text:span>więcicki proszony jest.</text:p>
      <text:p text:style-name="P222"><text:span text:style-name="T223">Pro</text:span><text:span text:style-name="T224">f</text:span><text:span text:style-name="T225">.<text:s/></text:span><text:span text:style-name="T226">Ś</text:span><text:span text:style-name="T227">więcicki</text:span>:</text:p>
      <text:p text:style-name="P228">Chciałem pok<text:span text:style-name="T229">r</text:span>ótce zreferować jakie propon<text:span text:style-name="T230">uj</text:span>emy zmiany w rozdziale dotyczącym nowego ładu ekonomicznego. Ale zacznę od tego, że tych zmian jest niewiele i olbrzymia większość punktów jest przyjęta w dosłownym brzmieniu zaproponowanym w tym dokumencie stanowiącym drugie przybliżenie, czyli w poprzednim dokumencie rozpatrywanej przez nas umowy społecznej.<text:s/><text:span text:style-name="T231">T</text:span>o znaczy potwierdzone są następujące zasady tego nowego ładu.</text:p>
      <text:p text:style-name="P232">Równość sektorów własnościowych i swobodne kształtowanie się struktury własnościow<text:span text:style-name="T233">ej</text:span><text:s/>w zależności od rozwoju efektywności na rynku. Rozwinięcie własności samorządowej włącznie z weryfikacją przepisów ogranicz<text:span text:style-name="T234">aj</text:span>ących kompetencje samorządu. Zastrzeżenie, że przekształcania własności samorządowej spółki akcyjnej itp. mogą następować wyłącznie na podstawie uchwały rady pracowniczej poprzedzonej referendum załogi i za zgodą reprezentu<text:span text:style-name="T235">ją</text:span>cego skarb państwa. Potwierdzenie konieczności likwidowania funkcji organów założycielskich i powierzenie pieczy nad majątkiem narodowym odrębnemu organowi reprezentującemu skarb państwa. Zaostrzenie ustawodawstwa monopolowego i wyodrębnienie tego organu z istniejących struktur. Redukcji dyrektywnego oddziaływania na przedsiębiorstwa, ograniczenia tego rodzaju ingerenc<text:span text:style-name="T236">ji</text:span><text:s/>do zasad prawnych, kwestia dobrowolności zamówień rządowych również.</text:p>
      <text:p text:style-name="P237">Natomiast jakie fragmenty tego dotychczasowego tekstu stanowiącego to drugie przybliżenie, zostają tutaj zmienione. Mianowicie - po pierwsze propon<text:span text:style-name="T238">uj</text:span>emy usunąć pkt 1, gdzie były dosyć generalne tezy na temat przyczyn obecnego złego funk<text:span text:style-name="T239">cjo</text:span>nowania gospodarki. Tam są bardzo ogólne s<text:span text:style-name="T240">fo</text:span>rmułowania, trzeba by zacząć je cieniować jak to było w historii, dlaczego ta własność państwowa się sprawdziła, nie sprawdziła, kiedy w jakim zakresie. Jak się ma nasza reforma do reform w innych krajach socjali<text:span text:style-name="T241">st</text:span>ycznych, na ile tu jesteśmy znacznie bardziej zaawansowani.</text:p>
      <text:p text:style-name="P242">A więc proponujemy nie wdawać się w żadne generalne oceny w tym zakresie, ponieważ rzeczywiście uzgodnienie tego wymagałoby wycieniowania tych tez bardzo ogólnikowo. I proponujemy w ogóle zrezygnować z tej pierwszej części.</text:p>
      <text:p text:style-name="P243">Druga kwestia mianowicie - była propozycja, żeby organ antymonopolowy, jak również ten organ<text:s/><text:soft-page-break/>reprezentujący skarb państwa w stosunku do majątku państwowego były podporządkowane Sejmowi.</text:p>
      <text:p text:style-name="P244">Otóż proponujemy żeby tej sprawy jeszcze nie przesądzać tutaj. D<text:span text:style-name="T245">l</text:span>a<text:span text:style-name="T246">t</text:span>ego, że po<text:s/><text:span text:style-name="T247">p</text:span>ierwsze jeszcze te struktury organ<text:span text:style-name="T248">ów</text:span><text:s/>centralnych nie są ostatecznie jasne. Będzie urząd prezydenta z określonymi kompetencjami.</text:p>
      <text:p text:style-name="P249">Po drugie jest sprawa taka, że organ reprezentujący skarb państwa w odniesieniu do majątku państwowego zazwyczaj w żadnym kraju nie podlega bezpośrednio Sejmowi. Jest kontrola sejmowa poprzez ustawę budżetową, poprzez ustawę określającą zakres i obowiązki tego rodzaju organu.<text:s/>Natomiast słuszną rzeszą jest, żeby te organy były w strukturze rządowej, czy nawet powiedzmy organ antymonopolowy mógłby być w strukturze pozarządowej, podlegać prezydentowi, żeby był wydzielone, żeby ich funkcja n<text:span text:style-name="T250">i</text:span>e mieszała się z innymi funkcjami organów założycielskich, żeby tu była pewna czystość funkcji, żeby to był pewien organ odpowiedzialny za określoną tylko sprawę i z tego jak gdyby jest rozliczany, więc ten postulat jest tutaj zwarty natomiast wnioskujem<text:span text:style-name="T251">y</text:span><text:s/>o nie prz<text:span text:style-name="T252">es</text:span>ą<text:span text:style-name="T253">dz</text:span>anie jeszcze w tym dokumencie sprawy jak dokładnie te oba organy antymonopolowy i organ reprezentujący skarb państwa w stosunku do majątku państwowego będą usytuowane.</text:p>
      <text:p text:style-name="P254">N<text:span text:style-name="T255">a</text:span>stępny postulat, który żeśmy zaproponowa<text:span text:style-name="T256">li<text:s/></text:span>złagodzić... dotyczy wyrównania warunków startu, a więc wprowadzenia przejściowych dopłat i obciążeń wyrównujących niezależne od przedsiębiorstwa zróżnicowanie ich kondycji finansowej. Wydaje się, że to jest bardzo sprawa dyskusyjna<text:span text:style-name="T257"><text:s/></text:span>i trudna do przeprowadzenia, i dlatego wnioskujemy, żeby sformułować, że zbada si<text:span text:style-name="T258">ę</text:span><text:s/>celowość, zakres i sposób takiego wyrównania,<text:s/><text:span text:style-name="T259">a</text:span><text:s/>nie przesądzać od razu, że się na pewno wprowadzi tego rodzaju wyrównanie.</text:p>
      <text:p text:style-name="P260">Czyli zostawiamy zapis w łagodniejszej wersji. Również proponujemy, żeby zapis radykalny znieść wszelkie fundusze budżetowe, złagodzić, radykalnie ograniczyć fundusze pozabudżetowe, bo znów jest tam szereg funduszy dotyczących rozwoju kultury, jakichś badań podstawowych i wdrożeń<text:s/><text:span text:style-name="T261">-</text:span><text:s/>jakichś innych rzeczy, które być może nie byłoby celowe ich całkowite zniesienie<text:span text:style-name="T262">.</text:span></text:p>
      <text:p text:style-name="P263">Wreszcie jest sprawa ostatnia<text:s/><text:span text:style-name="T264">f</text:span>inansowa, mianowicie potwierdz<text:span text:style-name="T265">a</text:span>jąc, że docelowo wszelkie formy reglamenta<text:span text:style-name="T266">cj</text:span>i towarów, kredytów i dewiz muszą być zniesione, jest wątpliwo<text:span text:style-name="T267">ś</text:span>ć<text:span text:style-name="T268"><text:s/></text:span>czy to si<text:span text:style-name="T269">ę</text:span><text:s/>uda osiągnąć do roku 1991<text:span text:style-name="T270">.</text:span><text:s/>Nie wiem na przykład, reglamentacja niektórych kredy<text:span text:style-name="T271">tó</text:span>w na mieszkania, czy na rolnictwo, czy też reglamentacja niektórych dewiz służący<text:span text:style-name="T272">ch</text:span><text:s/>zaopatrzeniu służby zdrowia czy coś takiego, czy to już można będzie w 1991 roku oprzeć całkowicie na warunkach wolnorynkowych i jakie to miałoby efekty inflacyjne, jakie miałoby to efekty społeczne i inne. To jest zapis bardzo radykalny, więc potwierdz<text:span text:style-name="T273">aj</text:span>ąc konieczność tego szybkiego znoszenia ograniczenia, wahały się przed wprowadzeniem radykalnego zapisu, że całkowicie się zniesie do 1991 roku wszelkie formy reglamentac<text:span text:style-name="T274">ji</text:span><text:s/>kredytów, dewiz i towarów.</text:p>
      <text:p text:style-name="P275">Dziękuję bardzo.</text:p>
      <text:p text:style-name="P276"><text:span text:style-name="T277">Przewodniczący</text:span>:</text:p>
      <text:p text:style-name="P278">Głos ma pan redaktor Szwarc.</text:p>
      <text:p text:style-name="P279"><text:span text:style-name="T280">Redaktor Karol Szwarc</text:span>:</text:p>
      <text:p text:style-name="P281">Tek<text:span text:style-name="T282">s</text:span>ty dotyczące<text:s/>przezwyciężania bariery zadłużenia został uzgodniony, i parafowany przez obu współprzewodniczących. Sądz<text:span text:style-name="T283">ę</text:span>, że dla ekonomii czasu chyba nie należałoby panie przewodniczący odczytywać go, bo został on dostarczony.</text:p>
      <text:p text:style-name="P284">Natomiast nie został doręczony, ale ja przekazałe<text:span text:style-name="T285">m<text:s/></text:span>w środę, czy w czwartek red<text:span text:style-name="T286">.</text:span><text:s/>Paszyńskiemu, no to<text:s/><text:soft-page-break/>mogę przeczytać<text:span text:style-name="T287">.</text:span><text:s/>To jest króciutkie półtorej strony ma.</text:p>
      <text:p text:style-name="P288">Wspólnym dążeniem uczestników<text:s/>„okrągłego stołu”<text:s/>jest uzdrawianie gospodarki narodowej i ściślejsze powiązanie jej z gospodarką światową. Dotychczasowy poziom obsługi zadłużenia przeradza się w barierę rozwoju, w poważnym stopniu dławi zaopatrzenie z zewnątrz i import inwestycyjny, ogranicza konkurencję.</text:p>
      <text:p text:style-name="P289">Proeksportowa polityka gospodarcza będzie intensyfikowana, struktura eksportu i importu będzie ra<text:span text:style-name="T290">cj</text:span>onalizowana dzięki nowemu ładowi ekonomicznemu. Ze strony zagranicznych partnerów polskich na Wschodzie i na Zachodzie oczekujemy zrozumienia i poparcia dla dokonanego w naszym kra<text:span text:style-name="T291">j</text:span>u zwrotu we wszystkich dziedzinach życia publicznego<text:span text:style-name="T292">.</text:span></text:p>
      <text:p text:style-name="P293">Procesowi przemian sprzyjałby w szczególności.</text:p>
      <text:p text:style-name="P294">I tu jest pięć punk<text:span text:style-name="T295">tó</text:span>w:</text:p>
      <text:p text:style-name="P296">1/<text:tab/>Uznanie przez wierzycieli ścisłej zależności między tempem uzdrawiania polskiej gospodarki a sposobem rozłożenia w czasie spłat zobowiązań wysokości odsetek.</text:p>
      <text:p text:style-name="P297">2/<text:tab/>Przywrócenie normalnych warunków finansowych i kredytowych oraz poprawa warunków handlowych w stosunkach<text:s/><text:span text:style-name="T298">z</text:span><text:s/>krajami zachodnimi<text:span text:style-name="T299">.</text:span></text:p>
      <text:p text:style-name="P300">3/<text:tab/>Większe zainteresowane zachodnich inwestorów lokowaniem kapitału w Polsce.</text:p>
      <text:p text:style-name="P301">4/<text:tab/>Udostępnienie Polsce kredytów na cele modernizac<text:span text:style-name="T302">yj</text:span>ne i proeksportowe.</text:p>
      <text:p text:style-name="P303">5/<text:tab/>Operacje redukcji długu za pomocą niektórych niekonwenc<text:span text:style-name="T304">jo</text:span>n<text:span text:style-name="T305">al</text:span>n<text:span text:style-name="T306">yc</text:span>h rozwiązań finansowych.</text:p>
      <text:p text:style-name="P307">Podstawą normalizacji stosunków finansów z Zacho<text:span text:style-name="T308">de</text:span>m<text:span text:style-name="T309"><text:s/></text:span>mógłby być program dostosowawczy MFW lub inny program uzgodniony z międzynarodowymi instytucjami finansowymi i wierzycielami. Program taki nie powin<text:span text:style-name="T310">i</text:span>en prowadzić do spadku konsumpcji na mieszkańca, a nawet zapewnić około 2% jej średnioroczny wzrost.</text:p>
      <text:p text:style-name="P311">Poważnym problemem je<text:span text:style-name="T312">s</text:span>t także zadłużenie Polski wobec krajów RWPG, a przede wszystkim wobec ZSRR<text:span text:style-name="T313">.</text:span><text:s/>Uznaje się za celowe wystąpienie do rządu radzieckiego o odłożenie spłaty zobowiązań na dalsze lata do 1990 roku. Rozwiązanie kwestii polskiego zadłużenia to jeden z warunków<text:span text:style-name="T314"><text:s/></text:span>budowy pomyślności i stabilności całej Europy. Idee i koncepcje wysuwane przez poważne osobistości z Europy Zachodniej uznajemy za wyraz dążeń do rozwoju wszechstronn<text:span text:style-name="T315">ej<text:s/></text:span>współpracy wszystkich państw naszego kontynentu, w tym także między Polską, a EWG i krajami skandynaws<text:span text:style-name="T316">ki</text:span>mi.</text:p>
      <text:p text:style-name="P317">Realizacja programu<text:s/><text:span text:style-name="T318">u</text:span>zgodnie<text:span text:style-name="T319">ń</text:span><text:s/>Okrągłego Stołu umożliwi wspólne działania na arenie międzynarodowej na rzecz przezwyciężenia bariery zadłużenia, a także<text:s/>zwiększ<text:span text:style-name="T320">e</text:span>nia<text:s/>roli<text:s/><text:span text:style-name="T321">i</text:span><text:s/>pozycji polskiej gospodarki w świecie. Pozwoli to również stronie opozycyjno-solidarnościowej na występowanie o radykalniejszą pomoc dla Polski.</text:p>
      <text:p text:style-name="P322">To jest koniec tekstu.</text:p>
      <text:p text:style-name="P323"><text:span text:style-name="T324">Przewodniczący</text:span>:</text:p>
      <text:p text:style-name="P325">Ja chciałem tutaj zwrócić uwagę na pewną niestosowność, jaka zaszła mianowicie porozumienia odcinkowe, które zawieramy są wszystkie rozpatrywane w pakiecie całości spraw. Natomiast prasa podała o uzyskaniu [nieczytelne] porozumienia na temat zadłu<text:span text:style-name="T326">ż</text:span>enia. Jest to złamanie pewnych reguł gry, które przyjęliśmy tutaj wszyscy, jako że przyjmować będziemy po przyjęciu całego pakietu i w tych fragmentach, które zostaną uznane przez obie strony za uzgodnione ostatecznie.</text:p>
      <text:p text:style-name="P327">Natomiast uzgodnienia cząstkowe nie powinny być przedmiotem publikac<text:span text:style-name="T328">ji</text:span><text:s/>prasowych.</text:p>
      <text:soft-page-break/>
      <text:p text:style-name="P329">Pan zdaje się będzie jeszcze referował punkt siódmy, tak?</text:p>
      <text:p text:style-name="P330"><text:span text:style-name="T331">Red. Karol Szwarc</text:span>:</text:p>
      <text:p text:style-name="P332">Chciałbym powiedzieć panie przewodniczący, że nic mi na temat tej informacji nie wiadomo.</text:p>
      <text:p text:style-name="P333">To znaczy ani jeden, ani drugi z przewodniczących tego nie podawali. Zostałem do tego upoważniony przez przewodniczących<text:span text:style-name="T334">.</text:span></text:p>
      <text:p text:style-name="P335">Jak dobrze zrozumiałem tę procedurę, to<text:s/>uzgodnienie przychodzi tutaj do nas zes<text:span text:style-name="T336">p</text:span>ół to<text:s/>co zostało uzgodnione. W<text:span text:style-name="T337">i</text:span>ęc proponujemy, żeby - to jest jeszcze kwestia zastanowienia - żeby punkt 7 stanowił pewien sposób podsumowaniu całości, ale być może również i merytoryczn<text:span text:style-name="T338">ej,</text:span><text:s/>ale na razie w obecnej fazie pracy proponujemy, żeby on nosił tytuł -<text:s/>„Tworzenie społecznych warunków realizacji uzgodnień Okrągłego Stołu w sprawach gospodarczych”<text:span text:style-name="T339">.</text:span></text:p>
      <text:p text:style-name="P340">Byłby on oczywiście poprzedzony pewną preambułą, która by mówiła o tym, że skuteczność uzdrawiania gospodarki w dużej mierze jest uzależniona od poparcia i gotowości społeczeństwa do aktywnego uczestnictwa w realizacji wytyczonego programu.</text:p>
      <text:p text:style-name="P341">Oznaczałoby to przede wszystkim powszechny konsensus w sprawie zapewniania społecznych warunków reformowania, w tym dążenia do polubownego rozstrzygania sporów w okresie najbliższych 2 - 3 lat i nie przerywania procesu pracy w okresie wdrażania reform. Docelowo form uzgadniania zasadniczych decyzji kontroli procesu realizacyjnego mogłaby spełniać druga izba parlamentu. Natomiast obecnie istniejące mechanizmy opiniująco-kontrolne mogłyby być wspierane działalnoś<text:span text:style-name="T342">ci</text:span>ą komisji porozumiewawczej, będącej gwarantem sygnatariuszy i orędownikiem wszystkich spraw, które zyskałyby consensus przy Okrągłym Stole.</text:p>
      <text:p text:style-name="P343"><text:span text:style-name="T344">W</text:span><text:s/>trakcie obrad zespołu, a także wyspe<text:span text:style-name="T345">cj</text:span>alizowanych podzespołów ujawniło się wiele kwestii w stosunku do których przezwyciężenie rozbieżności opinii i uzyskanie consensusu wymagałoby dłuższego czasu.<text:s/><text:span text:style-name="T346">W</text:span><text:s/>ramach komisji porozumiewawczej sądzę, że tego typu rzeczy mogłyby być kontynuowane.</text:p>
      <text:p text:style-name="P347">Jak również byłby spełniony postulat współodpowiedzialności może być tyle ile współuczestnictwa. Równocześnie proponujemy utworzenie społeczno-państwowej komisji do spraw<text:s/>cen i dochodów, która by działała niezależnie. Sprawa też była omawiana.</text:p>
      <text:p text:style-name="P348">Po wyborach do Sejmu, w nowym parlamencie, niezależnie od drugiej izby, czy<text:s/><text:span text:style-name="T349">w</text:span><text:s/>też w ramach tej drugiej izby, to jest kwestia dyskusyjna, mogłaby ukształtować się nadzwyczajna komisja sejmowa, która by prze<text:span text:style-name="T350">ję</text:span>ła funkcje kontrolne realizacji nowej umowy społecznej.</text:p>
      <text:p text:style-name="P351">Wreszcie wydaje się, że dobrze by było, gdyby Konsultacyjna R<text:span text:style-name="T352">a</text:span>da Gospodarcza zyskała wzmocnienie jako organ konsultacyjno-doradczy przy rządzie, taką funkc<text:span text:style-name="T353">ję</text:span><text:s/>spełniała dotąd, przez rozszerzenie jej składu o przedstawicieli środowisk opozycyjn<text:span text:style-name="T354">yc</text:span>h, czołowych ekonomistów. Rada mogłaby dokonywać ocen procesu reformowania i uzgodnionej linii polityki gospodarczej, a także publikować swoje oceny i stanowiska w sposób, jak to było dotąd.</text:p>
      <text:p text:style-name="P355">Dziękuję bardzo.</text:p>
      <text:p text:style-name="P356"><text:span text:style-name="T357">Przewodnicząc</text:span><text:span text:style-name="T358">y</text:span>:</text:p>
      <text:p text:style-name="P359">Dzięku<text:span text:style-name="T360">ję</text:span>. Ja rozumiem, że my oficjalne nasze stanowisko sformułujemy za tydzień. W tej chwili jesteśmy nieprzygotowani do zajęcia tego stanowiska. Ja taki<text:s/>stan [nieczytelne] mam największe obawy co do problemu uniknięcia strajków poprzez zastąpienie ich formułami ugodowymi rozstrzygania sporów,<text:s/><text:soft-page-break/>w sytuacji, w której jest pełna rozbieżność w sprawach indeksacji. To jest sprawa dla mnie podstawowa. I tutaj widzę bardzo duże zagrożenie całego programu ekonomicznego.</text:p>
      <text:p text:style-name="P361">Druga sprawa, która mnie niepokoi osobiście, to sprawa tego ducha<text:s/>proinflacyjnego, który przebija z propozycji urynkowienia gospodarki żywnościow<text:span text:style-name="T362">ej.</text:span><text:s/>O tym<text:s/>będziemy dyskutowali jeszcze dzisiaj, wobec tego może sobie wyjaśnimy bardziej ten problem<text:span text:style-name="T363">.</text:span></text:p>
      <text:p text:style-name="P364">Natomiast, jeśli są chętni do zabrania głosu na te tematy, to bardzo proszę. Pan Wielowieyski.</text:p>
      <text:p text:style-name="P365"><text:span text:style-name="T366">Ob. Andrzej Wielowieyski</text:span>:</text:p>
      <text:p text:style-name="P367">Są w przedłożeniu, któregośmy wysłuchali elementy, które mogą budzić pewną nadzieję. Wystarczy, że wspomnę o stwierdzeniu, iż dostawy rynkowe mają by<text:span text:style-name="T368">ć</text:span><text:s/>nie mniejsze niż wzrost dochodu narodowego, tzn. rozumiem, że mają rosnąć w tym stopniu co dochód narodowy. Wszystko co mówię, opiera się tylko na pamięci<text:span text:style-name="T369"><text:s/></text:span>słuchowe<text:span text:style-name="T370">j</text:span>,<text:s/><text:span text:style-name="T371">t</text:span>ekstu dotąd nie miałem, więc są to tylko konstatacje i oceny zupełnie wstępne.</text:p>
      <text:p text:style-name="P372">Jednakże po tym wstępnym stwierdzeniu, na którym można by oprzeć pewne założenia polityki gospodarczej, polityki rynkowej i ochrony poziomu życia ludności, występuje szereg twierdzeń, które budzą bardzo wysoki niepokój. Nawiązując do tego, co stwierdził proc. Trzeciakowski odnotowuję, że stwierdza się, iż w najbliższych latach nastąpi zmniejszenie poziomu inwestycji, czy w każdym razie tempa wzrostu inwestycji. Istotne jest, że w tym roku, o ile mnie pamięć nie myli, wzrost inwestycji ma o 1,5 czy 2 pkt. przekraczać wzrost dochodu narodowego i jest to najprawdopodobniej zjawisko, które będzie biło bezpośrednio w rynek i w poziom życia ludności.</text:p>
      <text:p text:style-name="P373">Jeżeli chodzi o wspomnianą już sprawę urynkowienia produkcji rolnej i żywnościowej, to z naszej strony sądzimy, iż zapowiedzi w tym zakresie, zapowiedzi, które zresztą znalazły swój wyraz w środkach masowego przekazu, dlatego że były odnotowane przez Polską Agencję Prasową jak gdyby w trybie oznajmu<text:span text:style-name="T374">ją</text:span>cym, jako pewien fakt już oczywisty, grożą nam bardzo poważnym szokiem gospodarczym i politycznym, społeczno-politycznym. Będzie to uderzenie,<text:s/>które prawdopodobnie wprowadzi nas w taką samą koleinę w jaką wpadł poprzedni rząd, tzn. paniki, przyspieszenia inflacji, która spowodowała operacja cenowo-dochodowa sprzed roku.</text:p>
      <text:p text:style-name="P375">Wstępnie zupełnie oceniając tę sprawę, by<text:span text:style-name="T376">ć</text:span><text:s/>może będą wypowiedzi, sądzimy, iż nie zmieniając poziomu dotacji budżetowych, czyli w tej chwili doraźnie nie próbując ani pogorszyć deficytu budżetowego, ani go likwidować, powinniśmy przechodzić w kierunku urynkowienia na wszelkie zmiany cen produktów żywnościowych i rolnych, jeżeli to będzie niezbędne z uwagi na koszty produkcji w tym zakresie, które nie powinny być dotowane i które powinny być objęte normalnym systemem indeksowania<text:span text:style-name="T377">.</text:span></text:p>
      <text:p text:style-name="P378">Natomiast w tej istniejącej sytuacji wysokiej inflacji i paniki na rynku, trudności rynkowych głębokich, zadaniem podstawowym powinno być uspokojenie tego rynku, uspokojenie społeczeństwa i nie pchanie się w następną<text:span text:style-name="T379"><text:s/></text:span>awanturę.</text:p>
      <text:p text:style-name="P380">Jeżeli chodzi o indeksację, zjawisko zdumiewające w przedłożeniu strony koalicyjnej, nie padło to słowa, ale nie ustosunkowano się w ogóle do tego zagadnienia, to odnotowuję tylko, iż jest to odejście od tego, co było w planie konsolidacji, gdzie stwierdzono potrzebę i właściwość indeksacji w sferze budżetowej i jest to odejście od tego, co zaproponowano nam w projekcie umowy społecznej, prezentowanym przez prof. Bakę, gdzie została konkretnie zaproponowana ta forma, ten mechanizm w stosunku do płac w określon<text:span text:style-name="T381">yc</text:span>h<text:s/>nawet wymiarach, przyjmujący naszą wstępną propozycję, propozycję<text:s/>„Solidarności”<text:s/><text:soft-page-break/>dotyczącą powszechnego systemu indeksacji. Propozycję, która została przyjęta przez OPZZ, poparta przez większość uczestników naszej grupy roboczej, właściwie wszystkich uczestników naszej grupy roboczej zajmującej się sprawami płac i indeksacji, z tym zastrzeżeniem, że Ministerstwo Pracy nie zajęło w tej sprawie stanowiska, nie było w stanie zająć w istniejącej sytuacji stanowiska. Przepraszam, jeden wyjątek trzeba zrobić, przedstawiciele resortu finansów zajmowali stanowisko negatywne.</text:p>
      <text:p text:style-name="P382">Co to oznacza? Te krótkie dwie konstatacje, któreśmy usłyszeli, dotyczące ochrony ludności, stwierdza<text:span text:style-name="T383">ją</text:span>ce, że jest tutaj jakaś istotna sprzeczność i że powinna być powołana komisja, która miałaby stawiać czoła tym problemom.</text:p>
      <text:p text:style-name="P384">Otóż oznacza to z góry założenie, przyjęcie wyraźnego obniżenia poziomu życia ludności. Chociaż poprzednio stwierdza się co innego. I należy się obawiać, wydaje się że w tej sytuacji przy uniknięciu, uchylaniu się od podejmowania naszych propozycji nie można tego odczytać inaczej jak tylko, jako próbę wciągnięcia związków zawodowych do odpowiedzialności za pogarszanie się wyniku bieżącej polityki gospodarczej i polityki rynkow<text:span text:style-name="T385">ej,</text:span><text:s/>za pogarszanie się poziomu życia, za obniżenie się płac realnych i pogarszanie się poziomu życia ludności.</text:p>
      <text:p text:style-name="P386"><text:span text:style-name="T387">W</text:span><text:s/>tej sytuacji rzeczywiście trudno sobie wyobrazić, żeby związki zawodowe mogły wchodzić do tej komisji.<text:s/>Zwłaszcza, że nie zgadzamy się z tymi niektórymi punktami wyjściowymi, jak również z faktem odrzucania naszych propozycji.</text:p>
      <text:p text:style-name="P388">Oznacza to również w dalszym ciągu przyjęcie zasady ręcznego sterowania w przedsiębiorstwach przez kierowników przedsiębiorstw polityki płacowej, trzymania się kurczowo iluzorycznej funkcji, w znacznym stopniu iluzorycznej funkcji bodźcowej, z której się robi swojego rodzaju tabu i fetysza. I akurat de facto i tak działa w określonych układach, i funkcje bodźcowe prawdopodobnie spełnia tylko częściowo. Oznacza to godzenie się na nieuniknioną żywiołowość indeksacji płac, która oczywiście będzie występowała pod wpływem parcia oddolnego, tak jak to miało miejsce. Nie widzimy żadnych mechanizmów, żadnych przeszkód, żadnych osłon, które mogłyby tutaj chronić rynek przed tą potężną presją. I w praktyce oznacza to pogłębianie się nierówności pomiędzy przedsiębiorstwami, pomiędzy grupami społecznymi, grupami zawodowymi i wzrost społecznej irytacji społecznego<text:s/><text:span text:style-name="T389">g</text:span>niewu.</text:p>
      <text:p text:style-name="P390">Oznacza to w praktyce narastanie rewindykacji, które będą rewindykacjami o rekompensaty kwotowe, co<text:s/>powoduje rosnący bałagan, niszczenie systemów płacowych, wszelkiej ra<text:span text:style-name="T391">cj</text:span>onalności w systemach płacowych i prawda żywiołowe, emocjonalne traktowanie konfliktów z ogromną trudnością później wychodzenia z nich.</text:p>
      <text:p text:style-name="P392">Powtarzamy, że indeksacja płac, indeksacja dochodów, a więc oczywiście płac i innych świadczeń we wszystkich sektorach i w zakresie budżetowym i w zakresie pozabudżetowym jest możliwa do wprowadzenia od czerwca lub od lipca, że może i powinna to by<text:span text:style-name="T393">ć</text:span><text:s/>indeksacja powszechna, automatyczna, indywidualna, dostatecznie często w naszej sytuacji kwartalna, choć niepełna, ponieważ rozumiemy, i uwzględniamy sytuację kierownictwa przedsiębiorstw. Jest ona, naszym zdaniem, koniecznym elementem skutecznej polityki gospodarczej i również jestem upoważniony do stwierdzenia w imieniu mojego związku zawodowego<text:s/><text:span text:style-name="T394">„</text:span>Solidarność<text:span text:style-name="T395">”</text:span>, że naszym zdaniem jest ona warunkiem umowy społeczn<text:span text:style-name="T396">ej.</text:span></text:p>
      <text:p text:style-name="P397"><text:span text:style-name="T398">P</text:span><text:span text:style-name="T399">rz</text:span><text:span text:style-name="T400">e</text:span><text:span text:style-name="T401">wod</text:span><text:span text:style-name="T402">n</text:span><text:span text:style-name="T403">icz</text:span><text:span text:style-name="T404">ą</text:span><text:span text:style-name="T405">cy</text:span>:</text:p>
      <text:p text:style-name="P406">Pan prof.<text:s/><text:span text:style-name="T407">J</text:span>ózefiak.</text:p>
      <text:soft-page-break/>
      <text:p text:style-name="P408"><text:span text:style-name="T409">Pro</text:span><text:span text:style-name="T410">f</text:span><text:span text:style-name="T411">. Józe</text:span><text:span text:style-name="T412">f</text:span><text:span text:style-name="T413">iak</text:span><text:span text:style-name="T414">:</text:span></text:p>
      <text:p text:style-name="P415">Ja również chciałem tylko na gorąco. Rozumiem, że do tej sprawy wrócimy i że potrafimy może to tak dogłębniej przeanalizować.</text:p>
      <text:p text:style-name="P416">Natomiast powstaje jaka potrzeba we mnie ustosunkowania się do pewnych aspektów sprawy. Otóż pierwsza rzecz to jest to powoływanie się kilku panów, tutaj referujących na podobne brzmienie, na przyjmowanie nowych s<text:span text:style-name="T417">f</text:span>ormułowań.<text:s/>Ja traktuję to głównie w kategoriach, że tak powiem, propagandowych. Dlatego że to co tutaj proponowane jest do porozumienia mieści się, że tak powiem, na poziomie ogólników niestety.</text:p>
      <text:p text:style-name="P418">W zdecydowanej większości na poziomie ogólników niezobowiązu<text:span text:style-name="T419">ją</text:span>cych żadnej ze stron. Mówiąc o tym zacieraniu tej tendencji jaką ja dostrzegam nie dzisiaj, po raz pierwszy, tendencji zacierania różnych różnic, chciałbym w<text:span text:style-name="T420">s</text:span>pomni<text:span text:style-name="T421">e</text:span>ć, że kiedy po ostatnim posiedzeniu zdążyłem wrócić do Łodzi i posłuchać jeszcze sprawozdań z naszego<text:s/>„stołu”, wysłuchałem m.in. rozmowy z panem premierem Sekułą, który zechciał wyrazić pogląd, iż właściwie ta nasza strona właściwie zgodziła się na generalia planu konso<text:span text:style-name="T422">li</text:span>da<text:span text:style-name="T423">cj</text:span>i.</text:p>
      <text:p text:style-name="P424">Otóż po tych awanturach, które tu były i po konkretnym atakowaniu tam<text:s/>wielu sz<text:span text:style-name="T425">cz</text:span>egółowych<text:s/><text:span text:style-name="T426">sp</text:span>raw dotyczących m.in. polityki budżetowej i innych, muszę powiedzieć, że byłem bardzo zdziwiony. Ale to jest, że tak powiem, incydent. Chodzi mi tylko o to, że on mieści się w pewnym sposobie pode<text:span text:style-name="T427">jś</text:span>cia do tych różnic.</text:p>
      <text:p text:style-name="P428">Natomiast myślę generalnie<text:span text:style-name="T429">,</text:span><text:s/>że my pracujemy raczej po tym co usłyszeliśmy dzisiaj, raczej przede wszystkim na protokół rozbieżności, na wypełnienia takiego dokumentu.</text:p>
      <text:p text:style-name="P430">Z jednym się zgadzam co powiedział pan Wielowieyski, że jedna rzecz jest ważna, to jest ten zapis, który jest weryfikowalny. Mianowicie, że dostawy artykułów konsumpcyjnych na rynek będą rosły nie wolniej niż dochód narodowy. To jest ważne. Ale proszę zwróci<text:span text:style-name="T431">ć</text:span><text:s/>uwagę, że on już został w innym miejscu potraktowany drugi raz w innym brzmieniu. A to jest zawsze niebezpieczne. Mianowicie w innym miejscu wcześniej powiada się, że podział dochodu narodowego winien zapewni<text:span text:style-name="T432">ć</text:span><text:s/>no - przynajmniej stabilność konsumpcji. Ja nie wiem czy to zakłada, że wtedy kiedy stabilność osiągnąłby dochód narodowy?</text:p>
      <text:p text:style-name="P433">Nie można tworzyć - jak sądzę - takich furtek - one są bardzo niebe<text:span text:style-name="T434">zp</text:span>ieczne. Ale tu jest ten jeden, to jedno dostrzegam takie konkretne wyjście<text:s/>naprzeciw<text:s/>nam - to szczególnie ważne i pilne urynkowienie gospodarki żywnościowej. To jest oczywiście problem do dyskusji jakiejś takiej może bardziej fachowej i w węższym gronie. Niemniej jednak chciałbym zasadniczą tezę jeszcze raz tu podkreślić, o której tu mówiliśmy. Nie można usprawnić i uelastycznić gospodarki przez wprowadzanie rynków na większych czy mniejszych obrzeżach. Gospodarka jest elastyczna, jeżeli reguły rynkowe panują w sferze środków produkcji. A więc przede wszystkim dotyczyć to, właściwie startować powinniśmy z tego, od czego nigdy dotychczas nie star<text:span text:style-name="T435">tow</text:span>aliśmy - z urynkowienia przemysłu<text:s/>państwowego, tego który produkuje środki produkcji. Jeżeli tego się nie zrobi, wszystko inne staje się ogromnie niebezpieczne. Urynkowienie jakichś tam kawałków staje się bardzo niebezpi<text:span text:style-name="T436">ec</text:span>zne.</text:p>
      <text:p text:style-name="P437">A więc nie uważam, żebyśmy to mogli przyją<text:span text:style-name="T438">ć</text:span><text:s/>jako szczególnie ważne i pilne.</text:p>
      <text:p text:style-name="P439">Jeśli idzie o walkę z inflacją - to stwierdzenie, że równoważenie rynku inwestycyjnego jest ważne i pilne, absolutnie sądzę, że wszyscy byśmy się pod tym podpisali. Ale sposób, w jaki tu jest zapisane - mianowicie<text:s/><text:soft-page-break/>szczególnie przez skrócenie cykli, udoskonalenie itd. Przecież takich rzeczy nie warto zapisywać. Zapisywaliśmy je tyle lat, że napr<text:span text:style-name="T440">a</text:span>wdę nie warto. One do niczego nie prowadzą. To nie jest ograniczanie popytu inwestyc<text:span text:style-name="T441">yj</text:span>nego, to nie jest równoważenie rynku inwestycyjnego.</text:p>
      <text:p text:style-name="P442">Podobnie zresztą jak inny zapis, że popyt inwestycyjny będzie zmniejszany w najbliższych latach. Sprawa jest pilna na dziś, ba... I właściwie też nie warto takiego zapisu formułować, który niewiele mówi.</text:p>
      <text:p text:style-name="P443">Nowe źródła pokrywania, że tak powiem - dochodów budżetowych. Myśmy formułowali myśl w ten sposób, że deficyt budżetowy tak jak on jest finansowany dziś, jak jest zamierzony, on produkuje inflację. To nie ulega wątpliwości. Jeżeli więc walczymy z inflacją, szukajmy innych źródeł niż emisja pustego pieniądza. I to wyznacza skalę tej sprzedaży elementów majątku państwowego czy innych środków. Powiedzmy te oprocentowane obligacje, jeżeli rząd rzeczywiście liczy, że dobrowolnie tyle tych obligacji oprocentowanych sprzeda.<text:s/><text:span text:style-name="T444">W</text:span><text:s/>każdym razie te wszystkie sposoby mają zlikwidować emisję pustego pieniądza.</text:p>
      <text:p text:style-name="P445">Naprawdę nie sądzę, że wolno bez postawienia w ten sposób sprawy mówić, że rząd walczy z inflacją.</text:p>
      <text:p text:style-name="P446">Teraz jest ta sprawa innego rodzaju<text:span text:style-name="T447">,</text:span><text:s/>innej drogi walki z inflacją - mianowicie przez usprawnienie procedury upadłościow<text:span text:style-name="T448">ej.</text:span><text:s/>W porządku, ale - oraz przez inne formy likwidacji podziału i łączenia. Otóż myśmy już tutaj stoczyli batalie, wiadomo z jakimi skutkami, jeżeli idzie o ten inny specjalny tryb podziału i łączenia. Niestety, to nie zostało zupełnie wzięte pod uwagę. I tu jest to powtórzone. Pod tym<text:s/><text:span text:style-name="T449">-</text:span><text:s/>uważam - podpisać się absolutnie nie można by było. Poza samym faktem, że tego rodzaju podejście, to znaczy to jest specjalny tryb, specjalne uprawnienia rządu do tego rodzaju działań. Moim zdaniem są absolutnie sprzeczne z kierunkiem reformy, na który werbalnie się godzimy. To jest jeszcze to jedno słówko, które muszę powiedzieć - mnie niepokoi. To już nie tylko chodzi, żeby rząd miał prawo dzielić, ale tu się wciska wszędzie, że rząd ma prawo łączyć także. Ja nie wiem o co tu chodzi, przy tej prawda takiej retoryce antymonopolow<text:span text:style-name="T450">ej.</text:span></text:p>
      <text:p text:style-name="P451">Ale jak już jestem przy tej antymonopolow<text:span text:style-name="T452">ej,</text:span><text:s/>to na chwilę przeskoczę do tego co mówił pan dr Święcicki. To uzasadnienie, że nigdzie na świecie itd. prawda, nie ma antym<text:span text:style-name="T453">o</text:span>no<text:span text:style-name="T454">p</text:span>olowego organu - mnie nie przekonuje. Mnie nie przekonuje. Być może, że pan dr<text:s/><text:span text:style-name="T455">Ś</text:span>więcicki miał na myśli tę część świata, w której nie ma takiej dominacji własności państwowej jak u nas. N<text:span text:style-name="T456">at</text:span>omiast tam gdzie ona jest, państwo jak dotychczas zawsze przejawiało wyraźne tendencje koncentracji organizacyjnej do koncentracji<text:s/>organizacyjnej w gospodarce. I tu chodzi o to, żeby tej instytucji, która ma takie ciągoty zawsze, żeby odebrać to. I uważam, że to odwlekanie jest, ono jest konsekwentne w stosunku do tej ustawy o tych uprawnieniach rządu. Ale ono nie jest konsekwentne w stosunku do kierunku re<text:span text:style-name="T457">f</text:span>ormy.</text:p>
      <text:p text:style-name="P458">Podobnie to odwlekanie znoszenia reglamenta<text:span text:style-name="T459">cj</text:span>i. Jeżeli pilne jest - jak powiadam urynkowienie gospodarki żywnościow<text:span text:style-name="T460">ej,</text:span><text:s/>to powinno być również pilne urynkowienie tej sfery produkcji środków produkcji. Przecież, dlaczego nie pamiętamy, że to miało być zniesione do końca 1983 roku. Dlaczego tak nam gładko idzie tylko odsuwanie w czasie znoszenie reglamenta<text:span text:style-name="T461">cj</text:span>i środków produk<text:span text:style-name="T462">cj</text:span>i. Przecież my mamy tę historię, tę najświeższą z lat osiemdziesiątych zapominać. Nie możemy, możemy przestać mówić o inn<text:span text:style-name="T463">ej,</text:span><text:s/>ale o tej nie - bo ona jest żywa ciągle.</text:p>
      <text:p text:style-name="P464">No i wreszcie całkowite zignorowanie, myśmy się te<text:span text:style-name="T465">ż</text:span><text:s/>tu spierali bardzo gorąco, o tej indeksacji były spory na ten temat czy to ma z punktu widzenia in<text:span text:style-name="T466">fl</text:span>acji<text:span text:style-name="T467">,</text:span><text:s/>takie czy inne znaczenie, socjalne, takie całkowite<text:s/><text:soft-page-break/>zignorowanie, muszę powiedzie<text:span text:style-name="T468">ć</text:span><text:s/>ono mieści się w tej linii z jaką zetknęliśmy się właśnie przy okazji tej ustawy o specjalnych uprawnieniach, do konsolida<text:span text:style-name="T469">cj</text:span>i. Ale ono brzmi bardzo zimno, że tak powiem, chłodząc te nastroje i jeszcze ma ten jeden element- wciśnięcie w to miejsce, przecież my mówimy tak, ustalajmy ramy dla tej indeksacji takie, które by rozwiązały problemy socjalne pewne i uregulowały przyn<text:span text:style-name="T470">aj</text:span>mni<text:span text:style-name="T471">ej,</text:span><text:s/>to znaczy zahamowały procesy inflacyjne. To są nasze argumenty<text:span text:style-name="T472">.</text:span></text:p>
      <text:p text:style-name="P473">W to miejsce powiada się no dobrze i chcielibyśmy, żeby to zeszło na dół, żeby dalej wedłu<text:span text:style-name="T474">g</text:span><text:s/>tych ram były umowy zbiorowe itd., żeby to ludzie bezpośrednio zainteresowani stworzyli sobie, przyjęli pewne zobowiązania.<text:span text:style-name="T475"><text:s/>W</text:span><text:s/>to miejsce mamy komisje, rozwiązanie pozornie demokratyczne, faktycznie absolutnie biurokratyczne nigdy nie miało znaczenia i to są sprawy, które w tym trybie moim zdaniem z góry można powiedzieć nie będą skutkowały, czyli krótko mówiąc próbując to podsumować, uważam, że nie tylko pracujemy na protokół rozbieżnoś<text:span text:style-name="T476">c</text:span>i, ale że po prostu chciałem powiedzieć bardzo mnie niepokoi ta postawa strony koalicyjno-rządowej<text:span text:style-name="T477">.</text:span></text:p>
      <text:p text:style-name="P478">Tu już nie chodzi o to, że naszych propozycji się nie przyjmuje, czy czasami się je ignoruje. Ale uważam<text:s/>że jest to w tej sytuacji społecz<text:span text:style-name="T479">n</text:span>ej, jaką mamy jest to przyspieszona wręcz działalność na napinanie bardzo już napiętej sytuacji społecznej, że tutaj po prostu pracujemy jakby na nowy wybuch. Takie są moje niepokoje<text:span text:style-name="T480">.</text:span></text:p>
      <text:p text:style-name="P481">Dziękuję.</text:p>
      <text:p text:style-name="P482"><text:span text:style-name="T483">Przewodnicząc</text:span><text:span text:style-name="T484">y</text:span>:</text:p>
      <text:p text:style-name="P485">Dziękuję<text:span text:style-name="T486">.</text:span></text:p>
      <text:p text:style-name="P487">Prosił o głos jeszcze pan prof. Mujżel. Proszę bardzo<text:span text:style-name="T488">.</text:span></text:p>
      <text:p text:style-name="P489"><text:span text:style-name="T490">Prof</text:span><text:span text:style-name="T491">.</text:span><text:span text:style-name="T492"><text:s/>Jan<text:s/></text:span><text:span text:style-name="T493">M</text:span><text:span text:style-name="T494">u</text:span><text:span text:style-name="T495">jż</text:span><text:span text:style-name="T496">el</text:span><text:span text:style-name="T497">:</text:span></text:p>
      <text:p text:style-name="P498">Ja w związku z piątym rozdziałem o ładzie ekonomicznym również całkowicie na gorąco, bo przed dokładną uważną lekturą tekstu trudno jest zająć stanowisko we wszystkich sprawach i co kompletne, ale pewne rzeczy już s<text:span text:style-name="T499">i</text:span>ę na gorąco nasuwają i o nich chciałbym powiedzieć. Najpierw pewne uwagi i krytyczne, i wątpliwości.<text:s/>Spr<text:span text:style-name="T500">a</text:span>wa pominię<text:span text:style-name="T501">ci</text:span>a diagnozy. Naturalnie w naszych uzgodnieniach być może diagnoza nie jest rzeczą n<text:span text:style-name="T502">aj</text:span>ważniejszą, ale brak całkowity diagnozy zwłaszcza w tym rozdziale, który traktuje o ładzie ekonomicznym byłby uderzający i niezrozumiały.</text:p>
      <text:p text:style-name="P503">Nowy ład ekonomiczny proponuje<text:span text:style-name="T504">my</text:span><text:s/>przecież po to, gruntowną przebudowę tego ładu proponujemy po to, aby wyrwać gospodarkę z dotychczasowych nieszczęść systemowych, w których ona była pogrążona. Co myśmy napisali w naszym bardzo krótkim stwierdzeniu<text:s/><text:span text:style-name="T505">di</text:span>agnostycznym. Właściwie dwie rzeczy. Po pierwsze, że dotychczasowy system ładu ekonomicznego jest nieefektywny, co do tego chyba n<text:span text:style-name="T506">i</text:span>e może być żadnej wątpliwości<text:s/><text:span text:style-name="T507">i</text:span><text:s/>nie sądzę, aby strona koalicyjno-rządowa miała zamiar kwestionować to stwierdzenie.</text:p>
      <text:p text:style-name="P508">Drugim stwierdzeniem jest to, że podstawową przyczyną tej nieefektywności dotychczasowego ładu ekonomicznego była rola i sposób działania własności państwowej w jej nie miernym<text:s/><text:span text:style-name="T509">do</text:span>tychczasowym kształcie. Sądzimy, że również i to stwierdzenie nie może podlegać żadnej wątpliwości, i dlatego dziwi nas tendencja wyeliminowania<text:span text:style-name="T510"><text:s/></text:span>tego stwierdzenia<text:s/><text:span text:style-name="T511">di</text:span>agnostycznego, będącego w naszym przekonaniu bardzo ważnym wstępem, wprowadzeniem do<text:s/>propozyc<text:span text:style-name="T512">ji</text:span>.</text:p>
      <text:p text:style-name="P513">Teraz kwestia druga, umie<text:span text:style-name="T514">js</text:span>cowienie tych dwóch organów. O jednej sprawie mówił już prof.<text:s/><text:span text:style-name="T515">Jó</text:span>zefiak<text:s/><text:soft-page-break/>jeżeli chodzi o organ antymonopolowy, właściwie w znacznej mierze podobnie prze<text:span text:style-name="T516">ds</text:span>tawia się obawa o zakwestionowanie naszego wniosku o umie<text:span text:style-name="T517">js</text:span>co<text:span text:style-name="T518">wi</text:span>enie funduszu m<text:span text:style-name="T519">aj</text:span>ą<text:span text:style-name="T520">t</text:span>k<text:span text:style-name="T521">u</text:span><text:s/>ogólnonaro<text:span text:style-name="T522">do</text:span>wego także pod nadzorem sejmowym. Mamy do czynienia w naszym systemie, w naszym kraju z niepowtarzalnym zjawiskiem ogromnej roli supremacji dotychczasowej majątku państwowego, chcemy go nazywać w innych przebudowanych przekształconych wersjach majątkiem ogólnonarodowym, i w tym stanie rzeczy sądzimy, że jedyną instytucją, która jest jak gdyby powołana w całości do sprawowania pieczy nad tym majątkiem ogólnonarodowym, a nie żadnym innym jest właśnie Sejm.</text:p>
      <text:p text:style-name="P523"><text:span text:style-name="T524">D</text:span>ecyzje dotyczące majątku ogólnonarodowego i jego zmian,<text:s/><text:span text:style-name="T525">j</text:span>ego przekształceń to są podstawowe decyzje ustrojowe i dlatego sądzimy, że tego rodzaju decyzje powinny być właśnie umiejscowione w instytucji, która jest predestynowana do podejmowania ważnych decyz<text:span text:style-name="T526">ji</text:span><text:s/>ustrojowych, a więc nie rząd, n<text:span text:style-name="T527">i</text:span>e władza administracyjna, ale właśnie Sejm.</text:p>
      <text:p text:style-name="P528">Teraz jeszcze trzy rzeczy, które zostały zakwestionowane w stosunku do naszej propozycji, a których chciałbym już teraz na gorąco bronić. Mianowicie sprawa wyrównania warunków startu. Nie proponowa<text:span text:style-name="T529">li</text:span>śmy żadnej konkretnej formuły systemowej, przy pomocy której należałoby tego dokonać. Sprawa jest ogromnie skomplikowana, zgadzam się z tym całkowicie nad formułą należy pra<text:span text:style-name="T530">c</text:span>ować, jej zbudowanie jest rzeczą na pewno bardzo trudną, wymaga wielkiego wysiłku intelektu<text:span text:style-name="T531">al</text:span>nego, sprawdzenia, symulacji itd.</text:p>
      <text:p text:style-name="P532">Ty<text:span text:style-name="T533">m</text:span><text:s/>niemniej wydaje<text:s/><text:span text:style-name="T534">m</text:span>i s<text:span text:style-name="T535">i</text:span>ę,<text:s/><text:span text:style-name="T536">ż</text:span>e<text:s/><text:span text:style-name="T537">s</text:span>k<text:span text:style-name="T538">w</text:span>itowanie tej kapitalnej, węzłowej sprawy systemowej, skwitowanie stwierdzeniem że rozważona zostanie sprawa, jest niewystarcz<text:span text:style-name="T539">aj</text:span>ące. Jeżeli ta sprawa nie znajdzie konsekwentnego prz<text:span text:style-name="T540">e</text:span>konyw<text:span text:style-name="T541">uj</text:span>ącego rozwiązania, to i problem przyspieszenia upadania wycofywania prze<text:span text:style-name="T542">ds</text:span>iębiorstw nierentownych i także problem przejmowania nadmiernej płynności i cały szereg innych kwestii związanych ze zwalczaniem inflacji, z ra<text:span text:style-name="T543">cj</text:span>onaliza<text:span text:style-name="T544">cj</text:span>ą systemu zaczyna po prostu nadal wisieć w próżni. Czyli jest to sprawa jedna z kluczowych, jest to sprawa jedna z węzłowych, ogromnie trudna, zgadza my się z tym, tym niemniej nie można o niej mówić jako o rzeczy, której można nie załatwić, przy dokonywaniu przebudowy ładu ekonomicznego.</text:p>
      <text:p text:style-name="P545">N<text:span text:style-name="T546">as</text:span>tępna sprawa - fundusze pozabudżetowe. Sformułowaliśmy naszą propozycją w tej kwestii radykalnie. Być może nie trudno kwestionować, być może, że są pewne fundusze pozabudżetowe, które mogłyby, które musiałyby pozostać, których pozostanie miałoby społecznie przekonywujące uzasadnienie, ale chcielibyśmy postulować, aby sformułowanie dotyczące tego punktu były konkretne. Jeżeli są pewne nieliczne fundusze pozabudżetowe, które rząd uważa, iż muszą pozostać dla wykonywania pewnych ważnych społecznych, ekonomicznych funkcji, to należy te fundusze pozabudżetowe wymienić<text:span text:style-name="T547">,</text:span><text:s/>o jakie tu fundusze poza<text:span text:style-name="T548">b</text:span>udżetowe chodzi, co się ma tutaj na myśli. Tych funduszy pozabudżetowych na mnożyło się ogromnie wiele i pewna tolerancja nadmierna w tej dziedzinie nie może być zaakceptowana, po prostu graniczy z nieodpowiedzialnością,<text:s/><text:span text:style-name="T549">z</text:span><text:s/>tolerancją dla nieg<text:span text:style-name="T550">os</text:span>podarności<text:s/><text:span text:style-name="T551">w</text:span><text:s/>tych kryzysowych ciężkich warunkach<text:span text:style-name="T552">.</text:span></text:p>
      <text:p text:style-name="P553"><text:span text:style-name="T554">T</text:span>er<text:span text:style-name="T555">a</text:span>z sprawa tego tempa wprowadzania nowego ładu ekonomicznego, zdołałem przeczytać ten punkt już<text:s/><text:span text:style-name="T556">w</text:span><text:s/>tekście, to trochę brzmi inaczej niż formułował to pan dr Święcicki, na stronie 10 jest sformułowanie, że nowy ład ekonomiczny będzie tworzony jak najszybciej, z w<text:span text:style-name="T557">yj</text:span>ątkiem punktu<text:s/>„g”<text:s/><text:span text:style-name="T558">-</text:span><text:s/>wszystkie wymienione jego cechy powstaną nie później niż do końca 1991 roku. Punkt<text:s/>„g”<text:s/>mówi o znoszeniu administracyjnych<text:s/><text:soft-page-break/>dyrektyw w zakresie cen, kursów walutowych, stopy procentowej i do tego właściwie się ogranicza.</text:p>
      <text:p text:style-name="P559">Otóż to jest właściwie węziej potraktowane jak gdyby złagodzenie tego dezyderatu tempa, niż to, o którym mówił pan dr Święcicki, tutaj w tym punkcie<text:s/>„g”<text:s/>nie mogłem dostrzec żadne<text:span text:style-name="T560">g</text:span>o odwołania się do zamówień rządowych, czy innych reglamentac<text:span text:style-name="T561">ji</text:span>, o tym tutaj nie ma mowy, natomiast budzi wątpliwości moje sprawa potra<text:span text:style-name="T562">k</text:span>towania cen. Ja rozumiem, że wycofanie administracyjnej ingerencji w cen<text:span text:style-name="T563">ot</text:span>wórstwo natychmiast, od razu, w ciągu np. tego roku jest jeszcze niemożliwe. Ale stwierdzenie, że nie jest możliwe uwolnienie gospodarki od administracyjnej ingerencji w cenotwórstwo do końca 1991 r. budzi we mnie zasadniczy opór. Dlaczego? Dlaczego w ciągu trzech lat nie można dokonać, nie można rozwiązać tego podstawowego problemu.</text:p>
      <text:p text:style-name="P564">Jeżeli problem liberalizacji cen<text:span text:style-name="T565">ot</text:span>wór<text:span text:style-name="T566">s</text:span>twa, wycofania ingerencji w cenotwórstwo nie zostanie rozwiązany w możliwie szybkim czasie, to oczywiście działanie mechanizmu rynkowego, czyli całej tej wielkiej alternatywy dotychczasowego systemu, zostaje podważony. To jest sprawa węzłowa. Sprawa tempa wycofywania ingerencji administrac<text:span text:style-name="T567">yj</text:span>nej w cenotwórstwo jest sprawą węzłową. I moim zdaniem nie należy, nie można zgodzić się z wynoszeniem jej poza nawias szybkiego tempa wprowadzania nowego ładu ekonomicznego.</text:p>
      <text:p text:style-name="P568">I teraz ostatnia rzecz, czego brak w tym dokumencie który został przez rząd dzisiaj przedłożony - znowu całkowicie na gorąco, być może, że pewnych rzeczy jeszcze nie zdołałem uchwycić<text:span text:style-name="T569">.</text:span><text:s/>O kwestii odpolitycznienia nomenklatury i samorządności pracowniczej będzie mówił kol. Bugaj.<text:s/>O tym ja nie będę mówił. Jest uderzające zupełne pomięcie tej kwestii odpolitycznienia w dokumencie rządowym.</text:p>
      <text:p text:style-name="P570">Na co natomiast ja chciałbym zwrócić uwagę, na brak czego chciałbym zwrócić uwagę? Po pierwsze - nie zauważyłem, ale być może że to wynika z niedokładnego przeczytania całego tekstu, nie zauważyłem, aby była mowa,<text:s/>aby był tu uwzględniony nasz postulat parametryzac<text:span text:style-name="T571">ji</text:span><text:s/>narzędzi finansowych. Parametryzacji narzędzi pośrednich. Uważamy ten postulat dla nowego ładu ekonomicznego za ogromnie ważny. Pośrednie narzędzie, nie normatywne, manipulowane, przetargowe, uznaniowe, są niczym innym, jak powtórzeniem starego systemu, w innej tylko wersji, w innym przebraniu. Tak samo jak tamten stary system obfitują w ant<text:span text:style-name="T572">ye</text:span>fektywnościowe mechanizmy, w ant<text:span text:style-name="T573">yefe</text:span>ktywności<text:span text:style-name="T574">ow</text:span>e następstwa. Czyli jest to sprawa bardzo ważna.</text:p>
      <text:p text:style-name="P575">Jeżeli nowy ład ekonomiczny ma tworzyć podstawy efektywności ekonomiczn<text:span text:style-name="T576">ej,</text:span><text:s/>to instrumenta<text:span text:style-name="T577">cja</text:span><text:s/>finansowa pośrednia, tzw. ekonomiczna, musi być uwolniona od uznaniowości, od manipulacji przetargowej.</text:p>
      <text:p text:style-name="P578">Sprawa następna - także być może wynika to z nie dość dokładnego przestudiowania tego dokumentu - nie zauważyłem żadnej wzmianki o zapowiedzi wycofania w perspektywie możliwie krótkiej, opodatkowania wzrostu wynagrodzeń w różnych ewoluujących w naszej dotychczasowej historii formach. Czy przeoczenie z mojej strony, czy przeoczenie piszących ten dokument, czy też celowa decyzja systemowa? Jeżeli tak, to musiałbym przeciwko niej gorąco zaprotestować. Jest to jedno z najbardziej krytycznych ogniw w dotychczasowym systemie ekonomicznym, zdyskredytowane całkowicie, nie przynoszące żadnych pozytywnych rezultatów, natomiast całą masę bałaganu i całą masę szkód.</text:p>
      <text:p text:style-name="P579">Być może, że od razu i natychmiast, dopóki wiele rzeczy jest nieuregulowanych, tego urządzenia wycofać jeszcze<text:s/>nie można. Tą złą protezą należy jeszcze przez pewien czas posługiwać się. Ale jeżeli<text:s/><text:soft-page-break/>tak, to trzeba wyraźnie powiedzieć, że jest to właśnie zła proteza i że w nowym ładzie ekonomicznym jak najszybciej będzie starać, będzie się dochodzić do jej usunięcia.</text:p>
      <text:p text:style-name="P580">Jeszcze ostatnia sprawa, której też nie zauważyłem, a która wydaje mi się również być dosyć ważną, czy nawet bardzo ważną - jest to sprawa ścieżek przekształceń własnościowych. Właściwie mowa jest trochę konkretniej tylko o własności samorządow<text:span text:style-name="T581">ej,</text:span><text:s/>czyli o przywróceniu, czy uwolnieniu samorządu od rozmaitego rodzaju ograniczeń, skrępowań, czy nawet zwiększeniu w niektórych dziedzinach jego uprawnień w stosunku do regulacji z 1981 r. Natomiast o innych sprawach jest głucho, albo zbyt ogólnikowo. To jest sprawa,<text:s/><text:span text:style-name="T582">wyda</text:span>je się, zbyt podstawowa, aby można było poprzestać na ogólnikach, że będą przebiegały procesy przekształceń własnościow<text:span text:style-name="T583">yc</text:span>h. Jest potrzebna pewna konkretyza<text:span text:style-name="T584">cj</text:span>a, jest potrzebne wyraźne wskazanie, o jakie przeobrażenia własnościowe chodzi i w jakich dziedzinach te przeobrażenia własnościowe wymagają pilnych działań regulacyjn<text:span text:style-name="T585">yc</text:span>h, których w chwili obecnej nie ma. To dotyczy m.in. spółek pracowniczych, to dotyczy udziałów pracownicz<text:span text:style-name="T586">yc</text:span>h, to także dotyczy procesu w pewnym zakresie prywatyzacji obecnej własności państwowej.</text:p>
      <text:p text:style-name="P587">Dzięku<text:span text:style-name="T588">ję</text:span>.</text:p>
      <text:p text:style-name="P589"><text:span text:style-name="T590">Przewodnicząc</text:span><text:span text:style-name="T591">y</text:span>:</text:p>
      <text:p text:style-name="P592">Dzięku<text:span text:style-name="T593">ję</text:span><text:s/>bardzo.</text:p>
      <text:p text:style-name="P594">Ja chciałem tutaj odwołać swój zarzut na temat zapisu w sprawie zadłużenia. Przedstawiono mi dokument, z którego wynika, że była mowa o tym, że to jest projekt<text:s/>i że projekt zostanie wniesiony pod obrady zespołu. Wobec tego wycofuję swój zarzut wobec pana Szwarca.</text:p>
      <text:p text:style-name="P595">Głos ma wicepremier Olesiak.</text:p>
      <text:p text:style-name="P596"><text:span text:style-name="T597">Wicepremier Kazimierz Olesiak</text:span>:</text:p>
      <text:p text:style-name="P598"><text:span text:style-name="T599">J</text:span>eśli można, to kilka spraw związanych z urynkowieniem gospodarki żywnościowej w nawiązaniu do dyskusji dzisiejszej.</text:p>
      <text:p text:style-name="P600">Chciałem pierwszą sprawę podkreślić, że wszystko to co się ukazało w środkach masowego przekazu i w prasie ma charakter ciągle propozycji, a nie decyzji. Nie ma jeszcze żadnych decyzji co do urynkowienia. Stawiam tą sprawę dzisiaj po raz... stawiamy tą sprawę po raz trzeci przy naszym<text:s/><text:span text:style-name="T601">„</text:span>okrągłym stole<text:span text:style-name="T602">”</text:span><text:s/>i oczywiście są, jest taka sytuacja, że trzeba konkretne decyzje podjąć, czy nam się to podoba, czy nie. Ale nie mogę się zgodzić z tym, co pan Wielowieyski powiedział przed chwilą, że chcemy iść na awanturnictwo. Nikt nie chce iść na<text:s/><text:span text:style-name="T603">aw</text:span>anturnictwo, bo dla nikogo nie byłoby to absolutnie pożyteczne. Natomiast analizujemy tą sprawę, rozpatrywaliśmy ostatnio na komitecie ekonomicznym Rady Ministrów. Trwają obliczenia, wyliczenia. Ja za chwilę o kilku liczbach powiem, które jestem winien temu<text:s/>„stołowi”<text:s/>z poprzednich dyskusji.<text:s/>I chcemy to tak zrobić, żeby to<text:s/>„miało ręce i nogi”<text:s/>oczywiście nie prowadziło do żadnego awanturnictwa. To by się mijało z celem.</text:p>
      <text:p text:style-name="P604">Druga sprawa, chciałem podkreślić na tle wypowiedzi prof. Józefiaka, że urynkowienie gospodarki żywnościowej traktujemy jako ścieżkę dojścia do urynkowienia całej<text:s/>gospodarki. Ja się zgadzam z tym, że nie mo<text:span text:style-name="T605">ż</text:span>na tylko w oderwaniu od środków produkcji, od innych spraw, tylko urynkawiać tego wycinka gospodarki.</text:p>
      <text:p text:style-name="P606">Natomiast chcemy zacząć od gospodarki żywnościowej, łącznie zresztą z urynkawianiem również środków produkcji dla rolni<text:span text:style-name="T607">ct</text:span>wa, nie tylko cen skupu i cen detalicznych żywności, ale również<text:s/><text:soft-page-break/>wprowadzaniem normalnych cen rynkowych środków produkcji dla rolnictwa. I to by była ścieżka dojścia do dalszych dziedzin naszej gospodarki, urynkowienia tych dziedzin.</text:p>
      <text:p text:style-name="P608">Uważamy, że ta sytuacja w rolnictwie, w gospodarce żywnościowej jest najbardziej dojrzałą. I dlaczego ja mówię, że tutaj stoimy przed koniecznością,<text:s/><text:span text:style-name="T609">z</text:span>właszcza stoi przed koniecznością urynkowi<text:span text:style-name="T610">e</text:span>nia stopniowego rząd, ponieważ my musimy podejmować pewne decyzje, żeby za dwa, trzy miesiące nie zabrakło nam w ogóle mięsa na kartki. I taką decyzję podjęliśmy ostatnio, podwyższając ceny skupu na niektóre produkty rolne. To było już koniecznością, żeby po prostu zahamować niekorzystny trend np. spadkowy w pogłowiu trzody. Ale zdajemy sobie z tego sprawę, że to jest decyzja doraźna. Jeśli nie urynkowimy całej gospodarki, to ta decyzja będzie grać na miesiąc, dwa, trzy maksimum. A później... I drugą decyzję, którą podejmujemy, to jest decyzja, żeby zwiększyć jeszcze importu pasz wysokobiałkowych, żeby również tą drogą zahamować spadek.</text:p>
      <text:p text:style-name="P611">I teraz już konkretna sprawa. Na dzień dzisiejszy mamy taką sytuację. W<text:s/>„Ursusie”<text:s/>jest, tak jak mi tutaj<text:s/>minister Wilczek podpowiada, jeszcze nie strajk, ani nie protest, ale jest już zapowiedziane pogotowie strajkowe. O co chodzi? O to chodzi, żeby ciągniki wszystkie wprowadzić na ceny umowne i żeby można było podnieść załodze o 30 tys. uposażenia. Tą drogą.</text:p>
      <text:p text:style-name="P612">A z kolei rolnicy mówią, panowie kochani, dokąd będziemy mieć te ceny urzędowe? My chcemy tak samo mieć ceny wolne. I proszę bardzo. Chociaż dla wszystkich rolników nie będzie to takie świetne. Bo ci słab<text:span text:style-name="T613">i</text:span><text:s/>będą... na tym bardzo kiepsko wyjdą. Ale wieś generalnie się domaga również wolnych cen.</text:p>
      <text:p text:style-name="P614">I teraz rząd stoi przed dylematem, co zrobić. Jeśli wprowadzimy wolne ceny na ciągniki, na inne środki produkcji i te ceny pójdą o kilkadziesiąt procent, to co, to nie będzie inflacji? I ceny urzędowe zatrzymamy dla rolnictwa? Będzie produkcja? Nie będzie produkcji.</text:p>
      <text:p text:style-name="P615">Więc mówię o tym, dlatego że my sobie tu dyskutujemy bardzo ciekawie i mądrze, natomiast życie nas zmusza do pewnych decyzji. My musimy już podejmować pewne decyzje, bo w przeciwnym wypadku przy tym stole może nas zastać sytuacja, że nie będzie na kartki mięsa. I nie będzie produktów żywnościowych.</text:p>
      <text:p text:style-name="P616">I<text:s/><text:span text:style-name="T617">to,</text:span><text:s/>że jest to proinflacyjne. Ja się zgadzam z tym, ale ja się panów ekonomistów wybitnych pytam - czy my jesteśmy w ogóle, jak my w ogóle jesteśmy w stanie zwalczyć tą inflację w naszym kraju. Czy działaniami deflacyjnymi? W moim przekonaniu absolutnie nie.</text:p>
      <text:p text:style-name="P618">W moim przekonaniu, ja nie jestem ekonomistą, ale to możemy zwalczyć tylko inflacją, działaniami inflacyjnymi. Nie widzę innego wyjścia. Dlatego - w moim przekonaniu -<text:s/>nawet to co zapisaliśmy w CPR na ten rok nie wiem czy wytrzyma próbę czasu jeśli idzie o wzrost cen itd., itd.</text:p>
      <text:p text:style-name="P619">Czyli musimy się na coś decydować. Jak zamrozimy ceny -<text:s/>to proszę bardzo. Zamrozimy rozwój całej gospodarki. Czyli nie tędy droga. Jedyna droga<text:s/>proinflacyjne<text:s/>działania niestety muszą być. I dlatego musimy od czegoś zacząć<text:s/><text:span text:style-name="T620">.<text:s/></text:span>I dojrzała najbardziej sytuacja do tego, żeby zacząć od gospodarki żywnościow<text:span text:style-name="T621">ej.</text:span><text:s/>Bo dalej tak nie może być - po jednej stronie ceny urzędowe, po drugiej ceny umowne, po trzeciej - duszone ceny urzędowe na żywność. Trzeba to ludziom zrekompensować. Ja za chwilę powiem jak tutaj wyliczenia wstępne na to wskazują. Odpowiednio zrekompensować , później pójść w indeksację. Nad tą indeksacją trzeba się zastanowić w jaki sposób to robić. I pójść do przodu. Natomiast jak będziemy czekać, to doczekamy się wreszcie takiej<text:s/>sytuacji, że nie będziemy mieli co jeść. Jest to przykre, ale niestety - prawdziwe.</text:p>
      <text:soft-page-break/>
      <text:p text:style-name="P622">Mam tu wyliczenia, które na to wskazują. Natomiast jeśli pójdziemy z urynkowieniem, to jeszcze jesteśmy w stanie w tym roku utrzymać, i tu odpowiadam kolegom z OPZZ - utrzymać produkcję zwierzęcą na poziomie jaki mieliśmy na koniec ubiegłego roku. Powtarzam raz jeszcze - utrzymać.</text:p>
      <text:p text:style-name="P623">Wszystkie wyliczenia na to mi wskazują, że jeśli od przyszłego miesiąca wejdziemy z wolnymi cenami skupu, od przyszłego miesiąca z wolnymi cenami skupu produktów rolnych - podkreślam, a za dwa trzy miesiąca nie od razu, bo proszę bardzo - według mnie to najlepiej byłoby od razu. Ale przygotować to odpowiednio wszystko. W lipcu<text:s/>jeślibyśmy<text:s/>weszli dopiero z tą drugą stroną, to jesteśmy w stanie utrzymać poziom produkcji zwierzęcej na poziomie roku ubiegłego. I na to mam wyliczenia, konkretne wyliczenia. Jeżeli jednak będziemy dalej odwlekać z wolnymi cenami skupu, to będzie coraz gorzej. I za dwa, trzy miesiące będzie sytuacja, że na kartki nam zabraknie mięsa. Dlaczego? Dlatego że to jest nie tylko sprawa produkcji, ale dlatego że myśmy procesy demonopolizac<text:span text:style-name="T624">ji</text:span><text:s/>uruchomili już od stycznia.</text:p>
      <text:p text:style-name="P625">I panowie pojedzcie do niektórych województw np. województwo pilskie. W województwie polskim handel pozakartkowy w sklepach normalnych jest już bardzo duży. Z wo<text:span text:style-name="T626">j</text:span>.<text:s/><text:span text:style-name="T627">p</text:span>ilskiego rzemieślnicy nie tylko zresztą rzemieślnicy, ale i spółdzielnie produkcyjne, sprzedają swój towar w Łodzi mają 5 sklepów, w Warszawie teraz otwierają, w Poznaniu będą mieć itd.<text:s/>Czyli w niektórych województwach życie nas wyprzedza.<text:s/>My tutaj dyskutujemy - czy to robi<text:span text:style-name="T628">ć</text:span><text:s/>czy nie, a życie nas wyprzedza normalnie.</text:p>
      <text:p text:style-name="P629">I w związku z tym, że ten przeciek mięsa poza kartkami jest duży, to za jakiś czas nie wystarczy nawet na kartki. Czyli trzeba już teraz konsekwentnie iść w tym kierunku. A nie czekać. Podkreślam - przy odpowiednim zrekompensowaniu. To jest nieładne słowo - ludziom. I teraz - jak to wygląda w liczbach sprawa, bo to...</text:p>
      <text:p text:style-name="P630">/Głos: To będzie jeszcze odrębnie omawiane/.</text:p>
      <text:p text:style-name="P631">Jeżeli będzie odrębnie omawiane, to już nie będę liczb przedstawiał.</text:p>
      <text:p text:style-name="P632"><text:span text:style-name="T633">Przewodniczący</text:span>:</text:p>
      <text:p text:style-name="P634">Bardzo dziękuję. Proszę - pani Grażyna Staniszewska.</text:p>
      <text:p text:style-name="P635"><text:span text:style-name="T636">Ob</text:span><text:span text:style-name="T637">.</text:span><text:span text:style-name="T638"><text:s/></text:span><text:span text:style-name="T639">S</text:span><text:span text:style-name="T640">taniszewska<text:s/></text:span><text:span text:style-name="T641">G</text:span><text:span text:style-name="T642">rażyna</text:span>:</text:p>
      <text:p text:style-name="P643">Ja chciałam do takiej sprawy generalnej wrócić. My mamy tutaj wypracować elementy nowej umowy społecznej<text:span text:style-name="T644">.<text:s/></text:span>Otóż to co dzisiaj usłyszeliśmy, ma wszelkie szanse na to, żeby być wyłącznie odrzucone przez społeczeństwo. Dlaczego? Dokument ten został skonstruowany przez proste dodanie jednego dokumentu do drugiego i jeszcze<text:s/>złagodzenie, i zamulenie wszystkich spraw.</text:p>
      <text:p text:style-name="P645">Tak dokument, no tak jak powiedziałam - ma po prostu szansę być wyłącznie odrzucony, jeżeli ma to być rzeczywista umowa społeczna, która nie tylko będzie gdzieś tam zapisana, ale zaakceptowana społecznie. Ona musi mieć zupełnie inną konstrukcję. Po pierwsze musi być bardzo prosta, musi zawierać czytelny program, czytelny program gospodarczy. Musi wyraźnie określać cenę, jeżeli już rzeczywiście jest taka potrzeba - cenę jaką ma zapłacić społeczeństwo za wychodzenie z kryzysu. I musi wyraźnie zawierać zobowiązanie, wyraźne zobowiązanie do zabezpieczeń dających ludziom poczucie społeczeństwa, możliwość przetrwania proponowanych operacji gospodarcz<text:span text:style-name="T646">yc</text:span>h. Tak samo w zamian za to rząd musi się zobowiązać i musi to być w poszczególnych rozdziałach wypunktowane - z czego rząd rezygnuje, gdzie czyni ustępstwa na rzecz społeczeństwa z dotychczasowych metod rządzenia gospodarką.<text:s/><text:span text:style-name="T647">W</text:span><text:s/>tym również musi być tu zobowiązanie do redukcji z wydatków na administrację i aparat represji.</text:p>
      <text:soft-page-break/>
      <text:p text:style-name="P648">Jeszcze raz powtarzam to - tylko takie,<text:s/><text:span text:style-name="T649">b</text:span>ardzo jasne określenie z jednej strony, z jednej strony wyrzeczeń<text:s/>jakich się żąda od społeczeństwa, określenie zabezpieczeń takich, żeby można było po prostu przetrwać ten cały cyrk, który się tutaj w tym kraju szykuje.</text:p>
      <text:p text:style-name="P650">A z drugiej strony - zobowiązanie do ustępstw i rezygnacji z dotychczasowych, z dotychczasowego stylu rządzenia.</text:p>
      <text:p text:style-name="P651">I tylko taka umowa ma szansę na akceptację społeczną.<text:s/>„Solidarność<text:span text:style-name="T652">”</text:span><text:s/>przyszła tutaj do tego<text:s/>„okrągłego stołu”<text:s/>z gotowością do wspólnego działania na rzecz wyciągnięcia kraju z kryzysu, ale ta umowa i ten kontrakt musik być bardzo czytelny społecznie. I tylko wtedy może być on zaakceptowany.</text:p>
      <text:p text:style-name="P653">Dziękuję.</text:p>
      <text:h text:style-name="P654" text:outline-level="3"><text:span text:style-name="T655">Przewodniczący</text:span>:<text:bookmark-start text:name="bookmark0"/><text:bookmark-end text:name="bookmark0"/></text:h>
      <text:p text:style-name="P656">Dziękuję. Pan minister Lewandowski - proszę bardzo.</text:p>
      <text:p text:style-name="P657"><text:span text:style-name="T658">Minister Lewandowski</text:span>:</text:p>
      <text:p text:style-name="P659">Dziękuję bardzo. Rozdział III<text:s/><text:span text:style-name="T660">-</text:span><text:s/>Ochrona ludności przed skutkami inflacji i równoważenia rynków jest rzeczywiście bardzo lapidarny. Ta lapidarność wynika jednak - naszym zdaniem - z trudności w tym czasie sformułowania konkretnych zapisów jak to ma wyglądać.</text:p>
      <text:p text:style-name="P661">Pkt 1 - przypomnę - jest zapisem z tekstu, który dostarczyła strona opozycyjno-solidar<text:span text:style-name="T662">n</text:span>ościowa, który brzmi, że w istniejącej sytuacji gospodarczej zadanie ochrony ludzi przed wzrostem kosztów utrzymania oraz zadanie równoważenia rynków nie dadzą się rozwiązać całkowici<text:span text:style-name="T663">e<text:s/></text:span>bezkolizyjnie.</text:p>
      <text:p text:style-name="P664">Co to znaczy nie dadzą się, te dwa zadania, które stawiamy jako ważne, rozwiązać bezkolizyjnie. To znaczy, że związek jest taki, że albo szybciej równoważymy i wówczas mniejsze możliwości m<text:span text:style-name="T665">a</text:span>m<text:span text:style-name="T666">y</text:span><text:s/>dla ochrony ludzi pracy przed skutkami tego, albo szybciej czy mocniej, większy akcent kładziemy na ochronę ludzi pracy przed skutkami. Natomiast wówczas nasze możliwości równoważenia gospodarki ulegają dosyć istotnemu zawężeniu.</text:p>
      <text:p text:style-name="P667">My uważamy, że sprawa indeksacji jest oczywiście sprawą absolutnie do zaakceptowania. I rząd, strona rządowa - nie reprezentuje tutaj żadnego odejścia od tej zasady.</text:p>
      <text:p text:style-name="P668">Natomiast istnieje jednak problem - jaka ma być skala i jaka podstawa indeksacji.<text:s/>Co my chronimy<text:s/>–<text:s/>czy<text:s/>chronimy poziom wszystkich dochodów, czy chronimy tylko do określonego poziomu.</text:p>
      <text:p text:style-name="P669">Ja myślę,<text:s/><text:span text:style-name="T670">ż</text:span>e to co w wywiadzie dla<text:s/><text:span text:style-name="T671">„</text:span>Życia Gospodarczego”<text:s/>powiedziała pani Góralska, zniekształca bardzo mocno stanowisko strony rządowej. Mianowicie powiedziała następująco:<text:s/>„że indeksacja powinna być pełna lub prawie pełna”. I następnie parę wierszy niżej powiedziała:<text:s/>„prof. Baka akceptuje zasady indeksacji”.</text:p>
      <text:p text:style-name="P672">To trzeba było już powiedzieć, że jeżeli na prof. Bakę się powołuje, to prof. Baka<text:s/><text:span text:style-name="T673">m</text:span>ówi o 60 proc. poziomie tej indeksacji, co nie ma nic wspólnego z indeksa<text:span text:style-name="T674">cj</text:span>ą pełną lub prawie pełną.</text:p>
      <text:p text:style-name="P675">Otóż ta sprawa jest niesłychanie ważna. Mnie się wydaje, że ustalenie sprawy indeksacji na poziomie gwarantującym określony faktycznie u nas dzisiaj występujący poziom minimalny życia, poziom ubóstwa, który będzie chronił n<text:span text:style-name="T676">aj</text:span>biednie<text:span text:style-name="T677">js</text:span>zych, a nawet tych n<text:span text:style-name="T678">aj</text:span>biedni<text:span text:style-name="T679">ej</text:span>szych trochę faworyzował, a trochę będzie się to odbywało kosztem lepiej sytuowanych, tym którzy w ramach swojej możliwości, swo<text:span text:style-name="T680">j</text:span>ej pozyc<text:span text:style-name="T681">ji</text:span><text:s/>ekonomicznej mogą łatwiej<text:s/><text:span text:style-name="T682">s</text:span>ię obronić przed skutkami obecnej sytuacji gospodarcz<text:span text:style-name="T683">ej,</text:span><text:s/>jest najbardziej uzasadniony.</text:p>
      <text:soft-page-break/>
      <text:p text:style-name="P684">Ale my słyszymy dla odmiany, że indeksacja ma być automatyczna, prawie pełna, powszechna itd. Otóż ja mówię nie negując pewnych założeń wydaje się, że trzeba sobie po prostu dać więcej czasu, aby wypracować skuteczną metodę, aby te dwa cele ochrony poziomu życia i równoważenia, były spełniane jednocześnie, bo my musimy to robić jednocześnie - an<text:span text:style-name="T685">i</text:span><text:s/>jednej, ani drugiej sprawy nie można odkładać.</text:p>
      <text:p text:style-name="P686">Dobrze by było gdybyśmy sobie powiedzieli no to równoważenie pal sześ<text:span text:style-name="T687">ć</text:span>, jeszcze tam wytrzymamy tyle i tyle. Nie wytrzymamy, a więc ja sądzę, że my powinniśmy iść bardziej jednak w kierunku porozumienia niż przetargów i automatycznej indeksacji. Automaty mogą dotyczyć minimum. Natomiast ta sprawa, związana z pewnym porozumieniem społecznym wynikającym z realiów istniejącej sytuacji powinna być rozpatrywana na bieżąco w tej komisji cen państwowo-społeczne<text:span text:style-name="T688">j</text:span>, cen i dochodów, która jak powiadam dzieliłaby tyle, ile zgodnie ze wszystkimi czynnikami współdecydującymi w Polsce jest do podziału. Jeżeli będziemy dzielić więcej, to niestety równowagi nie poprawimy.</text:p>
      <text:p text:style-name="P689">I chciałbym również zwrócić uwagę na fakt, że u podstaw dzisiejszych rewindykacji nie tylko leży zagrożenie poziomu życia określonych grup społecznych, czy grup zawodowych. U podstaw tych rewindykacji leżą wyra<text:span text:style-name="T690">ź</text:span>nie występujące różnice międz<text:span text:style-name="T691">yg</text:span>ałęziowe, różnice międzybranżowe, różnice między poszczególnymi zakładami wysokości wynagrodzeń tych samych branż. Różnice między<text:s/>sferą budżetową a sferą produkcji materialnej. My tych różni<text:span text:style-name="T692">c</text:span><text:s/>poprzez automatyczną indeksację nie usuniemy, a więc nie usuniemy również przyczyn przyszłych poten<text:span text:style-name="T693">cj</text:span>alnych konfliktów.</text:p>
      <text:p text:style-name="P694">Będziemy mieli bardzo prawdopodobnie do czynienia z sytuacjami, gdzie indeksacja automatyczna prawie zupełna będzie się nakładała na indeksację żywiołową, którą mamy dzisiaj<text:span text:style-name="T695">.</text:span><text:s/>Liczenie na to, że jeżeli damy ludziom więcej pieniędzy, że damy dużo więcej wygasną naciski rewindykacyjne, jest moim zdaniem bardzo uproszczone. Chciałbym żeby tak było, ale muszę powiedzieć, że osobiście jestem co do tego bardzo sceptyczny.</text:p>
      <text:p text:style-name="P696">Więc wracam do tego, że wydaje się, że ta sprawa szczegółowa, bo nie ma wątpliwości, że trzeba chronić poziom życia, szczególnie n<text:span text:style-name="T697">aj</text:span>biedniejszych, ale wydaje się, że trzeba nad rozwiązaniami technicznymi popracować tutaj dłużej. Przejść że tak powiem niejako dwa szczeble do jakiego poziomu indeksacja automatyczna, bo ona powinna być, od jakiego indeksacja polegająca na porozumieniu<text:span text:style-name="T698"><text:s/></text:span>cenowo-<text:span text:style-name="T699">d</text:span>ochodowym zawierającym, zawartym w olbrzymim obszarze wszystkich sił społecznych, politycznych, które mogą wpływać na stan świadomości i które mogą, że tak powiem swoje uzgodnienia no w jakimś sensie zrealizować w praktyce społeczne<text:span text:style-name="T700">j</text:span>,<text:s/><text:span text:style-name="T701">b</text:span>o to też jest niesłychanie istotne i niesłychanie ważne.</text:p>
      <text:p text:style-name="P702">Dziękuję bardzo.</text:p>
      <text:p text:style-name="P703"><text:span text:style-name="T704">Prze</text:span><text:span text:style-name="T705">wo</text:span><text:span text:style-name="T706">dnicząc</text:span><text:span text:style-name="T707">y</text:span>:</text:p>
      <text:p text:style-name="P708">Panie minist<text:span text:style-name="T709">r</text:span>ze dziękuję za te stwierdzenia<text:span text:style-name="T710">.</text:span><text:s/>My przywiązujemy ogromną wagę do tej sprawy indeksac<text:span text:style-name="T711">ji</text:span><text:s/>i chciałbym skomentowa<text:span text:style-name="T712">ć</text:span><text:s/>pańską gotowość do rozwiązania tego problemu, ale w kategoriach trwania jeszcze<text:s/>„okrągłego stołu”, które trzeba przyspieszyć te prace i trzeba ewentualnie powołać zespół który dniami i nocami będzie finiszował, bo to jest sprawa zupełnie centralna dla nas, świadcząca o tym czy możemy czy nie możemy podpisać uzgodnie<text:span text:style-name="T713">n</text:span>ie<text:s/>„stolika”<text:s/>ekonomi<text:span text:style-name="T714">cz</text:span>n<text:span text:style-name="T715">ego</text:span>.</text:p>
      <text:p text:style-name="P716">Dlatego proponowałbym, żeby się zastanowić nad stworzeniem takiego zespołu,<text:s/><text:span text:style-name="T717">k</text:span>tóry by mógł metodą interakcyjną zbliżenia stanowisk jakoś doprowadzić do tego uzgodnienia<text:span text:style-name="T718">.</text:span><text:s/>Ja jestem okrutny dla palaczy,<text:s/><text:soft-page-break/>bo już przeciągnęliśmy czas przerwy, ale chcieliśmy dokończyć dyskusję, żeby po przerwie zająć się tymi naszymi<text:s/>„stolikami”<text:span text:style-name="T719">.</text:span></text:p>
      <text:p text:style-name="P720">Mam zapisanych do głosu pana<text:s/><text:span text:style-name="T721">B</text:span>ug<text:span text:style-name="T722">aj</text:span>a, pana Stelmachowskiego i pana Martyniuka<text:span text:style-name="T723">.</text:span></text:p>
      <text:p text:style-name="P724">I pan premier Sekuła<text:span text:style-name="T725">.</text:span></text:p>
      <text:p text:style-name="P726">I pan Święcicki no to palacze muszą wziąć na wstrzymanie<text:span text:style-name="T727">.</text:span></text:p>
      <text:p text:style-name="P728">/Głosy z sali: Prosimy o przerwę/.</text:p>
      <text:p text:style-name="P729">Wobec tego przyjmujemy tę propozycję i ogłaszam 10-minutową przerwę.</text:p>
      <text:p text:style-name="P730"/>
      <text:p text:style-name="P731">/<text:span text:style-name="T732">Przerwa</text:span>/.</text:p>
      <text:p text:style-name="P733"/>
      <text:p text:style-name="P734">/Po przerwie/.</text:p>
      <text:p text:style-name="P735"/>
      <text:p text:style-name="P736"><text:span text:style-name="T737">Przewodnicząc</text:span><text:span text:style-name="T738">y</text:span>:</text:p>
      <text:p text:style-name="P739">Będziemy już wznawiali obrady. Jak się okazuje, okazała się trafna przerwa, nie pozwoliła się zamknąć w wyznaczonym czasie. Bardzo prosimy o zajęcie miejsc.</text:p>
      <text:p text:style-name="P740">Wznawiamy obrady. Bardzo proszę, aby przemówił dr Bugaj, a po nim prof. Stelmachowski.</text:p>
      <text:p text:style-name="P741"><text:span text:style-name="T742">Dr Ryszard Bugaj</text:span>:</text:p>
      <text:p text:style-name="P743">Proszę państwa, przed przerwą przemawiał pan minister Lewandowski. Był łaskaw powiedzieć, że w rozdziale projektu rządowego fragment dotyczący ochrony pracowników jest przepisany z naszego dokumentu. Muszę powiedzieć, że przez moment mnie to rozśmieszyło. Rzeczywiście jest przepisany - jedno zdanie początkowe, w sytuacji, kiedy dokument zawierał w treści dużo więcej i zawierał załącznik także w tej sprawie. Więc jest to sprawa od której chcę zacząć, bo jest to problem,<text:s/><text:span text:style-name="T744">wydaje</text:span><text:s/>mi się w jakiś sposób tutaj się wzajemnie traktujemy.</text:p>
      <text:p text:style-name="P745">Myślę, że jesteśmy w takiej sytuacji, proszę państwa, że od pierwszej deklaracji pana prof. Baki, cofamy się do tyłu. W tej pierwszej deklaracji były zachęcające elementy co do możliwości uzgodnienia szeregu elementów, akceptacji szeregu naszych propozycji. W miarę upływu czasu w moim przeświadczeniu tych elementów istotnych jest coraz mniej, a właściwie może nie ma już ich wcale. Na dobrą sprawę tekst w tym kształcie, który został nam przedstawiony, wydaje mi się, że w 90 przynajmniej procentach mógłby<text:s/>zostać przez stronę rządową samodzielnie ogłoszony, bez<text:s/>„okrągłego stołu”, bez tych debat i bez całej tej sprawy<text:span text:style-name="T746">.</text:span></text:p>
      <text:p text:style-name="P747">To jest pierwsza refleksja, którą chciałbym się podzielić<text:span text:style-name="T748">.</text:span><text:s/>Uważam bowiem, że sytuacja jest bardzo poważna.</text:p>
      <text:p text:style-name="P749">Druga sprawa to jest troszeczkę formalna, mianowicie jaki jest jak gdyby status tego dokumentu. Chodzi o to, że tu nie ma załączników żadnych i strona rządowa nie mówiła, że będą jakieś załączniki do tego dokumentu. Powstaje w związku z tym problem tego, co w niektórych grupach roboczych żeśmy uzgodnili. W moim przeświadczeniu np. ten fragment, który nam się udało uzgodnić w tej grupie, która zajmowała się problematyką samorządu pracowniczego, problematyką przekształceń własnościowych i sprawą politycznego opiniowania w gospodarce, nomenklatury, rekomendacji, ten fragment był dostatecznie krótki i z pożytkiem można by go było po prostu zamiast tych ogólnych zapisów tutaj wpisać. Jest rzeczą zrozumiałą, że w naszej poprzedniej propozycji kolejność była inna, ponieważ jeszcze grupa robocza<text:s/><text:soft-page-break/>uzgodnień nie miała. Dzisiaj takie uzgodnienia jak gdyby posiada.</text:p>
      <text:p text:style-name="P750">Natomiast w tych zapisach tu szereg rzeczy jest wyrażone, powiedziałbym i w bardziej ogólny sposób i moim zdaniem w innym duchu. Na przykład tam żeśmy uzgodnili, że zostaną wycofane te przepisy, które po 1981 r<text:span text:style-name="T751">.</text:span><text:s/>pośrednio lub bezpośrednio ograniczają kompetencje samorządu pracowniczego, zostaną wycofane. Sformułowanie tutaj jest napisane, że podjęta zostanie weryfikacja przepisów ogranicza<text:span text:style-name="T752">ją</text:span>cych kompetencje samorządu pracowniczego.<text:s/>Je<text:span text:style-name="T753">s</text:span>t to zapis zasadniczo różny. Ta<text:span text:style-name="T754">m,</text:span><text:s/>co prawda była kwestia sporna, ale jednak wydaje mi się, że jakieś zbliżenie stanowisk następowało, stawała sprawa ograniczenia listy przedsiębiorstw o specjalnym znaczeniu. Była rozbieżność. My się domagaliśmy likwidacji. Strona rządowa mówiła o daleko idącym ograniczeniu. Tutaj nawet nie ma tego daleko idącego ograniczenia w tej chwili. Więc to jest jak gdyby... nie wiem, czy to znaczy wycofanie się z tego? Czy to znaczy, że ma być ten załącznik, to spodziewam się, że wyjaśnienie w tej sprawie osiągniemy.</text:p>
      <text:p text:style-name="P755">Także np. tam były zapisy dotyczące możliwości organizowania się ruchu samorządowego, nadanie im uprawnień do opiniowania z mocy prawa, przed Sejmem, w Sejmie pewnych kategorii uregulowań gospodarczych ustawowych. Tutaj nie ma śladu po tym.</text:p>
      <text:p text:style-name="P756">Mógłbym jeszcze tutaj dodać pewne elementy do tego. Chodzi mi o zasadę, jak to ma właściwie być.</text:p>
      <text:p text:style-name="P757">Chciałbym jeszcze o innych sprawach powiedzieć, które jak gdyby także nam umykają, ja ten tekst oczywiście tylko przejrzałem, ale jest pytanie, co z nimi będzie?</text:p>
      <text:p text:style-name="P758">Bo chyba nie możemy udawać tego, że nie ma problemu szerzej rozumianej nomenklatury i stosunku do ni<text:span text:style-name="T759">ej,</text:span><text:s/>czy innych form nomenklaturowych? To słowo, ani żadne podobne, ani nawet bardziej umowne w postaci powiedzmy gwarancji depolityzacji przedsiębiorstwa, w tym tekście się nic z tego nie pojawia. Wielokrotnie żeśmy tą sprawę przecież na obradach akcentowali.</text:p>
      <text:p text:style-name="P760">Dalej<text:s/><text:span text:style-name="T761">-</text:span><text:s/>nawet takie sprawy, wydaje mi się, mniejszej rangi, też nie znajdujemy tutaj, o ile się nie mylę, satysfakcji. Mianowicie chodzi mi o sprawę np. poufności informacji ekonomiczn<text:span text:style-name="T762">ej,</text:span><text:s/>nadzoru nad Urzędem Statystycznym instytuc<text:span text:style-name="T763">jo</text:span>nalnego, chodzi mi o problematykę dwuwalutowości polskiej gospodarki itp. Wszystko to wypada.</text:p>
      <text:p text:style-name="P764">W miejsce tego mamy pewne zapisy, które wydaje mi się, muszą bardzo niepokoić. Mianowicie np. - nie dążę do wyczerpania tych zapisów<text:s/><text:span text:style-name="T765">-</text:span><text:s/>jest zapis taki:<text:s/>„powszechny consensus w sprawie zapewnienia społecznych warunków reformowania gospodarki, w tym dążenie do polubownego rozstrzygania sporów i nie przerywania procesu pracy w okresie wdrażania reform”.</text:p>
      <text:p text:style-name="P766">Ja rozumiem, że jest to przecież, nie można na skróty załatwić fundamentalnej sprawy środków protestac<text:span text:style-name="T767">yj</text:span>nych związków zawodowych, że takie…<text:s/>„en passant”<text:s/>jednym zdaniem ten zapis może być tylko przyczyną ostrych kontrowersji potem i niczemu dobremu służyć nie może.</text:p>
      <text:p text:style-name="P768">Dalej - jest tu propozycja, nie wiem dlaczego ona się pojawiła,<text:s/><text:span text:style-name="T769">w</text:span><text:s/>dyskusji jej, o ile wiem, nie przypominam sobie, żeby była, uzgodniono - słowo<text:s/><text:span text:style-name="T770">„</text:span>uzgodniono”<text:s/>- nadanie nowej formy funkc<text:span text:style-name="T771">jo</text:span>nowania konsultacyjnej radzie gospodarczej, która działać będzie jako organ konsultac<text:span text:style-name="T772">yj</text:span>no-doradczy przy rządzie<text:span text:style-name="T773">.</text:span><text:s/><text:span text:style-name="T774">W</text:span><text:s/>jej skład będą wchodzić przedstawiciele środowisk opozyc<text:span text:style-name="T775">yj</text:span>nych.</text:p>
      <text:p text:style-name="P776">Otóż nie uzgodniono tego. Ja nie sądzę<text:s/><text:span text:style-name="T777">-</text:span><text:s/>co prawda nie miałem z kolegami możliwości rozmawiania o tym<text:s/>–<text:s/>by<text:s/>to było rozwiązanie, które nasza strona uznawałaby za sensowne. Jest rzeczą normalną, że rząd ma swój oczywiście aparat doradczy. No i on powinien być aparatem doradczym rządu<text:span text:style-name="T778">.</text:span><text:s/>Tak na marginesie,<text:s/><text:soft-page-break/>nasz entuzjazm do tego oczywiście jest szczególnie nikły w świetle tego, że rząd notorycznie nie korzysta z rad Konsultac<text:span text:style-name="T779">yj</text:span>n<text:span text:style-name="T780">ej</text:span><text:s/>Rady Gospodarczej. Tak jak zresztą z rad innych doradczych organów, które sobie stworzył. Chcę zwrócić uwagę, że na tej sali po naszej stronie jest dwóch przedstawicieli Komisji ds. Reformy, która o ile wiem, nie została rozwiązana. Jest także pan prof. Kaleta po drugiej stronie, uczestnik tej komisji, i inni. Nie - przepraszam.</text:p>
      <text:p text:style-name="P781"><text:span text:style-name="T782">W</text:span><text:s/>każdym razie cały wielki pakiet zmian, który został właśnie przez Sejm przepchnięty nigdy nie stanął na forum tej komisji, rząd nigdy nie pytał się o opinię w tej sprawie. Więc oczywiście nie chcielibyśmy uczestniczyć także w ciałach, których rola prawdopodobnie będzie podobna i może nie dekoracyjna, bo Konsultac<text:span text:style-name="T783">yj</text:span>na Rada Gospodarcza służy opinii publicznej, a nie służy rządowi z pewnością, tzn. rząd z niej nie korzysta.</text:p>
      <text:p text:style-name="P784">I w końcu ostatnia sprawa, którą chciałbym podnieść, niestety, jest to sprawa na<text:span text:style-name="T785">jp</text:span>oważnie<text:span text:style-name="T786">js</text:span>za. To jest sprawa dotycząca oczywiście przewidywanej operacji cenowej, która tutaj jest przedstawiana w opakowaniu urynkowienia sektora żywnościowego. Ja świadomie mówię, przedstawiana w opakowaniu urynkowienia sektora żywno<text:span text:style-name="T787">śc</text:span>iowego, dlatego że cechą główną projektu, który forsuje rząd, nie jest<text:s/>urynkowienie, tylko podwyżka cen, drastyczna podwyżka cen<text:span text:style-name="T788">.</text:span><text:s/>Nie ma żadnej konieczności, by proces urynkowienia gospodarki żywnościowej wiązał się z totalnym lub prawie totalnym wycofaniem dotacji do rolnictwa i do żywności. To są dwie dość osobne sprawy. Oczywiście pewne związki istnieją, ale generalnie rzecz biorąc nie ma takiego związku.</text:p>
      <text:p text:style-name="P789">Muszę powiedzieć, że kiedy pierwszym raz ten projekt został nam przedstawiony, rozmawiając we własnym gronie byliśmy zdania, że rząd tylko po to przedstawia ten projekt, żeby się potem z niego wycofać na jakieś rozsądnie<text:span text:style-name="T790">js</text:span>ze pozycje, nie przewidujące jeszcze raz operacji pod hasłem<text:s/>„raz a dobrze”, ale na dużo jeszcze większą skalę niż to było dotąd przeprowadzane. To jest coś więcej niż swego czasu przeprowadził pan minister Krasiński. To jest dużo więcej niż niedawno zrealizował pan premier Sadowski. I słowo, którego tutaj użył Andrzej Wielowieyski, że jest to propozycja awanturnicza, uważam, że jest słowem całkowicie adekwatnym. Rzecz<text:span text:style-name="T791">yw</text:span>iście. Ponieważ nie istnieją żadne sposoby na to, by w sposób adresowy móc zwrócić tą rekompensatę konsumentom, to ta operacja musi wywołać ogromne niezadowolenie społeczne. Pomijając już fakt, że przy tak globalnej operacji - rzecz jasna - subiektywne oceny zawsze prowadzą do tego, że ludzie uważają do tego, że ona nie jest do<text:span text:style-name="T792">stat</text:span>ecznie<text:s/>zrekompensowan<text:span text:style-name="T793">a</text:span>.</text:p>
      <text:p text:style-name="P794">Sądzimy, że ta operacja gdyby została tak przeprowadzona, może doprowadzić do jednej z dwóch konsekwencji. Albo do wybuchu społecznych protestów, albo do hiperinflac<text:span text:style-name="T795">ji</text:span>.</text:p>
      <text:p text:style-name="P796">I dlatego uważam, że jest naszym obowiązkiem bardzo wyraźnie powiedzieć, że jest to projekt groźny. I jak gdyby sformułować pewien rodzaj ostrzeżenia. Ja myślę, że już się źle stało, że rząd projekt w tym kształcie - jak gdyby - nagłośnił.</text:p>
      <text:p text:style-name="P797">Otóż twierdzę, że ogłoszenie, iż planuje się, przewiduje się, rozważa się podwyżkę cen żywności o 270 proc. z perspektywą dalszego wzrostu, już tak generalnie zwiększa oczekiwania inflacyjne ludności co w warunk<text:span text:style-name="T798">a</text:span>ch braku indeksacji przekłada się na presję rewindyk<text:span text:style-name="T799">ac</text:span>yjną od ręki<text:span text:style-name="T800">,</text:span><text:s/>że już tylko ogłoszenie takiego projektu jest równoznaczne z tym, że inflacja w tym roku będzie o te powiedzmy 10 czy 15 pkt. wyższa.</text:p>
      <text:p text:style-name="P801">Ja nie wiem, ja muszę powiedzieć, że nie rozumiem zupełnie dlaczego ten projekt jest forsowany w<text:s/><text:soft-page-break/>sposób tak u<text:span text:style-name="T802">si</text:span>lny.</text:p>
      <text:p text:style-name="P803">Myślę, że jeżeli mielibyśmy dyskutować o sprawie urynkowienia cen żywności, od czego żeśmy się chyba nigdy ani przez moment nie uchylali, choć można mieć wątpliwości, to znaczy od tego trzeba zacząć, to możemy dyskutować tylko projekty rozsądne. A więc takie, które przewidują zachowanie ogromnej większości dotacji i nie prowadzą do kilkuset procentowego wzrostu cen żywności.</text:p>
      <text:p text:style-name="P804">Zapis, który się znalazł na stronie trzeciej - oparcie cen na relacjach popytu i podaży, ograniczenie dotacji do produkcji żywności - jest zapisem z punktu widzenia możliwości uzgodnień, jak sądzę, niedopuszczalnym zupełnie. Dlatego że pod tym zapisem można rzeczywiście zrealizować 90 proc. koncepcji pana premiera Olesiaka.</text:p>
      <text:p text:style-name="P805">Nie możemy w żadnym razie brać jaki<text:span text:style-name="T806">ejk</text:span>olwiek współodpowiedzialności za projekt, o którym rzeczywiście sądzimy, że jest projektem awanturniczym.<text:s/></text:p>
      <text:p text:style-name="P807">Dziękuję.</text:p>
      <text:p text:style-name="P808"><text:span text:style-name="T809">Prze</text:span><text:span text:style-name="T810">wo</text:span><text:span text:style-name="T811">dnicząc</text:span><text:span text:style-name="T812">y</text:span>:</text:p>
      <text:p text:style-name="P813">Dziękuję bardzo. Proszę uprzejmie pan prof. Stelmachowski, a po nim pan przewodniczący Martyniuk.</text:p>
      <text:p text:style-name="P814"><text:span text:style-name="T815">Pro</text:span><text:span text:style-name="T816">f.</text:span><text:span text:style-name="T817"><text:s/></text:span><text:span text:style-name="T818">Ste</text:span><text:span text:style-name="T819">lmachowsk</text:span><text:span text:style-name="T820">i</text:span>:</text:p>
      <text:p text:style-name="P821">Chciałbym od razu powiedzieć, że w sprawie gospodarki żywnościowej rozumiem, że będziemy to mówili po przerwie. Czyli w tej chwili się nie ustosunkowuję do tego. Będziemy mówili odrębnie.</text:p>
      <text:p text:style-name="P822">Na razie chodziło mi o trzy uwagi. Pierwsza dotyczy stosunku do przedstawionego dokumentu. Otóż odnoszę wrażenie że jest to dokument treściowo bardzo nierówny. Są części lepiej i gorzej opracowane. Jaka byłaby uwaga czytelnika? Moje uwagi krytyczne odnoszą się do pierwszych trzech rozdziałów, czy części. Gdy chodzi o dwie pierwsze wydaje mi się, że przede wszystkim one powinny być o wiele bardziej konkretne. Na przykład czytamy na stronie drugi<text:span text:style-name="T823">ej:<text:s/></text:span><text:span text:style-name="T824">„</text:span>Zmiany wielkości i zapewnienie prorynkowej struktury inwestycji”. Bardzo słuszny zapis. Tylko ja bym chciał wiedzieć o ile i jak, jakiś konkret, żeby się tu znalazł.</text:p>
      <text:p text:style-name="P825">Dalej - poprawę zaopatrzenia materiałowego przemysłu. No kto by z nas nie chciał poprawy zaopatrzenia materiałowego przemysłu. Nie pamiętam żadnego programu, gdzie by tej formuły nie było. Proponowałbym skreślić. To jest przecież rzecz oczywista. Będziemy się zawsze starali o poprawę zaopatrzenia przemysłu. Taki zapis nie inform<text:span text:style-name="T826">uj</text:span>e nas o niczym.</text:p>
      <text:p text:style-name="P827">Dalej - na tej samej stronie na dole, że proponuje się zmniejszenie energochłonności materiałochłonności dochodu narodowego. Nic tylko przyklasnąć. Ale ja bym bardzo chciał wiedzieć - jak, jak to ma być osiągnięte, bo to jest dopiero ważne.</text:p>
      <text:p text:style-name="P828">Teraz - gdy chodzi o ograniczenia inflacji.</text:p>
      <text:p text:style-name="P829">Cytujemy tu znowu taka formuła:<text:s/><text:span text:style-name="T830">„</text:span>Trzeba dokonania zmian w strukturze gospodarki prowadzących do obniżenia jej nakładochłonności oraz zwiększenie udziału produkcji towarów konsumpcyjnych<text:span text:style-name="T831">”</text:span>.</text:p>
      <text:p text:style-name="P832">W jaki sposób, w jakim stopniu? To byłby dopiero konkret.</text:p>
      <text:p text:style-name="P833">Albo formuła:<text:s/><text:span text:style-name="T834">„</text:span>Wyeliminowanie presji nadwyżkowego popytu jako głównego źródła wzrostu cen”. Bardzo pięknie, tylko jak - to jest dopiero ciekawe.</text:p>
      <text:p text:style-name="P835">Tak samo formuła:<text:s/>„W najbliższych latach zmniejszony zostanie udział inwestycji w dochodzie narodowym”. O ile?</text:p>
      <text:p text:style-name="P836"><text:span text:style-name="T837">S</text:span>ądzę, że to dałoby zupełnie inne efekty w odbiorze przez czytelnika.</text:p>
      <text:soft-page-break/>
      <text:p text:style-name="P838">Teraz - parę kwestii, druga sprawa to jest parę kwestii szczegółowych dotyczących właśnie ograniczenia inflacji. Chciałbym poruszyć tu dwie sprawy. Pierwsza to rola podatku obrotowego. Tak jak ten podatek obrotowy funkcjonuje, jest on też w dużym stopniu in<text:span text:style-name="T839">fl</text:span>a<text:span text:style-name="T840">cj</text:span>ogenny. Chodzi więc o to - jak ten instrument powinien być stosowany. Oczywiście nikt z nas nie będzie miał nic przeciwko temu, żeby podatek obrotowy i to znaczny, był pobierany dajmy na to od napojów alkoholowych, czy też od towarów luksusowych. Natomiast jeżeli on będzie pobierany tak jak dotychczas, niezwykle szeroko, to pozwolę sobie tylko przytoczyć przypadek książek, które osiągnęły wysokość zupełnie nieprawdopodobną. Dlaczego? Bo ten podatek jest pobie<text:span text:style-name="T841">l</text:span>any<text:s/><text:span text:style-name="T842">w</text:span><text:s/>trzech albo w czterech miejscach. Najpierw w<text:s/>papierni od papieru, potem w drukarni od drukowania, potem w wydawnictwie i wreszcie jeszcze na rynku księgarskim.<text:s/>No, przy tego rodzaju skumulowanym działaniu podatku obrotowego na wyrób finalny nie dziwmy się, że powstaje tutaj gwałtowny wzrost cen.</text:p>
      <text:p text:style-name="P843">Wreszcie kwestia - jak to już z pozycji prawnika. Chodzi mi o sprawę tzw. nominalizmu pieniężnego. Mianowicie w kodeksie cywilnym istnieje przepis art. 358, który głosi, że zobowiązania pieniężne, z zastrzeżeniem wyjątków ustawowych, muszą by<text:span text:style-name="T844">ć</text:span><text:s/>wyrażone tylko w pieniądzu polskim oraz że spełnienie świadczenia pieniężnego następuje przez zapłatę jego sumy nominaln<text:span text:style-name="T845">ej.</text:span><text:s/>Te normy zaostrza stary dekret z 27 lipca<text:s/><text:span text:style-name="T846">1</text:span>949 r. o zaciąganiu nowych i określaniu wysokości nieumorzonych zobowiązań pieniężnych, który poza trzema wypadkami nie pozwala na uzależniania płatności od innych niż złoty miernika wartości. Jest to więc zakaz klauzul zbożowych, walutowych, złota itp.</text:p>
      <text:p text:style-name="P847">Doświadczenie wykazuje, że tak pomyślana zasada nominalizmu pieniężnego funkcjonuje zadowalająco tylko wówczas, gdy mamy do czynienia z inflacją<text:s/><text:span text:style-name="T848">je</text:span>dnocyfrową. Przy inflacji dwucyfrowej i wyższej zasada ta przyspiesza rozregulowanie rynku pieniężnego gdyż - po pierwsze przyspiesza ucieczkę od złotego, skłaniając do transakcji dolarowych, po drugie - zabija kredyt zwłaszcza średnio i długoterminowy, który nieuchronnie staje się częściową dotacją i to dotacją loteryjną, gdyż uzależnioną od niewiadomej stopy inflacji.</text:p>
      <text:p text:style-name="P849">Po trzecie - ogranicza chęć oszczędzania, gdyż wkłady oszczędnościowe w przyspi<text:span text:style-name="T850">es</text:span>zonym tempie<text:s/><text:span text:style-name="T851">d</text:span>ewaluują się.</text:p>
      <text:p text:style-name="P852">Wniosek. Należy uchylić wymienione przepisy. Po drugie - przejść na zasadę waloryzacji zarówno wkładów oszczędnościowych, jak i kredytów według określonego miernika wartości<text:span text:style-name="T853">.</text:span></text:p>
      <text:p text:style-name="P854">Operowania li tylko stopą procentową nie wystarcza. Pozwoliłem sobie w tej sprawie zrobić małą notatkę, którą pozwolę sobie puścić, żeby to było do wglądu. Wreszcie ostatnia sprawa, w najlepiej opracowanym moim zdaniem rozdziale czwartym dotyczącym programu ochrony pracy i zatrudnienia zwłaszcza w załączniku skoro już mówimy o potrzebie ratyfikacji niektórych konwencji MOP, pozwalam sobie zwrócić uwagę na potrzebę ratyfikacji również konwenc<text:span text:style-name="T855">ji</text:span><text:s/>141 dotyczącej związku zawodowego rolników i wnosiłbym o uzupełnienie wykazu konwencji do ratyfikacji o te właśnie konwencje.</text:p>
      <text:p text:style-name="P856">To wszystko, dziękuję.</text:p>
      <text:p text:style-name="P857"><text:span text:style-name="T858">Przewodniczący</text:span>:</text:p>
      <text:p text:style-name="P859">D<text:span text:style-name="T860">z</text:span>iękuję bardzo.</text:p>
      <text:p text:style-name="P861">Proszę uprzejmie pan przewodniczący Martyniuk, a potem dr Święcicki.</text:p>
      <text:p text:style-name="P862"><text:span text:style-name="T863">O</text:span><text:span text:style-name="T864">b</text:span><text:span text:style-name="T865">.</text:span><text:span text:style-name="T866"><text:s/>Władysław Martyniuk</text:span><text:span text:style-name="T867">;</text:span></text:p>
      <text:soft-page-break/>
      <text:p text:style-name="P868">Ja mam nadzieję, że pani doktor Wóycicka,<text:s/><text:span text:style-name="T869">k</text:span>tóra powiedziała, iż strona solidarnościowa przyszła tutaj żeby negocjować cenę jaką ma zapłacić społeczeństwo, za wprowadzenie tutaj tych nowych elementów umowy społecznej, to jest po prostu zwykłe przejęzyczenie, bo ja chciałbym bardzo wyraźnie powiedzieć, że ruch związkowy i to bez względu na to, czy to jest<text:s/><text:span text:style-name="T870">„</text:span>Solidarność”, czy to jest OPZ<text:span text:style-name="T871">Z</text:span><text:s/>jako główny swój cel ma przed sobą z istoty w ogóle tego ruchu wynika, obrona i zwiększenie poziomu życia, a nie negocjacje na temat ceny, którą ma się zapłacić,<text:span text:style-name="T872"><text:s/></text:span>żeby obniżyć. Sądzę, że to jest tylko przekłamanie i nic więcej, bowiem gdyby to było inaczej, to przepraszam, ale się nie możemy absolutnie i<text:span text:style-name="T873">de</text:span>nty<text:span text:style-name="T874">fi</text:span>kować z tym co panowie po drugiej stronie, czy państwo po drugiej stronie siedzący tutaj mówią.</text:p>
      <text:p text:style-name="P875">Ja chciałbym parę rzeczy powiedzieć na temat elemen<text:span text:style-name="T876">tó</text:span>w tej nowej umowy społecznej. Bardzo wiele kwes<text:span text:style-name="T877">ti</text:span>i tutaj ze strony państwa, czyli ze strony opozycji zostało podniesionych, nie chciałbym do tego za bardzo wracać i chciałbym absolutnie poprzeć pana prof. Stelmachowskiego, który mówił na temat sprawy zasadniczej, a mianowicie braku jakichkolwiek rachunków symulacyjnych, co to wszystko ma nam dać. Bowiem te siedem punktów, które są - poprawa zaopatrzenia rynku, warunków życia, ograniczenie inflacji itd., jako hasła są dla nas do przyjęcia od A do Z, natomiast wczytanie się w to co jest zaproponowane, to są przepraszam, ale to są hasła i nic więcej. Bowiem zmiana na przykład wielkości i struktury inwestycji jako hasło to jest sprawa przepiękna, natomiast bez rachunku symulacyjnego gdzie, jak i co w efekcie ma dać nic nam konkretnego nie mówi.</text:p>
      <text:p text:style-name="P878">Chciałbym zwr<text:span text:style-name="T879">ó</text:span>cić wagę na<text:s/><text:span text:style-name="T880">d</text:span>wie rzeczy przede wszystkim, a mianowicie przy poprawie zaopatrzenia rynku i warunk<text:span text:style-name="T881">ó</text:span>w życia ludności, szczególnie prz<text:span text:style-name="T882">yj</text:span>muje si<text:span text:style-name="T883">ę,<text:s/></text:span>że dostawy towarów i usług rynkowych będą rosły poczynając od bieżącego roku w tempie nie niższym od tempa wzrostu dochodów narodowego. Jak ja sobie przejrzałem rocznik statystyczny i wziąłem s<text:span text:style-name="T884">o</text:span>bie... porównując sprzedaż detaliczną towarów ogółem bez względu na to, czy to było z państwowych czy nieuspołecznionych, jak wyglądała ta dynamika, od 1981 roku, jak wyglądała dynamika dochodu narodowego podzielonego i proszę państwa to jest w zasadzie to samo. Czyli gdyby przyjąć ten zapis, który tutaj jest proponowany, mamy taki sam stan jaki mieliśmy od roku 1981, więc ja nie wiem czy nam naprawdę o to chodzi. Nie chcę tutaj państwa etapować cyframi.</text:p>
      <text:p text:style-name="P885">I drugi, który jest tutaj fragment, na który chciałbym zwrócić uwagę, a mianowicie mówiący o kompleksie paliwowo-energetycznym, surowcowym, by w całości nakładów na inwestycje był on kształtowany w oparciu o kr<text:span text:style-name="T886">yt</text:span>e<text:span text:style-name="T887">ri</text:span>a ekonomiczne, co powinno pozwolić na zwiększenie nakładów na<text:s/><text:span text:style-name="T888">i</text:span>nwesty<text:span text:style-name="T889">cj</text:span>e służące zmniejszeniu energochłonności, m<text:span text:style-name="T890">ateri</text:span>ałochłonnoś<text:span text:style-name="T891">ci</text:span><text:s/>itd.</text:p>
      <text:p text:style-name="P892">Ja chyba tutaj żadnej Ameryki nie odkryję jeżeli powiem,<text:s/>iż przecież nam grozi i to jest wyliczalne,<text:s/><text:span text:style-name="T893">p</text:span>ytanie jest tylko ile - kryzys energetyczny mniej więcej od roku 1991 roku<text:span text:style-name="T894">.</text:span><text:s/>Jak rozumiem,<text:s/>„stoliki”<text:s/>zarówno górniczy jak i ekologiczny mówiły tak o 5-dniowym<text:s/><text:span text:style-name="T895">tyg</text:span>odniu pracy, co jest absolutnie konieczne w czasie pracy w górnictwie, o tym, że elektrownie atomowe należy... nie wolno budować, czy też przerwać budowę tej elektrowni, która jest w Żarnowcu, już patrzę nie<text:s/><text:span text:style-name="T896">t</text:span>ylko i wyłącznie z punktu widzenia gospodarki, a przede wszystkim społeczeństwa<text:span text:style-name="T897">.</text:span></text:p>
      <text:p text:style-name="P898">Przecież my wejdziemy w potężną lukę paliwowo- energetyczną i wszystkie uzgodnienia tutaj, które my mamy wszystkie wielkie słowa i hasła pod nazwą wolny rynek, urynkowienie itd<text:span text:style-name="T899">.</text:span><text:s/>przepraszam za wyrażenie, ale to wszystko nam<text:s/>„szlag trafi”, bo po prostu nie będzie ener<text:span text:style-name="T900">g</text:span>i<text:span text:style-name="T901">i<text:s/></text:span>i znowu chciałbym mieć tutaj<text:s/><text:soft-page-break/>rachunek symulacyjny,<text:s/><text:span text:style-name="T902">któ</text:span>ry mówi, że jeżeli przerzucimy nakłady na oszczędność to kiedy to może z<text:span text:style-name="T903">af</text:span>unk<text:span text:style-name="T904">cjo</text:span>now<text:span text:style-name="T905">ać,</text:span><text:s/>w jakim procencie zdejmie się to - można raczej ograniczyć to wydobycie, by gospodarka normalnie funk<text:span text:style-name="T906">cj</text:span>onowała. Przecież takich rzeczy naprawdę nie wolno zapisywać<text:span text:style-name="T907">.</text:span></text:p>
      <text:p text:style-name="P908">Dalsza sprawa - wprowadzenie nowego ładu ekonomicznego - i znowu proszę państwa ja chciałbym mieć naprawdę tutaj przepraszam, że tak personifikuję - ale chciałbym mieć gwarancje znowu na zasadzie rachunku symulacyjnego, że ten nowy ład ekonomiczny nas poprowadzi prostą drogą w kierunku gospodarki porównywalnej z najlepszymi gospodarkami świata, bo chyba w tym kierunku idziemy, a nie zaprowadzi nas w kierunku takim, gdzie również jest gospodarka rynkowa, natomiast efekty są<text:s/>fatalne. Nie chcę wymieniać tego co dwa tygodnie mówiłem,<text:s/><text:span text:style-name="T909">ż</text:span>e to mo<text:span text:style-name="T910">ż</text:span>e nas spokojnie doprowadzić do gospodarek latynoame<text:span text:style-name="T911">ry</text:span>kańskich.</text:p>
      <text:p text:style-name="P912">Kto da gwarancje, że w takim kierunku to pójdzie jakim my sobie wyobrażamy, a nie będzie zupełnie czego innego? Dalej jeżeli to ma być umowa społeczna, to to musi być coś co przekona społeczeństwo, że idziemy we właściwym kierunku i że społeczeństwu konkretnemu człowiekowi będzie się żyło po prostu lepiej.</text:p>
      <text:p text:style-name="P913">Dlatego chciałbym państwu zaproponować pod rozwagę parę punktów, które naszym zdaniem powinny się tam bezwzględnie znaleźć, by było to strawne. I tak uważamy, że jako efekt naszych uzgodnień powinna zostać podpisane, iż podaż dóbr trwałego użytku, obuwia, odzieży itp. wykazywać będzie szybki wzrost. Wzrost ten powinien wynosić minimum 10% rocznie, liczony ilościowo w poszczególnych grupach towarowych, uzgodnionych między rządem a ruchem związkowym<text:span text:style-name="T914">.</text:span></text:p>
      <text:p text:style-name="P915">Dane rocznika statystycznego mówią, że jest to możliwe, bo coś takiego już mieliśmy. Dalsze polityka mieszkaniowa powinna nam gwarantować uzgodniona tutaj, że do 1995 roku każda rodzina będzie miała własne mieszkanie, wtedy będziemy mogli dyskutować na temat urynkowienia. Proszę państwa<text:s/><text:span text:style-name="T916">-</text:span><text:s/>1995.</text:p>
      <text:p text:style-name="P917">Płaca i dochody realne będą systematycznie wzrastały. D<text:span text:style-name="T918">o</text:span><text:s/>1990 indeksacja, po roku 1990 układy zbiorowe pracy i umowy zbiorowe. Podstawą wszystkiego jest wzrost płac realnych i dochodów zatrudnionych w jednostkach gospodarki uspołecznion<text:span text:style-name="T919">ej.</text:span><text:s/>Jako zasadę przyjmuje się szybszy wzrost spożycia zbiorowego niż in<text:span text:style-name="T920">dy</text:span>widu<text:span text:style-name="T921">al</text:span>nego<text:span text:style-name="T922">.</text:span></text:p>
      <text:p text:style-name="P923">Inflacja. Chciałbym, żebyśmy sobie bardzo wyraźnie powiedzieli w którym momencie i w którym roku ta inflacja będzie jednocyfrowa, bo w ciągu 2 - 3 lat przy tym co na przykład pan dr Bugaj powiedział, w propozycjach mówiących o urynkowieniu całej sfery gospodarki żywnościow<text:span text:style-name="T924">ej</text:span>, bo tu n<text:span text:style-name="T925">i</text:span>e chodzi chyba tylko o mięso, ale to musi być mleko, musi być ser, muszą być kasze itd. wchodzimy w hiperinfla<text:span text:style-name="T926">cj</text:span>ę, z któr<text:span text:style-name="T927">ej</text:span><text:s/>podejrzewam nie wyj<text:span text:style-name="T928">dzi</text:span>emy nigdy.</text:p>
      <text:p text:style-name="P929">To co się mówi na<text:s/>„stoliku”<text:s/>g<text:span text:style-name="T930">o</text:span>s<text:span text:style-name="T931">pod</text:span>a<text:span text:style-name="T932">r</text:span>k<text:span text:style-name="T933">i</text:span><text:s/>mieszkaniowej urynkowienie całej sfery mieszkań. Proszę państwa to jest kolejny zastrzyk inflacyjny i mówienie o tym, że w ciągu 2 - 3 lat to jak państwo sobie doskonale zdają sprawę, że jest niemożliwe wejście w ogóle. Stąd też ja podejrzewam - że trzeba sobie bardzo wyraźnie powiedzieć, w którym roku przyjm<text:span text:style-name="T934">uj</text:span>emy, że poziom inflacji ma być jednocy<text:span text:style-name="T935">fr</text:span>owy<text:span text:style-name="T936">.</text:span><text:s/>My propon<text:span text:style-name="T937">uj</text:span>emy 1990 rok.</text:p>
      <text:p text:style-name="P938">Dalsza sprawa<text:s/><text:span text:style-name="T939">i</text:span><text:s/>tutaj do pana prof. Rosnera się zwracam, czy się zgodzi. Jak to zrobić, ja sadzę, że panowie ekonomiści są tutaj na tyle światl<text:span text:style-name="T940">i</text:span>, że coś takiego nam zaproponują, jako ruchowi związkowemu.</text:p>
      <text:p text:style-name="P941">Dalej - chciałbym widzieć na przykład taki zapis, że rząd przy współudziale związków zawodowych<text:s/><text:soft-page-break/>stworzy system gwarantujący<text:s/><text:span text:style-name="T942">ro</text:span>czne ograniczenie o 20% liczby stanowisk pracy nieodpowiadających normom bezpieczeństwa i higieny pracy.</text:p>
      <text:p text:style-name="P943">Dal<text:span text:style-name="T944">ej,</text:span><text:s/>że bez względu na zakres struktur<text:span text:style-name="T945">yz</text:span>ac<text:span text:style-name="T946">ji<text:s/></text:span>i kierunek obowiązywać będzie niepodważalna zasada pełnego zatrudnienia. Akurat niepodważalna zasada pełnego zatrudnienia nie jest tak określona, ponieważ jest określone tam, że będzie się respektować. Semantycznie być może jest to samo, ale faktycznie to jest zupełnie co innego.</text:p>
      <text:p text:style-name="P947">I chciałbym jedną rzecz na sam koniec powiedzieć, co zawarliśmy w trakcie prezentacji stanowisk w ciągu pierwszego dnia, że w takim kształcie ruch związkowy, który reprezentu<text:span text:style-name="T948">je</text:span>my, a mianowicie OPZZ, nie będzie w stanie tych elementów nowej umowy społecznej podpisać i nie będzie stroną.</text:p>
      <text:p text:style-name="P949">Dziękuję bardzo.</text:p>
      <text:p text:style-name="P950"><text:span text:style-name="T951">Przewodnicząc</text:span><text:span text:style-name="T952">y</text:span>:</text:p>
      <text:p text:style-name="P953">Dziękuję. Proszę bardzo, dr Święcicki.</text:p>
      <text:p text:style-name="P954"><text:span text:style-name="T955">D</text:span><text:span text:style-name="T956">r</text:span><text:span text:style-name="T957"><text:s/>Marcin Święcicki</text:span>:</text:p>
      <text:p text:style-name="P958">Ja chciałem króciutko ustosunkować się do tych kwestii podniesionych w odniesieniu do rozdziału piątego - nowego ładu ekonomicznego.</text:p>
      <text:p text:style-name="P959">Pierwsza sprawa tego wstępu, prof. Mujżel jest bardzo do niego przywiązany, ale tym niemniej w innych rozdziałach nigdzie nie ma wstępu i diagnoz, i oceny poprzedniej sytuacji, a tu jednak są kwestie dyskusyjne, np. że własność państwowa pozostaje ciągle w niezmienionym kształcie od 1981 r. kiedy wprowadzono samorządy. Ta własność jest już jednakże w pewnym zmienionym kształcie. Itd. itd.</text:p>
      <text:p text:style-name="P960">Więc ja proponuję albo szukajmy nowej redakcji. Tylko czy jest na to czas?</text:p>
      <text:p text:style-name="P961">Następna sprawa. Dokument nie przesądza umiejscowienia tych organów. A więc tutaj dyskusja dalsza, gdzie je umiejscowić, organ antymonopolowy i organ włada<text:span text:style-name="T962">ją</text:span>cy majątkiem państwowym, nie jest tu przesądzona negatywnie, że to nie będzie przy Sejmie, tylko jest kwestia zostawiona jak gdyby otwarta. Wydaje mi się, że Sejm tak czy owak będzie sprawował kontrolę nad tymi organami, dlatego że Sejm określa ich zasady ustawowe działania, Sejm określa ich budżet i efekty finansowe ze sprzedaży majątku państwowego itd. skalę tego. Sejm może powoływać przewodniczących tych organów. A więc bardzo wiele kompetencji tut<text:span text:style-name="T963">aj,</text:span><text:s/>tak czy owak, zostaje w rękach Sejmu.</text:p>
      <text:p text:style-name="P964">Więc może to z prawnikami trzeba by uściślić, czy w ogóle zastanowić się nad tym. Ale sprawa jest otwarta. Tutaj tylko chodziło o to, żeby nie przesądzać z góry i od razu.</text:p>
      <text:p text:style-name="P965">Kwestia bardzo istotna, to tempo dochodzenia do tego wolnego rynku. Otóż trzeba sobie zdawać sprawę,<text:s/><text:span text:style-name="T966">ż</text:span>e jeśli my przed 1990 rokiem chcemy całkowicie zakończyć kontrolę cen, kredytów, reglamentac<text:span text:style-name="T967">ji</text:span>, dewiz itd. to oznacza m.in. wolne ceny na czynsze mieszkaniowe, na wszystkie produkty żywnościowe, całkowicie wolne ceny, wolne ceny energii elektrycznej, gazu itd., itd. Ja jak najbardziej się tu zgadzam z prof. Józefiakiem. Myślę, że jestem tak samo zwolennikiem wolności gospodarowania, wolnych cen i wolnego rynku, jak prof. Józefiak, tylko bądźmy realistami. Wprowadzenie zapisu, że się zabroni jakichkolwiek tutaj oddziaływań poza działaniem ustawy antymonopolowej jest nierealistyczne. Może te sformułowania trzeba tutaj podkreślić, że się będzie dążyć wielkim wysiłkiem, czy coś, żeby to ograniczyć. Ale zapisać, że w ogóle nie będzie, to jest nierealne. Moim zdaniem do 1990 r. jest nierealne ze względu na konsekwencje społeczne przede wszystkim. Wprowadzenie wolnych cen na te wszystkie rzeczy.</text:p>
      <text:soft-page-break/>
      <text:p text:style-name="P968">Następna sprawa to jest taka ogólna, mianowicie zespół ds. samorządów i form własności przygotował pewne ustalenia już, które były przewidywane jako załącznik tego rozdziału. I ten zespół przekształcono obecnie w zespół ds. nowego ładu ekonomicznego. Ja proponu<text:span text:style-name="T969">ję</text:span>, żeby on dalej jeszcze pracował. Dlatego że w tych kilku sprawach dotyczących zmniejszenia liczby przedsiębiorstw o szczególnym znaczeniu, kwestii polityki kadrowej wewnątrz przedsiębiorstw, jeszcze w jakiejś tam jednej czy drugiej drobnej sprawie, nie tak ważnej jak te dwie poprzednie, nie doszliśmy do ostat<text:span text:style-name="T970">ec</text:span>zn<text:span text:style-name="T971">yc</text:span>h uzgodnień. Natomiast w tych punktach,<text:s/><text:span text:style-name="T972">w</text:span><text:s/>których doszliśmy do ostatecznych uzgodnień, a których tutaj akurat nie ma - samodzielności, przedstawicielstwa, samorządów pracowniczych na szczeblu jakimś centralnym - nie ma żadnego sporu, te punkty są w pełni podtrzymane, można je t<text:span text:style-name="T973">u</text:span>taj wprowadzić, można będzie je wprowadzić do tego wspólnego załącznika. Ja tu nie widzę, jakiejś niezgodności w tych rzeczach. Czy w s<text:span text:style-name="T974">fo</text:span>rmułowaniu weryfikacja ograniczeń samorządu, bądź przywrócenie uprawnień, jakie samorządy utraciły po 1<text:span text:style-name="T975">9</text:span>81 r. a w szczególności... Ja uważam, że nie ma tutaj jakichś niezgodności. Czy takie sformułowania wprowadzimy tutaj, czy one zostaną w załączniku, to nie jest sprawą chyba sporną. Ja proponu<text:span text:style-name="T976">ję</text:span>, żeby p<text:span text:style-name="T977">o</text:span><text:s/>prostu ta grupa się spotkała możliwie jak najszybciej i kończyła swoje prace. Jak zostaną jakieś rozbieżności to wtedy będziemy o nich mogli dyskutować.</text:p>
      <text:p text:style-name="P978">I wreszcie ostatnia rzecz. Tam niektórych problemów nie było w ogóle podniesion<text:span text:style-name="T979">yc</text:span>h szczegółowych, przekształcania struktur własnościowych, poza tą zmianą spółki, to co prof. M<text:span text:style-name="T980">uj</text:span>żel podniósł. Tego właściwie w dokumentach żadnych nie było. Więc w ogóle sprawa, uważam, nie ma tu jakichś niezgodności, tylko czy warto się wdawać w jakieś szczegóły.</text:p>
      <text:p text:style-name="P981">Natomiast jest zamieszone w tym dokumencie odchodzenie od opodatkowania od ponadnormatywnych wypłat wynagrodzeń. I tutaj to po prostu może zostało przeoczone przez prof. Mujżela, ale taki zapis tutaj się znajduje.</text:p>
      <text:p text:style-name="P982">Dzięku<text:span text:style-name="T983">ję</text:span><text:s/>bardzo.</text:p>
      <text:p text:style-name="P984"><text:span text:style-name="T985">Przewodnicząc</text:span><text:span text:style-name="T986">y</text:span>:</text:p>
      <text:p text:style-name="P987">Dziękuję. Czy w tej części naszych obrad ktoś chciałby jeszcze zabrać głos? Pan minister Lewandowski.</text:p>
      <text:p text:style-name="P988"><text:span text:style-name="T989">Minister Wincenty Lewandowski</text:span>:</text:p>
      <text:p text:style-name="P990">Ja chciałem tylko sprostować pewną rzecz, którą podał pan prof. Stelmachowski, bo to zaczyna krążyć. Zdaje się, że źródło znamy. Ale chodzi o to, że w procesie produkcji książki nigdzie nie ma podatku obrotowego. Od papieru po<text:s/>„Dom Książki”<text:s/>nikt nie płaci podatku obrotowego. I na ceny książek ten podatek z natury rzeczy cenotwórczy, żadnego wpływu nie ma.</text:p>
      <text:p text:style-name="P991">Ale jest jeszcze druga sprawa. Otóż dlaczego ten podatek obrotowy rzeczywiście jest dosyć duży? On jest cenotwórczy i jest elementem inflacji - co do tego nie możemy mieć żadnych wątpliwości. To jest program równoważenia dochodów budżetu. Jest budżet i tak deficytowy, i to w wysokiej skali. I myślę, że bez jakichś tutaj działań również poprzez obciążenie konsumpcji, czy w ogóle zakupów w formie podatku obrotowego ten deficyt byłby tylko zdecydowanie większy. Jest tu jakaś sprawa wyboru.</text:p>
      <text:p text:style-name="P992">Natomiast my rzeczywiście prowadzimy dosyć intensywne prace na temat zmiany formuły podatku obrotowego, aby on był podatkiem od wartości dodan<text:span text:style-name="T993">ej,</text:span><text:s/>który uważa się za jedno z najlepszych rozwiązań w tym zakresie. No, ale to jeszcze trochę potrwa. Wprowadzenie tego nowego podatku będzie musiało<text:s/><text:soft-page-break/>trwać.</text:p>
      <text:p text:style-name="P994">W tym roku zrobiono już jakiś jeden krok, że z około 430 stawek podatku obrotowego, które obowiązywały dla różnych grup czy nawet poszczególnych towarów w roku ubiegłym, zmniejszono tę ilość do 80. Przy podatku od wartości dodanej byłyby to właściwie dwie grup<text:span text:style-name="T995">y</text:span>,<text:s/><text:span text:style-name="T996">p</text:span>odstawowa uprzywile<text:span text:style-name="T997">jo</text:span>wana i ewentualne zwolnienie od podatku obrotowego.</text:p>
      <text:p text:style-name="P998">I sprawa jeszcze jedna, na którą bym chciał zwrócić uwagę, tzn. pewien stopień ogólności tego dokumentu. Niestety, wydaje mi się, że on<text:s/><text:span text:style-name="T999">nie</text:span><text:s/>jest nie do uniknięcia. I przeglądałem jeszcze ten dokument, który przedłożyła strona solidarnościowa w zakresie oprócz tej indeksacji, to w zakresie zwalczania równowagi, czy też równoważenia jakichś konkr<text:span text:style-name="T1000">et</text:span>nie<text:span text:style-name="T1001">js</text:span>z<text:span text:style-name="T1002">yc</text:span>h ujęć nie było. Można się tutaj kłócić, czy my powinniśmy zawierać bardzo szczegółowe tutaj uwzg<text:span text:style-name="T1003">lę</text:span>dnienia, czy też to będzie elementem już prowadzenia bieżącej polityki. Przecież<text:s/><text:span text:style-name="T1004">„</text:span>okrągły stół<text:span text:style-name="T1005">”</text:span><text:s/>ma prowadzić do tego, że w tych bieżących decyzjach, jak i w kontrolowaniu wykonania, obecna tu strona opozycyjno- solidarnościowa będzie miała znaczący udział.</text:p>
      <text:p text:style-name="P1006">Więc ja myślę, że sprawa stopnia uszczegółowienia konkretnych decyzji będzie na pewno w ciągu - jeżeli mielibyśmy tutaj mówić o terminie, który Lech Wałęsa i generał Kiszczak zaproponowali dla pełnego zakończenia prac, myślę, że będzie dosyć trudna, co wcale nie znaczy, że największy stopień konkretności i kierunek działań nie powinien tutaj zostać zawarty. Ale b<text:span text:style-name="T1007">oję</text:span><text:s/>się, że wszystkiego nie rozstrzygniemy i tutaj nie doszlibyśmy do porozumienia, które i tak chyba trzeba w trakcie bieżącej pracy było wypełniać jakąś treścią.</text:p>
      <text:p text:style-name="P1008">Dziękuję bardzo.</text:p>
      <text:p text:style-name="P1009"><text:span text:style-name="T1010">Przewodnic</text:span><text:span text:style-name="T1011">zą</text:span><text:span text:style-name="T1012">c</text:span><text:span text:style-name="T1013">y</text:span><text:span text:style-name="T1014">:</text:span></text:p>
      <text:p text:style-name="P1015">Dziękuję. Wszyscy chętni, rozumiem zabrali głos.</text:p>
      <text:p text:style-name="P1016">W takim razie, jeżeli można, kilka drobnych spraw jeszcze w charakterze uzupełnienia dyskusji, bo też jako dyskutant chciałbym się wypowiedzieć. A później chciałem zaproponować konstatacje końcowe tej naszej dzisiejszej dyskusji nad tym materiałem.</text:p>
      <text:p text:style-name="P1017">Więc kilka takich rzeczy drobnych. Po pierwsze -<text:s/>prośba, zresztą mówiliśmy już o niej, aby w naszych tutaj rozmowach, w dyskusjach, jakoś trzymać się jak najbliżej faktów, nie wprowadzać niepotrzebnych emocji, które sprawie dobrze nie służą. Np. żeby mówić konkretnie.</text:p>
      <text:p text:style-name="P1018">Chętnie udostępnię panu prof. Józefiakowi nagranie z tego mojego wystąpienia z ub. poniedziałku, gdzie jest wyraźnie powiedziane, iż było to nagrywane o godzinie<text:s/><text:span text:style-name="T1019">13</text:span>.00, a więc nie stanowiło żadnego podsumowania obrad, bo do podsumowania obrad mają współprzewodniczący. A ja jestem ich uczestnikiem i w takiej roli występowałem.</text:p>
      <text:p text:style-name="P1020">Skonstatowałem w tej wypowiedzi, iż szereg elementów podnoszonych w charakterze postulatów jest zbieżnych czy tożsamych z tym, co jest wpisane w plany rządowe, w plan konsolidacji. A część z tych elementów jest realizowana i jest to oczywiście do udowodnienia. Jak również wyraziłem swój osobisty pogląd, iż istnieją szanse, że ten stan, do tego stanu porozumienia w większości czy w znacznej części spraw, nawet nie użyłem słowa większości a w znacznej części, są szanse, aby do nich w wyniku naszych obrad doszło.</text:p>
      <text:p text:style-name="P1021">Więc w jaki sposób pan profesor dopatrzył się w tej mojej wypowiedzi jakobym stwierdził, że strona<text:s/><text:soft-page-break/>opozycyjna przyjęła plan konsolida<text:span text:style-name="T1022">cj</text:span>i, czy większość jego elementów. No mówię jest to nagrane, a więc łatwo to sprawdzić. Ale prośba jest o to, aby nie wkładać mi<text:s/><text:span text:style-name="T1023">p</text:span>o prostu w usta tego, czego w rzeczywistości nie powiedziałem.</text:p>
      <text:p text:style-name="P1024">I druga kwestia - pan dr Bugaj zechciał powiedzieć, że rząd przepchnął przez Sejm ten projekt ustawy o niektórych warunkach konsolidowania gospodarki. Ja nie jestem posłem, już abstrahuję od pewnego pejoratywnego zabarwienia tego określenia, ale pragnę poinformować, czy przypomnieć, bo mówił o tym pro<text:span text:style-name="T1025">f</text:span>.<text:s/>Kaczmarek, że w żadnym z klubów, ani partyjnym, ani stronnictw politycznych nie zastosowano zasady<text:s/>dyscypliny w głosowaniu. Posłowie głosowali wedle swojej woli. No i ustawa uchwalona przy 7 głosach przeciwnych. To nie robi chyba wrażenia przepchnięt<text:span text:style-name="T1026">ej</text:span><text:s/>przez Sejm, jeżeli w ogóle zgodzić się z tą formułą<text:span text:style-name="T1027">.</text:span></text:p>
      <text:p text:style-name="P1028"><text:span text:style-name="T1029">Z</text:span><text:s/>uwagi jednak na autorytet parlamentu i zwłaszcza te wszystkie zmiany, które<text:s/><text:span text:style-name="T1030">chce</text:span>my wspólnie zaproponować, w których się chcemy porozumieć, to też proponowałbym, aby po prostu trzymać się tutaj pewnych elementów rzeczywistości.</text:p>
      <text:p text:style-name="P1031">I teraz sprawa - trzy krótkie kwestie merytoryczne i potem już do ogółów.</text:p>
      <text:p text:style-name="P1032">Fundusze pozabudżetowe. Zgadzamy się w pełni, że ich liczbę trzeba ograniczyć i to znacznie, ale niektóre z całą pewnością muszą pozostać. Dwa lata czy dwa i pół roku temu ruch związkowy OPZZ bardzo zabiegał, a sądzę, że gdyby istniały także inne ruchy związkowe w tym czasie pewnie również te zabiegi by poparły o wyłączeniu relacji budżetu z funduszu ubezpieczeń społecznych. I Sejm ustawą utworzył fundusz ubezpieczeń społecznych, jako absolutnie od budżetu wyodrębniony, nie wchodząc<text:span text:style-name="T1033">y</text:span><text:s/>z nim w żadne relacje, że tak powiem nierównoprawn<text:span text:style-name="T1034">e</text:span>. I z całą pewnością ten fundusz właśnie powinien być poza budżet państwa wydzielony.</text:p>
      <text:p text:style-name="P1035">A więc tutaj nie zawsze takie sformułowanie bezwyjątkowe według wielkiego kwant<text:span text:style-name="T1036">yf</text:span>ik<text:span text:style-name="T1037">ato</text:span>ra jest pożyteczne.</text:p>
      <text:p text:style-name="P1038">Natomiast zgadzam się z tym, że generalnie tendencja do zmniejszenia ilości tych funduszy jest słuszna. I być może byłoby wskazane je enumeratywnie wyliczyć, aczkolwiek to się trochę rozbiega z inną zasadą generalną, o której za chwilę wspomnę.</text:p>
      <text:p text:style-name="P1039">Podobnie jeśli chodzi<text:s/><text:span text:style-name="T1040">o</text:span><text:s/><text:span text:style-name="T1041">podporz</text:span><text:span text:style-name="T1042">ądkow</text:span>a<text:span text:style-name="T1043">n</text:span>i<text:span text:style-name="T1044">e</text:span><text:s/>organu antymonopolowego, czy organu zarządz<text:span text:style-name="T1045">aj</text:span>ącego majątkiem ogólnonarodowym. Jesteśmy zgodni co do tego aby te organy usamodzielnić, a więc wyprowadzić je ze struktury Ministerstwa Finansów oraz podjąć dyskusję nad tym gdzie powinny być usytuowane. Być może w strukturze pozarządow<text:span text:style-name="T1046">ej</text:span>, tego też wcale nie wykluczamy.</text:p>
      <text:p text:style-name="P1047">Natomiast na ogół w większości krajów parlamenty są odciążone jako władza ustawodawcza od nadzoru nad jakimikolwiek instytuc<text:span text:style-name="T1048">ja</text:span>mi. Podlegaj im organy kontrolne takie jak u nas Najwyższa Izba Kontroli i oczywiście Kancelaria Sejmu, która dokonuje obsługi parlamentu.</text:p>
      <text:p text:style-name="P1049">Natomiast władza ustawodawcza nie jest jak gdyby obwieszona innymi instytucjami, które musiałaby bezpośrednio nadzorować. Natomiast instytucją pozarządową, która może taki nadzór prowadzić, jest oczywiście głowa państwa czy w postaci kolektywnej czy w postaci prezydenta. I można naturalnie rozważyć usytuowanie instytucji w tym pionie. Ale to jest - mówię szczegół do dalszych rozważań. Tutaj nie formułujemy żadnej zasady doktrynalnej.</text:p>
      <text:p text:style-name="P1050">I jeśli chodzi już o sprawy generalne. Ten projekt powstawał w ostatecznej wersji w sobotę, a więc jest<text:s/><text:soft-page-break/>rzeczą zrozumiałą, że nie mógł skonsumować wszystkich efektów pracy grup redakcyjnych i grup roboczych, zwłaszcza, że niektóre z nich jeszcze dotychczas tych prac nie zakończyły.</text:p>
      <text:p text:style-name="P1051">Naturalnie mog<text:span text:style-name="T1052">l</text:span>ibyśmy poczekać do zakończenia tych prac, a więc jeszcze o tydzień odłożyć, że tak powiem, prace nad tą wersją. No, ale jak wiadomo w czwartek i pan Lech Wałęsa, i gen.<text:s/><text:span text:style-name="T1053">C</text:span>zesław Kiszczak wystosowali o możliwe przyspieszenie prac<text:span text:style-name="T1054">.</text:span><text:s/>A zawsze łatwiej pracuje się na tekście, nawet jeszcze bardzo niedoskonałym, ale do którego można się już odnosić -<text:s/>określony roz<text:span text:style-name="T1055">d</text:span>ział, strona, sformułowanie niż, że tak powiem, kontynuować dyskusję taką w ogóle gdzie prezentowane są różne poglądy. I właściwie, że tak powiem, z dużą swobodą prezentowania, bez pewnego dyscyplinowania ramami dokumentów.</text:p>
      <text:p text:style-name="P1056">Ponieważ był przedłożony dwa tygodnie temu dokument rządowy, tydzień temu dokument strony opozycyjnej, więc na bazie tych dwóch dokumentów została przygotowana ta wersja, oczywiście ciągle robocza, ciągle w pr<text:span text:style-name="T1057">oj</text:span>ekcie i ciągle niedoskonała. Ona w swojej wersji ostatecznej naturalnie powinna skonsumować to wszystko, do czego w ramach consensusu dojdą poszczególne grupy robocze i redakcyjne. Dokument powinien być uzupełniony, bo on dwa załączniki posiada, a więc nie jest tak, że jest bez załączników zupełnie. Tymi wszystkimi załącznikami, które zostaną wypracowane i z nasze<text:span text:style-name="T1058">j<text:s/></text:span>strony jest w tej kwestii - że tak powiem - i zgoda, i pełna chęć wspólnego opracowania.</text:p>
      <text:p text:style-name="P1059">Staraliśmy się także zmieścić w tym dokumencie, jak mówiłem już na wstępie, bezpośrednich sformułowań zawartych w dokumencie sprzed tygodnia. I dlatego<text:s/>znowuż<text:s/>bardzo bym prosił, aby to co zostało już na piśmie zaprezentowane było w jakimś sensie ramą, poza którą dyskusji już byłoby nie wychodzić, ponieważ w przeciwnym razie będziemy tą dyskusję właściwie toczyć w nieskończoność.</text:p>
      <text:p text:style-name="P1060">No akurat to o czym mówił pan pro<text:span text:style-name="T1061">f</text:span>. Mujżel w kwestii podatków, w kwestii wprowadzenia zapisów parametrycznych, no jest wpisane w punkcie<text:s/>„h<text:span text:style-name="T1062">”</text:span><text:s/>dokładnie - uproszczenie parametryzacji, stabiliza<text:span text:style-name="T1063">cj</text:span>i, podatków<text:span text:style-name="T1064">,</text:span><text:s/>zniesiony zostanie podatek od wypłat wynagrodzeń itp. I jest to dokładnie tekst przeniesiony co do słowa i co do kropki z materiału<text:s/>„Solidarności”. Więc, że tak powiem, prz<text:span text:style-name="T1065">yj</text:span>mijmy go, zwłaszcza że wszystko to co jest przeniesione z tekstu opozy<text:span text:style-name="T1066">cji</text:span><text:s/><text:span text:style-name="T1067">d</text:span>o tego materiału, ma akcept strony rządow<text:span text:style-name="T1068">ej</text:span>. To tak traktujmy, to znaczy<text:s/><text:span text:style-name="T1069">-</text:span><text:span text:style-name="T1070"><text:s/></text:span>traktujemy te zapisy jak gdyby wspólne już w tym momencie.</text:p>
      <text:p text:style-name="P1071">Natomiast to wszystko co zostało s<text:span text:style-name="T1072">fo</text:span>rmułowane, że tak powiem dodatkowo czy obok, no to jest do dyskusji. Choci<text:span text:style-name="T1073">a</text:span>ż jest rzeczą zrozumiałą, że są pewne ramy tej dyskusji. I ramą w tych pozostałych częściac<text:span text:style-name="T1074">h</text:span><text:s/>jest kwestia<text:s/><text:span text:style-name="T1075">-</text:span><text:s/>po pierwsze realności tego dokumentu oraz kwestia jego skali i zakresu.</text:p>
      <text:p text:style-name="P1076">Od drugiej sprawy zacznę. Przewodniczący Martyniuk zresztą nie tylko on, życzyłby sobie rachunków, symulacji, wykazuj inwestycji całego szeregu rozwiązań już w charakterze czysto technologicznym. No, ale to by wymagało sporządzenia praktycznie Narodowego Planu Społeczno-Gospodarczego na najbliższą pięciolatkę. I taki plan oczywiście powstanie. Będzie zatwierdzany przez Sejm, a więc niewątpliwie przez nowy Sejm. Przy jego opracowaniu, że tak powiem, będą mogły zabra<text:span text:style-name="T1077">ć</text:span><text:s/>głos i uczestniczyć i to z głosem także bardzo autorytatywnym, przedstawiciele wszystkich sił społecznych. Natomiast próba sporządzenia umowy społeczne<text:span text:style-name="T1078">j</text:span>, która by zawierała te wszystkie elementy - po pierwsze w tak krótkim czasie nie jest to możliwa, a po drugie, po prostu nie odpowiadałyby ta umowa tym kryterium, które przyjęliśmy i z którymi się<text:s/>tutaj zresztą w pełni zgadzamy, żeby była napisana prostym językiem, możliwie syntetycznym, możliwie konkretnym, możliwie lakonicznym. Zresztą ten dokument, który państwo tydzień temu przedłożyli był chwalony właśnie i przez autorów i przez stronę rządową, za właśnie jego taki bardziej przemawiający<text:s/><text:soft-page-break/>język, za to, że był to dokument lakoniczny, konkretny. I to wszystko staraliśmy się utrzym<text:span text:style-name="T1079">ać.</text:span></text:p>
      <text:p text:style-name="P1080">Tak że ja osobiście byłbym raczej przeciwny co do tego, aby go nadmiernie rozbudowywać.</text:p>
      <text:p text:style-name="P1081">Natomiast tak jak również wspominałem warto będzie sporządzić rejestr problemów do podjęcia w dalszych rozmowach, do ich rozwiązywania przede wszystkim w nadchodzących tygodni<text:span text:style-name="T1082">ac</text:span>h, miesiącach a także i latach.</text:p>
      <text:p text:style-name="P1083">No, tutaj do każdej kwestii podnoszonej można by się ustosunkować, ale nie chcę zabierać czasu. Problem energetyczny. I są podjęte i działania planistyczne, i działania konkretne,<text:s/>zwiększamy jak wiadomo import ropy naftowej, i zamierzamy go zwiększyć w znacznej skali także spłacając częściowo przetworzonymi produktami tej importowanej ropy, toczą się negocjacje na temat znacznie zwiększonych dostaw gazu ziemnego, to wszystko dopiero razem tworzy kompleks planu dalekosiężnego o długim horyzoncie czasowym rozwiązań w kwestii energetycznych i dopiero w tym wielkim planie można mówić o schodzeniu z poziomu wydobycia, o kwestii wolnych sobót, tylko w takim aspekcie można to widzieć, ale tylko ten wycinek planu to jest przecież kilkadziesiąt stron maszynopisu w sensie syntezy, natomiast gdyby dodać do tego te wszystkie jeszcze inne opisy, to już z tego się robi księga i to do umowy trafić nie może.</text:p>
      <text:p text:style-name="P1084">A więc ramy takie, żeby ta umowa rzeczywiście była umową<text:span text:style-name="T1085">.</text:span><text:s/>Druga sprawa to jej realność, ramy takie żeby ta umowa rzeczywiście była umową - no były już zawierane w roku 1980 pewne takie umowy społeczne, i w Gdańsku, i w Szczecinie, i w Jastrzębiu, i oceniając dzisiaj już z pewnego dystansu historycznego zapisy w tych umowach zawarte, nie wartościując ich w tej chwili, dlaczego tak się stało, jaki to był udział w tym strony rządowej etc. to wszyscy się zgodzimy z tym, że wpisano tam niestety bardzo konkretne i bardzo nierealne zapisy: mieszkanie w 6 lat i szereg innych.</text:p>
      <text:p text:style-name="P1086">Zapisy, które zapewne można w momencie podpisywania nie było świadomości tego, iż to jest nierealne, my dzisiaj większy mamy poziom tej<text:s/><text:span text:style-name="T1087">ś</text:span><text:span text:style-name="T1088">w</text:span><text:span text:style-name="T1089">i</text:span>a<text:span text:style-name="T1090">d</text:span><text:span text:style-name="T1091">omo</text:span><text:span text:style-name="T1092">ś</text:span><text:span text:style-name="T1093">c</text:span><text:span text:style-name="T1094">i</text:span><text:s/><text:span text:style-name="T1095">i</text:span><text:s/>s<text:span text:style-name="T1096">tąd</text:span><text:s/>wpisanie całego szeregu kwestii, o których mówił przewodniczący Martyniuk z tak krótkimi terminami i tak konkretnie sformułowanych, może znaleźć się to tylko w planie, a na pewno nie w takim zakresie w umowie, ponieważ ona<text:s/><text:span text:style-name="T1097">j</text:span>uż w momencie podpisywania mogłaby być podważana jako po prostu nierealna, przecież przy tym stole i poza tym stołem siedzą ludzie, którzy są kompetentni mają dobre rozeznanie rzeczywistości i ja bym osobi<text:span text:style-name="T1098">ś</text:span>cie nie był za tym, żeby wpisać tutaj cokolwiek ponadto to co jest realne, a jeśli się okaże, że jakiś termin osiągniemy szybciej, czy jakiś cel zostanie osiągnięty szybciej, niż w tej umowie zapisane to oczywiście będzie to tylko bardzo dobrze. Byłoby natomiast bardzo niedobrze gdybyśmy tu wpisali cokolwiek takiego co osiągnięte w krótkim czasie być nie może.</text:p>
      <text:p text:style-name="P1099">No i sprawa tej pewnej swoistej - dyscyplinowania poglądów. Dokonaliśmy bardzo szerokiej wymiany absolutnie nieskrępowanej przynajmniej mówię o stronie rządowo-ko<text:span text:style-name="T1100">al</text:span>icyjn<text:span text:style-name="T1101">ej</text:span>, wszyscy eksperci, którzy chcieli przemawiać przemawiali i prezentowali swój pogląd, teraz zbliżamy się do pewnego dokumentu, który siłą rzeczy musi być syntezą i musi być pewnym wyborem. No jeżeli są w nim - jeżeli ktoś proponuje zapis, na który nie może być consensusu, to jest taki zapis, jeżeli nie ma charakteru fundamentalnego - po prostu trzeba z niego zrezygnować w imię utrzymania tych zapisów, na które wszyscy zgodzić się mogą.</text:p>
      <text:p text:style-name="P1102">Dalej - bazą dalszych dyskusji już<text:s/><text:span text:style-name="T1103">m</text:span>usi być ten tekst<text:span text:style-name="T1104">,</text:span><text:s/>to znaczy nie ten tek<text:span text:style-name="T1105">s</text:span>t w sensie j<text:span text:style-name="T1106">e</text:span>go zawartości, ponieważ każdy fragment może by<text:span text:style-name="T1107">ć</text:span><text:s/>jeszcze tutaj zakwes<text:span text:style-name="T1108">ti</text:span>onowany, może być proponowana korekta, uzupełnienie, wykreślenie itd. ale już do tego rejestru do tego cośmy się umówili tydzień tem<text:span text:style-name="T1109">u</text:span><text:s/>nie<text:s/><text:soft-page-break/>dodawajmy rzeczy zupełnie nowych do tej pory nie omawianych, ponieważ inaczej nie zdążymy<text:span text:style-name="T1110">.</text:span></text:p>
      <text:p text:style-name="P1111">I oczywi<text:span text:style-name="T1112">ś</text:span>cie powinien ten materiał zawierać to wszystko co mogą w mieć w trybie consensusu grupy robocze redakcyjne. I wreszcie ostatni element to jest tylko część umowy zawieranej przy Okrągłym Stole, przypominam że pracuję przecież<text:s/>„st<text:span text:style-name="T1113">ó</text:span>ł”<text:s/>polityczny i<text:s/>„stół”<text:s/>związkowy,<text:span text:style-name="T1114"><text:s/></text:span>na przykład cała procedura związana ze sporami zbiorowymi i prawem do strajku procedurą strajkową, jest tam omawiane dużo szerzej, są tam dyskutowane kwestie nowelizacji ustawy o związkach zawodowych i niewątpliwie tamta część, to znaczy ten temat nie zniknie z umowy w ogóle, natomiast z całą pewnością tamten<text:s/>„stół”<text:s/>jest bardziej kompetentny, aby bardziej konkretne zapisy i propozycje sformułować.</text:p>
      <text:p text:style-name="P1115">Dlatego zamarkow<text:span text:style-name="T1116">aliś</text:span>my sprawę tylko bardzo krótko w naszym projekcie. Ale tutaj absolutnie nie<text:s/><text:span text:style-name="T1117">-</text:span><text:s/>to jest sprawa do dyskusji, jeżeli uznamy, że te zapisy powinny być bardziej konkretne, no to można je wp<text:span text:style-name="T1118">i</text:span>sać, tyle tylko, że potem ta ostateczna komisja redakcyjna będzie musiała dokonać kompilacji czy wyboru, ponieważ nie ma chyba uzasadnienia, aby znajdowały się one w dwóch różnych miejscach tej generalnej umowy. Proponuję zatem jeżeliby pan profesor zechciałby się zgodzić i uczestnicy<text:span text:style-name="T1119"><text:s/></text:span>dzisiejszych obrad, aby możliwie nasilić, intensyfikować pracę grup roboczych i redakcyjnych, te które jeszcze<text:s/>pracy nie zakończyły<text:span text:style-name="T1120">.</text:span><text:s/>Te które zakończyły pracę czy są blisko, aby po prostu zaproponowały do tego tekstu odpowiednie fragmenty lub załączniki i powstałaby wtedy czwarta liczą<text:span text:style-name="T1121">c</text:span><text:s/>kolejno jego wersja, a druga wersja, która już miałaby charakter wspólnego tekstu, i na następnym posiedzeniu moglibyśmy jeżeliby się te działania grup powiodły, no jakąś przytłacz<text:span text:style-name="T1122">aj</text:span>ącą większoś<text:span text:style-name="T1123">ć</text:span><text:s/>tych zapisów potwierdzić jako wspólnie uzgodnionych. Mówię większość, ponieważ nie jestem aż takim optymistą, aby mniemać, że jakieś tak jeszcze sprawy do dyskusji nie pozostaną. Ale będziemy starali się, aby ich było możliwie jak najmniej<text:span text:style-name="T1124">.</text:span></text:p>
      <text:p text:style-name="P1125">Sądzę, że jest po temu tutaj pewna baza. Przy założeniu tych ram, tej dyscypliny i pewnego rodzaju ogólności tego dokumentu oraz przyjęcia zasady, że nie jest to pole na którym każda ze stron siedzących przy tym stole za wszelką cenę będzie próbowała przeforsować swoją redakcję jakieś zapisy, bo czasami jest to niemożliwe, lepiej z takiego zapis albo zrezygnować w ogóle, jeżeli jest niefundamentalny, podkreślam, albo szukać jednak jakiejś ugody metodą po prostu wzajemnych przecież ustępstw.</text:p>
      <text:p text:style-name="P1126"><text:span text:style-name="T1127">W</text:span><text:s/>ten sposób moglibyśmy może gdzi<text:span text:style-name="T1128">e</text:span>ś do czwartaku, najpóźniej piątku taką kolejną wersję wspólnie - podkreślam w tych wspólnych zespołach sporządzić, proponuję także - jeżeli pan profesor się zgodzi - aby ta redakcja scalająca to była już wspólna, bo tutaj ważą nawet i poszczególne zdania, i jeśliby się to w<text:span text:style-name="T1129">s</text:span>zystko udało to wtedy w czwartek, czy w piątek ten dokument mógłby być przedłożony<text:s/>uczestnikom następnego posiedzenia, po prostu po to<text:span text:style-name="T1130">,</text:span><text:s/>żeby można go było spokojnie przeczytać i<text:s/><text:span text:style-name="T1131">w</text:span><text:s/>poniedziałek 13 marca, albo wyrazić dla określonych fragmentów powszechną<text:span text:style-name="T1132"><text:s/></text:span>aprobatę, albo też wskazać jeszcze potrzebę korekty, uzupełnień czy zmian, ale już wyartykułować w odniesieniu do określonego fragment tekstu i zbliżać się w ten sposób ku takiej wersji tego materiału, która będzie mogła być zarekomen<text:span text:style-name="T1133">do</text:span>wana temu plenarnemu posiedzeniu Okrągłego Stołu jako nasz wkład do umowy społecznej<text:span text:style-name="T1134">.</text:span></text:p>
      <text:p text:style-name="P1135">Natomiast niezależnie od tego dokumentu proponuję, aby już powstawał rodzaj zał<text:span text:style-name="T1136">ą</text:span>cznika albo dokumentu odrębnego, który także będzie przez nas przyjęty, mianowicie rejestr spraw i problemów, które powinny być przedmiotem dalszyc<text:span text:style-name="T1137">h</text:span><text:s/>dyskusji po zamknięciu obrad Okrągłego Stołu pod auspicjami komisji porozumiewawczej czy w innych uzgodnionych formach organizacyjnych oraz rejestr spraw co do których porozumiemy się, iż powinny być one w określonym horyzoncie czasowym podjęte i rozwiązywane<text:s/><text:soft-page-break/>wskazując równocześnie okre<text:span text:style-name="T1138">ś</text:span>lone kierunki rozwiązywania tych problemów.</text:p>
      <text:p text:style-name="P1139">Tempo ich r<text:span text:style-name="T1140">oz</text:span>wiązywania, zakres i ska<text:span text:style-name="T1141">l</text:span>a będzie zależała przede wszystkim od możliwości gospodarczych. I ostatni element już taki niejako komentarza, w dyskusjach nad gospodarką, sprawa ma charakter przede wszystkim hierarchii problematyki. Jaki byśmy nie wzięli na warsztat problem odrębny, czy to będzie inflacja czy uzyskiwanie r<text:span text:style-name="T1142">ó</text:span>wnowag<text:span text:style-name="T1143">i</text:span><text:s/>rynkowej, czy<text:s/><text:span text:style-name="T1144">i</text:span>ntensyfika<text:span text:style-name="T1145">cji<text:s/></text:span>eksportu, a więc i importu, lepsze zasilenie gospodarki<text:span text:style-name="T1146">,</text:span><text:s/>lepsze warunki jej oddłużania, to zawsze dojdziemy jako do fundamentu<text:s/><text:span text:style-name="T1147">w</text:span><text:s/>logicznym rozumowaniu do czegoś co<text:s/><text:span text:style-name="T1148">j</text:span>est bazą<text:s/><text:span text:style-name="T1149">i</text:span><text:s/>absolutnym warunkiem rozwiązania, któregokolwiek z tych ważnych spraw o charakterze wielkiego, ale jednak szczegółu<text:span text:style-name="T1150">.</text:span><text:s/>To jest kwestia ożywienia gosp<text:span text:style-name="T1151">o</text:span>darki, nakreślenia koniunktury, zwiększenia produkcji, ponieważ to warunkuje i ograniczanie inflacji, i poprawę podaży, a więc równowagę przy przywracaniu równowagi rynkowej i eksport, i import itd.</text:p>
      <text:p text:style-name="P1152">Więc jeśli się w tym rozumowaniu zgodzić, to wtedy w hierarchii spraw, które podejmujemy w kolejności musimy na pierwszym mie<text:span text:style-name="T1153">js</text:span>cu stawiać to co służy ożywieniu gospodarki, nakręceniu koniunktury. Nawet gdyby - to jest mój osobisty pogląd - trzeba było na rzecz tego ożywienia gospodarki z innych równie ważnych, ale nie tak ważnych elementów przejściowo zrezygnować, a gospodarka, która chwyci oddech zacznie być gospodarką silnie, intensywnie i efektywnie pracującą szybko to spłaci, szybko to odda te wyrzeczenia, te ograniczenia, które w imię jej oż<text:span text:style-name="T1154">y</text:span>wienia zostały wcześniej poniesione.<text:s/>Natomiast, jeżeli będziemy podchodzili do sprawy w ten sposób, że ani kroku do tyłu, pas ani o jedną dziurkę nie zaciągnąć niżej, nie zrezygnować z żadnego ważnego celu, wszystko realizować naraz, to niestety, ten fundament się pokruszy i w efekcie żadnego z tych celów naprawdę szybko i w pełni osiągnąć się nie da.</text:p>
      <text:p text:style-name="P1155">Ja się osobiście bardzo wypowiadam właśnie za tego rodzaju rozumowaniem. Umówmy się, co służy ożywieniu gospodarki, co służy nakręceniu koniunktury gospodarki polskiej, umówmy się, jakie ewentualne przejściowe, podkreślam, wyrzeczenia i ograniczenia trzeba w tym celu ponieść, po to, by ten efekt wysokowydajnej, rozkręconej, ożywionej gospodarki uzyskać, i wtedy oczywiście wspólnie możemy rozstrzygać, w jakiej kolejności i w jakiej skali, ale z bazy wyższej produkcji, można będzie te wyrzeczenia spłacać i kompensować.</text:p>
      <text:p text:style-name="P1156">Czy na takie ustalenia byłaby zgoda?</text:p>
      <text:p text:style-name="P1157"><text:span text:style-name="T1158">Przewodnicząc</text:span><text:span text:style-name="T1159">y</text:span>:</text:p>
      <text:p text:style-name="P1160">Panie premierze, ja mam zasadnicze wątpliwości co do tego, czy my możemy pominąć 6<text:s/>„stolików”, przed których wysłuchaniem jesteśmy?</text:p>
      <text:p text:style-name="P1161"><text:span text:style-name="T1162">Wicepremier Ireneusz Sekuła</text:span>:</text:p>
      <text:p text:style-name="P1163">Nie, w żadnym razie. To też powinno być skonsumowane w tym dokumencie.</text:p>
      <text:p text:style-name="P1164"><text:span text:style-name="T1165">Przewodnicząc</text:span><text:span text:style-name="T1166">y</text:span>:</text:p>
      <text:p text:style-name="P1167">Tak, tylko że te<text:s/>„stoliki”<text:s/>nam dzisiaj przedstawią swoje problemy i trzeba być bardzo dużym optymistą, żeby zakładać, że wszystkie te propozycje zaprezentowane przez<text:s/>„stoliki”<text:s/>zostaną natychmiast skonsumowane i będą się nadawały do włączenia do dokumen<text:span text:style-name="T1168">t</text:span>u całościowego.<text:s/>Więc ja tutaj chciałbym poczynić zastrzeżenia, że to jest kolejna wersja jakiejś literacji, ale z tym również musimy się liczyć, że jeszcze będą w niej istotne zmiany i uzupełnienia. To jest jedno.</text:p>
      <text:p text:style-name="P1169">Drugie - jeśli chodzi o tryb pracy. Ja sobie wyobrażam, że jesteśmy w tej chwili w stanie zrobić listę propozycji zgodnych i li<text:span text:style-name="T1170">s</text:span>tę rozbieżności. Czy będziemy w stanie w zespołach, w tych poszczególnych<text:s/><text:soft-page-break/>grupach roboczych wspólnych stworzyć tekst nadający się do już przyjęcia przez całe gremium, tu mam pewne wątpliwości. Tzn. nie mam nic przeciwko temu, żeby się próbowały te grupy robocze dogadać, ale jeżeli będą natrafiały na<text:s/><text:span text:style-name="T1171">m</text:span>ur oporu z drugiej strony, to trzeba będzie po prostu przedstawić dwa dokumenty i na tym<text:s/>„stole”<text:s/>dopiero osiągniemy consensus.</text:p>
      <text:p text:style-name="P1172"><text:span text:style-name="T1173">Wicepremier Ireneusz Sekuła</text:span>:</text:p>
      <text:p text:style-name="P1174">Będziemy próbowali go osiągnąć.</text:p>
      <text:p text:style-name="P1175"><text:span text:style-name="T1176">Przewodnicząc</text:span><text:span text:style-name="T1177">y</text:span>:</text:p>
      <text:p text:style-name="P1178">Oczywiście. Bo w niektórych grupach są bardzo nieliczne reprezentowane osoby, nie mogą się czuć kompetentne do zajęcia ostatecznego stanowiska. A cały<text:s/>„stolik”<text:s/>będzie mógł dopiero ustosunkować się w sposób jakiś wyważony.</text:p>
      <text:p text:style-name="P1179">Więc dlatego proponuję, żebyśmy te grupy uruchomili, żebyśmy dokonali próby ujednolicenia stanowiska. Muszę stwierdzić, że po dzisiejszej próbie te szanse są, w moim przekonaniu, dosyć nikłe. Ale optymizm jest budującą rzeczą, więc dlatego nie należy rezygnować z próby ujednolicenia stanowiska. Z tym, że musimy się liczyć, że będziemy<text:span text:style-name="T1180"><text:s/></text:span>mieli dwa teksty, co do których będziemy mieli różne<text:s/>poglądy i dopiero w następnej literac<text:span text:style-name="T1181">ji</text:span><text:s/>będziemy mogli do<text:span text:style-name="T1182">jś</text:span>ć do zbliżenia stanowisk.</text:p>
      <text:p text:style-name="P1183">Czy teraz zrobimy przerwę, czy...?</text:p>
      <text:p text:style-name="P1184"><text:span text:style-name="T1185">Wicepremier Ireneusz Sekuła</text:span>:</text:p>
      <text:p text:style-name="P1186">Jeżeli pan profesor pozwoli? Mnie odpowiada ten tok myślenia, z jedną może... jednym uzupełnieniem, mianowicie byłoby bardzo dobrze, aby powstał i dokument wspólny potwierdza<text:span text:style-name="T1187">ją</text:span>cy zgodności. Tyle zgody, ile to będzie możliwe. Przecież, że tak powiem, jest tu pełna równoprawność partnerów i nikt nikogo do niczego ani nie chce, ani nie jest w stanie przecież przymusić.</text:p>
      <text:p text:style-name="P1188">I protokół rozbieżności. W związku z tym mnie przynajmniej bardzo zależy na tym, aby to wszystko co jest możliwe do zapisania jako tekst wspólny było tak zapisywane. Taką próbę podjęliśmy. Gdyby tak policzyć wiersze, to jak mówię, gdzieś 40 proc. tego dokumentu to są sformułowania już w dniu dzisiejszym wspólne. Tzn. zaproponowane przez stronę opozycyjną i przez rząd przyjęte.</text:p>
      <text:p text:style-name="P1189"><text:span text:style-name="T1190">Przewodnicząc</text:span><text:span text:style-name="T1191">y</text:span>:</text:p>
      <text:p text:style-name="P1192">Przy założeniu, panie premierze, że problem indeksacji został w międzyczasie uzgodniony. Bo przy założeniu, że nie został uzgodniony, to jesteśmy na różnych platformach.</text:p>
      <text:p text:style-name="P1193"><text:span text:style-name="T1194">Wicepremier Ireneusz Sekuła</text:span>:</text:p>
      <text:p text:style-name="P1195">W czasie przerwy ustaliliśmy, że koledzy nad problemem indeksacji bardzo intensywnie będą pracowali. Jeżeli się umówią, to nawet jeszcze dzisiaj, a na pewno jutro. To jest kwestia już ustalenia spotkania. Tutaj minister Lewandowski jest do sprawy upoważniony. Co do tego, aby indeksację<text:s/>wprowadzić - także jest zgoda. Natomiast jest kwestia ustalenia sposobów, które przejdą między Scyllą i Charybdą, nie zatracą motywacyjnej roli płacy, będą wpływały moderująco na roszczenia i będą społecznie akceptowalne, czyli nie według zasady, kto ma więcej dostaje więcej, a z wyeksponowanej tej funkcji osłaniającej tych, których szczególnie wzrost cen, kosztów utrzymania dotyka.</text:p>
      <text:p text:style-name="P1196"><text:span text:style-name="T1197">Pr</text:span><text:span text:style-name="T1198">ze</text:span><text:span text:style-name="T1199">wodnic</text:span><text:span text:style-name="T1200">zą</text:span><text:span text:style-name="T1201">c</text:span><text:span text:style-name="T1202">y</text:span>:</text:p>
      <text:p text:style-name="P1203">Czyli to będzie lista tekstów wspólnych, które będą consensusem w przypadku uzgodnienia warunków tych podstawow<text:span text:style-name="T1204">yc</text:span>h. To znaczy, tak to w praktyce będzie. Jeżeli nie zdążymy, powiedzmy... dla przykładu,<text:s/><text:soft-page-break/>jeżeli grupa indeksacyjna nie dogada się do konkretnego uzgodnienia, no to wszystkie te uzgodnienia, które byśmy uznali za pokrywające się w większości w brzmieniu rządowym i w brzmieniu opozycyjnym, że to będą potencjalne materiały do przyjęcia consensusu w przypadku, jeżeli ten consensus na tematy dla nas bardzo istotne, konkretnie indeksacji, zostaną uzgodnione. Nie będzie to jeszcze protokół do podpisania listy uzgodnień i listy rozbieżności. Więc w tym sensie to bym tak rozumiał.</text:p>
      <text:p text:style-name="P1205"><text:span text:style-name="T1206">Wicepremier Ireneusz Sekuła</text:span>:</text:p>
      <text:p text:style-name="P1207">Ja rozumiem, że te wszystkie zapisy, które są powiązane w sposób bezpośredni czy pośredni z indeksa<text:span text:style-name="T1208">cj</text:span>ą oczywiście zależą od ustaleń grupy indeksacyjnej. Ale te zapisy, które mają charakter już wspólnego poglądu, a które się ani bezpośrednio, ani pośrednio z indeksacją nie wiążą, nie będą traktowane w jakiś pakietowy sposób, bo szkoda byłoby tego co już jest w tym zakresie uzgodnione.</text:p>
      <text:p text:style-name="P1209"><text:span text:style-name="T1210">Przewodnicząc</text:span><text:span text:style-name="T1211">y</text:span>:</text:p>
      <text:p text:style-name="P1212">Panie premierze, dla nas sprawa stwierdzenia, że będą dokonane zmiany w strukturze gospodarki prowadzące<text:s/><text:span text:style-name="T1213">d</text:span>o obniżenia jej chłonności itd. możemy mieć tutaj dokładnie to samo sformułowanie tekstu, ale sprawa dochodzenia do równowagi i sprawa dochodzenia do zmniejszenia inflacji wiąże się z tym, że społeczeństwo nie będzie strajkować. My nie wierzymy w to, żeby społeczeństwo nie było podatne na presję strajków w sytuacji, kiedy nie będzie jakiejś uzgodnionej formuły indeksac<text:span text:style-name="T1214">yj</text:span>ne<text:span text:style-name="T1215">j</text:span>.<text:s/>W tym sensie jesteśmy bardzo pryncypialnie do tego sformułowania indeksacyjnego przywiązani.</text:p>
      <text:p text:style-name="P1216">Rozumiem, że jest sprawą grupy dokonanie jakiegoś zbliżenia stanowisk i znalezienia formuły, która będzie do przyjęcia dla obu stron. Ale jeżeli tej formuły nie uda się znaleźć, to nie ma warunków do podpisywania.</text:p>
      <text:p text:style-name="P1217"><text:span text:style-name="T1218">Wicepremier Ireneusz Sekuła</text:span>:</text:p>
      <text:p text:style-name="P1219">W tym przykładzie zachodzi iunctim oczywiście i to trzeba uznać, naturalnie.</text:p>
      <text:p text:style-name="P1220"><text:span text:style-name="T1221">Przewodnicząc</text:span><text:span text:style-name="T1222">y</text:span>:</text:p>
      <text:p text:style-name="P1223">Dobrze. To żeśmy sprawę wyjaśnili.</text:p>
      <text:p text:style-name="P1224"><text:span text:style-name="T1225">Wicepremier Ireneusz Sekuła</text:span>:</text:p>
      <text:p text:style-name="P1226">Czy przerwę zrobimy, czy do obiadu byśmy pociągnęli, do godz. 14? Ja o czternastej<text:s/><text:span text:style-name="T1227">m</text:span>uszę wyjść.</text:p>
      <text:p text:style-name="P1228"><text:span text:style-name="T1229">Przewodniczący W. Trz</text:span><text:span text:style-name="T1230">ec</text:span><text:span text:style-name="T1231">iakowski</text:span>:</text:p>
      <text:p text:style-name="P1232">Do obiadu w takim razie.</text:p>
      <text:p text:style-name="P1233"><text:span text:style-name="T1234">Wicepremier Ireneusz Sekuła</text:span>:</text:p>
      <text:p text:style-name="P1235"><text:span text:style-name="T1236">W</text:span>iec kontynuu<text:span text:style-name="T1237">je</text:span>my do godz. 14 obrady. Proszę bardzo, przechodzimy zatem do przedstawienia efektów dotychczasowej pracy grup roboczych.<text:s/>Będę wdzięczny za przedstawienie ich w możliwie syntetycznej<text:s/>formie, a więc rejestr ustaleń, główne punkty rozbieżne. Natomiast prosiłbym, aby referenci zechcieli powstrzymać się od jakiegoś bardzo szczegółowego referowania, czy przypominania całej, z pewnością bogatej gamy argumentów i głosów<text:span text:style-name="T1238">.</text:span><text:s/>Natomiast po każdej informacji<text:s/><text:span text:style-name="T1239">-</text:span><text:s/>proponuję stworzyć możliwość zadania pytań.</text:p>
      <text:p text:style-name="P1240">Jeżeliby się okazało, że informacja jest zbyt lakoniczna, czy jakiś ważny element powinien być szczegółowiej naświetlony, to wówczas referenci będą mogli na pytania odpowiedzieć, tak żebyśmy mieli taką wiedzę, która jest nam niezbędna. Czy zgoda?</text:p>
      <text:p text:style-name="P1241">Dobrze.<text:s/><text:span text:style-name="T1242">W</text:span><text:s/>takim razie grupa rolnicza. Kto re<text:span text:style-name="T1243">f</text:span>eruje? Proszę bardzo.</text:p>
      <text:soft-page-break/>
      <text:p text:style-name="P1244"><text:span text:style-name="T1245">Ob. Stanisław Śliwiński</text:span>:</text:p>
      <text:p text:style-name="P1246"><text:span text:style-name="T1247">Sz</text:span>an<text:span text:style-name="T1248">ow</text:span>ni Pań<text:span text:style-name="T1249">st</text:span>w<text:span text:style-name="T1250">o!</text:span></text:p>
      <text:p text:style-name="P1251">Zespół rolniczy na ostatnim posiedzeniu przyjął stanowisko w sprawie urynkowienia gospodarki żywnościowej, które państwo mają, sądzę, przed sobą.</text:p>
      <text:p text:style-name="P1252">Nie wdając się w szczegóły - o co tu prosił premier przed chwilą - chcę tylko w krótkich słowach scharak<text:span text:style-name="T1253">te</text:span>r<text:span text:style-name="T1254">yz</text:span>ować to stanowisko.</text:p>
      <text:p text:style-name="P1255">W możliwie krótkim czasie dokonać stopniowego urynkowienia gospodarki żywnościowej, z równoczesnym, czy bezzwłocznym urynkowieniem pozostałych działów gospodarki. Mówię w imieniu rolników, mam do tego prawo.</text:p>
      <text:p text:style-name="P1256">Analiza zachowań produkcyjnych rolników w aktualnie istniejących systemach wskazuje na to, iż grozi nam w niedługim czasie głębokie załamanie produkcji roln<text:span text:style-name="T1257">ej.<text:s/></text:span>Możliwe są dwa rozwiązania:</text:p>
      <text:p text:style-name="P1258">Po pierwsze<text:s/><text:span text:style-name="T1259">-</text:span><text:s/>to co proponujemy urynkowienie, jako zapobieg<text:span text:style-name="T1260">aj</text:span>ące tym negatywnym zjawiskom, po drugie - kontynuowanie dotychczasow<text:span text:style-name="T1261">ej</text:span><text:s/>polityki tzn. bieżących podwyżek cen skupu na podstawowe artykuły i surowce rolne, ze wszystkimi negatywnymi skutkami tego systemu. Przy obecnym stanie gospodarki to podnoszenie regulacji cen skupu. Nie chcę przesadzać, ale trzeba by to robić raz w kwartał. Jak to się odbije na decyzjach produkcyjnych<text:span text:style-name="T1262"><text:s/></text:span>rolniczych, przecież raz w roku zbieranych, czy kilka razy w roku realizowanych jeżeli chodzi o produkcję zwierzęcą - jest oczywiste.</text:p>
      <text:p text:style-name="P1263">Pilne stworzenie warunków do trwałego wzrostu produkcji rolniczej jest, naszym zdaniem sądzę i chyba się nie pomylę, mówię to w imieniu zespołu rolnego, jest najwyższej rangi imperatywem obowiązującym wszystkie odpowiedzialne siły polityczne w kraju.</text:p>
      <text:p text:style-name="P1264">Uważam, że wręcz za wszelką cenę należy zapobiec spadkowi produkcji rolnej. W przeciwnym bowiem razie skutki negatywne takiego stanu będą tej miary, że wszystki<text:span text:style-name="T1265">e<text:s/></text:span>inne kwestie i gospodarcze, i społeczno-polityczne zejdą na dalszy plan.</text:p>
      <text:p text:style-name="P1266">Doświadczenia Polski wyraźnie to potwierdz<text:span text:style-name="T1267">aj</text:span>ą.<text:s/><text:span text:style-name="T1268">I</text:span><text:s/>praktycznie rzecz biorąc, i po dzisiejszej dyskusji, której się tu z uwagą przysłuchiwałem, urynkowienie gospodarki żywnościowej jest praktycznie, jednym racjonalnym aktualnie wyjściem dającym gwarancje zahamowania, a następnie wzrostu produkcji rolniczej.</text:p>
      <text:p text:style-name="P1269">Z rozmów i informacji jakie posiadamy, ja osobiście, ja chcę zauważyć aktualnie w kraju odbywają się zebrania sprawozdawczo-wyborcze mojej partii tzn. ZSL, otwarte bardzo często, rolnicze. Ta propozycja wszędzie jest popierana we wszystkich sektorach. Oczywiście z odpowiednimi ubezpieczeniami, które w tym stanowisku proponujemy.</text:p>
      <text:p text:style-name="P1270">Integralną częścią tego stanowiska w sprawie urynkowienia jest przygotowane na jutrzejsze posiedzenie m.in. stanowisko w sprawie demonopolizac<text:span text:style-name="T1271">ji</text:span><text:s/>gospodarki żywnościowej, a także restrukturyza<text:span text:style-name="T1272">cj</text:span>i gospodarki na rzecz gospodarki żywnościow<text:span text:style-name="T1273">ej.</text:span></text:p>
      <text:p text:style-name="P1274">Jutro mamy posiedzenie kolejne<text:s/>„stołu”<text:s/>rolniczego, na którym z<text:span text:style-name="T1275">ap</text:span>r<text:span text:style-name="T1276">ez</text:span>en<text:span text:style-name="T1277">to</text:span>wane zostaną poprzez powołane poprzednio grupy redakcyjne stanowiska w następujących kwestiach: - jak powiedziałem - demonopolizac<text:span text:style-name="T1278">ji</text:span><text:s/>gospodarki żywnościow<text:span text:style-name="T1279">ej,<text:s/></text:span>restrukturyzac<text:span text:style-name="T1280">ji</text:span><text:s/>gospodarki na rzecz gospodarki żywnościowej zasad finansowania i kredytowania gospodarki żywnościowej, infrastruktury i gospodarki ziemią, warunków socjalnych pracy i życia na wsi, samorządów na wsi.</text:p>
      <text:p text:style-name="P1281">Sądząc z dotychczasow<text:span text:style-name="T1282">ej</text:span><text:s/>dyskusji w tym zespole rolnym, ja mówię o merytorycznej dyskusji i<text:s/><text:soft-page-break/>atmosferze tam panującej, nie popadając w nadmierny optymizm, wydaje mi się, że w tych<text:s/>przygotowanych 6 dokumentach, powinniśmy przyn<text:span text:style-name="T1283">aj</text:span>mniej w<text:span text:style-name="T1284"><text:s/></text:span>większości przyjąć jutro wspólne stanowisko.</text:p>
      <text:p text:style-name="P1285">Jest - i na koniec nie przeciągając - rolnicy, wszyscy rolnicy oczekują szybkich decyzji, ponieważ decyzje produkcyjne jeszcze się podejmuje. Wiosna przed nami.<text:s/>I w p<text:span text:style-name="T1286">a</text:span>ru kwe<text:span text:style-name="T1287">st</text:span>iach produkcji roślinnej można jeszcze zrobić to lub co innego, efekty będą widocznie po żniwach.<text:s/><text:span text:style-name="T1288">W</text:span><text:s/>trakcie wegetacji nic się już tutaj w produkcji rolniczej nie uda nam zmienić. Dlatego ogromna prośba, byśmy możliwie szybko podjęli stosowne decyzje, które by unaoczniły rolnikom, że mogą liczyć na takie warunki, z których i oni i kraj korzyści wyciągną.</text:p>
      <text:p text:style-name="P1289">Ja pomijam zupełnie kwestię celowo zresztą, to nie jest przedmiotem naszych obrad w tym zespole, jak zrekompensować skutki i następstwa tej operacji. Sądzę, że państwo tutaj i gdzie indziej wypowiadają się na ten temat. Natomiast cały czas chciałbym tylko zwrócić uwagą na to, iż w rolnictwie podzielić można to co urośnie, co się uchowa w chlewni czy w oborze.</text:p>
      <text:p text:style-name="P1290">Jeżeli nie będzie produkcji rolniczej, wszystkie inne dyskusje<text:s/><text:span text:style-name="T1291">-</text:span><text:s/>jak powiadam - schodzą na plan dalszy.</text:p>
      <text:p text:style-name="P1292">Dziękuję bardzo.</text:p>
      <text:p text:style-name="P1293"><text:span text:style-name="T1294">Przewodniczący</text:span>:</text:p>
      <text:p text:style-name="P1295">Dziękuję panu Stanisławowi<text:s/><text:span text:style-name="T1296">Ś</text:span>liwińskiemu.</text:p>
      <text:p text:style-name="P1297">Czy tą wypowiedź ktoś chciałby uzupełnić? Proszę bardzo pan pro<text:span text:style-name="T1298">f</text:span>. Stelmachowski. Proszę uprzejmie.</text:p>
      <text:p text:style-name="P1299"><text:span text:style-name="T1300">Pro</text:span><text:span text:style-name="T1301">f</text:span><text:span text:style-name="T1302">. A.<text:s/></text:span><text:span text:style-name="T1303">S</text:span><text:span text:style-name="T1304">telmachowsk</text:span><text:span text:style-name="T1305">i</text:span>:</text:p>
      <text:p text:style-name="P1306">Jako współprzewodniczący chciałbym dodać tylko następujące uwagi.</text:p>
      <text:p text:style-name="P1307">Mianowicie - prosiłbym zwrócić uwagę na ten dokument<text:s/><text:span text:style-name="T1308">i</text:span><text:s/>j<text:span text:style-name="T1309">e</text:span>go część punkt rzymskie II, z którego wynika, że nie przesądza się ani skali, ani kierunków skutków wyrównywania skutków w stosunku do konsumentów. Przeciwnie jest tutaj wyrażony pogląd, że nie wydaje się możliwe jednorazowe zniesienie dotacji do produktów żywnościowych.</text:p>
      <text:p text:style-name="P1310">O co chodzi? Proszę państwa, chciałbym zwrócić uwagę na jedną rzecz, że bez jakiegoś przełomu w zakresie skupu żywca grozi nam katastrofa w drugiej połowie roku.<text:s/><text:span text:style-name="T1311">M</text:span>ianowicie w pierwszych miesiącach notuje się wzrost skupu żywca około 1<text:span text:style-name="T1312">3</text:span>0 proc. w stosunku do zeszłego roku. Ale dlaczego? Bo się wyprzed<text:span text:style-name="T1313">aj</text:span>e stado podstawowe. No, jeżeli ta tendencja będzie nadal przy jednoczesnym ruchu cen na prosięta wskazujące na odchodzenie od chowu trzody chlewnej, no będziemy mieli do czynienia z potężnym załamaniem.</text:p>
      <text:p text:style-name="P1314">Teraz - ja chciałbym bardzo prosi<text:span text:style-name="T1315">ć</text:span><text:s/>o wybaczenie pana ministra Lewandowskiego, ale będzie mi po prostu łatwiej w przedstawieniu jednego zagadnienia. Dlaczego proszę tu o wybaczenie?</text:p>
      <text:p text:style-name="P1316">Leży przede mną informacja w sprawie przewidywan<text:span text:style-name="T1317">ej</text:span><text:s/>skali podwyżek cen detalicznych mięsa i przetworów opracowana przez ministerstwo. No, nie było nam udostępnione ofi<text:span text:style-name="T1318">cj</text:span>alnie. A że do mnie dotarło nieofi<text:span text:style-name="T1319">cj</text:span>alnie, mój Boże. Ale czasem łatwiej jest na podstawie takiego dokumentu powiedzieć o co chodzi<text:span text:style-name="T1320">.</text:span></text:p>
      <text:p text:style-name="P1321">Mianowicie<text:s/><text:span text:style-name="T1322">-</text:span><text:s/>z dokumentu tego wynikałoby, że podwyżka cen żywca jest przewidywana w skali 20 proc<text:span text:style-name="T1323">.</text:span><text:s/>Gdyby były zniesione dotacje do pasz skala podwyżek wynosiłaby 30 proc. Natomiast łączny wzrost cen mięsa i jego przetworów już w pierwszych tygodniach kwietnia wyniósłby 169 proc., no 170 proc.</text:p>
      <text:p text:style-name="P1324">Ku czemu zmierzam? Jest tu ogromna dysproporcja między przewidywanym wzrostem cen skupu żywca a cen mięsa w stosunku do konsumentów.</text:p>
      <text:soft-page-break/>
      <text:p text:style-name="P1325">Dlaczego to tak jest, bo chodzi o to, że dotacje przede wszystkim są w tej chwili ulokowane na szczeblu przetwórstwa rolnego. I odejście od dotacji tu spowodowałoby takie ogromne skutki, nie na odcinku urynkowienia, nie na odcinku skupu.</text:p>
      <text:p text:style-name="P1326">Chciałbym przy okazji powiedzieć, że uważam, że 20 proc. podwyżka cen żywca nie zahamuje tendencji spadkowych. Musiałoby to by<text:span text:style-name="T1327">ć</text:span><text:s/>co najmniej rzędu 50 proc. A rzecz wynika z bardzo prostej rzeczy - z wykupu ziemniaków w ubiegłym roku zwłaszcza we wschodni<text:span text:style-name="T1328">ej</text:span><text:s/>części kraju przez, na rzecz organizacji handlowych Związku Radzieckiego, które to organizacje płaciły znacznie wyższą cenę za ziemniaki niż płacono w kraju<text:span text:style-name="T1329">.</text:span><text:s/>Musiało to spowodować zupełne zachwianie kalkulacji opłacalności produkcji żywca. Konsekwencje trzeba teraz będzie ponieść i teraz powstaje wielkie pytanie, czy urynkowienie rolnictwa musi iść w parze i urynko<text:span text:style-name="T1330">wi</text:span>eniem równoległych i natychmiastowym całego kompleksu żywnościowego. Moim zdaniem tego iunctim nie ma i to należy wziąć pod, żeby nie doprowadzić do rewolty społecznej<text:span text:style-name="T1331">,</text:span><text:s/>i dlatego apel tu o rozwagę w tym punkcie. To jest to co chciałem tu powiedzieć tytułem wyjaśnienia. Przy czym jak powiadam na naszym<text:s/>„stoliku”<text:s/>był tutaj consensus co do potrzeby urynkowienia gospodarki żywnośc<text:span text:style-name="T1332">i</text:span>ow<text:span text:style-name="T1333">ej</text:span>, natomiast jest problem kompensat, dlatego taż ważny jest problem indeksacji i ważne jest zagadnienie tempa w jakim to się by miało odbywać.</text:p>
      <text:p text:style-name="P1334">Dziękuję<text:span text:style-name="T1335">.</text:span></text:p>
      <text:p text:style-name="P1336"><text:span text:style-name="T1337">Przewodniczący</text:span>:</text:p>
      <text:p text:style-name="P1338">Dziękuję profesorowi Stelmachowskiemu.</text:p>
      <text:p text:style-name="P1339">Proszę bardzo teraz o zadawanie pytań. Bardzo proszę prof. Leopold<text:span text:style-name="T1340">.</text:span></text:p>
      <text:p text:style-name="P1341"><text:span text:style-name="T1342">Prof. Antoni Leopold</text:span>:</text:p>
      <text:p text:style-name="P1343">Ja nie tyle pytanie co może uzupełnienie tego co panowie powiedzieli przede mną na temat rynku rolnego.</text:p>
      <text:p text:style-name="P1344">Więc urynkowienie rynku rolnego to brzydko brzmi, ale tu chodzi o to, a nie urynkowienie gospodarki żywnościowej w jednym rzucie. To jest chyba niemożliwe. Ze względu na stopień destrukcji, o którym tutaj wspominamy<text:s/><text:span text:style-name="T1345">w</text:span><text:s/>tym dokumencie. Stopień destrukcji powiązań pomiędzy podmiotami ucz<text:span text:style-name="T1346">es</text:span>tniczącym w tym rynku.</text:p>
      <text:p text:style-name="P1347">I teraz to są zmiany systemowe, a te wszystkie zmiany doraźne, cen itd. pomijam tę sprawę, dlatego że wcale nie jest pewne, czy zmiany cen w tej chwili wywołają produkcję, jeżeli ona jest uzależniona od zasobów rzeczowych. Ale wracam do tego co było tutaj u nas na<text:s/>„stole”<text:s/>rolniczym uzgodnione.</text:p>
      <text:p text:style-name="P1348">Mianowicie uwarunkowania są takie, że żeby można mówi<text:span text:style-name="T1349">ć</text:span><text:s/>o demonopoliza<text:span text:style-name="T1350">cji</text:span><text:s/>rynku rolnego, to trzeba - o urynkowieniu tego rynku rolnego trzeba mówić o demonopoliza<text:span text:style-name="T1351">cj</text:span>i przede wszystkim w sferze zaopatrzenia, tu nie można tego tak łatwo przejść nad tym jak premier Olesiak powiedział, że to ma być wolna cena, która gwarantuje dochodowość tych, czy rentowność tych przedsiębiorstw, które produkują te środki produkcji, bo większość z nich te największe są monopolami, albo<text:s/>oligopolami, jak w zakresie nawozów mineralnych.</text:p>
      <text:p text:style-name="P1352">I dlatego przywiązujemy ogromną wagę do całego procesu demonopolizacji, przy tym rozumiemy to jakby w<text:s/>dwóch warstwach przede wszystkim demonopolizacji struktur, które powstały w przeszłości i działania stałego, działania antymonopolowego, przeciwdziałania praktykom monopolowym w trakcie działania.</text:p>
      <text:soft-page-break/>
      <text:p text:style-name="P1353">Ta sprawa wymaga działań określonych również w sferze właśnie demonopoliza<text:span text:style-name="T1354">cji</text:span><text:s/>struktur mianowicie to są struktury w przemyśle państwowym i one wymagają pogłębienia dyskusji i rozwiązań w sferze własności, zmian własnościowych w tej sferze, i to są struktury w sferze spółdzielczości, która jest zetatyzowana wieloszczeblowo, zorganizowana pionowo, uzależniona w pionowych strukturach, które nie pozwalają na<text:s/><text:span text:style-name="T1355">s</text:span>amodzielnoś<text:span text:style-name="T1356">ć</text:span><text:s/>spółdzieln<text:span text:style-name="T1357">i</text:span>.</text:p>
      <text:p text:style-name="P1358">Więc to są dwie rzeczy, które muszą być rozwiązane rozmaitymi oczywiście środkami. Na to odpowiedni dokument będący załącznikiem do tego dokumentu, który leży przed państwem jest przygotowany.</text:p>
      <text:p text:style-name="P1359">Teraz sytuacja jest tego rodzaju, że urynkowienie sfery żywności to wymaga określonych zabezpieczeń skutków w sferze dochodowej i rozmiar manewru, który by musiał być dokonany, gdyby to poszło według zapowiedzi, którą czytaliśmy w prasie, byłby taki, który oczywiście przekracza wszelkie sensowne rozwiązania.</text:p>
      <text:p text:style-name="P1360">Przy czym wydaje się, że nie jest możliwe załatwienie tego jednym manewrem ani w jeden sposób. Więc zarówno<text:span text:style-name="T1361"><text:s/></text:span>konieczne jest utrzymanie dotacji i łagodne przechodzenie na zmiany cen żywności, podnoszeniu cen żywności to znaczy wiązania cen żywności z cenami skupu produktów rolniczych, jak i odchodzenie od reglamenta<text:span text:style-name="T1362">cj</text:span>i przede wszystkim znalezienie takich sposobów, którymi moglibyśmy odejść od reglamentacji<text:s/><text:span text:style-name="T1363">w</text:span><text:s/>sferze obrotu produktami<text:s/>rolniczymi i produktami żywnościowymi<text:span text:style-name="T1364">.</text:span><text:s/>Tutaj mam sz<text:span text:style-name="T1365">cz</text:span>ególnie na myśli mięso. Ale są jeszcze takie segmenty, które innych wymagać będą rozwiązań, jak na przykład mleko. Przecież to są rynki te<text:s/><text:span text:style-name="T1366">s</text:span>egmenty są wzajemnie organicznie związane i nie można rozwiązań na jednym rynku oderwać, na tym segmencie oderwać od innych. Takim n<text:span text:style-name="T1367">ajt</text:span>rudni<text:span text:style-name="T1368">ejs</text:span>zym jest mleko, w których dotacje przekraczają 3-krotnie wartość sprzedaży tego mleka. Jak do tego podejść, nie sądzimy, żebyśmy mogli to załatwiać tutaj przy tym<text:s/>„stole”, sądzę, że cały ten problem powinien być przedmiotem roboczych i konsultacji, przygotowania rozwiązań, właśnie stosowania rachunku symulacyjnego, ale nie możemy tego zapisać, nie możemy tego od razu zaproponować, że to będzie jutro albo pojutrze, tego rynku nie zadekretujemy, ale musimy go wytworzyć. I z tego względu opatrzyliśmy tak wieloma zastrzeżeniami możliwość wprowadzenia również rynku rolnego, dlatego że on jest uzależniony od tego, tempo tego urynkowienia jest uzależnione od tego ile przeniesiemy w sferę gospodarki, w sferę rynku żywnościowego i dochodów ludności.</text:p>
      <text:p text:style-name="P1369">To jest wszystko.</text:p>
      <text:p text:style-name="P1370"><text:span text:style-name="T1371">Przewodnicząc</text:span><text:span text:style-name="T1372">y</text:span>:</text:p>
      <text:p text:style-name="P1373">Dziękuję prof. Leopoldowi<text:span text:style-name="T1374">,</text:span><text:s/>za interesującą wypowiedź.</text:p>
      <text:p text:style-name="P1375">Proszę bardzo czy byłyby pytania?</text:p>
      <text:p text:style-name="P1376"><text:span text:style-name="T1377">D</text:span><text:span text:style-name="T1378">r Święcicki</text:span>:</text:p>
      <text:p text:style-name="P1379">Mnie<text:s/><text:span text:style-name="T1380">w</text:span><text:s/>ty<text:span text:style-name="T1381">m</text:span><text:s/>ciekawym bardzo dokumencie, który tutaj omawiamy brakuje kilku bardzo ważnych jak mi<text:s/><text:span text:style-name="T1382">s</text:span>ię wydaje spraw<text:span text:style-name="T1383">.</text:span><text:s/>Pierwsza kwestia to jest urynko<text:span text:style-name="T1384">w</text:span>ienia również sfery zakupu środków produkcji przez rolników, a więc żeby rolnik, żeby środki produkcji nabywane przez rolników były nabywane po cenach równowagi<text:span text:style-name="T1385">.</text:span></text:p>
      <text:p text:style-name="P1386">Jest tutaj punkt 5<text:span text:style-name="T1387">,</text:span><text:s/>bardzo słuszny, żeby nałożyć maksymalne limity cenowe na przedsiębiorstwa monopolistyczne dostarczając<text:span text:style-name="T1388">e</text:span><text:s/>rolnictwu środki produkcji, na przykład<text:s/>„Ursus”<text:s/>czy coś takiego<text:span text:style-name="T1389">.</text:span><text:s/>Ale jednocześnie nie można mówi<text:span text:style-name="T1390">ć</text:span><text:s/>o urynkowieniu rolnictwa jeśli środki produkcji dla rolnictwa będą<text:s/><text:soft-page-break/>reglamentowane, przydzielane na najrozmaitszych dziwnych zasadach, jeśli będzie się czytać bez przerwy reportaże w prasie i słuchać audycji radiowych i telewizyjnych, jaką gehenną jest dla rolnika jeżdżenie ileś razy w ciągu roku po to, żeby kupić jakąś maszynę czy część zamienną, czy coś innego. Szczególnie brak cen równowagi na środki produkcji nabywane przez rolników uderza w rolników bardziej efektywnych, lepiej pracujących, tych którzy mają bardziej rozwinięty warsztat pracy. I dla nich ta niepewność zakupu jest znacznie bardziej dotkliwa, dla ich produkcji, dla ich efektów produkc<text:span text:style-name="T1391">yj</text:span>nych i oni będą hamować swój rozwój.</text:p>
      <text:p text:style-name="P1392">Natomiast powstaje kwestia oporu, powiedziałbym, społecznego wsi i że te ceny będą znowu jeszcze wyższe na środki produkcji, niż one są obecnie. Nawet, jeśli się...<text:s/>Dlatego, że powstanie pewna różnica między ceną dla producenta środków produkcji, dla<text:s/>„Ursusa”, która już dla niego powinna być w<text:span text:style-name="T1393">ys</text:span>tarcza<text:span text:style-name="T1394">ją</text:span>ca, żeby zaspokoić jego potrzeby rozwojowe, płacowe itd., a ceną równowagi na traktory wśród rolników, sprzedawan<text:span text:style-name="T1395">yc</text:span>h dla rolników.</text:p>
      <text:p text:style-name="P1396">Otóż ja proponuję, żeby tę ewentualną różnicę zostawiać wsi i rolnictwu. Czy na zakup np. dewiz na przetargach i import tych pasz wysokobiałkowych, czy na rozwój infrastruktury rolnej, czy nawet na jakieś cele socjalne. Niech ta różnica, którą rolnicy będą płacić, niech ona zostaje dla dyspozycji wsi i rolnictwa. Jednakże bezwzględnie uważam, że środki produkcji nabywane przez rolników muszą być im sprzedawane po cenach równowagi, bez względu nawet, jak wysoka byłaby ta cena. I proponuję, żeby taki zapis jednak rozszerzyć.</text:p>
      <text:p text:style-name="P1397">Druga sprawa istotna - otóż jeśli urynkowienie rolnictwa ma przyczynić się do poprawy efektywności gospodarki, to ono nie może prowadzić do zwiększenia skali<text:s/>dotacji dla gospodarki żywnościowej i tych rekompensat. Otóż ja proponuję, żeby nasz<text:s/>„stół”, jako stół ekonomiczny, ogólnoekonomiczn<text:span text:style-name="T1398">y</text:span>, odpowiedzialny za inflację, odpowiedzialny za równowagę przyjął jak gdyby dodatkowy zapis w sprawie rolnictwa, że urynkowi<text:span text:style-name="T1399">e</text:span>nie rolnictwa nie może prowadzić do tego, aby łączna kwota dotacji zostających w rolnictwie i rekompensat zwiększała się. Tu musi być jakaś górna granica nałożona, taka ja<text:span text:style-name="T1400">k</text:span>a jest obecnie, czy w jakiejś relacji do czegoś innego. Bo dlatego, że można sobie wyobrazić takie urynkowienie rolnictwa, które spowoduje jeszcze większe wypłaty z budżetu w postaci, nie wiem cen gwarantowan<text:span text:style-name="T1401">yc</text:span>h, jakichś innych rzeczy i jeszcze większe rekompensaty. A więc w sumie deficyt budżetowy się znacznie pogłębi i zamiast wzrostu efektywności i poprawy, uzyskania tych efektów rynkowych, uzyskamy wręcz odwrotne skutki.</text:p>
      <text:p text:style-name="P1402">Dlatego takie ogólne ograniczenie nasz<text:s/>„stół”<text:s/>ekonomiczny powinien na całą tę reformę, uważam, jakieś tutaj nał<text:span text:style-name="T1403">ożyć.</text:span></text:p>
      <text:p text:style-name="P1404">I wreszcie zapis, który jest... może tak zostać w tej chwili, chociaż jest dosyć niejasne - ten zapis pkt. 4 w części pierwszej - mianowicie ustalanie cen gwarantowanych minimalnych dla rolników ze związkami zawodowymi. Otóż ja nie wiem, czy tu nie trzeba by jednak też postawić jakiejś górnej i dolnej granicy, np. że ceny gwarantowane minimalne muszą co najmniej zwracać rolnikom koszt środków obrotowych na przeciętnym poziomie krajowym. Czy coś takiego, żeby tu była jakaś dla nich gwarancja, ale<text:s/>nie żeby to by<text:span text:style-name="T1405">ł</text:span><text:s/>przedmiot zupełnie luźnych negocjacji.<text:s/>Bo wtedy znów nie wiadomo, na jakim to się poziomie ustali. Można sobie wyobrazić, że to się ustali na takim poziomie, że w ogóle urynkowienia nie będzie. Że to będą nowe ceny skupu, tylko minimalne. Zamiast nazwy cena skupu to się zmieni teraz na cenę minimalną<text:s/><text:soft-page-break/>gwarantowaną i zostanie właściwie to samo.</text:p>
      <text:p text:style-name="P1406">Ja tutaj na to nie naciskam specjalnie, bo to jest może kwestia do rozważenia. Ale ten zapis jest zbyt taki luźny. Dziękuję bardzo.</text:p>
      <text:p text:style-name="P1407"><text:span text:style-name="T1408">Przewodnicząc</text:span><text:span text:style-name="T1409">y</text:span>:</text:p>
      <text:p text:style-name="P1410">Dziękuję bardzo. Kto chciałby jeszcze zabrać głos?</text:p>
      <text:p text:style-name="P1411">Premier Olesiak - proszę bardzo.</text:p>
      <text:p text:style-name="P1412"><text:span text:style-name="T1413">Wicepremier Kazimierz Olesiak</text:span>:</text:p>
      <text:p text:style-name="P1414">Prze<text:span text:style-name="T1415">pr</text:span>aszam, że ja drugi raz, ale ja bardzo krótko już postaram się, na tle wypowiedzi przede wszystkim pana dr. Bugaja.</text:p>
      <text:p text:style-name="P1416">Otóż ani ja, ani rząd, a zwłaszcza ja jestem człowiekiem bardzo ugodowym, nie chcielibyśmy uchodzić za takich, co to chcą zrobić awanturę w Polsce. Natomiast jest sytuacja taka, jak tutaj przed chwilą była przedstawiana w rolnictwie i trzeba to po prostu robić. Te publikacje, które były prz<text:span text:style-name="T1417">ed</text:span>stawiane, były przedstawiane, co by było, gdybyśmy za jednym zamachem zrobili wszystko, jakie by były skutki.</text:p>
      <text:p text:style-name="P1418">Oczywiście jesteśmy również za tym, żeby to robić stopniowo. Ale przynajmniej stopniowo w takim względzie, że po stronie cen skupu ustalić ceny minimalne i z poprawkami nawet, jakie tu proponuje dr Święcicki, i ceny wolne, ponieważ w tej chwili jest taka sytuacja. Pan prof. doc<text:span text:style-name="T1419">.</text:span><text:s/>Leopold mówi, że monopole trzeba rozbijać. Tak jest. Tylko że<text:s/>„Ursusa”<text:s/>nie rozbijemy za nic na świecie. I<text:s/>„Ursusowi”<text:s/>trzeba puścić te ceny wolne jak najszybciej na te ciągniki i wtedy będzie ruch, bo tak to po prostu i po jednej, i po drugiej stronie jest zastój. Natomiast z innymi monopolami oczywiście będziemy, trzeba to robić, ale monopole będziemy likwidować, jak będą powstawać drugie jakieś zakłady, bo samych monopoli my nie rozwalimy.</text:p>
      <text:p text:style-name="P1420">Więc to jest pierwsza sprawa. Nikt tu nie chce robić awanturni<text:span text:style-name="T1421">ct</text:span>wa. Mamy wszystkie propozycje, przygotowujemy. Ja bym miał propozycję taką, panowie przewodniczący, żeby może ze strony opozycyjnej, jeśli ktoś chce, żeby się włączył również w przygotowywanie tych propozycji,<text:s/>które przygotowuje w tej chwili cały zespół z kilku resortów. Proszę bardzo.</text:p>
      <text:p text:style-name="P1422">Jeśli chodzi o mleko, to nie przewidujemy w ogóle, żeby zejść w ogóle z dotacji od razu, tylko przewidujemy w pierwszym rzucie, że<text:span text:style-name="T1423">by</text:span><text:s/>50 proc. dotacji zostawimy do mleka, tak samo dla odżywek dziecięcych, dla chleba jakiegoś takiego podstawowego itd., itd. Czyli można tu przygotować kilka wersji, proszę bardzo.<text:s/><text:span text:style-name="T1424">I</text:span><text:s/>stopniowo je wdrażać.</text:p>
      <text:p text:style-name="P1425">Natomiast ja rozumiem, że nikt tutaj przy tym stole nie stwierdzi, ani nie będzie innego zdania, jeżeli powiem, że narosły od lat fatalny system dotacji do przetwórstwa i do nas, do konsumenta, jest systemem, który już, niestety, nie wytrzyma próby czasu. I myśmy zaczęli to przecież od stycznia robić tą demonopoliza<text:span text:style-name="T1426">cję</text:span><text:s/>i stopniowo wchodzić w rynek wolny. I teraz przecież nikt chyba również przy tym stole nie powie, że proszę bardzo, wracamy z powrotem do systemu takiego, że sztywne ceny urzędowe z jednej strony, sztywne struktury i sztywne z trzeciej, i będziemy się nadal z tym... nie wiadomo co robić.</text:p>
      <text:p text:style-name="P1427"><text:span text:style-name="T1428">W</text:span>i<text:span text:style-name="T1429">ę</text:span>c tu chyba takiego poglądu przy tym stole nie ma. Natomiast jest kwestia tylko do uzgodnienia w moim przekonaniu, jak to z tym iść daleko, jak iść, żeby konsumenci tutaj nie odczuli tego zbyt drastycznie. I nie chcemy tego robić przecież na siłę. Bo na przykład przy tych naszych wyliczeniach, którymi dysponujemy, z tych wyliczeń wynika, że gdybyśmy poszli na całość z utrzymaniem tych dotacji, w tym połowy dotacji do mleka i przetworów itd.<text:s/>- co mówiłem poprzednio - no to mniej więcej trzeba by było, żeby<text:s/><text:soft-page-break/>wyrównać odpowiednio na wejściu - ja nie mówię dalej, bo dalej to jest sprawa indeksacji itd. nie wchodzę w te szczegóły, ale żeby na wejściu każdemu z konsumentów odpowiednio wyrównać, to trzeba by było jeszcze do tych dotacji, do tej kwoty dotacji, którą się daje w tej chwili do artykułów spożywczych, do przetwórstwa, jeszcze dopłacić mniej więcej około 600 mld zł. A te dotacje wynoszą 2,2 biliona. Czyli łącznie by to było gdzieś kwota około 2,8 do 3 bilionów złotych, która t<text:span text:style-name="T1430">o</text:span><text:s/>kwota musiałaby iść do kieszeni konsumenta, żeby odpowiednio wyrównać. I to wychodzi gdzieś na głowę mieszkańca, nie pracownika, 8 tys. Gdyby przez trzy pomnożyć, to pracownika - 24 tys. Na wejściu. I takie są wyliczenia.</text:p>
      <text:p text:style-name="P1431">Ale mówię, przy takim generalnym podejściu. Natomiast jest sprawa etapowania, np. polegająca na tym, że jak praktyka wykazuje, to w sklepach jest handel i na kartki, i jest handel pozakartkowy w jednym sklepie. O czym przedtem mówiono nam, że to nie jest możliwe. A w wielu przypadkach, nawet w Warszawie jest to już możliwe.</text:p>
      <text:p text:style-name="P1432">Czyli można nawet pójść tak - proszę bardzo, utrzymujemy te kartki, trzymamy je dokąd chcemy i zdajemy je stopniowo. Kto chce to zdaje, kto nie chce - nie zdaje. Utrzymujemy ceny takie, a nie inne. Czyli jest tutaj i od tej strony jakieś wyjście, stopniowego wchodzenia, a nie od razu na siłę.</text:p>
      <text:p text:style-name="P1433">Natomiast chcę podkreślić jeszcze raz, że sprawą zasadniczą jest urynkowienie - to co powiedział prof. Leopold - urynkowienie rynku rolnego. Tzn. może nie tyle całej gospodarki żywnościow<text:span text:style-name="T1434">ej.</text:span><text:s/>Sprawą bardzo pilną jest wprowadzenie wolnych cen skupu, bo w przeciwnym wypadku my będziemy lecieć w dół z produkcją.</text:p>
      <text:p text:style-name="P1435">I jeszcze jedna tylko uwaga, do tego co powiedział prof. S<text:span text:style-name="T1436">te</text:span>lmachowski, że ten wykup ziemniaków nam narobił takiego bigosu. Otóż ja chcę powiedzieć, że to jest bardzo różnie w Polsce. I są województwa w<text:span text:style-name="T1437">ys</text:span>ok<text:span text:style-name="T1438">ot</text:span>owarow<text:span text:style-name="T1439">e</text:span>, w których to wo<text:span text:style-name="T1440">je</text:span>wództwach nadal pogłowie trzody jeszcze jest -<text:s/>dlatego tu mówiłem, że jest jeszcze szansa, żeby utrzymać to pogłowie - bardzo wysokie i produkcja jest i chęć do produkcji jest. I to są te w<text:span text:style-name="T1441">ys</text:span>ok<text:span text:style-name="T1442">ot</text:span>owarowe. Natomiast we wschodnich<text:s/><text:span text:style-name="T1443">-</text:span><text:s/>profesor ma rac<text:span text:style-name="T1444">ję</text:span><text:s/><text:span text:style-name="T1445">-</text:span><text:s/>we wschodnich wo<text:span text:style-name="T1446">je</text:span>wództwac<text:span text:style-name="T1447">h<text:s/></text:span>tam gdzie się wiąże ziemniak głównie jako pasza podstawowa dla trzody, bo w tych innych to już się tak nie robi, po prostu jest inna technologia tuczu, to tu rzeczywiście jest gorz<text:span text:style-name="T1448">ej.</text:span><text:s/>Z tym, że generalnie chcę powiedzieć, że my wyprodukowaliśmy w ubiegłym roku 3<text:span text:style-name="T1449">5</text:span><text:s/>mln ton ziemniaków w Polsce. Natomiast łącznie sprzedaliśmy nie tylko do Związku Radzieckiego, nie więcej, jak w tej chwili mówię w zaokrągleniu - nie więcej jak<text:s/><text:span text:style-name="T1450">5</text:span>00 tys. ton, czyli to jest, to nie jest aż taka wielka sprawa, która by ważyła na tym.</text:p>
      <text:p text:style-name="P1451">Natomiast w niektórych rejonach, zwłaszcza we wschodnich rejonach. Czyli jest jeszcze szansa<text:s/><text:span text:style-name="T1452">i</text:span><text:s/>ja bym proponował - jeśli można nakłonić, no bardzo proszę pana dra Bugaja, żeby się włączył do nas i żeby nie tylko mówił, że my chcemy awanturować się tylko, żeby powiedział - jak lepiej zrobić, żeby to wchodziło stopniowo, a nie powodowało jakichś wielkich zadrażnień. Natomiast propozycje - jak można to rozwiązać lepie<text:span text:style-name="T1453">j</text:span>, czy jak można to tak rozwiązać, żeby stopniowo wchodzić nie naruszając tutaj ani nie drażnią<text:span text:style-name="T1454">c</text:span><text:s/>ludzi, bo przecież o to nam wszystkim chodzi.</text:p>
      <text:p text:style-name="P1455">Czyli ja rozumiem, że propozycja urynkowienia jest, powinna być przyjęta jako propozycja, natomiast propozycja jako stopniowe urynkowienie gospodarki żywnościowej i stopniowe wchodzenie. I tutaj można już dopracować szczegóły,<text:s/>ale nie w tym gronie, ale w węższym chyba znacznie. I się dogadać. Natomiast nie można już cofać się, wycofywać z tego cośmy rozpoczęli.</text:p>
      <text:soft-page-break/>
      <text:p text:style-name="P1456">I przecież takie głosy tu były poprzednio i prof. Beksiaka i innych.</text:p>
      <text:p text:style-name="P1457"><text:span text:style-name="T1458">Przewodnicząc</text:span><text:span text:style-name="T1459">y</text:span>:</text:p>
      <text:p text:style-name="P1460">Dziękuję bardzo. Proszę uprzejmie - pan dr Bugaj.</text:p>
      <text:p text:style-name="P1461"><text:span text:style-name="T1462">D</text:span><text:span text:style-name="T1463">r<text:s/></text:span><text:span text:style-name="T1464">Bugaj</text:span>:</text:p>
      <text:p text:style-name="P1465">Ja chciałbym zadać pytanie nie pierwszy raz, chcę zadać to pytanie panu ministrowi Olesiakowi. Mianowicie -<text:s/>czy rząd widzi możliwość przygotowania projektu rozsądnego, a więc takiego, który zachowywałby ogromną powiedziałbym przytłacz<text:span text:style-name="T1466">aj</text:span>ącą większość dotacji w postaci przedmiotowych dotacji do produktów rolnych i w oparciu o to założenie budować program urynkowienia?</text:p>
      <text:p text:style-name="P1467">Pan premier Olesiak odpowiadał nam dzisiaj bardzo obszernie. Ale w tej sprawie pozostaje znowu zasadnicza niejasność.</text:p>
      <text:p text:style-name="P1468"><text:span text:style-name="T1469">Min.<text:s/></text:span><text:span text:style-name="T1470">O</text:span><text:span text:style-name="T1471">lesiak</text:span>:</text:p>
      <text:p text:style-name="P1472">Ja nie wiem czy obszernie odpowiadałem. Chyba za dużo czasu nie zająłem. Ale odpowiadam, że rząd właśnie pracuje nad taką koncepcją. I pracujemy nad taką koncepcją, żeby w pierwszej wer<text:span text:style-name="T1473">s</text:span>ji, jeżeli chodzi o środki produkcji pozostawić albo w całości, albo w części dotacje na przykład do nawozów<text:s/><text:span text:style-name="T1474">i</text:span><text:s/>do pasz. A resztę dotacji w pierwszym rzucie zlikwidować. Do wszystkich pozostałych środków produkcji - czyli środki ochrony roślin, maszyny, ciągniki itd.</text:p>
      <text:p text:style-name="P1475">W drugim żucie byśmy likwidowali w całości również te dotacje pozostałe do środków produkcji. Dlaczego już nie będę się wyszczególniał.</text:p>
      <text:p text:style-name="P1476">Czyli nad taką koncepcją właśnie pracujemy - z jednej i z drugiej strony, panie doktorze. I proszę bardzo<text:span text:style-name="T1477">,</text:span><text:s/>jak pan<text:s/>ma ochotę niech pan się włączy do nas, będziemy wspólnie robić.</text:p>
      <text:p text:style-name="P1478"><text:span text:style-name="T1479">Prze</text:span><text:span text:style-name="T1480">wod</text:span><text:span text:style-name="T1481">nic</text:span><text:span text:style-name="T1482">z</text:span><text:span text:style-name="T1483">ący</text:span>:</text:p>
      <text:p text:style-name="P1484">Ale jak rozumiem dr Bugaj pytał także o sferę dotacji przedmiotowych A więc one w roku 1989 już takimi są. To znaczy odeszliśmy od zasady, że wyrównywano dotacją koszt produkc<text:span text:style-name="T1485">j</text:span>i mleka tzn. im mleczarnia miała wyższe koszty, tym otrzymywała większą dotację. A więc, że tak powiem, nakręcało to całą tą spiralę opłacalnych z punktu widzenia mikroskali kosztów. Więc dotacje są już w tej chwili kierowane przedmiotowo.</text:p>
      <text:p text:style-name="P1486">Natomiast sprawą skali, kalendarza, że tak powiem adresowania, jak tutaj koledzy m<text:span text:style-name="T1487">ó</text:span>wili, gdzie powinien być ten adres - tu interesujące propozycje dra Święcickiego.<text:s/>Jeśliby<text:s/>przyjąć, że producent ciągników na przykład powinien mieć jako monopolista cenę zapułapowaną, oczywiście ustanowioną na takim poziomie, aby zapewnić mu, że tak powiem godziwy zysk i możliwości rozwoju, to skoro po tej cenie nie mamy równowagi, należy rozważyć kwestię przetargów, przetargów zamkniętych, żeby to nie była forma spekulacyjna, adresowanych do określonej społeczności rolniczej, określonej wsi. I te środki, które w wyniku przetargu zostawałyby nadpłacone nad tą cenę nad ten pułap cenowy, można by te środki rzeczywiście pozostawiać tej społeczności, na - że tak powiem - inwestycje rolne, na infrastrukturę, na wodociągi i na różne inne, że tak powiem wspólne przedsięwzięcia, ponieważ nie ma żadnego uzasadnienia, ażeby tę nadwyżkę przechwytywał producent czy też w przypadku - j<text:span text:style-name="T1488">e</text:span>żeli byśmy s<text:span text:style-name="T1489">i</text:span>ę do<text:s/><text:span text:style-name="T1490">ry</text:span><text:span text:style-name="T1491">nku</text:span><text:s/><text:span text:style-name="T1492">zb</text:span>liżali,<text:s/>aby przechwytywał ją budżet państwa.</text:p>
      <text:p text:style-name="P1493">A więc te wszystkie sprawy, te propozycje są jak najbardziej do rozważenia, do przedyskutowania.<text:s/><text:span text:style-name="T1494">I</text:span><text:s/>jeżeli by do takiej dyskusji, że tak powiem, zechcieli się włączyć inni eksperci, to tylko na tym ten poziom<text:s/><text:soft-page-break/>merytoryczny tych rozwiązań by zyskał.</text:p>
      <text:p text:style-name="P1495">Proszę bardzo - pan prof.<text:s/><text:span text:style-name="T1496">J</text:span>óze<text:span text:style-name="T1497">fi</text:span>ak.</text:p>
      <text:p text:style-name="P1498"><text:span text:style-name="T1499">Pro</text:span><text:span text:style-name="T1500">f</text:span><text:span text:style-name="T1501">.<text:s/></text:span><text:span text:style-name="T1502">J</text:span><text:span text:style-name="T1503">ózefi</text:span><text:span text:style-name="T1504">a</text:span><text:span text:style-name="T1505">k</text:span>:</text:p>
      <text:p text:style-name="P1506">Ja mam pytanie do pana premiera Olesiaka także. Czy pan premier uważa, że to uwolnienie cen, zwłaszcza środków produkcji<text:s/><text:span text:style-name="T1507">-</text:span><text:s/>czy ono wywoła efekt podażowy po stronie środków produkcji? To znaczy tak, że ceny rosną, uwalniamy je. I teraz producenci tych środków produkcji, dostawcy tych środków ochrony roślin, różnych maszyn, urządzeń - reagują tak, iż w rezultacie rolnictwo jest lepiej zasilane, lepiej co do ilości, lepiej co do struktury. Czyli że mamy rynkowe takie sprzężenie zwrotne. Czy też - nie ma podstaw żeby sądzić, że z uwolnienia cen taki efekt podażowy w dziedzinie środków produkcji wyniknie i że właściwie będziemy tylko - chodzi o to, żeby nowe ceny pokrywały koszty, które jak powstają to wiemy skądinąd. Powstają jako wynik tych presji płacowych.</text:p>
      <text:p text:style-name="P1508">I jakie jest zdanie pana premiera na ten temat?</text:p>
      <text:p text:style-name="P1509"><text:span text:style-name="T1510">Premier Olesiak</text:span>:</text:p>
      <text:p text:style-name="P1511">Ja chciałbym tutaj się ustosunkować do tej sprawy w ten sposób. Otóż uważam, że mamy wyraźnie dwie sprawy do rozwiązania: pierwsza - to jest co zrobić już dziś, jutro, w tym roku, żebyśmy nie doprowadzili do spadku<text:s/>produkcji roln<text:span text:style-name="T1512">ej,</text:span><text:s/>co jest realnym niebezpieczeństwem.</text:p>
      <text:p text:style-name="P1513">I tutaj odpowiedź jest jednak. Trzeba podnosić ceny skupu w tej sytuacji jaka jest.</text:p>
      <text:p text:style-name="P1514">Teraz - jeżeli nie ruszymy cen żywności, to cały wzrost cen skupu musi pójść na powiększenie dotacji. Ja już nie mówię gdzie ta dotacja idzie. Bo cudów nie ma.</text:p>
      <text:p text:style-name="P1515">Teraz jednocześnie odpowiadam prof.<text:s/><text:span text:style-name="T1516">J</text:span>ózefiakowi.</text:p>
      <text:p text:style-name="P1517">Otóż nie przypadkowo tak niski potencjał przemysłu pracuje na potrzeby rolnictwa. Dlatego, że tam zyskownoś<text:span text:style-name="T1518">ć<text:s/></text:span>w tej produkcji zawsze była najniższa. I w tej chwili też jest najniższa. A więc ja mogę odpowiedzieć, że jeżeli nie poprawimy rentowności tego przemysłu, to przy samodzielności przedsiębiorstw nie ma innego sposobu jak zachęcenie ich do produkcji. Oczywiście korzystamy jeszcze z innych zachęt, że jak on produkuje na potrzeby rolnictwa to ma ulgi kredytowe, to ma ulgi<text:s/><text:span text:style-name="T1519">p</text:span>o<text:span text:style-name="T1520">w</text:span>iedzmy - podatkowe. Ale te ulgi nie działają, aż tak mocno. Po prostu zakładamy, że jeżeli nie będzie tego ssania i z tej strony, to tego ruchu naprzód nie będzie.</text:p>
      <text:p text:style-name="P1521">Następna sprawa - ja oczywiście, bo na przykład problem wyszedł klasycznie<text:span text:style-name="T1522">.</text:span><text:s/>Myśmy wszystko chcieli zrobić, żeby szybko zwiększyć produkcję środków ochrony roślin. Dlatego, że w tej chwili nawet dalsze zwiększanie produkcji nawozów, czy stosowanie nawozów bez rozwiązania dużej podaży środków ochrony roślin nie da przyrostu plonów. A przecież to jest sensem nawożenia.</text:p>
      <text:p text:style-name="P1523">Otóż okazało się, że produkcja środków ochrony roślin to jest produkcja sensu stricte trucizn. Na całym świecie robi się to pod warunkiem, że się na tym więcej zarobi, o wiele więcej zarobi. To już nie je<text:span text:style-name="T1524">s</text:span>t sprawa pokrycia kosztów, a sprawa zachęty i dla pracowników, którym trzeba więcej płacić i dla przedsiębiorstw, żeby się w ogóle w to pakować.</text:p>
      <text:p text:style-name="P1525">I tutaj też musimy to powiedzieć. Zresztą oczywiście, ja to proponowałem, że i tak po urynkowieniu tej gospodarki rolnej, czy rynku rolnego musimy odpowiedzieć w jakiś sposób - państwo będzie subwen<text:span text:style-name="T1526">cj</text:span>onowało rolnictwo, tak jak na całym świecie się przecież rolnictwu subwen<text:span text:style-name="T1527">cj</text:span>onuje, bo ono sobie nie poradzi samo. A produkcja żywności jest tak ważna.</text:p>
      <text:soft-page-break/>
      <text:p text:style-name="P1528">Otóż proponuję, żeby te subwencje do rolnictwa na przykład absolutnie powinny pójść na dopłatę do nawozów azotowych. Tak długo, póki będzie nam zależało na tym, żeby zwiększać nawożenie, bo to daje przyrost plonów, to powinniśmy to robić jednak utrzymując na niskich, na możliwie niskim poziomie produkcję cen nawozów, które jak pan profesor słusznie zauważył, produkowane są w oligopolu, jakim jest ten zespół fabryk nawozowych. I tak zawsze będzie. Nie widzę, żeby tam prywatni producenci zaczęli robić nawozy azotowe czy fosforowe, to nam nie grozi.</text:p>
      <text:p text:style-name="P1529">I tutaj nie ma problemu. Jeżeli my w tej dotacji, którą państwo będzie traktowało jako subwen<text:span text:style-name="T1530">cjo</text:span>nowanie rolnictwa tym kanałem, zapewnimy opłacalność i zapewnimy rozwój fabryk produkcji, fabryk nawozów sztucznych, to jest wszystko w porządku.</text:p>
      <text:p text:style-name="P1531">I tutaj będziemy - jak gdyby - stymulować zwiększenie nawożenia tak długo, póki to będzie opłacalne.<text:s/><text:span text:style-name="T1532">To</text:span><text:s/>samo<text:s/>może dotyczyć na przykład wybranych maszyn, tylko ja w tej chwili muszę mieć odpowiedź, my dzięki Bogu mamy jedno z większych w Europie fabryk traktorów i to niezłych traktorów, ale wciąż tych traktorów je<text:span text:style-name="T1533">s</text:span>t za mało, a przynajmniej za mało tych traktorów jest przy ich dzisiejszych cenach, bo my widzimy, że nawet rolnika, który ma 5 ha też stać, żeby kupił ten traktor.</text:p>
      <text:p text:style-name="P1534">Jaka jest może - my chcemy tę produkcję traktorów intensy<text:span text:style-name="T1535">fi</text:span>kować, wobec tego trzeba inwestować w rozwój<text:s/>„Ursusa”, trzeba tam płacić więcej ludziom, bo odchodz<text:span text:style-name="T1536">ą</text:span><text:s/>i tam już jest w tej chwili problem, czy będą strajkować i produkcja będzie mniejsza i też możemy się umówić, że w pewnym okresie czasu, do nasycenia naszego rolnictwa takim podstawowym urządzeniem, jakim jest traktor w tym miejscu będziemy subwencje dawać, ale póki nie ma na<text:span text:style-name="T1537">s</text:span>ycenia rynku to uważam, że musi być jakaś metoda, przecież nie może być tak, że to komisja gm<text:span text:style-name="T1538">i</text:span>nna czy naczelnik gminy po uważaniu przydziela tylko, że trzeba stworzyć ten projekt,<text:s/><text:span text:style-name="T1539">k</text:span>tóry tutaj dr Święcicki zgłosił jest moim zdaniem bardzo mądry, to znaczy ustalamy jakąś cenę wyjściową, opłacalną i może za 2 lata, czy za rok już będzie tyle kosztować ile potrzeba, ale jak w tej chwili jest jeszcze rynek taki, że trzeba w przetargu sprzedawać, to i przecież tak nadwyżka nie idzie dla<text:s/>„Ursusa”, tylko wciąga ją fiskus.</text:p>
      <text:p text:style-name="P1540">To jeżeli zdecydujemy, że ona pójdzie na rozwój produkcji roln<text:span text:style-name="T1541">ej</text:span>, na czym nam wszystkim zależy, to będzie jakieś rozwiązanie, ale będzie znowu rynek, znowu się<text:s/>dziesięć razy zastanowi ten kto ma powiedzmy 3,5 ha czy walczyć o ten ciągnik, akurat ma pieniądze i on chce go kupić, czy też ku<text:span text:style-name="T1542">pi</text:span><text:s/>go tylko ten kogo stać na to, żeby zapłacić 15 milion<text:span text:style-name="T1543">ó</text:span>w, a cała ta różnica zostanie na wsi, od jakiejś ceny opłacalnej dla fabryki i będzie -<text:s/>ale na coś trzeba się zdecydować, bo w tej chwili jeżeli się nie zdecydujemy, to znowu musimy wrócić do reglamentowania, do as<text:span text:style-name="T1544">yg</text:span>nat, no nie ma tego problemu przy innych maszynach powiedzmy gdzie już jest pewna konkurencja,<text:span text:style-name="T1545"><text:s/></text:span>ale też za dużo chętnych do produkcji maszyn dla rolnictwa nie ma, bo jak mówię jest to dotychczas bardzo niskoopłacalny interes<text:span text:style-name="T1546">.</text:span></text:p>
      <text:p text:style-name="P1547"><text:span text:style-name="T1548">Wicepremier Olesiak</text:span>:</text:p>
      <text:p text:style-name="P1549">Ja tylko chciałem dodać, że to wywoła również konkurencję w tych drobnych maszynach tam gdzie nie ma monopolu, to już jest tak, że jeśli jest cena, a tam na niektóre maszyny są już wolne ceny, to wywołuje konkurencję i poprawia jakość produkcji i że tylko jest działanie na to, żeby zwiększać płace.</text:p>
      <text:p text:style-name="P1550">Natomiast jest sprawa tych wielkich monopoli typu<text:s/>„Ursus”, gdzie my sobie drugiego<text:s/>„Ursusa”<text:s/>już nie wybudujemy i trzeba tutaj działać tak jak mówiliśmy<text:span text:style-name="T1551">.</text:span></text:p>
      <text:p text:style-name="P1552">Dziękuję<text:span text:style-name="T1553">.</text:span></text:p>
      <text:soft-page-break/>
      <text:p text:style-name="P1554"><text:span text:style-name="T1555">Przewodniczący</text:span>:</text:p>
      <text:p text:style-name="P1556">Dziękuję bardzo<text:span text:style-name="T1557">.</text:span><text:s/></text:p>
      <text:p text:style-name="P1558">Pan Hagemajer bardzo proszę<text:span text:style-name="T1559">.</text:span></text:p>
      <text:p text:style-name="P1560"><text:span text:style-name="T1561">O</text:span><text:span text:style-name="T1562">b. Krzy</text:span><text:span text:style-name="T1563">s</text:span><text:span text:style-name="T1564">ztof Hagemajer</text:span>:</text:p>
      <text:p text:style-name="P1565">Ja chciałem wrócić jeszcze do tej odpowiedzi premiera Olesiaka na zadane pytanie w sprawie dotacji i programu ich ograniczania, bo to co na razie wiemy z prasy, to jest to, jakie byłyby skutki tego jednorazowego usunięcia dotacji cenowej i to s<text:span text:style-name="T1566">ą</text:span><text:s/>te wskaźniki ten 200 kilkadziesiąt czy<text:s/>trzysta kilkadziesiąt<text:s/>procent<text:s/><text:span text:style-name="T1567">-</text:span><text:s/>natomiast pytanie jest takie, jakie się przewiduje ruchy cen żywności, jaki generalnie zmiany poziomu cen zwłaszcza dóbr konsumpcyjnych, w tym procesie stopniowego urynkowi<text:span text:style-name="T1568">e</text:span>nia rolnictwa.</text:p>
      <text:p text:style-name="P1569">To znaczy konkretne jakie tutaj mogą być zmiany cen w pierwszym etapie przy tym wszystkim zak<text:span text:style-name="T1570">ł</text:span>adając, że w tym roku tutaj coś się wydarzy, jaki to pociągnie za sobą<text:s/>wzrost<text:s/>cen żywności i jak to potem będzie wyglądało w następnych latach.</text:p>
      <text:p text:style-name="P1571"><text:span text:style-name="T1572">Wicepremier Olesiak</text:span>:</text:p>
      <text:p text:style-name="P1573">Proszę pana ja mogę tylko na to pytanie odpowiedzieć<text:span text:style-name="T1574">,</text:span><text:s/>że w zależności od tego jaki przyjmiemy wariant i na ile będziemy chcieli schodzić z dotacji do przetwórstwa i do żywności i te dotacje zamieniać do kieszeni konsumenta, taki będzie zrost cen. Jeśli jak powiedziałem, przyjęlibyśmy ten wariant najwyższy, no to mówiłem jaka będzie sytuacja, natomiast jeśli połowę<text:span text:style-name="T1575">,</text:span><text:s/>no to o połowę mniej. Jeśli jedną trzecią o jedną trzecią mniej, tylko przecież je<text:span text:style-name="T1576">s</text:span>t to rzeczywiście n<text:span text:style-name="T1577">aj</text:span>trudniejszy problem, że myśmy przez wiele lat weszli w tak ogromne dotacje do żywności, i do przetwórstwa. Ale to też był polityczny nacisk w wielu przypadkach, żeby nie ruszać cen żywności, bo jakoś tam będzie, a tutaj niestety prawa rynku działają wszędzie jednakowo i jakoś tam nie będzie<text:span text:style-name="T1578">.</text:span></text:p>
      <text:p text:style-name="P1579"><text:span text:style-name="T1580">P</text:span><text:span text:style-name="T1581">r</text:span><text:span text:style-name="T1582">zewodniczący</text:span>:</text:p>
      <text:p text:style-name="P1583">Dziękuję bardzo. Proszę uprzejmie prof. Mujżela.</text:p>
      <text:p text:style-name="P1584"><text:span text:style-name="T1585">P</text:span><text:span text:style-name="T1586">ro</text:span><text:span text:style-name="T1587">f. Jan M</text:span><text:span text:style-name="T1588">u</text:span><text:span text:style-name="T1589">jże</text:span><text:span text:style-name="T1590">l</text:span>:</text:p>
      <text:p text:style-name="P1591">Proszę wybaczyć parę drobnych uwag, ja nie jestem z ekspertem w tej dziedzinie, ale przysłuchując się dyskusji pewne rzeczy nasuwają się<text:span text:style-name="T1592">.</text:span></text:p>
      <text:p text:style-name="P1593">Pierwsza uwaga, którą chciałbym zrobić jest następująca. Urynkowienie może nastąpić tylko wtedy w ka<text:span text:style-name="T1594">ż</text:span>dym fragmencie rynku, jeżeli powstają ceny równowagi, to znaczy jeżeli rynek zostaje zrównoważony. Dopóki rynek nie jest zrównoważony o żadnym urynkowieniu nie moż<text:span text:style-name="T1595">n</text:span>a mówić, bo istnieje albo formalny, albo nieformalna reglamentowanie czy jakiegokolwiek inne pozarynkowe rozmieszczanie tych zasobów.</text:p>
      <text:p text:style-name="P1596">W przypadku środków produkcji dla rolnictwa urynkowienie tego obrotu wymaga oczywiście cen równowagi środków produkcji dla rolnictwa. Być może, że w niektórych dziedzinach to by musiało oznaczać wzrost tych cen i teraz jest taka kwestia, jeżeli ceny w tych dziadzinach miałyby rosnąć, na przykład nawozów sztucznych czy traktorów, czy jakichś innych maszyn czy urządzeń dla rolnictwa, kto ma te zyski przyjmować, kto ma czerpać korzyści z tego podwyższania do poziomu równowagi cen środków produkcji dla rolnictwa.</text:p>
      <text:p text:style-name="P1597">Tutaj zrozumiałem, że koncepcja jest tego rodzaju, aby powiedzmy<text:s/>„Ursus”<text:s/>czy inny monopolistyczny producent na przykład<text:s/>„Opole”, produkujące nawozy sztuczne otrzymałyby nazwijmy to sprawiedliwą cenę, która by pokrywała jak tutaj powiedziano koszty produkcji plus możliwości jakieś tam możliwości rozwoju,<text:s/><text:soft-page-break/>tych gałęzi, natomiast<text:s/>cała reszta zostałaby przejęta w jakiś specjalny fundusz<text:s/><text:span text:style-name="T1598">w</text:span><text:s/>postaci jakiejś stawki podatku, ceł do podatku obrotowego, który by wpływał nie do budżetu państwa, tylko na jakiś odrębny fundusz, z którego by finansowano rozwój rolnictwa<text:span text:style-name="T1599">.</text:span><text:s/>Muszę powiedzieć, że to musi budzić bardzo duże wątpliwości. Ten proces adaptacji rynkowych, o który tutaj pytał prof. Józefiak, pojawia się między innymi wówczas, kiedy cena równowagi zostaje doprowadzona do producenta nie cena manipulowana, w postaci różnego rodzaju operacji ile wynoszą sprawiedliwe koszty, ile wynosi sprawiedliwy zysk, itd., ale kiedy ten stopień rzadkości, który cechuje dany środek produkcji i który wyraża cena równowagi zostaje doprowadzony do producenta tylko wtedy pojawia się ekonomiczna szansa, że zaskoczy ten mechanizm adaptacji rynkowej, o który tutaj chodzi.</text:p>
      <text:p text:style-name="P1600">Natomiast co z tymi zyskami,<text:s/><text:span text:style-name="T1601">k</text:span>tóre niektórzy nazywają zyskami inflacyjnymi, które zostaną spowodowane wzrost cen z powodu niezbilansowania danego rynku. Myślę, że należy je w jakiś sposób przejmować do budżetu państwa, tylko nie w postaci takiej o jakiej tutaj była mowa.</text:p>
      <text:p text:style-name="P1602">Prawdopodobnie musiałaby to być jakieś formy zupełnie inne, mniej konwenc<text:span text:style-name="T1603">jo</text:span>n<text:span text:style-name="T1604">al</text:span>ne w postaci pewnych kwotowych obciążeń, wygasających w czasie i<text:span text:style-name="T1605">t</text:span>d<text:span text:style-name="T1606">.</text:span>, które by nie niszcz<text:span text:style-name="T1607">ył</text:span>y mechanizmów rynkowych adaptacji.</text:p>
      <text:p text:style-name="P1608">Teraz jest jeszcze jedna rzecz, dotycząca kontroli cen nad monopolistami. Ja rozumiem doskonale te motywy, które tutaj występują, że jeżeli jest monopol czy oligopol to trzeba kontrolować ceny, żeby nie przeprowadzał tego rozboju cenowego na, w stosunku do odbiorców, tylko rzecz polega na tym, że nie ma dobrych metod administracyjnego regulowania cen. Przecież to wszystko o czym tu od dawna mówimy o tym całym nieszczęściu administracyjnej ingerencji w cenotwórstwo jest rzeczą nie podlegającą żadnej wątpliwości. Wobec tego z tymi ingerencjami administracyjnymi w ceny tym razem ceny środków produkcji<text:span text:style-name="T1609"><text:s/></text:span>dla rolnictwa trzeba być niezmiernie ostrożnym, żeby nie wpaść znowu w pułapkę odradzania się z powodów takich odcinkowych argumentów, żeby znowu nie wpaść w pułapkę tej administracyjnej ingerencji w cenotwórstwo. Ja myślę, że to wymaga znowu mniej konwen<text:span text:style-name="T1610">cjo</text:span>n<text:span text:style-name="T1611">al</text:span>nych podejść, które są typowe dla ustawodawstwa antymonopolowego, które powinny łączyć się po prostu z pewnym obserwowaniem cen pobieranych przez producentów<text:s/>oligopolistycznych<text:s/>i monopolistycznych o pewnego incy<text:span text:style-name="T1612">de</text:span>n<text:span text:style-name="T1613">tal</text:span>nego wkraczania w te ceny, wówczas kiedy pojawia się zagrożenie dla ra<text:span text:style-name="T1614">cjo</text:span>nalnoś<text:span text:style-name="T1615">ci.<text:s/></text:span>Jakie zagrożenie - no ograniczanie produkcji, bo na tym polega to zagrożenie.</text:p>
      <text:p text:style-name="P1616">Zagrożenie monopolistyczne dla cenotwórstwa pojawia się wtedy, kiedy monopolista ogranicza produkcję, aby ograniczając produkcję w warunkach zrównoważonego rynku pobierać podwyższone ceny i to jest ten problem. Tak że nie w ogóle wplątywanie się w administracyjną<text:s/><text:span text:style-name="T1617">i</text:span>ngeren<text:span text:style-name="T1618">cj</text:span>ę w cenotwórstwo, w bardzo zmonopo<text:span text:style-name="T1619">li</text:span>zowanej strukturze producentów środków produkcji dla rolnictwa, ale pod<text:span text:style-name="T1620">ej</text:span>ście o wiele mniej tradycyjne, o wiele bardziej biorące pod uwagę te wszystkie gorzkie doświadczenia, które z tymi ingerencjami mieliśmy.</text:p>
      <text:p text:style-name="P1621"><text:span text:style-name="T1622">I</text:span><text:s/>ostatnia sprawa to jest sprawa cen żywności p<text:span text:style-name="T1623">rz</text:span>en<text:span text:style-name="T1624">os</text:span>ze<text:span text:style-name="T1625">n</text:span>ia skutków tego urynkowienia obrotu rolnego na ceny żywności<text:span text:style-name="T1626">.</text:span><text:s/>Je<text:span text:style-name="T1627">s</text:span>t to oczywiście sprawa o ogromnej doniosłości społecznej i ekonomicznej i zastanawiam się, czy nie należałoby właściwie zastanowić się nad tym, aby przy programowaniu tego rodzaj operacji zastanowić si<text:span text:style-name="T1628">ę</text:span><text:s/>nad uzgodnionym społecznie pułap<text:span text:style-name="T1629">e</text:span>m wzrostu cen żywności, który by limitował, który by limitował wszelkie przenoszenie skutków tych cen w obrocie wolnym na ceny żywnoś<text:span text:style-name="T1630">ci.</text:span></text:p>
      <text:soft-page-break/>
      <text:p text:style-name="P1631">Jaki to miałby być pułap, to jest odrębny problem, jaki miałby być stosunek tego pułapu do ogólnego wzrostu kosztów utrzymania i cen, to by n<text:span text:style-name="T1632">al</text:span>eżałoby<text:s/><text:span text:style-name="T1633">n</text:span>egocjować ze związkami zawodowymi, ze stroną społeczną i w tym pułapie, w granicach tego pułapu utrzymywać te wszystkie ruchy finansowe mające na celu wyplątywanie gospodarki z dotacji.</text:p>
      <text:p text:style-name="P1634">Dziękuj<text:span text:style-name="T1635">ę.</text:span></text:p>
      <text:p text:style-name="P1636"><text:span text:style-name="T1637">Przewodniczący</text:span>:</text:p>
      <text:p text:style-name="P1638">Dziękuję profesorowi Mujżelowi.</text:p>
      <text:p text:style-name="P1639">Chciałem zapytać ponieważ minęła godzina 14.00, ile osób chciałoby jeszcze zabrać głos, bo wtedy albo będziemy kontynuowali, albo przewodniczący Martyniuk, minister Lewandowski rozumiem, premier Olesiak także czy ktoś jeszcze?</text:p>
      <text:p text:style-name="P1640"><text:span text:style-name="T1641">O</text:span><text:span text:style-name="T1642">b</text:span><text:span text:style-name="T1643">.</text:span><text:span text:style-name="T1644"><text:s text:c="23"/></text:span><text:span text:style-name="T1645">:</text:span></text:p>
      <text:p text:style-name="P1646"><text:span text:style-name="T1647">Ja</text:span><text:s/><text:span text:style-name="T1648">m</text:span><text:span text:style-name="T1649">a</text:span>m pytanie do pana premiera Olesiaka, nawiązując mniej więcej do tego co mówił pan prof. Mujżel, ale w układzie podażowym<text:span text:style-name="T1650">.</text:span><text:s/><text:span text:style-name="T1651">W</text:span><text:s/>dniu dzisiejszym mamy produkcję żywności w rozumieniu mięsa, mleka, serów, kasz, makaronów itd. na poziomie<text:s/>„x”, i w wyniku zaproponowanych tutaj przez pana premiera Olesiaka działań urynka<text:span text:style-name="T1652">wiaj</text:span>ących ten cały segment, o ile się zwiększy produkcja mięsa, mleka, serów itd. Po prostu.</text:p>
      <text:p text:style-name="P1653"><text:span text:style-name="T1654">Przewodniczący</text:span>:</text:p>
      <text:p text:style-name="P1655">Dziękuję bar<text:span text:style-name="T1656">d</text:span>zo.</text:p>
      <text:p text:style-name="P1657">Jaką długą wypowiedzieć ma minister Lewandowski?</text:p>
      <text:p text:style-name="P1658"><text:span text:style-name="T1659">Min. Lewandowski</text:span><text:span text:style-name="T1660">:</text:span></text:p>
      <text:p text:style-name="P1661">4 minuty.</text:p>
      <text:p text:style-name="P1662">Więc ja chciałem zacząć<text:s/>od tego o czym mówił tu prof. Stelmachowski, to znaczy informacji o tym jakie symulacyjne badania, jakie się robiło w Ministerstwie Finansów na tem<text:span text:style-name="T1663">at</text:span><text:s/>ewentualnych cen mięsa. I innych ruchów w zakresie żywności. Otóż myśmy robil<text:span text:style-name="T1664">i<text:s/></text:span>na początku tego roku w warunkach cenowych i kosztowych tamtego roku i tutaj potwierdzam te dane, które były w wypowiedzi prof. Stelmachowskiego, natomiast chcę skomentowa<text:span text:style-name="T1665">ć</text:span><text:s/>co się na to składało. Otóż ten wzrost mięsa, o 170<text:span text:style-name="T1666">%</text:span><text:s/>wynikał zarówno z wtopienia dotacji w tę cenę jaka aktualnie występuje, ona jest na poziomie 110 - 120% aktualnej ceny, coś co kosztuje 1 000 złotych na rynku w reglamentacji to około 2 100 złotych kosztuje jeżeli chodzi o koszty produkcji, a więc cena rentowna jakaś była brana pod uwagę oraz relacje rynkowe między poszczególnymi gatunkami mięsa i rela<text:span text:style-name="T1667">cje</text:span><text:s/>wartości odżywczej między poszczególnymi gatunkami mięsa, bo chcę powiedzie<text:span text:style-name="T1668">ć</text:span>, że z tego punktu widzenia w obrocie tzw. reglamentowanym jest horror zupełny<text:span text:style-name="T1669">,</text:span><text:s/>destrukcja cenowo-kosztowa pop<text:span text:style-name="T1670">yt</text:span>owo-podażowa, równowagowa osiągnęła już wszelkie szczyty.</text:p>
      <text:p text:style-name="P1671">Gdybyśmy na przykład chcieli podnosić cenę schabu do ceny rynkowej równowagi aktualnej, to trzeba ją podnieść 2,4 razy, powiedzmy [nieczytelne] w najbardziej obciążonych rynkach, ale żeberek czy boczku to już trzeba powyżej 4 razy podnosić,<text:s/><text:span text:style-name="T1672">5</text:span><text:s/>razy, bo kiedyś chroniliśmy wyraźnie te gorsze gatunki tak zwanego mięsa.</text:p>
      <text:p text:style-name="P1673">Więc z tego to wynikało, ale proszę państwa cena równowagi, rentowna na mięso w tej chwili nie jest ceną równowagi.<text:s/><text:span text:style-name="T1674">I</text:span><text:s/>odpowiedzieć na pytanie jaka będzie cena równowagi, jeżeli byśmy znieśli wszelkie rygory jest niesłychanie trudno. To na pewno nie będzie cena taka jaka występuje w tym obecnym wolnym<text:s/><text:soft-page-break/>obrocie gdzie wprawdzie ilość mięsa rośnie, ale w dalszym ciągu jest to kilka procent jeszcze obrotu i nie będzie oczywiście cena rentowna będzie tutaj za niska z uwagi na masę pieniądza, która występuje na rynku. Czyli odpowiedzenie na to pytanie ja uważam, ż<text:span text:style-name="T1675">e</text:span><text:s/>jest niemożliwe albo nie umieliśmy sobie znaleźć. Trzeba po prostu spróbować jaka ta cena równowagi dzisiaj w aktualnych warunkach będzie. Możliwość podejścia jest dwojaka<text:span text:style-name="T1676">,</text:span><text:s/>do tej ceny równowagi z dotacjami i bez dotacji. Każde rozwiązanie ma swoje plusy i minusy<text:span text:style-name="T1677">.</text:span><text:s/><text:span text:style-name="T1678">O</text:span>czywiście<text:s/>zatrzymanie<text:s/>dotacji spowoduje, że ta cena będzie trochę niższa, ale ja świadomie podkreślam trochę niższa.</text:p>
      <text:p text:style-name="P1679">Natomiast ta cena z dotacjami nam wypaczy popyt na to mięso, wypaczy nam zupełnie. My jako kraj nie produk<text:span text:style-name="T1680">uj</text:span>emy za mało żywności, możemy we wszystkich podstawowych działach żywności wykarmi<text:span text:style-name="T1681">ć</text:span><text:s/>społeczeństwo na zupełnie przyzwoitym poziomie, natomiast jakie mają<text:s/>być relacje cenowe poszc<text:span text:style-name="T1682">ze</text:span>gólnych artykułów mięsa w warunkach równowagi<text:s/><text:span text:style-name="T1683">-</text:span><text:s/>na to odpowiedź może tylko dać praktyka<text:span text:style-name="T1684">.</text:span></text:p>
      <text:p text:style-name="P1685">I ja bym powiedział tak, że jeżeli nie pohamujemy wzrostu pieniądza, to cena równowagi na mięso, szczególnie na mięso, ale może i na inne artykuły żywnościowe, co bardziej luksusowe, jakieś dobre sery żółte czy coś takiego to cena równowagi z dotacjami może być prawie taka jak bez dotacji. Tutaj wcale nie musi być różnicy, bo o tym już będzie decydował popyt i my tego administracyjnie nie rozwiążemy.<text:s/><text:span text:style-name="T1686">W</text:span>ięc pytanie czy dać człowiekowi powiedzmy do kilograma mięsa tysiąc złotych dotacji i zaproponować mu mięso po 2 tysiące złotych - czy też dać tę dotację do kilograma mięsa i zaproponować mu mięso po tysiąc złotych, wcale nie oznacza, że ta cena 1 000 złotych się utrzyma na rynku, bo będzie ceną nierówno<text:span text:style-name="T1687">wa</text:span>gi. Natomiast jeżeli ktoś będzie miał pieniądze to my łatwiej złapiemy tę równowagę, no bo on może wybrać gorszy gatunek mięsa, może inne dobro - więc problem jest niesłychanie złożony i dlatego ja myślę, że my sobie nie będziemy w stanie odpowiedzieć na podstawie jakichkolwiek badań symulac<text:span text:style-name="T1688">yj</text:span>nych, jaka będzie cena rzeczywiście w warunkach uwolnienia wszelkich rygorów mięsa. Możemy przypuszczać, jaka będzie maksymalna i jaka nie będzie<text:s/>można. To wiemy, ale w jakiej granicy się dokładnie utrzyma<text:s/><text:span text:style-name="T1689">-</text:span><text:s/>tego nie wiemy. Myśmy rozważali ponieważ w tym względzie to rzeczywiście temat dynamik polityczny, ceny żywności w Polsce, co do tego nikt nie ma najmniejszych wątpliwości, więc chodzi o ubezpieczenie. Jakie ubezpieczenie tego? Nie powinien nikt bezpośrednio stracić na tym. Jeżeli damy pieniądze jednorazowo, no to natura człowieka jest taka, że pieniądz weźmie, zapomni<text:s/><text:span text:style-name="T1690">a</text:span><text:s/>o cenach żywnośc<text:span text:style-name="T1691">i</text:span><text:s/>będzie pamiętał.<text:s/><text:span text:style-name="T1692">M</text:span>oże<text:s/><text:span text:style-name="T1693">t</text:span>o<text:span text:style-name="T1694"><text:s/></text:span>ubezpieczyć, bonami towarowymi, bonami konsumpcyjnymi, jakieś inne formy, z których korzystają inne formy z których stopniowo byśmy się wycofywali, ale jak powiadam to są wszystko też pewne przymiarki, hipotezy, ja nie umiałbym odpowiedzieć zapytany jaka jest najlepsza droga. Muszą b<text:span text:style-name="T1695">yć</text:span><text:s/>brane pod uwagę i ekonomiczne racje, i w tym wypadku so<text:span text:style-name="T1696">cj</text:span>otechniczne, gdyby nam się udało wytrzymać, że idziemy do cen w całej gospodarce żywnościowej, a później raczej we wszystkim do cen równowagi, no byłby to chyba największy sukces Okrągłego Stołu, jak mówię jeżeli takie rozwiązania by tutaj zapadły społeczeństwo by je zaakceptowało i po pewnym okresie perturbacji, bo na pewno wystąpi, ustabilizowal<text:span text:style-name="T1697">i</text:span>byśmy sytuację.</text:p>
      <text:p text:style-name="P1698">Ale wyjście z tego stanu jaki jest obecnie jest absolutnie niezbędne, natomiast jak daleko iść<text:s/>z tym, to musimy sobie odpowiedzieć, tu już wyczucie polityczne i wszystkie inne sytuacje, sposób ubezpieczenia będzie decydował jak się możemy daleko posunąć.</text:p>
      <text:p text:style-name="P1699">Dz<text:span text:style-name="T1700">ię</text:span>kuj<text:span text:style-name="T1701">ę.</text:span></text:p>
      <text:p text:style-name="P1702"><text:span text:style-name="T1703">Przewodniczący</text:span><text:span text:style-name="T1704">:</text:span></text:p>
      <text:soft-page-break/>
      <text:p text:style-name="P1705">Dziękuję ministrowi Lewandowsk<text:span text:style-name="T1706">i</text:span>emu. Wspólnie z prof. Trzeciako<text:span text:style-name="T1707">ws</text:span>kim proponujemy zarządzić przerwę obiadową do godziny 15.00.</text:p>
      <text:p text:style-name="P1708"/>
      <text:p text:style-name="P1709">/Przerwa/.</text:p>
      <text:p text:style-name="P1710"/>
      <text:p text:style-name="P1711"><text:span text:style-name="T1712">/</text:span>Po przerwie/.</text:p>
      <text:p text:style-name="P1713"/>
      <text:p text:style-name="P1714">Przewodniczący:<text:bookmark-start text:name="bookmark2"/><text:bookmark-end text:name="bookmark2"/></text:p>
      <text:p text:style-name="P1715">Wznawiamy obrady. Prosimy o folwark tam dyskutujący. Prof.<text:s/><text:span text:style-name="T1716">B</text:span>eksiak jest proszony o zajęcie miejsca.</text:p>
      <text:p text:style-name="P1717">Ja rozumiem, że nie jesteśmy w komplecie, ale musimy kontynuować obrady, bo dalsze<text:s/>„stoliki”<text:s/>czekają.</text:p>
      <text:p text:style-name="P1718">Chciał zabrać głos pan przewodniczący Martyniuk, którego nie ma. Za chwilę jak wróci to mu oddamy głos.</text:p>
      <text:p text:style-name="P1719">Przepraszam, już zabrał głos. On czekał na odpowiedź.</text:p>
      <text:p text:style-name="P1720">W takim razie przekazuję głos panu premierowi Olesiakowi.</text:p>
      <text:p text:style-name="P1721"><text:span text:style-name="T1722">Premier Olesiak</text:span>:</text:p>
      <text:p text:style-name="P1723">Ja jeszcze raz,<text:s/>żeby było jasne, odpowiadam na pytanie pana Martyniuka, że ja w tej chwili nie jestem w stanie powiedzieć o ile zwiększy się produkcja. Natomiast jestem w stanie powiedzieć - o ile zmniejszy się produkcja, jeśli nie podejmiemy decy<text:span text:style-name="T1724">zj</text:span>i przynajmniej o cenach skupu wolnych to zmniejszy się produkcja żywca wieprzowego na koniec tego roku około 1 mln sztuk trzody, czyli odpowiednio o ileś kilogramów mniejsze zużycia, spożycie spadnie. Jak dotychczas spożycie to wynosi około 67 kg na osobę.</text:p>
      <text:p text:style-name="P1725">Co do innych produktów trudno mi się tutaj wypowiedzieć w tej chwili. Natomiast chcę powiedzieć, że jeśli wprowadzimy niekoniecznie w całości urynkowienie, tak jak żeśmy tu dyskutowali i nie od razu, a przynajmniej zaczniemy od cen skupu, to jesteśmy w stanie jeszcze poczynając od tego miesiąca uratować pogłowie i utrzymać skup żywca w ogóle na poziomie roku ubiegłego. Takie są prognozy.</text:p>
      <text:p text:style-name="P1726">A teraz jeśli chodzi o wypowiedź pana prof. M<text:span text:style-name="T1727">uj</text:span>żela Ja się z wieloma fragmentami tej wypowiedzi zgadzam. Natomiast chciałem powiedzieć tak, że ingerencja państwowa obowiązuje wszędzie na ogół. I tutaj w tym gronie nie muszę tłumaczyć. I w tym zakresie interwen<text:span text:style-name="T1728">cj</text:span>onizm państwowy w zakresie pułapów cenowych jeśli chodzi o ceny na środki produkcji, górnych pułapów i ceny minimalne, i gwarantowane jeśli chodzi o ceny skupu, również u nas musi obowiązywać.</text:p>
      <text:p text:style-name="P1729">Co do tych monopoli czy oligopoli, no tu jest sprawa najtrudniejsza. I tutaj rzeczywiście trzeba będzie wprowadzać na pewno różne działania i instrumenta<text:span text:style-name="T1730">cje</text:span>, które będą działały w kierunku takim, żeby albo nie ograniczały produkcji, albo po prostu nie podwyższały nadmiernie cen. Ale ja chcę powiedzieć w tym gronie, że ja ostatnio zatrzymałem ceny na przykład nowe ceny proponowane przez fabrykę kombajnów w Płocku trzecią kolejną podwyżkę tam z 3 milionów na 9,5 miliona. 3 miliony było na początku tamtego roku. I poszła tan kontrola finansowa, wszystko sprawdzili i niestety, niczego się nie dopatrzyli złego. To znaczy na tyle wzrosły ceny zaopatrzeniowe i inne, że wszystko od strony finansowej było absolutnie w porządku,<text:s/><text:span text:style-name="T1731">z</text:span><text:s/>wyjątkiem tylko tego, że<text:s/><text:span text:style-name="T1732">„</text:span>Agroma”<text:s/>jako pośrednik zafundowała sobie pół miliona złotych od sprzedaży jednego kombajnu, ponieważ marża wynosi 12 proc. i to właśnie naliczyło jej pół miliona złotych.</text:p>
      <text:soft-page-break/>
      <text:p text:style-name="P1733"><text:span text:style-name="T1734">I</text:span><text:s/>panie profesorze, jeżeli można na koniec tej, jeśli można coś proponować i prosić. To prosiłbym o to, żeby generalnie nie strony,<text:s/><text:span text:style-name="T1735">w</text:span><text:s/>ogóle ten<text:s/>„stół”<text:s/>zgodził się z koncepcją, że stopniowo trzeba wprowadzać, urynkawiać gospodarkę żywnościową w pierwszej kolejności rynek żywnościowy, że niezbędne jest już wprowadzenie wolnych cen skupu,<text:s/><text:span text:style-name="T1736">przyn</text:span>a<text:span text:style-name="T1737">jm</text:span>niej wolnych cen skupu. Natomiast możemy długo jeszcze myśleć, konsultować nad tym jak społeczeństwu to zafundować. To znaczy w ilu ratach, nie od razu z dotacji schodzić, stopniowo schodzić. To wszystko jest do konsultacji.</text:p>
      <text:p text:style-name="P1738">Natomiast, żeby uratować produkcję, to bard<text:span text:style-name="T1739">zo</text:span><text:s/>bym prosił, żeby przynajmniej taka akceptacja była, że stopniowo wchodzimy z urynkowieniem gospodarki żywnościowej, w pierwszej kolejności rynku rolnego, a w następnej kolejności przy konsultacji, ze społeczeństwem, proszę bardzo - z urealnieniem cen żywności. Bo przecież to jest balast, który nas gniecie od wielu lat i z którym nie możemy sobie poradzić.</text:p>
      <text:p text:style-name="P1740">Natomiast jeśli chodzi o ceny na środki produkcji, to poza tym dużymi zakładami ceny wolne. Natomiast tam gdzie jeden zakład - duży<text:s/>„Ursus”, to przecież są organizacje związkowe i mogą konsultować te ceny i tutaj nie będzie wielkiego problemu.</text:p>
      <text:p text:style-name="P1741">I na zakończeniu już panie profesorze, ja bym chciał tylko taką refleksją się podzielić, że można zarzucać stronie rządow<text:span text:style-name="T1742">ej,</text:span><text:s/>że zbyt szybko chce iść, że nawet no może doprowadzi<text:span text:style-name="T1743">ć</text:span><text:s/>to wszystko do tego, że w społeczeństwie może się stać źle, że może się źle dziać, że zbyt szybkie wejście z nowymi podwyższonymi cenami może to spowodować.</text:p>
      <text:p text:style-name="P1744">Natomiast rząd i ja osobiście, jako minister rolnictwa, nie mogę mówić i dążyć do tego ażeby przede wszystkim zapewnić niezbędne warunki ekonomiczne do tego,<text:span text:style-name="T1745"><text:s/></text:span>żeby była produkcja żywności. Ja nie mogę. Ja inaczej nie mogę tych spraw stawiać. Ja muszę tak stawiać te sprawy, również przy tym<text:s/>„okrągłym stole”. Bo i rząd i ja jesteśmy odpowiedzialni za to. I oczywiście można się zapytać - jakby było gdyby tej żywności zabrakło, albo gdyby tej żywności było za mało. To też by wywołało napięcia społeczne, bardzo niebezpieczne w skutkach. I o t<text:span text:style-name="T1746">y</text:span>m nie musimy się nawzajem przekonywać, ponieważ takie momenty w historii Polski Ludowej już przeżywaliśmy.</text:p>
      <text:p text:style-name="P1747">Dlatego kończąc tą sprawę, ja się zgadzam absolutnie ze stanowiskiem małego<text:s/>„stolika”<text:s/>rolniczego, że trzeba to stopniowo robić.</text:p>
      <text:p text:style-name="P1748">Bardzo bym prosił, ażeby w tym projekcie umowy społecznej, którą będziemy jeszcze wspólnie tworzyć, znalazł się zapis o stopniowym urynkowieniu gospodarki żywnościow<text:span text:style-name="T1749">ej</text:span>.<text:span text:style-name="T1750"><text:s/></text:span>A w pie<text:span text:style-name="T1751">r</text:span>wszej kolejności urynkowieniu gospodarki roln<text:span text:style-name="T1752">ej.</text:span></text:p>
      <text:p text:style-name="P1753">Dziękuję bardzo.</text:p>
      <text:p text:style-name="P1754"><text:span text:style-name="T1755">Przewodniczący: Wł.<text:s/></text:span><text:span text:style-name="T1756">T</text:span><text:span text:style-name="T1757">rzeciakowsk</text:span><text:span text:style-name="T1758">i</text:span>:</text:p>
      <text:p text:style-name="P1759">Panie premierze, naszymi pełnomocnikami do wypracowania stanowiska naszego w tej sprawie będą dwa podzespoły. Podzespół pana pro<text:span text:style-name="T1760">f.</text:span><text:s/>Stelmachowskiego i pana pro<text:span text:style-name="T1761">f</text:span>. Józefiaka. I ci dwaj kierownicy zespołów wypracują nasze stanowisko. Tak że jeżeli ktoś będzie zainteresowany ze strony rządowej w jakimś uzgadnianiu i informowaniu się o tym stanowisku,<text:s/>bardzo proszę podaje te osoby kompetentne do tego.</text:p>
      <text:p text:style-name="P1762"><text:span text:style-name="T1763">Premier Olesiak</text:span>:</text:p>
      <text:p text:style-name="P1764">Dziękuję bardzo.</text:p>
      <text:p text:style-name="P1765">Czy ktoś z państwa jeszcze chciałby zabrać głos na tematy rolnictwa?</text:p>
      <text:soft-page-break/>
      <text:p text:style-name="P1766"><text:span text:style-name="T1767">Ob.<text:s/></text:span><text:span text:style-name="T1768">Ś</text:span><text:span text:style-name="T1769">więcick</text:span><text:span text:style-name="T1770">i</text:span><text:span text:style-name="T1771">:</text:span></text:p>
      <text:p text:style-name="P1772">Ja tu mam jeszcze taką małą wątpliwość. Mianowicie - czy rzeczywiście tutaj pan premier spodziewa się dużych efektów po stronie podażowej tego podniesienia cen skupu<text:span text:style-name="T1773">,</text:span><text:s/>jeśli nie ma towarów konsumpcyjnych i środków produkcji na wsi. Tam nie ma na to równowagi.</text:p>
      <text:p text:style-name="P1774">Dlatego że myśmy mieli na przykład w 19<text:span text:style-name="T1775">8</text:span>1 roku bardzo dużą podwyżkę cen skupu i bardzo dużą wówczas poprawę parytetu. Jednakże w końcu tego roku 1981 nastąpiło załamanie<text:span text:style-name="T1776"><text:s/></text:span>więzi towarowej między miastem i wsią. I w sumie w skali całego roku nastąpił spadek skupu o 1<text:span text:style-name="T1777">5</text:span><text:s/>proc.<text:s/><text:span text:style-name="T1778">m</text:span>imo wzrostu produk<text:span text:style-name="T1779">cji</text:span><text:s/>rolne<text:span text:style-name="T1780">j</text:span>.</text:p>
      <text:p text:style-name="P1781">Dlaczego? Nie dlatego, że ceny skupu były za niskie, czy że parytet był za niski, ale dlatego, że nie było równowagi na rynku zaopatrzenia wsi i w towary konsumpcyjne i w środki produkcji.</text:p>
      <text:p text:style-name="P1782">Otóż ja się obawiam, że samymi podwyżkami cen skupu my nie stworzymy dostatecznych motywacji do wzrostu produkcji żywca czy czegoś innego.</text:p>
      <text:p text:style-name="P1783"><text:span text:style-name="T1784">Premier Olesiak</text:span>:</text:p>
      <text:p text:style-name="P1785">Pan doktor ma rację. My tu w tej chwili mówimy o urynkowieniu gospodark<text:span text:style-name="T1786">i</text:span><text:s/>i koncentrujemy<text:s/><text:span text:style-name="T1787">się</text:span><text:s/><text:span text:style-name="T1788">na</text:span><text:s/><text:span text:style-name="T1789">cenach</text:span>.<text:s/>Natomiast drugim elementem niezbędnym do tego jest wzrost środków produkcji. Ja od trzech miesięcy nic innego nie robię tylko się biję o to, żeby było więcej środków ochrony roślin, w tym roku więcej nawozów, więcej innych środków<text:s/><text:span text:style-name="T1790">p</text:span>roduk<text:span text:style-name="T1791">cj</text:span>i. Czyli to jest ta druga część, która absolutnie jest potrzebna do tego, ażeby wzrosła produkcja. I w najbliższych latach liczę na to, że ta druga część bę<text:span text:style-name="T1792">d</text:span>zie również lepsza.</text:p>
      <text:p text:style-name="P1793">To znaczy ja nawet w tym roku liczę na to, że i środków produkcji, i nawozów będzie więcej.<text:s/><text:span text:style-name="T1794">W</text:span><text:s/>związku z tym plony<text:s/>będą wyższe i nie będziemy mieć problemów takich w przyszłym roku ze zbożami jak na przykład mamy w tym roku, kiedy musimy importować poważną część zbóż<text:span text:style-name="T1795">.</text:span></text:p>
      <text:p text:style-name="P1796"><text:span text:style-name="T1797">Przewodniczący</text:span>:</text:p>
      <text:p text:style-name="P1798">Dziękuję<text:span text:style-name="T1799">.</text:span></text:p>
      <text:p text:style-name="P1800">Rozumiem, że zakończyliśmy dyskusję nad temat<text:s/>„stolika”<text:s/>rolniczego.</text:p>
      <text:p text:style-name="P1801">Chciałbym bardzo zakończyć nasze obrady najpóźniej za 15 piąta. Czy zebrani akcentują tego rodzaju intencje? W porządku.</text:p>
      <text:p text:style-name="P1802">Wobec tego oddaję głos pani dr Kuratowski<text:span text:style-name="T1803">ej,<text:s/></text:span>która przejdzie do problematyki zdrowia. Pani Kuratowska ma głos.</text:p>
      <text:p text:style-name="P1804"><text:span text:style-name="T1805">O</text:span><text:span text:style-name="T1806">b</text:span><text:span text:style-name="T1807">.</text:span><text:span text:style-name="T1808"><text:s/>Zofia Kuratowska</text:span>:</text:p>
      <text:p text:style-name="P1809">Proszę Państwa<text:span text:style-name="T1810">!</text:span><text:s/>Przepraszam bardzo za g<text:span text:style-name="T1811">ł</text:span>os, ale to jest zespół choroba<text:s/>„okrągłego stołu”. Zdrowie jest niewątpliwie<text:span text:style-name="T1812"><text:s/></text:span>częścią polityki społecznej, sprawy zdrowia wobec czego sądzę,<text:s/>że<text:s/>to czego się dopracujemy przy<text:s/>„okrągł<text:span text:style-name="T1813">y</text:span>m stole”<text:s/>w naszym podzespole to będzie miało szanse wejść do opracowywan<text:span text:style-name="T1814">ej</text:span><text:s/>umowy społeczne<text:span text:style-name="T1815">j.</text:span><text:s/>Można podzielić całą strefę zagadnień, którymi się... które są z naszego przynajmniej punktu widzenia - strony solidarnościowo-opozycyjn<text:span text:style-name="T1816">ej<text:s/></text:span>najważnie<text:span text:style-name="T1817">js</text:span>ze, na takie trzy strefy<text:span text:style-name="T1818">.</text:span><text:s/>Strefę finansową,<text:span text:style-name="T1819"><text:s/></text:span>strefę polityki społecznej i organizacji systemu ochrony zdrow<text:span text:style-name="T1820">i</text:span>a oraz sprawy, które wymagają bardzo szybkiej niezwłocznej interwencji<text:span text:style-name="T1821">.</text:span><text:s/>Ponieważ sprawa polityki zdrowotnej to nie jest sprawa wyizolowana z innych spraw politycznych w kraju, jednak sprawa reform politycznych, czy sprawa przede wszystkim ekonomii. Wobec tego zanim krótko ustosunkuję się do stawianych przez nas zagadnień niektórych uzgodnionych, niektórych jeszcze nieuzgodnionych ze stroną koalicyjno-rzą<text:span text:style-name="T1822">do</text:span>wą, chciałabym powiedzieć<text:s/><text:soft-page-break/>o sprawach, które decydują o całości systemu. Jedną z tych spraw jest sprawa odpolitycznienia systemu ochrony zdrowia poprzez całkowite odej<text:span text:style-name="T1823">ś</text:span>cie od nomenklatury rekomendacji i opinii partyjnych<text:span text:style-name="T1824">.</text:span></text:p>
      <text:p text:style-name="P1825">Te co najmniej opinie partyjne, jeśli nie rekomendacje w systemie ochrony zdrowia działają na niemal<text:span text:style-name="T1826">ż</text:span>e wszystkich szczeblach<text:span text:style-name="T1827">.</text:span><text:s/>Jest to coś zupełnie para<text:span text:style-name="T1828">do</text:span>ksalnego. Muszą powiedzieć, że ta sprawa powinna ulec zmianie niezwłocznie. Muszę powiedzieć z dużym zdziwieniem, że w tej sprawie nie uzyskaliśmy konsensusu i nie dopracowaliśmy się wspólnego stanowiska<text:s/><text:span text:style-name="T1829">z</text:span>e stroną koalicyjno-rządową, aczkolwiek decyduje to o całości systemu, bowiem nie godzą się z takimi układem, nie godzą się pracownicy służby zdrowia, nie godzą się nasi pacjenci<text:span text:style-name="T1830">.<text:s/></text:span>Jest to absurdalne, ażeby sprawy polityczne decydowały o sprawach personalnych, przede<text:s/><text:span text:style-name="T1831">ws</text:span>zystk<text:span text:style-name="T1832">i</text:span>m personalnych i sprawach poszczególnych decyzji w strefie ochrona zdrowia. Jest to - a więc taka sprawa, którą omawialiśmy już na dwóch posiedzeniach, nie dopracowaliśmy się wspólnego stanowiska, które we<text:span text:style-name="T1833">d</text:span>ług naszej strony jest jakby zupełnie bezdyskusyjne.</text:p>
      <text:p text:style-name="P1834">Natomiast konieczność kontroli społecznej nad systemem ochrony zdrowia, jaka by ona nie była, była jasna dla wszystkich, jakie jest stanowisko na ten temat, że prawidłowe funkc<text:span text:style-name="T1835">jo</text:span>nowanie systemów ochrony zdrowia może być tylko wówczas, kiedy znajdzie się ona pod kontrol<text:span text:style-name="T1836">ą</text:span><text:s/>społeczną w tym z udziałem NSZZ<text:s/>„Solidarność”<text:s/>i innych związków zawodowych, takie stanowisko zostało przyjęte. Są to sprawy powiedziałabym jakby ogólne, nadrzędne i rzutujące na całość spraw dotyczących ochrony zdrowia. Przechodząc do sprawy finansów zgadzamy się prawdopodobnie wszyscy, że budżet państwa jest, musi być w jakimś stopniu obciążony sprawami zdrowia, ale tylko w strefie bardzo określonej, a więc inwestycji centralnych, szkolnictwa medycznego w całym jego rozciągłości oraz taki<text:span text:style-name="T1837">e<text:s/></text:span>spraw, które dotowane przez budżet państwa muszą być, do tego należą na przykład niezbędne dla życia i zdrowia leki, które światowa organizacja zdrowia ujmuje w liście tak zwanych podstawowych leków<text:span text:style-name="T1838">.</text:span><text:s/>Uważamy, że tą listą należy się kierowa<text:span text:style-name="T1839">ć</text:span><text:s/>i te sprawy muszą być dotowane z budżetu państwa. Ale znajdujemy szereg innych może jak dotąd służba zdrowia, czy ochrona zdrowia jest dotowana w 9<text:span text:style-name="T1840">5%</text:span><text:s/>zdaje się procentach przez budżet państwa. Znajdujemy i inne środki finansowania systemu ochrony zdrowia<text:span text:style-name="T1841">,<text:s/></text:span>które powodowałyby, że środki kierowane z budżetu państwa będą znacznie lepiej wykorzystywane i lepiej zagospodarowywane<text:span text:style-name="T1842">.</text:span></text:p>
      <text:p text:style-name="P1843">Ja poproszę, ażeby w tej części mojej wypowiedzi wyręczył mnie pan doc<text:span text:style-name="T1844">.</text:span><text:s/>Lipiński, przejdę natomiast do spraw na<text:span text:style-name="T1845">s</text:span>tępnych. Ściśle wiążącą się sprawą finansową jest sprawa uposażeń w służbie zdrow<text:span text:style-name="T1846">i</text:span>a. Mówiliśmy tutaj dużo dzisiaj w pierwszej części posiedzenia o bardzo niebezpiecznej wybuchowej sytuacji, która istnieje we wszelkich zakładach pracy. Powiem, że po raz pierwszy w historii, chyba w ogóle historii Polski taka sytuacja istnieje w zakładach służby, w placówkach służby zdrowia<text:span text:style-name="T1847">.<text:s/></text:span>Sytuacja jest na tyle napięta, że dochodziło już do różnych protestów, czy akcji przedstr<text:span text:style-name="T1848">aj</text:span>kowych.</text:p>
      <text:p text:style-name="P1849">Dopuszczenie do - to znaczy ja sobie nie wyobrażam dopuszczenia w ogóle do akcji strajkowej, przekracza to moją wyobraźnię jako lekarza, natomiast nie przekracza mojej wyobraźni to, że do tego dojść może, dlatego że środowisko służby zdrowia jest na tyle zdeterminowane fatalnymi warunkami uposażeń, z drugiej strony fatalnymi warunkami pracy i brakiem perspektyw tych prac na co w dużej mierze składa się administrowanie służbą zdrowia, administrowanie drogą środków biurokra<text:span text:style-name="T1850">t</text:span>ycznych i administrac<text:span text:style-name="T1851">ji</text:span>, która czyni zarówno z pracowników słu<text:span text:style-name="T1852">ż</text:span>by zdrowia, jak i z pacjentów przedmiot, a nie podmiot tego systemu<text:span text:style-name="T1853">.</text:span></text:p>
      <text:p text:style-name="P1854">Wobec czego do zmiany tego systemu musimy d<text:span text:style-name="T1855">ą</text:span>ży<text:span text:style-name="T1856">ć</text:span>, ale nie możemy się łudzić, ażeby ten system jakiekolwiek propozyc<text:span text:style-name="T1857">je</text:span><text:s/>tego systemu zaakceptowało z jednej strony środowisko, zaskakiwane tak<text:s/><text:soft-page-break/>zwanymi regulacjami płac, które są dla tego środowiska nie do przyjęcia, z jednej strony, z drugiej strony enigmatycznymi projektami zreformowania systemu ochrony zdrowia, których to pociągnięć boją się zarówno pracownicy, jak i pacjenci.</text:p>
      <text:p text:style-name="P1858">Osiągnęliśmy w naszych rozmowach konsensus jeśli chodzi o sprawę uposażeń w służbie zdrowia. Chcę od razu podkreślić, że u większości pracowników nie chodzi o zwiększenie płacy o 20<text:s/><text:span text:style-name="T1859">-</text:span><text:s/>30 czy 10 tysięcy złotych, chodzi natomiast o opracowanie sprawiedliwego systemu. Tu zastosowany był system niesprawiedliwy. Stąd też przyjęliśmy wstępne stanowisko, że zostanie zanalizowana sytuacja w tym zakresie do końca pierwszego kwartału przez stronę rządową wspólnie ze stroną sol<text:span text:style-name="T1860">id</text:span>arnoś<text:span text:style-name="T1861">ci</text:span>ową i opozycyjną oraz związkami zawodowymi innymi, poza<text:s/>„Solidarnością”, sytuacja uposażeń i do 30 kwietnia br. zostanie wspólnie opracowany projekt systemu wynagradzania w służbie zdrowia, który będzie po aprobacie przez środowisko obowiązywał do czasu wprowadzenia pełnej reformy w służbie zdrowia.</text:p>
      <text:p text:style-name="P1862">To jest stanowisko wspólne. Jeżeli chodzi o projekty reform my szczegółowo nie<text:s/><text:span text:style-name="T1863">dy</text:span>skutowaliśmy<text:s/><text:span text:style-name="T1864">je</text:span>szcze<text:s/>projektu ministerialnego reformy<text:s/><text:span text:style-name="T1865">w</text:span><text:s/>służbie zdrowia, dlatego że jak mówię ten projekt był dla wszystkich nieznany Został teraz już oczywiście w czasie obrad<text:s/>„okrągłego stołu”<text:s/>dla nas uczestniczących jest znany<text:span text:style-name="T1866">.</text:span></text:p>
      <text:p text:style-name="P1867">Ja powiem krótko nie chcę bowiem wyprzedzać naszych obrad środowych, że strona solidarnoś<text:span text:style-name="T1868">c</text:span>iowo-opozycyjna uważa ten projekt za wyjątkowo niespójny przecząc sobie w różnych paragrafach nawzajem, obciążający niebywale społeczeństwo i jako taki w całości nie do prz<text:span text:style-name="T1869">yj</text:span>ęcia, niemniej uważamy, że musimy wspólnie dopracować projekt, dlatego że jest to absolutną koniecznością, system po prostu w tej chwili nie funkcjonuje. Jednak warunkiem każdego systemu jaki będzie przyjęty będzie z jednej strony usamodzieln<text:span text:style-name="T1870">i</text:span>eniem placówek ze zmnie<text:span text:style-name="T1871">js</text:span>zeniem, z całkowitym zlik<text:span text:style-name="T1872">wi</text:span>dowaniem tzw. administra<text:span text:style-name="T1873">cj</text:span>i pośredniej, która jest w tej chw<text:span text:style-name="T1874">i</text:span>li niebywale rozbudowana i z przyjęciem możliwości działania samorządów. Naszym, jednym z naszych postulatów jest doprowadzenie do prac legislacyjnych, które umożliwią działalność samorządów w pełnym tego słowa znaczeniu w placówkach służby zdrowia.</text:p>
      <text:p text:style-name="P1875">N<text:span text:style-name="T1876">as</text:span>tępną sprawą, którą nazwałam sprawą interwencyjną i która jest sprawą nadającą się jak najbardziej na ten właśnie<text:s/>„stół”, bo sprawą ekonomiczną, to są pewne pociągnięcia oczywiście kosztowne, interwencyjne, które muszą być, które po prostu decydują w tej chwili o wyjściu z sytuacji całkowicie katastrofalnej i tutaj wymieniłabym dw<text:span text:style-name="T1877">i</text:span>e tak<text:span text:style-name="T1878">i</text:span>e sfery, pierwsza sfera to jest zaopatrzenie lecznictwa w sprzęt jednorazowego użytku, w tym przede wszystkim igły, strzykawki, zestawy do przetaczań. Poza panem ministrem Wojtczakiem nikt tutaj nie jest lekarzem na tej sali, więc nie wie jak ta sytuacja wygląda, a ta sytuacja wygląda tragicznie, zresztą z informacji, którą uzyskaliśmy na naszą prośbę ze strony Ministerstwa Zdrowia wiemy o tym, że produkcja krajowa zabezpiecza w tej chwili zaledwie i to być może nie całe, bo w tym roku będzie jeszcze gorzej 30% zapotrzebowania krajowego<text:span text:style-name="T1879">.</text:span></text:p>
      <text:p text:style-name="P1880">Reszta i to daleko nie do 100% jest importowana. Otóż podobno - sytuacja opie<text:span text:style-name="T1881">r</text:span>am się na informacji, którą uzyskaliśmy na poprzednim posiedzeniu - podobno sytuacja w zakładach produkcyjnych się pogarsza i w tym roku można się spodziewać jeszcze gorsz<text:span text:style-name="T1882">e</text:span>go zaopatrzenia - mówię w tej chwili o środkach produkcji krajowej niż było w roku ubiegłym. To jest przeraż<text:span text:style-name="T1883">aj</text:span>ące, wystarczy że powiem żeby wszystkich przekonać, że nasze postulaty nie są fantazją, że jesteśmy krajem o jednej z najwyższych na świecie zachorowalności na żółtaczkę wszczepienną, na progu stoi AIDS, my nie możemy dopuścić do<text:s/><text:soft-page-break/>sytuacji jaka ostatnio miała miejsce u naszych sąsiadów w Związku Radzieckim, gdzie 27 dzieci zostało zakażonych AIDS<text:span text:style-name="T1884">,</text:span><text:s/>w jednym szpitalu. Ot<text:span text:style-name="T1885">óż</text:span><text:s/>są to sytuacje niezwykle niebezpieczne, poza tym inwalidzi z powodu po żółtaczkach wszczepiennych obciążają ni<text:span text:style-name="T1886">e</text:span>zwykle budżet państwa, jeżeli nie mówić już o kwestiach humanitarnych.</text:p>
      <text:p text:style-name="P1887">Otóż my postulujemy, ażeby do 1 maja, to znaczy od 1 maja uruchomić wszelkie możliwe rezerwy dewizowe na import całego asortymentu niezbędnych środków jednorazowego użycia, w takiej skali, ażeby to zabezpieczyło 100% zapotrzebowania krajowego, oczywiście bardzo realnie obliczonego. D<text:span text:style-name="T1888">o</text:span><text:s/><text:span text:style-name="T1889">1</text:span><text:s/>stycznia 1990 roku należy zwiększyć produkcję tego wyposażenia jednorazowego użytku w tych zakałach, czyli uzupełnić park maszynowy, komponenty potrzebne do produkcji i inne niezbędne rzeczy w tych zakładach, które taką produkcję podjąć mogą, które gwarantują jakość i ilo<text:span text:style-name="T1890">ść</text:span>. Jeżeli zakład nie gwarantuje<text:s/>tego, należy ten zakład zamknąć, natomiast majątek zakładu przekazać zakładom, które mogą zwiększyć produkcję<text:s/><text:span text:style-name="T1891">w</text:span><text:s/>sposób realny oddać w ajencję lub przekazać<text:s/><text:span text:style-name="T1892">w</text:span><text:s/>ręce prywatne. Jednocześnie postulujemy, ażeby również od przyszłego roku stwarzać warunki dla podjęcia tego typu produkcji przez n<text:span text:style-name="T1893">aj</text:span>rozmaitsze spółki, spółdzie<text:span text:style-name="T1894">l</text:span>nie, wytwórców prywatnych przez odpowiednie promowanie, poprzez podatki, to znaczy nie płacenie podatków przez te zakłady, w ciągu co najmniej 4 lat. Podobnie wygląda sytuacja z lekami, których produkcja musi być<text:span text:style-name="T1895">,</text:span><text:s/>może być w kraju. Mamy podstawy sądzić, że przemysł farmaceutyczny nasz powinien znacznie więcej produkować, więcej i lepiej na rynek krajowy, również<text:span text:style-name="T1896"><text:s/></text:span>pewnie na eksport.</text:p>
      <text:p text:style-name="P1897">Jest rzeczą zdumiew<text:span text:style-name="T1898">aj</text:span>ącą, że jak dotąd przemysł farmaceutyczny który we wszystkich krajach przynosi kolosalne zyski, tak jak słyszymy jest przemysłem deficytowym lub pracuje na styk. Ja się ogromnie cieszę, że może pan minister Wilczek nam tutaj coś będzie mógł wyjaśnić.</text:p>
      <text:p text:style-name="P1899">Otóż to czego nie możemy robić w kraju, do czego nie można sprowadzić komponentów, to w zakresie tej listy, o której mówię musi być importowane zgodnie z zapotrzebowaniem. To również wiąże się z koniecznością zniesienia monopolu central handlowych zajmujących się zaopatrzeniem zarówno farmaceutyki więc monopolu<text:s/>„Ciechu”<text:s/>i innych central, które sprowadzają aparaturę medyczną, co dzieje się na drodze niezwykle biurokratycznej, nawet jeśli jakaś placówka lecznicza posiada dewizy czy inne środki finansowe, ciągnie się to miesiącami, a nawet latami na skutek takiej mitręgi biurokratycznej,<text:s/><text:span text:style-name="T1900">w</text:span><text:s/>centralach handlowych.</text:p>
      <text:p text:style-name="P1901">Można to i należy bezwzględnie uprościć. Następna sprawa, którą postulujemy, załatwianie<text:s/><text:span text:style-name="T1902">-</text:span><text:s/>jeśli chodzi jeszcze o farmację, to niewątpliwie należy dopuścić do powstawania aptek ajencyjnych lub aptek prywatnych z tym zastrzeżeniem, że nie mogą to być apteki sprzedające za dewizy, bo wiem, że są takie tendencje. To byłoby nieetyczne i nieprawidłowe. Można zostawić sprzedaż leków przez<text:s/>„Pewex”<text:s/>ze zmnie<text:span text:style-name="T1903">js</text:span>zeniem tego gigantycznego narzutu<text:span text:style-name="T1904">,</text:span><text:s/>który od każdego leku<text:s/>„Pewex”<text:s/>bierze.</text:p>
      <text:p text:style-name="P1905">Z innych spraw społecznie ważnych dotyczy to przemysłowej służby zdrowia, to zespół polityki społecznej również przystał. A więc uniezależnienie całkowite przemysłowej służby zdrowia od prze<text:span text:style-name="T1906">ds</text:span>iębiorstw, w których działają p<text:span text:style-name="T1907">l</text:span>acówki przemysłowej służby zdrowia<text:span text:style-name="T1908">.</text:span><text:s/>To musi być pod każdym względem uniezależnienie pracowników, gdyż prowadzi to do wypaczeń, do sztucznego zaniżania absencji chorobowej, jestem jak najbardziej przeciwnikiem nieuzasadnionej absencji, ale absencji chorobowej, zatajaniu zagrożeń, które istnieją w danych zakładach. Przemysłowa służba zdrowia musi być od zakładów uniezależniona,<text:span text:style-name="T1909"><text:s/></text:span>natomiast aparatura diagnostyczna, czy lecznicza może być oczywiście przez te zakłady<text:s/><text:soft-page-break/>kupowana jeśli zakład ma swoje rezerwy dewizowe na przykład.</text:p>
      <text:p text:style-name="P1910">N<text:span text:style-name="T1911">as</text:span>tępną - poza tym uważamy, że przemysłowa służba zdrowia powinna być ściśle związana ze s<text:span text:style-name="T1912">ł</text:span>użbami ekologicznymi<text:span text:style-name="T1913">,</text:span><text:s/>działającymi na danym terenie<text:span text:style-name="T1914">.</text:span><text:s/>Zapewni to na pewno znacznie większe bezpieczeństwo jeśli chodzi o te zakłady<text:s/>co zmniejszy ich zagrożenie działające na zewnątrz.</text:p>
      <text:p text:style-name="P1915">Wiem, że wśród - zreszt<text:span text:style-name="T1916">ą</text:span><text:s/>było to dzisiaj czytane - wśród postulatów, które będą dziś, pewnie wypracowuje wspólna komisja dotycząca noworodków oraz kobiet pracujących i kobiet w ciąży w związku z ogromną śmiertelnością noworodków w naszym kraju, sprawa opieki nad kobietą i zapewnienia jej właściwych warunków pracy jest niezbędna. Wiem że znalazł się w tym projekcie zapis o ograniczeniu pracy nocnej dla kobiet. Mnie trochę przestraszyły terminy, że to jest jakoś bardzo nieprecyz<text:span text:style-name="T1917">yj</text:span>nie powiedziane i że właściwie nie wiadomo od kiedy taki zdecydowany przepis się ukaże. Dotyczy to również stanowisk pracy chronionej, które owszem są w wielu zakładach, na które jednak kobiety<text:s/>nawet znajdujące się we wczesnej ciąży nie ujawniają też wczesnej ciąży, gdyż na tych stanowiskach płaci się o wiele mniej. To jest naturalnie niepra<text:span text:style-name="T1918">wi</text:span>dłowoś<text:span text:style-name="T1919">ć</text:span>, która grozi zdrowiu przyszłych pokoleń.</text:p>
      <text:p text:style-name="P1920">Chyba byłyby to może główne sprawy, z którymi my zwracamy się do<text:s/>„stołu”, do zespołu ekonomicznego i polityki społeczn<text:span text:style-name="T1921">ej,</text:span><text:s/>związane ze zdrowiem. Moją wypowiedź uzupełni pan doc.<text:s/><text:span text:style-name="T1922">E</text:span>dmund Wnuk-Lipiński. Będzie to dotyczyć bardziej finansowania.</text:p>
      <text:p text:style-name="P1923">Dziękuję bardzo.</text:p>
      <text:p text:style-name="P1924"><text:span text:style-name="T1925">Przewodnic</text:span><text:span text:style-name="T1926">z</text:span><text:span text:style-name="T1927">ą</text:span><text:span text:style-name="T1928">c</text:span><text:span text:style-name="T1929">y</text:span>:</text:p>
      <text:p text:style-name="P1930">Dziękuję bardzo.</text:p>
      <text:p text:style-name="P1931"><text:span text:style-name="T1932">Do</text:span><text:span text:style-name="T1933">c.</text:span><text:span text:style-name="T1934"><text:s/></text:span><text:span text:style-name="T1935">E</text:span><text:span text:style-name="T1936">dmund<text:s/></text:span><text:span text:style-name="T1937">W</text:span><text:span text:style-name="T1938">nuk-Lipińsk</text:span><text:span text:style-name="T1939">i</text:span><text:span text:style-name="T1940">:</text:span></text:p>
      <text:p text:style-name="P1941">Proszę państwa, są pewne rzeczy k<text:span text:style-name="T1942">i</text:span>e<text:span text:style-name="T1943">ru</text:span>nk<text:span text:style-name="T1944">o</text:span>w<text:span text:style-name="T1945">e</text:span><text:s/>co do których<text:s/><text:span text:style-name="T1946">-</text:span><text:s/>jak rozumiem i tu jeśli się mylę, to minister Wojtczak mnie poprawi - osiągnęliśmy jednak daleko posunięte zbliżenie stanowisk. To znaczy, mamy bardzo podobną diagnozę obecnej sytuacji, a właściwie stanu ochrony zdrowia w Polsce. I mamy bardzo zbliżone stanowiska co do kierunku reformy systemu ochrony zdrowia. To znaczy - wydaje mi się, że jesteśmy zgodni co do tego, że dot<text:span text:style-name="T1947">yc</text:span>hczasowy model jest nie do utrzymania i musi być zastąpiony modelem nowym i ten nowy model to będzie model, tak rozumiem dotychczasowe nasze dyskusje, to będzie model ubezpie<text:span text:style-name="T1948">cze</text:span>niowy.</text:p>
      <text:p text:style-name="P1949">Żeby nie wchodzić w szczegóły podam tylko najbardziej ogólne cechy ch<text:span text:style-name="T1950">ar</text:span>akterystyczne tego modelu. Otóż zacznę od tego, że na rok 1989 według planów Ministerstwa Zdrowia przewiduje się ogólną kwotę, która będzie przeznaczona<text:s/>na służbę zdrowia w naszym kraju w wysokości 2 bilionów ponad 200 mld zł. W tym modelu ubezpieczeniowym część tej kwoty, zasadnicza część tej kwoty powinna być przeniesiona z finansowania budżetowego na s<text:span text:style-name="T1951">fi</text:span>nansowanie składek ubezpieczeniowych ludzi, obywateli naszego kraju. I w ten sposób nadal ochrona zdrowia byłaby dotowana w Polsce, bo składki ubezpieczeniowe nie byłyby pokry<text:span text:style-name="T1952">wan</text:span>e bezpośrednio z dochodów indywidualnych ludności, tylko właśnie środki byłyby przeniesione jakby do pacjentów. A do samej służby zdrowia wprowadzony zostałby stopniowo oczywiście pewien rachunek ekonomiczny. Dlatego też tuta<text:span text:style-name="T1953">j</text:span><text:s/>też myślę<text:s/><text:span text:style-name="T1954">j</text:span>est daleko posunięte<text:s/><text:span text:style-name="T1955">z</text:span>bliżenie stanowisk<text:s/>między stroną solidarnościową a stroną rządową. Dlatego też powinien powstać fundusz ubezpieczeń społecznych, który, przepraszam - fundusz ubezpieczeń zdrowotnych, który miałby odróżniałby się od tych klasycznych funduszy tym, że gospodarowałbym tym funduszem Zakład Ubezpieczeń Społecznych. Być może<text:s/><text:soft-page-break/>docelowo, w niedalekiej przyszłości Zakład Ubezpieczeń Społecznych funk<text:span text:style-name="T1956">cjo</text:span>nowałby jako prawdziwe przedsiębiorstwo ubezpieczeniow<text:span text:style-name="T1957">e</text:span>. Na razie miałby takie funkc<text:span text:style-name="T1958">j</text:span>e kontrolno-księgowo-administracyjne. To znaczy regulowałby po pr<text:span text:style-name="T1959">ost</text:span>u r<text:span text:style-name="T1960">ac</text:span>hunki służb<text:span text:style-name="T1961">y</text:span><text:s/>zdrowia.</text:p>
      <text:p text:style-name="P1962">To są najbardziej zasadnicze elementy tego modelu, co do którego, jak mam nadzieję, porozumiemy się w naszym<text:s/>„stoliku”<text:s/>i to będzie jedno z zasadniczych ustaleń.</text:p>
      <text:p text:style-name="P1963">Ale aby taki model miał szanse powodzenia, muszą być spełnione pewne warunki wstępne. Do takich warunków wstępnych należy przede wszystkim odpolitycznienie służby zdrowia, o czym mówiła już doc.<text:s/><text:span text:style-name="T1964">K</text:span>ur<text:span text:style-name="T1965">at</text:span>owska. Należy usamodzielnienie placówek służby zdrowia, powołanie samorząd lekarskiego w formie izb lekarskich. Stworzenie - to być może wywoła pewne skrzywienie, zwłaszcza u polityków gospodarczych, bo jesteśmy jakby kolejnym petentem do tego, aby zastosować ulgi podatkowe i preferencje kredytowe dla produkcji na rzecz ochrony zdro<text:span text:style-name="T1966">w</text:span>ia. Ale jeśli mamy w niedalekiej przyszłości rezygnować z interwencyjnego importu, to takie promocyjne działanie dla t<text:span text:style-name="T1967">eg</text:span>o typu produkcji, wydaje mi się - przynajmniej na początek - niezbędne.</text:p>
      <text:p text:style-name="P1968">No i również, to jeszcze też nie jest sprawa uzgodniona, ale nie sądzę, aby tutaj były jakieś rozbieżności. Wyobrażamy sobie, że po ukończeniu obrad<text:s/>„okrągłego stołu”, który raczej<text:s/>będzie impulsem niż załatwieniem spraw w ochronie zdrowia. Powstanie stała komisja do spraw reformy służby zdrowia, w skład której wchodzić będą również przedstawiciele strony solidarnościowo-opoz<text:span text:style-name="T1969">yc</text:span>yjnej.</text:p>
      <text:p text:style-name="P1970">Dziękuję.</text:p>
      <text:p text:style-name="P1971"><text:span text:style-name="T1972">Przewodnic</text:span><text:span text:style-name="T1973">z</text:span><text:span text:style-name="T1974">ą</text:span><text:span text:style-name="T1975">c</text:span><text:span text:style-name="T1976">y</text:span>:</text:p>
      <text:p text:style-name="P1977">Dziękuję. Zanim oddam - jak się spodziewam - głos stronie rządow<text:span text:style-name="T1978">ej,</text:span><text:s/>chciałbym żebyście państwo mieli jakąś jasność c<text:span text:style-name="T1979">z</text:span>ego my możemy oczekiwać po tym naszym wspólnym posiedzeniu. Ja rozumiem, że są jak gdyby punkty, które będą uwzględnione w państwa protokole,<text:s/>„stoliku”<text:s/>tym, które będą załącznikiem do uzgodnień ogólnych. Natomiast pewne s<text:span text:style-name="T1980">f</text:span>ormułowania, które uznajecie za wymagające innych kompe<text:span text:style-name="T1981">te</text:span>ncji, kompetencji finansowych w formie krótkich postulatów polityczno-finansowych przedstawicie nam jako wkładkę do umieszczenia w naszym tekście.</text:p>
      <text:p text:style-name="P1982">Teraz, niezależnie na ten podział zasadniczy nakłada się drugi podział, co jest uzgodnione ze stroną rządową, a co nie jest uzgodnione ze stroną rządową. I to w tym podziale chciałbym otrzymać. I sądzę, że to wyczerpuje sprawę.</text:p>
      <text:p text:style-name="P1983"><text:span text:style-name="T1984">Kto z państwa</text:span>? Proszę pan minister Wojtczak.</text:p>
      <text:p text:style-name="P1985"><text:span text:style-name="T1986">Minister Wojtczak</text:span>:</text:p>
      <text:p text:style-name="P1987">Muszę powiedzieć, że z dużym zainteresowaniem wysłuchałem<text:s/>exposé<text:s/>pani doc.<text:s/><text:span text:style-name="T1988">K</text:span>ur<text:span text:style-name="T1989">at</text:span>owskie<text:span text:style-name="T1990">j</text:span>, ponieważ ono antycypuje nasze przyszłe spotkanie, które ma się odbyć w środę i gdzie strona solidarnościowa miała przedstawić swoje stanowisko w stosunku i do dokumentu, który żeśmy przedstawili, a który mówi o kierunkach reformy, opieki zdrowotn<text:span text:style-name="T1991">ej</text:span><text:s/>i pomocy społeczn<text:span text:style-name="T1992">ej</text:span>, w któr<text:span text:style-name="T1993">ej</text:span><text:s/>zawarte są i te elementy organizacyjne i te elementy ekonomiczne, i projekty mechanizmów ekonomiczn<text:span text:style-name="T1994">yc</text:span>h łącznie z FUZ-em czyli Funduszem Ubezpieczeń Zdrowo<text:span text:style-name="T1995">t</text:span>nych.</text:p>
      <text:p text:style-name="P1996"><text:span text:style-name="T1997">W</text:span><text:s/>związku z tym ja traktuję jako pewne<text:s/>exposé, które tak samo będzie wygłoszone w środę, kiedy obydwa zespoły się zbiorą. Ja chciałbym w swoim w takim razie wystąpieniu traktując to jako antycypację, a nie sprawy uzgodnione czy przedyskutowan<text:span text:style-name="T1998">e</text:span>, zastanowić się i skoncentrować tylko na tym o czym<text:s/><text:soft-page-break/>faktycznie dyskutowaliśmy.</text:p>
      <text:p text:style-name="P1999">Ja myślę, że to co bym poczytał za osiągnięcie zespołu, to jest uzgodnienie tematyki obrad, że te tematy, które były i które m<text:span text:style-name="T2000">aj</text:span>ą odzwierciedlenie w tym co pan<text:span text:style-name="T2001">i</text:span><text:s/>docent mówiła, dotyczą chyba n<text:span text:style-name="T2002">ajw</text:span>ażni<text:span text:style-name="T2003">ej</text:span>szych spraw związanych z ochroną zdrowi<text:span text:style-name="T2004">a</text:span>.</text:p>
      <text:p text:style-name="P2005">Ja bym chciał tu dodać do tego cośmy uzgodnili i co było wspomniane, to jest problem zaniepok<text:span text:style-name="T2006">oj</text:span>enia stanem z<text:span text:style-name="T2007">d</text:span>rowia społeczeństwa, przede wszystkim jeżeli chodzi o choroby cywilizacyjne, które służba zdrowia sama nie jest w stanie ani<text:s/><text:span text:style-name="T2008">i</text:span>m z<text:span text:style-name="T2009">a</text:span>pobiega<text:span text:style-name="T2010">ć</text:span>, ani przyczynić się do zmniejszenia ich występowania. I to jest bardzo istotna rzecz, którą musimy przedstawić, że udział służby zdro<text:span text:style-name="T2011">w</text:span>a w<text:s/>działaniach wymierzonych przeciwko chorobom cywilizacyjnym nie jest większy jak 20 do 30 proc. To cośmy słyszeli tutaj, a dotyczy to działań wymierzonych w poprawę warunków życia, pracy, rekreacji, problemy stylów życia, a więc bardzo duża sfera polityki społeczne<text:span text:style-name="T2012">j</text:span>, to są właśnie te sfery, które muszą być ujęte w tym co strona rządowa przedstawiła Narodowy Program Zdrowia jako projek<text:span text:style-name="T2013">t</text:span>,<text:s/><text:span text:style-name="T2014">k</text:span>tóry ustaliliśmy, że wspólnie będziemy starali się przygotować.</text:p>
      <text:p text:style-name="P2015">Sprawa dalsza, to chciałbym podkreślić, że sprawy płacowe, które zajęły nam bardzo dużo czasu,<text:s/>były wspólnie ze stroną związkową opracowywane i że mamy pewne stanowiska, które<text:s/><text:span text:style-name="T2016">wi</text:span>ążą się z opracowaniem systemu. Ja nie wiem czy ten system obecnie, który jest tak krytykowany jest taki zły, bo jest bardzo trudno opracować jakikolwiek system, który by dał zadowolenie wszystkim pracownikom 800 tysięcznej armii służby zdrowia, który byłby motywacyjny i wybiegał w kierunku reformy ochrony zdrowia.<text:s/><text:span text:style-name="T2017">W</text:span><text:s/>każdym razie jest to drugi<text:s/>punkt, który uzgodniliśmy wspólnie w uk<text:span text:style-name="T2018">ł</text:span>ad<text:span text:style-name="T2019">z</text:span>ie tak samo związkowym, że postaramy się taki system opracować, który jeżeli będzie przyjęty będzie funkcjonował do czasu wejścia mechanizmów ekonomicznych reform.</text:p>
      <text:p text:style-name="P2020">Sprawa ważna to jest sprawa samorządu lekarskiego, który może być tym czynnikiem cementującym środowisko i tak samo szczególn<text:span text:style-name="T2021">i</text:span>e kiedy dyskutuje się równop<text:span text:style-name="T2022">raw</text:span>ność różnych sektorów, sek<text:span text:style-name="T2023">to</text:span>ra państwowego, spółdzielczego i prywatnego rola samorządu może lec nawet zwiększeniu i stąd nasze zgodne stanow<text:span text:style-name="T2024">i</text:span>sko, w tym wypadku trzech stron, żeby jak najbardziej przyspieszyć te sprawy, to znaczy przeprowadzenia ustawy przez Sejm nawet obecnej kadencji.</text:p>
      <text:p text:style-name="P2025">Chciałbym nato<text:span text:style-name="T2026">m</text:span>iast zwrócić uwagę w formie wyjaśnień jeżeli chodzi o zaopatrzenie. My wiemy, że z zaopatrzeniem służby zdrowia i w leki, i w sprzęt jednorazowy jest źle, ale trzeba powiedzieć to gwoli sprawiedliwości, że w przedstawionych materiałach, które wiążą się z rozbudową przemysłu, właśnie traktującego rozwój aparatury medycznej, a szczególnie<text:s/><text:span text:style-name="T2027">je</text:span>dnorazowego użytku,<text:s/><text:span text:style-name="T2028">są dość</text:span><text:s/>dobre prognostyki na ten rok jeżeli chodzi o aparaty do przetaczania krwi, bo ch<text:span text:style-name="T2029">ci</text:span>ałbym tu powiedzieć, że jest szansa pełnego pokrycia w roku pod koniec roku 1<text:span text:style-name="T2030">9</text:span>89, tak samo igły, natomiast zgadza się, że sytuacja nie będzie w pełni wyrównana jeżeli chod<text:span text:style-name="T2031">ź</text:span><text:s/>o strzykawki<text:span text:style-name="T2032">.</text:span></text:p>
      <text:p text:style-name="P2033">Jeżeli chodzi o leki tak sytuacja jest niezadowalająca, aczkolwiek tak<text:s/><text:span text:style-name="T2034">samo są działania</text:span><text:s/>bardzo aktywne przemysłu farmaceutycznego, ażeby zwiększyć podaż leków. Chciałbym tutaj powiedzieć, że faktycznie myśmy nie doszli jeszcze do sformułowania wspólnego stanowiska i jest to moja odpowiedź w tej chwili tylko wyjaśniająca, na<text:span text:style-name="T2035">to</text:span>miast<text:s/><text:span text:style-name="T2036">s</text:span>ądzę, że właśnie w środę będziemy mogli poświęcić więcej czasu na te sprawy. To samo dotyczy przemysłowej służby zdrowia, gdzie musimy przedyskutować tę sprawę z partnerami naszymi<text:s/><text:span text:style-name="T2037">ze związków tak sa</text:span><text:span text:style-name="T2038">m</text:span><text:span text:style-name="T2039">o zawodo</text:span><text:span text:style-name="T2040">w</text:span><text:span text:style-name="T2041">ych</text:span>, jak również i sprawy reformy, dlatego że w tej<text:s/><text:soft-page-break/>chwi<text:span text:style-name="T2042">l</text:span>i my nie mamy oficjalnego stanowiska strony solidarnościowej w stosunku do tych tez, które były zawarte i ja zdaję sobie sprawę, ze te kierunki wyz<text:span text:style-name="T2043">n</text:span>aczają pewne docelowe rozwiązania i zgadzam się i to faktycznie padało wielokrotnie, że wymaga to bardzo dużo pracy, żeby dopracować szczegóły, bo jak to wielokrotnie powiedziano sprawa tkwi w szczegółach, a nie w ogólnych uzgodnieniach.</text:p>
      <text:p text:style-name="P2044">I wreszcie ostatnia sprawa, to jest<text:s/><text:span text:style-name="T2045">jakie są plany</text:span><text:s/>odnośnie dalszej pracy, ponieważ tu była antycypa<text:span text:style-name="T2046">cj</text:span>a jak gdyby<text:s/><text:span text:style-name="T2047">i</text:span><text:s/>wniosków, już sta<text:span text:style-name="T2048">wi</text:span>anych na<text:s/>„st<text:span text:style-name="T2049">ó</text:span>ł”, plany<text:s/><text:span text:style-name="T2050">pracy są następujące</text:span>, my dopiero mieliśmy dwa<text:s/>posiedzenia, na przyszłym posiedzeniu otrzymuje stanowisko strony solidarnościowej odnośnie reformy, ja myślę, że będziemy<text:s/><text:span text:style-name="T2051">w</text:span><text:s/>stanie dokończyć dyskusję i nad zagadnieniem kształcenia i nad zagadnieniem medycznego i kadry kierowniczej jak również powołać grupę redakcyjną, tak że mamy nadzieję, że do soboty te stanowisko będzie tylko nie jednostronne tylko będziemy mogli znaleźć wiele spraw na które mamy zbieżne spojrzenie<text:span text:style-name="T2052">.</text:span></text:p>
      <text:p text:style-name="P2053">Przy czym należy się liczyć jak to zawsze bywa łatwiej jest postawić diagnozę trudniej znaleźć odpowiednie leczenie i stąd w sposobach dochodzenia do pewnych rozwiązań, musimy się liczyć , że tak jak będziemy mie<text:span text:style-name="T2054">l</text:span>i też sfery porozumienia, tak będziemy mieli wiele sfer gdzie spojrzenie nasze będzie różne<text:span text:style-name="T2055">.</text:span></text:p>
      <text:p text:style-name="P2056">Dziękuję.</text:p>
      <text:p text:style-name="P2057"><text:span text:style-name="T2058">Przewodnicząc</text:span><text:span text:style-name="T2059">y</text:span>:</text:p>
      <text:p text:style-name="P2060">Dziękuję bardzo panu ministrowi.</text:p>
      <text:p text:style-name="P2061">Ja myślę, że mnie pozostaje tylko panu ministrowi i pani prof. Kuratows<text:span text:style-name="T2062">k</text:span>i<text:span text:style-name="T2063">ej</text:span><text:s/>życzyć szczęść<text:s/><text:span text:style-name="T2064">B</text:span>oże w środę.</text:p>
      <text:p text:style-name="P2065">I na tym posiedzenie<text:s/>„stolika”<text:s/>lekarskiego zdrowia zamykamy.</text:p>
      <text:p text:style-name="P2066">Czy można tak autokratycznie?</text:p>
      <text:p text:style-name="P2067"><text:span text:style-name="T2068">Minister Mieczysław Wilczek</text:span>:<text:s/></text:p>
      <text:p text:style-name="P2069">Pani dr Kuratowska wywołała mnie do tablicy. Otóż ja mogę tylko powiedzieć, że we wszystkich naszych planach rozwój przemysłu farmaceutycznego ma najwyższe wskaźniki. Stawimy w ogóle na rozwój chemii, a w chemii na rozwój farmacji jako bardzo opłacalnego przemysłu. To nie jest tak, że przemysł farmaceutyczny nie jest opłacalny. My mamy problemy, dlatego że leki są dotowane, dlatego że niskie ceny leków, czy<text:s/>ca<text:span text:style-name="T2070">ł</text:span>e kategorie ludzi<text:s/><text:span text:style-name="T2071">w</text:span><text:s/>ogóle za leki nie płaci i to jest problem. Natomiast sama produkcja, zarówno na eksport jak i na rynek krajowy przy prawidłowym ustaleniu cen albo dotacji, bo to jest jedna sprawa - jest to rzędu produkcji chemicznych wysoko dotowana.</text:p>
      <text:p text:style-name="P2072">Tak samo wydaje mi się, że przy pewnym poważnym zaangażowaniu<text:s/>inwestycyjnym<text:s/>i przemysłu państwowego i jak wiem coraz więcej prywatnych czy półprywatnych firm będzie się zajmowało produkcją sprzętu medycznego, bo to też jest w skali światowej bardzo wysokoopłacalna produkcja, tylko jest to bardzo trudna i skomplikowana produkcja, tak że od tej strony nas nie trzeba w jakiś sposób dopingować, dlatego jak mówię jest to n<text:span text:style-name="T2073">ajc</text:span>ieka<text:span text:style-name="T2074">wsza<text:s/></text:span>dziedzina chemii i cały program na przykład ogromny rozwoju tworzyw sztucznych w Polsce związany z rozwojem petrochemii rozwiąże takie problemy jak chociażby brak tworzyw na strzykawki, bo jest to taki przykład, że tu na to muszę się te tworzywa znaleź<text:span text:style-name="T2075">ć</text:span>. Tak że od tej strony chciałbym uspokoić, że przemysł całym frontem si<text:span text:style-name="T2076">ę<text:s/></text:span>nastawia, z tym że chc<text:span text:style-name="T2077">i</text:span>ałbym żebyście tu państwo docenili jednak ogromny wysiłek farmacji w ostatnich latach. Jak ktoś popatrzy na statystyki leków<text:s/><text:soft-page-break/>to tam jest największy wzrost produkcji, w ogóle farmacji. Tak że to trzeba szanować i tr<text:span text:style-name="T2078">e</text:span>nd rozwojowy będzie przyjęty.</text:p>
      <text:p text:style-name="P2079"><text:span text:style-name="T2080">Przewodniczący</text:span>:</text:p>
      <text:p text:style-name="P2081">Dziękuję panu ministrowi. Rozumiem że jak<text:s/>„na garbatego”<text:s/>bardzo proste<text:span text:style-name="T2082">.</text:span></text:p>
      <text:p text:style-name="P2083"><text:span text:style-name="T2084">Wi</text:span>ę<text:span text:style-name="T2085">c</text:span><text:s/>na tym zakończymy dyskusję nad zdrowiem<text:s/>i proszę bardzo, ale jesteśmy<text:s/><text:span text:style-name="T2086">w</text:span><text:s/>ogromnym niedoczasie. Więc jeżeli pan profesor uważa za stosowne to bardzo prosz<text:span text:style-name="T2087">ę.</text:span></text:p>
      <text:p text:style-name="P2088"><text:span text:style-name="T2089">Pro</text:span><text:span text:style-name="T2090">f</text:span><text:span text:style-name="T2091">.<text:s/></text:span><text:span text:style-name="T2092">Woj</text:span><text:span text:style-name="T2093">t</text:span><text:span text:style-name="T2094">cz</text:span><text:span text:style-name="T2095">a</text:span><text:span text:style-name="T2096">k</text:span>:</text:p>
      <text:p text:style-name="P2097">Ja chciałem<text:s/><text:span text:style-name="T2098">ws</text:span>kazać na ś<text:span text:style-name="T2099">cis</text:span>łą łączność ochrony zdrowia z ochroną pra<text:span text:style-name="T2100">c</text:span>y i podkreślić w szczególnoś<text:span text:style-name="T2101">ci</text:span><text:s/>słuszność postulatu dotyczącego kompletnego uniezależnienia przemysłowej służby zdrowia od przedsiębiorstw, o czym była tu mowa - już nawet złożyliśmy w tej sprawie odpowiednie pismo, analogiczne pismo było złożone w zespole ochrony zdrowia.</text:p>
      <text:p text:style-name="P2102">Druga sprawa, którą chciałem poruszyć to jest - ponieważ państwo zapowiadają dyskusje nad reformą systemu płacowego, w tym systemie nie zapomnieć o losie pracowników socjalnych. To jest taki proletariat w służbie zdrowia, który jest najgorzej traktowany, często bardzo dyskryminowany i niedoceniana jest jego wielka rola w całym systemie ochrony zdrowia, ochrony pracy i ochrony społecznej, i te dwa elementy powinny być uwzględnione w waszych dalszych pracach. Tylko tyle chciałam powiedzieć.</text:p>
      <text:p text:style-name="P2103"><text:span text:style-name="T2104">Przewodniczą</text:span><text:span text:style-name="T2105">cy</text:span>:</text:p>
      <text:p text:style-name="P2106">Dziękuję bardzo.</text:p>
      <text:p text:style-name="P2107">Pan jeszcze w sprawie służby zdrowia? Proszę bardzo.</text:p>
      <text:p text:style-name="P2108"><text:span text:style-name="T2109">Ob</text:span><text:span text:style-name="T2110">. Leszek Piotrowski</text:span>:</text:p>
      <text:p text:style-name="P2111">Tak<text:s/><text:span text:style-name="T2112">s</text:span>ię składa, że uniezależnienie służby zdrowia od zakładu pracy jest również postulatem strony solidarnościowo-opozycyjnej w podzespole górniczym<text:span text:style-name="T2113">.</text:span><text:s/>Chodzi górnikom o wolny wybór lekarza i aby ten lekarz nie był uzależniony w jakikolwiek sposób od kopalni lub zakładu pracy.</text:p>
      <text:p text:style-name="P2114">Dziękuję bardzo.</text:p>
      <text:p text:style-name="P2115"><text:span text:style-name="T2116">Przewodnic</text:span><text:span text:style-name="T2117">z</text:span><text:span text:style-name="T2118">ą</text:span><text:span text:style-name="T2119">c</text:span><text:span text:style-name="T2120">y</text:span>:</text:p>
      <text:p text:style-name="P2121">D<text:span text:style-name="T2122">zi</text:span>ękuję. Ja rozumiem, że tkwiło to w propozycjach pani doc. Kuratowsk<text:span text:style-name="T2123">iej</text:span>.</text:p>
      <text:p text:style-name="P2124">Czy mogę uznać, że temat jest wyczerpany, na temat zdrowia?</text:p>
      <text:p text:style-name="P2125">Dzięku<text:span text:style-name="T2126">ję</text:span>.</text:p>
      <text:p text:style-name="P2127">Przechodzimy do<text:s/>„stołu”<text:s/>górniczego. Może teraz dla odmiany damy pierwszeństwo referowania stronie rządowej, żeby było al pari.</text:p>
      <text:p text:style-name="P2128"><text:span text:style-name="T2129">Ob.<text:s/></text:span><text:span text:style-name="T2130">M</text:span><text:span text:style-name="T2131">arian Gustek</text:span>:</text:p>
      <text:p text:style-name="P2132"><text:span text:style-name="T2133">P</text:span>anowie Przewodnicząc<text:span text:style-name="T2134">y</text:span>!<text:s/>Szanowni Państwo! Moje nazwisko Gustek, reprezentuję stronę koalicyjno-rządową w podzespo<text:span text:style-name="T2135">l</text:span>e górniczym. Chcę<text:span text:style-name="T2136"><text:s/></text:span>powiedzieć, że w czasie od 17 lutego gdy pracujemy, pracujemy nad tematami nie tylko górnictwa węgla kamiennego ale wszystkich górnictw, które istnieją w Polsce.<text:s/><text:span text:style-name="T2137">W</text:span><text:s/>czasie naszych pierwszych prezentacji wyłoniliśmy 10 głównych tematów, które są przedmiotem naszych rozważań.</text:p>
      <text:p text:style-name="P2138">Pierwsza zasadnicza sprawa to s<text:span text:style-name="T2139">ą</text:span><text:s/>represje za działalność mającą na celu ochronę interesów pracowni<text:span text:style-name="T2140">cz</text:span>ych, a d<text:span text:style-name="T2141">o</text:span>kładniej mówiąc problem przywrócenia co pracy pracowników górnictwa zwolnionych z tego powodu, poczynając od 13 grudnia 19<text:span text:style-name="T2142">8</text:span>1 roku, w tym także organizu<text:span text:style-name="T2143">ją</text:span>cych i biorących udział w<text:s/><text:soft-page-break/>strajkach lub niosących pomoc str<text:span text:style-name="T2144">aj</text:span>kującym.</text:p>
      <text:p text:style-name="P2145">Drugi tem<text:span text:style-name="T2146">at</text:span><text:s/>to czas pracy górników, trzeci temat to jest system ekonomiczno-<text:span text:style-name="T2147">fi</text:span>nansowy w górnictwie, czwarte - struktury organizacyjne w górnictwie<text:span text:style-name="T2148">,</text:span><text:s/>piąte<text:s/><text:span text:style-name="T2149">f</text:span>unkc<text:span text:style-name="T2150">jo</text:span>nowanie służb bezpieczeństwa i higieny pracy, 7/ choroby zawodowe, wypadki i świadczenia z tym związane renty i emerytury, 8/ ochrona środowiska, 9/ system płac w górnictwie, 10/ samorządność pracownicza.</text:p>
      <text:p text:style-name="P2151">Już z tych tematów widać, że cały szereg rzeczy wiąże się z innymi podzespołami, jak ochrona środowiska czy ochrona zdrowia górników.</text:p>
      <text:p text:style-name="P2152">Mieliśmy do tej pory 5 posiedzeń. Na pierwszych trzech prezentowaliśmy stanowiska przez wszystkie strony, natomiast odnośnie tematu pierwszego: represje w tej sprawie strona koalicyjno-rządowa wyraziła wolę pozytyw<text:span text:style-name="T2153">ne</text:span>go załatwienia dla pracowników ze strajków 1988 roku wszystkich problemów przywrócenia do pracy, i w tej kwes<text:span text:style-name="T2154">ti</text:span>i uzyskano pełną zgodę.</text:p>
      <text:p text:style-name="P2155">Myślę, że już tych spraw dziś w terenie nie ma. Natomiast sprawy dotyczące zwolnień z odbywania służby wojskowej, jak również problemy pracownicze, a w szc<text:span text:style-name="T2156">z</text:span>ególności przywrócenie do pracy wynikające z rozwiązania<text:s/><text:span text:style-name="T2157">s</text:span>tosunku pracy<text:s/><text:span text:style-name="T2158">w</text:span><text:s/>okre<text:span text:style-name="T2159">s</text:span>ie od 13 grudnia 1981 strona koalicyjno-rządowa uznała, że rozstrzygnięcie tej kwestii należy przekazać do rozpatrzenia przez Zespół do spraw Gospodarki i Polityki Społecznej lub inny. Ponieważ uważamy, że chodzi tutaj o ewentualne decyzje<text:s/><text:span text:style-name="T2160">d</text:span>otyczące byłych pracowników z całej gospodarki uspołecznionej, a nie tylko z górnictwa<text:span text:style-name="T2161">.</text:span><text:s/>Strona solidarnościowo-opozycyjna zaproponowała natomiast zobowiązanie wł<text:span text:style-name="T2162">aści</text:span>w<text:span text:style-name="T2163">yc</text:span>h władz górniczych, aby wszystkie kopalnie i zakłady górnicze przywró<text:span text:style-name="T2164">ci</text:span>ły do pracy zwolnionych po 13 grudn<text:span text:style-name="T2165">i</text:span>a 1981 za działalność mającą na celu ochronę interesów pracowniczych<text:span text:style-name="T2166">.</text:span><text:s/>W trybie ugody przewidującej między innymi wypłacenie wynagrodzenia za czas niewykonywania pracy, obliczonego jak za urlop wypoczynkowy. Zaś w sprawie powoływania powołanych w 1988 roku do odbycia zasadniczej służby wojskowej, aby Minister Przemysłu względnie dyrektorzy generalni właściwych wspólnot<text:s/><text:span text:style-name="T2167">c</text:span>zy kombinatów wystąpili do Ministra Obrony Narodowej o zwolnienie ze służby zasadniczej<text:span text:style-name="T2168">.</text:span></text:p>
      <text:p text:style-name="P2169">Strona OPZZ poparła te stanowiska.<text:s/><text:span text:style-name="T2170">W</text:span><text:s/>związku z tym sporządzono stosowny protokół rozbieżności<text:span text:style-name="T2171">.</text:span></text:p>
      <text:p text:style-name="P2172"><text:span text:style-name="T2173">W</text:span><text:s/>pozostałych punktach programu prac podzespołu sytua<text:span text:style-name="T2174">cj</text:span>a wygląda następująco: we wspólnie rozpatrywanych trzech problemach, mianowicie to są zasadnicze problemy w tym podzespole, to jest czas pracy górników, system ekonomiczno<text:span text:style-name="T2175">-</text:span>finansowy oraz struktury organizacyjne zarządzania w górnictwie<text:span text:style-name="T2176">.</text:span><text:s/><text:span text:style-name="T2177">W</text:span><text:s/>toku dyskusji zarysowała się<text:s/>zgoda co do podstawowej zasady, zasada 5<text:span text:style-name="T2178">-</text:span>dniowego tygodnia pracy dla górników<text:s/><text:span text:style-name="T2179">o</text:span>ra<text:span text:style-name="T2180">z</text:span><text:s/>konieczności wypracowania w górnictwie nowego systemu<text:s/><text:span text:style-name="T2181">fi</text:span>nansowo-ekonomicznego zgodnego z zasadami reformy gospodarczej. Natomiast do rozbieżności dochodzi z chwilą, gdy zachodzi pytanie jak to zrobić? Jest w tej sprawie wiele propozycji i ze strony rządowej, i ze strony solidarnościowej, jak i ze strony OPZZ. Strona rządowa wyszła z propozycją, jedną z propozycji, aby planować wydobycie na 5 dni w tygodniu, wynosiłoby to rzędu 160 milionów a pozostałe 30 mln na jakiejś umowie między załogami a zakładami pracy, czy Ministrem Przemysłu.<text:s/><text:span text:style-name="T2182">„</text:span>Solidarność<text:span text:style-name="T2183">”</text:span><text:s/>wyszła z propozycją likwidowania częściowego schodzenia z sobót do 1991 roku, które w sumie by przyniosły rezygnację z wydobycia około 9,5 mln ton węgla.</text:p>
      <text:p text:style-name="P2184">Jest rozważany też problem zmnie<text:span text:style-name="T2185">js</text:span>zenia wydobycia, ale i stworzenia i takich warunków, żeby górnik pracował 5 dni w tygodniu, a kopalnie 6, żeby wszystkie kopalnie mogły tak pracować, to trzeba by na<text:s/><text:soft-page-break/>Ślą<text:span text:style-name="T2186">s</text:span>ku wprowadzić około 4<text:span text:style-name="T2187">0</text:span><text:s/>tysięcy ludzi, których nie ma skąd wziąć, gdzie zakwaterować i stworzyć im godziwe warunki życia.<text:s/><text:span text:style-name="T2188">W</text:span><text:s/>związku z tym rozważana jest przez stronę rządowa al<text:span text:style-name="T2189">te</text:span>rn<text:span text:style-name="T2190">at</text:span>ywa zamknięcia 10 - 12 kopalń mniej efektywnych, mniej rentownych i przemieszczenia tych ludzi do tych kopalń bardziej wydajnych. Istota rzeczy polega na tym, centrum winno - moim zdaniem - zdecydowanie powiedzieć ile na przestrzeni najbliższych lat górnictwo powinno koniecznie wydobywać węgla, od tego się zaczyna, czy - bo można postawić tak sprawę: pracujemy tylko 5 dni w tygodniu,<text:s/>rezygn<text:span text:style-name="T2191">ujem</text:span>y<text:s/><text:span text:style-name="T2192">z</text:span><text:s/>30 milionów ton węgla<text:span text:style-name="T2193">.</text:span><text:s/>Czy nas sta<text:span text:style-name="T2194">ć</text:span><text:s/>na to? Można zamknąć kopalnie, tylko czy załogi si<text:span text:style-name="T2195">ę</text:span><text:s/>na to zgodzą<text:s/><text:span text:style-name="T2196">i</text:span><text:s/>czy będzie wsparcie społeczne tego?</text:p>
      <text:p text:style-name="P2197">Podstawowa sprawa jak szybko zejdziemy z sobót, jak szybko dojdziemy do tego, że górnicy będą pracowali tylko<text:s/><text:span text:style-name="T2198">5</text:span><text:s/>dni w tygodniu, uzależnione to jest od niezbędnej dla gospodarki narodowej ilości węgla. Jak do tej pory stoimy na stanowisku, że chcieliśmy przez<text:s/><text:span text:style-name="T2199">l</text:span>ata 19<text:span text:style-name="T2200">8</text:span>9<text:s/><text:span text:style-name="T2201">-</text:span><text:s/><text:span text:style-name="T2202">1</text:span>990 uszanować decyzje nowej e<text:span text:style-name="T2203">k</text:span>ipy rządowej, która zatwierdziła CPR i Sejm, który zatwierdził<text:s/><text:span text:style-name="T2204">N</text:span>PSG do 1990, aby wszystkie inne sprawy rozpocząć planistycznie od 1990 roku<text:span text:style-name="T2205">.</text:span><text:s/>Dlaczego o tym mówię? Między innymi dlatego, że już wcześniej przy pomocy n<text:span text:style-name="T2206">aj</text:span>wybitnie<text:span text:style-name="T2207">js</text:span>zych ekonomistów i ludzi nauki część panów siedzi tutaj przy tym stole, pod auspicjami Rady Głównej Polskiego Towarzystwa Ekonomicznego opracowane są założenia do systemu finansowo-ekonomicznego i wynikających stąd struktur dla górnictwa węgla kamiennego i górnictw w ogóle.</text:p>
      <text:p text:style-name="P2208">Zaproponowaliśmy stronie opozycyjno-solidarnościowej udział w tych pracach takiego systemu. Przewidujemy, że dziś w ciągu pół roku będą zrobione założenia, natomiast takiego systemu w ciągu roku naukowcy nie są w stanie opracować i ten system ma być - jak wszystko pójdzie dobrze - do 1990 roku gotowy. W oparciu o ten system... ale wtedy sobie też trzeba powiedzieć, ile nam w tym kraju jest - jaka wielkość w<text:span text:style-name="T2209">ę</text:span>gla nam jest potrzebna niezbędnie.<text:s/><text:span text:style-name="T2210">I</text:span><text:s/>wtedy moglibyśmy przechodzić do głębszych, dalszych zmian w górnictwie<text:span text:style-name="T2211">.</text:span><text:s/>Ja chcę podkreślić, że to górnictwo od 1980 roku<text:s/><text:span text:style-name="T2212">j</text:span>est już cztery razy re<text:span text:style-name="T2213">fo</text:span>rmowane, a to górnictwo potrzebuje stabiliza<text:span text:style-name="T2214">cj</text:span>i, i jakiejś pewności na jutro co z n<text:span text:style-name="T2215">i</text:span>m będzie<text:span text:style-name="T2216">.</text:span></text:p>
      <text:p text:style-name="P2217">Wyszliśmy też naprzeciw w porozumieniu z ministrem przemysłu i generalnym dyr<text:span text:style-name="T2218">e</text:span>ktorem Wspólnoty Węgla Kamiennego, aby nie zmniejszając wydobycia, od 1 czerwca 1989<text:s/><text:span text:style-name="T2219">r</text:span>. nie prowadzić wydobycia na zmianie nocnej, na tak zwanej<text:s/>„trzeciej zmianie”, w soboty, z soboty na niedzielę. Po naszym takim oświadczeniu strona opozycyjno-solidarnościowa uznała, że to jest za mały krok i tych spraw zdecydowanie nie przyjęła.</text:p>
      <text:p text:style-name="P2220">W związku z tym zaproponowano, aby wszystkie strony przedstawiły w stosunku do wszystkiej górnictw swoje propozycje, strona rządowo-koalicyjna, solidarnościowa, opozycyjna to przedstawiła, natomiast strona OPZZ przygotuje to do 11 marca.</text:p>
      <text:p text:style-name="P2221">Myślę, że tutaj uzyskanie pełnej zgody będzie bardzo trudne. W pozostałych problemach, we wszystkich 6 punktach rysuje się możliwość uzgodnienia stanowisk i wypracowania uzgodnienia, ale w zakresie - podkreślam spraw górnictwa. Dlaczego o tym mówię, bo jeżeli się mów<text:span text:style-name="T2222">i</text:span><text:s/>o bezpieczeństwa pracy, to chcemy mówię o bezpieczeństwie pracy w górnictwie, ale jeżeli na tym wtedy wychodzi się z referatami i przy tym<text:s/>„stoliku”<text:s/>proponuje si<text:span text:style-name="T2223">ę</text:span><text:s/>zmianę w prokuraturze, w Radzie Państwa, to uważam, że<text:s/>to nie jest na<text:s/>„s<text:span text:style-name="T2224">t</text:span>olik”<text:s/>górniczy<text:span text:style-name="T2225">.</text:span><text:s/><text:span text:style-name="T2226">I</text:span><text:s/>dla<text:span text:style-name="T2227">t</text:span>ego uważam, że do tamtych spraw na pewno nie domówimy si<text:span text:style-name="T2228">ę</text:span>, a na pewno domówimy się do wszystkich spraw związanych z górnictwem<text:span text:style-name="T2229">.</text:span></text:p>
      <text:soft-page-break/>
      <text:p text:style-name="P2230">Są już powołane dwie grupy redakcyjno-robocze, które na następne posiedzenie przygotowują między innymi tekst dotyczący funk<text:span text:style-name="T2231">cj</text:span>onowania służb bezpieczeństwa i higieny pracy oraz chorób zawodowych, wypadków i związanych z nimi świ<text:span text:style-name="T2232">adcz</text:span>eń.</text:p>
      <text:p text:style-name="P2233">Biorąc pod uwagę przedstawione na poprzednich posiedzeniach stanowiska podobnego trybu uzgodnienia wspólnego stanowiska n<text:span text:style-name="T2234">al</text:span>eży się spodziewać w sprawach rent i emerytur,<text:s/><text:span text:style-name="T2235">oc</text:span>hrony środowiska, systemu płac w górnictwie i samorządności pracownicz<text:span text:style-name="T2236">ej.</text:span><text:s/>Przy czym chcę powiedzieć, że domówimy się co do kierunków, natomiast stoimy na stanowisku przynajmniej strona rządowa, ale myślę, że będzie pełna akcepta<text:span text:style-name="T2237">cj</text:span>a i ze strony<text:s/><text:span text:style-name="T2238">„</text:span>Solidarności<text:span text:style-name="T2239">”</text:span><text:s/>i OPZZ, że szczegółowe wypracowania powinny być wynego<text:span text:style-name="T2240">cj</text:span>owane później między praworządnymi ministerstwam<text:span text:style-name="T2241">i</text:span><text:s/>czy Radą<text:s/><text:span text:style-name="T2242">M</text:span>inistrów, czy Sejmem, bo są to sprawy które wymagają na przykład zmiany ustaw<text:span text:style-name="T2243">.</text:span><text:s/>My możemy zainspirować pewne zmiany.</text:p>
      <text:p text:style-name="P2244">Ja m<text:span text:style-name="T2245">y</text:span>ślę, że dużym dorobkiem naszego<text:s/>„stołu”<text:s/>jest fakt, że jest bardzo duży rejestr zagadnień, które w tym górnictwie narosły i które jeżeli nie załatwimy ich wszystkich przy tym<text:s/>„stoliku”, to na pewno w przyszłości trzeba je będzie załatwić, przy czym ja chcę tu na zakończenie podkreślić, że nawet gdybyśmy w Polsce wydobywali 50% tego co wydobywamy, a więc zeszli do 100 mln ton wydobycia węgla, będzie to górnictwo bardzo duże i problemy w tym górnictwie ludzkie, społeczne, zawsze będą<text:span text:style-name="T2246">.</text:span></text:p>
      <text:p text:style-name="P2247">Dziękuję bardzo.</text:p>
      <text:p text:style-name="P2248"><text:span text:style-name="T2249">Przewodnicząc</text:span><text:span text:style-name="T2250">y</text:span>:</text:p>
      <text:p text:style-name="P2251">Dziękuję.</text:p>
      <text:p text:style-name="P2252">Rozum<text:span text:style-name="T2253">i</text:span>em, że teraz strona solidarnościowa, kto będzie referował?</text:p>
      <text:p text:style-name="P2254"><text:span text:style-name="T2255">Ob. Leszek Piotrowski</text:span>:</text:p>
      <text:p text:style-name="P2256">Rzeczywiście w Podzespole do spraw Górnictwa było pięć posiedzeń do tej pory, ale my jednak widzimy nieco inaczej efekty tych posiedzeń, niż pan minister Gustek. Doszło do podpisania<text:s/>protokołu<text:s/>rozbieżności dotyczącego problemu, a raczej żądania przywrócenia górników do pracy. Przywrócenia tych, którzy stracili pracę po 13 grudnia 1981 roku. Doszliśmy do porozumienia co do przywrócenia do pracy tylko tych, którzy tę pracę stracili po sierpniowych strajkach 1988 r.</text:p>
      <text:p text:style-name="P2257">Nie są załatwione dwie sprawy, t<text:span text:style-name="T2258">e</text:span>, o kt<text:span text:style-name="T2259">ó</text:span>ry<text:span text:style-name="T2260">c</text:span>h teraz mówię, to znaczy za strajki sierpniowe. H.<text:s/><text:span text:style-name="T2261">B</text:span>adura nie została przywrócona do pracy jeszcze, nie został do pracy przywrócony Zdzisław Bartosik<text:span text:style-name="T2262">.</text:span><text:s/>Te sprawy są zawisłe w sądzie, jedna w sądz<text:span text:style-name="T2263">i</text:span>e pracy w<text:s/>Jastrzębiu, druga w sądzie pracy w M<text:span text:style-name="T2264">ys</text:span>ło<text:span text:style-name="T2265">wi</text:span>cach, więc o tyle tutaj muszę poprawić mojego przedmówcę.</text:p>
      <text:p text:style-name="P2266">Problem jest otwarty i z tym udajemy się do Zespołu Gospodarczego i Polityki Społecznej<text:span text:style-name="T2267">,</text:span><text:s/>pracowników,<text:s/><text:span text:style-name="T2268">k</text:span>tórzy stracili pracę po 13 grudnia 1981 r. do sierpnia 1988 r. Dalej jest problem co n<text:span text:style-name="T2269">aj</text:span>mniej 60 górników powołanych represyjnie do zasadniczej służby wojskowej. Tego rzeczywiście<text:span text:style-name="T2270"><text:s/></text:span>nie możemy rozstrzygnąć w Zespole do spraw Górnictwa, chociaż siedzą tam po jednej stronie pracodawcy, a po drugiej stronie pracownicy. Jeżeli ci górnicy zostali powołani do zasadniczej służby wojskowej z powodu tego, że na kopalniach protestowali względnie brali udział w akcjach strajkowych to musi to rozstrzygnąć ktoś inny, naszym zdaniem Ministerstwo Obrony Narodowej. My możemy tylko o to apelować, aby ci górnicy wrócili na dół do kopalni, aby ich służba wojskowa nie była represją za strajk.<text:s/>O czasie pracy w górnictwie<text:s/>będz<text:span text:style-name="T2271">i</text:span>e mówił mój kolega, ja chciałem tylko jeden wycinek z tego problemu tutaj zasygnalizować i prosić o rozstrzygnięcie, a mianowicie chodzi o prace kobiet w kopalniach i zakładach górniczych w nocy. Nasz<text:s/><text:soft-page-break/>zapis do protokołu rozbieżności, to znaczy strony solidarn<text:span text:style-name="T2272">o</text:span>ściowo-opozycyjnej był taki:<text:s/>„wprowadza się bezwzględny zakaz zatrudniania w kopalniach i zakładach górniczych kobiet w nocy”.<text:s/>Z przyjemnością stwierdzam, że w dokumencie, który dzisiaj miałem możliwość przeczytać, a mianowicie w elementach nowej umowy społecznej, w załączniku do pkt. 4-1 to znaczy d<text:span text:style-name="T2273">o</text:span><text:s/>programu ochrony pracy włączono zapis bardzo podobny do naszego, mianowicie opracowanie w ciągu 3 miesięcy programu stopniowego eliminowania pracy kobiet na nocnej zmianie. Więc je<text:span text:style-name="T2274">s</text:span>teśmy zbieżni z naszym żądan<text:span text:style-name="T2275">i</text:span>em zakazu, w ogóle generalnego zakazu pracy kobiet w kopalniach i zakładach górniczych w nocy.<text:s/><text:span text:style-name="T2276">Z</text:span><text:s/>tym co tutaj w Zespole Gospodarczym i Polityki Społecznej zostało wyrz<text:span text:style-name="T2277">ec</text:span>zone przez stronę, jak rozumiem rządowo-koalic<text:span text:style-name="T2278">yj</text:span>ną. Natomiast władze górnicze nie chcą o tym słyszeć.</text:p>
      <text:p text:style-name="P2279">Natomiast jeśli idzie o stanowisko trzeciej niezależnej strony, to też jest za zakazem pracy kobiet w górnictwie, z tym, że chciałaby wprowadzić pewne wyjątki do takiego zakazu, a mianowic<text:span text:style-name="T2280">ie</text:span><text:s/>wyjątki mogłyby dotyczyć ich zdaniem tele<text:span text:style-name="T2281">fo</text:span>nistek, kucharek, sprzątaczek.</text:p>
      <text:p text:style-name="P2282">Dzięku<text:span text:style-name="T2283">ję</text:span><text:s/>bardzo.</text:p>
      <text:p text:style-name="P2284"><text:span text:style-name="T2285">Przewodnicząc</text:span><text:span text:style-name="T2286">y</text:span>:</text:p>
      <text:p text:style-name="P2287">Dziękuję. Pan Stawski.</text:p>
      <text:p text:style-name="P2288"><text:span text:style-name="T2289">Ob. Grzegorz Stawski - górnik z kopalni<text:s/></text:span><text:span text:style-name="T2290">„</text:span><text:span text:style-name="T2291">Manifest Lipcowy</text:span><text:span text:style-name="T2292">”</text:span>:</text:p>
      <text:p text:style-name="P2293">Mnie pozostało do odczytania tekst, który podsumowuje sprawy oprócz represji, któreśmy rozważali i względem których pozostały nam<text:s/>protokoły<text:s/>rozbieżności. Przedstawiam wyniki w pozostałych na<text:span text:style-name="T2294">jw</text:span>ażni<text:span text:style-name="T2295">ejs</text:span>z<text:span text:style-name="T2296">yc</text:span>h sprawach rozważanych przy stole górniczym. Są to sprawy nierozstrzygnięte, które pragnę wnieść pod obrady<text:s/>„stołu”<text:s/>gospodarki i polityki społecznej. Szczegółowy protokół został dzisiaj rozdany.</text:p>
      <text:p text:style-name="P2297">Pierwsza sprawa to zagadnienie ilości dni roboczych w górnictwie. W tej sprawie ustalono jedynie protokół rozbieżności. ''Solidarność<text:span text:style-name="T2298">”</text:span><text:s/>zaproponowała pełną likwidację pracy w soboty od połowy 1991 r., a do tego czasu praca<text:s/><text:span text:style-name="T2299">w</text:span><text:s/>soboty byłaby dobrowolna. Przy czym jeden górnik mógłby pracować tylko dwie soboty miesięcznie, otrzymując za<text:s/>„czarne dni”<text:s/>80 proc. całkowitego wynagrodzenia.<text:s/><text:span text:style-name="T2300">Ż</text:span>eby to było jasne,<text:s/>„czarne dni”<text:s/>to są dni liczone od poniedziałku do piątku.</text:p>
      <text:p text:style-name="P2301">Strona rządowa przed<text:span text:style-name="T2302">st</text:span>awiła kilka wariantów w tej sprawie, w tym wariant utrzymujący dotychczasowy stan i oświadczyła, że wybór jednego z nich nastąpi dopiero do 30 czerwca 1990 r. Zdaniem<text:s/>„Solidarności”<text:s/>takie podejście w ogóle uniemożliwia ewentualne zbliżenie stanowisk.</text:p>
      <text:p text:style-name="P2303">W sprawie struktur organizac<text:span text:style-name="T2304">yj</text:span>nych górnictwa ustalono jedynie protokół rozbieżności.<text:s/>„Solidarność”<text:s/>postuluje zniesienie Wspólnoty Węgla Kamiennego, Wspólnoty Energetyki i Węgla Brunatnego. Zniesienie przedsiębiorstw eksploatacji węgla i usamodzielnienie kopalń, znosząc status przedsi<text:span text:style-name="T2305">ę</text:span>biorstw użyteczności publicznej. Do tego należałoby dostosować system ekonomiczno-<text:span text:style-name="T2306">fi</text:span>nansowy.</text:p>
      <text:p text:style-name="P2307">Strona rządowa w tej sprawie w<text:s/>protokole<text:s/>rozbieżności nie precyzuje swojego stanowiska, twierdząc, że najpierw określi model ekonomiczno-finansowy, co ma trwać do 30 czerwca 1990 r. a potem model ten<text:s/>„wymusi system zarządzania i struktury organizac<text:span text:style-name="T2308">yj</text:span>nej”, tak jak poprzednio również i to podejście zdaniem<text:s/>„Solidarności”<text:s/>uniemożliwia zbliżenie stanowisk.</text:p>
      <text:p text:style-name="P2309">Proszę państwa, chciałbym jeszcze do tego dołożyć pewną rzecz zasadniczą. Większość z tych postulatów, które zostały przedstawione na górniczym<text:s/>„stole”<text:s/>one mają swoją historię. Część z tych<text:s/><text:soft-page-break/>postulatów pokrywa się z postulatami strajkowymi z sierpnia 1<text:span text:style-name="T2310">98</text:span>0 r.<text:s/><text:span text:style-name="T2311">Ta</text:span>k wygląda sprawa, tzn. w ten sposób wygląda sprawa systemów płacowych, które przez cały okres trwania<text:s/>„Solidarności”, poprzez stan wojenny i do tego czasu nie zostały rozwiązane. Problem struktur, który też od czasu 1980 r. jest dalej niezałatwion<text:span text:style-name="T2312">y</text:span>. To znaczy rzeczywiście zgadzam się tutaj z ministrem Gustkiem, że w górnictwie były cztery reformy, z tym że akurat w tych wszystkich reformach to najlepiej wychodziliśmy na zrzeszeniach, bo mieliśmy samorządy, chociaż z ograniczoną możliwością działania, lecz jednak samorządy te miały jakiś tam wpływ na pracę kopalni, na fundusz i tym samym mogły co nieco podzielić w sposób taki, jaki sobie tego życzyła załoga.</text:p>
      <text:p text:style-name="P2313">W tej chwili ta kolejna metamorfoza, tzn. zamiana<text:s/>gwarectw na przedsiębiorstwa eksploatacji węgla to jest tylko zamiana nazwy. No i oczywiście zlikwidowan<text:span text:style-name="T2314">yc</text:span>h zostało kilka gwarectw, ale sama idea została zachowana. Tzn. gwarectwa były kiedyś tak samo przedsiębiorstwami wielozakładowymi, a w tej chwili zmniejszono ich ilość.</text:p>
      <text:p text:style-name="P2315">Nas do tego stołu przywiodła niezałatwiona sprawa z sierpnia 1988 r. W sierpniu 1988 r., a właściwie już we wrześniu zakończyliśmy strajk kompromisem. Tzn. kompromis ten polegał na tym, że w związku z ideą<text:s/>„okrągłego stołu”<text:s/>w związku z szansą porozumienia górnicy zrezygnowali z negocjowania postulatów, przekładając je na obrady tzw.<text:s/>„górniczego stołu”, który już wtedy w ogólnym zarysie się jakoś nam u<text:span text:style-name="T2316">ja</text:span>wnił.</text:p>
      <text:p text:style-name="P2317">Nie wiem, to może zabrzmi troszeczkę buńczucznie, ale wydaje mi się, że tamten okres dawał większe szanse na załatwienie tych wszystkich problemów, z którymi w tej chwili przychodzimy do<text:s/>„górniczego stołu”. Odstąpiliśmy od żądań strajkowych na tamten czas, przyszliśmy z nimi na obrady no i akurat tak się złożyło, że w tej chwili te sprawy mogły w tamtym czasie być załatwione dużo szybciej i prościej, w tej chwili napotykają na dużo większy opór.</text:p>
      <text:p text:style-name="P2318">Dz<text:span text:style-name="T2319">ię</text:span>ku<text:span text:style-name="T2320">ję</text:span>.</text:p>
      <text:p text:style-name="P2321"><text:span text:style-name="T2322">Przewodniczący</text:span>:</text:p>
      <text:p text:style-name="P2323">Pan Tomasz Stankiewicz.</text:p>
      <text:p text:style-name="P2324"><text:span text:style-name="T2325">Ob</text:span><text:span text:style-name="T2326">.</text:span><text:span text:style-name="T2327"><text:s/>Tomasz Stankiewicz</text:span>:</text:p>
      <text:p text:style-name="P2328">Jako że uczestniczę także w obradach<text:s/>„stołu”<text:s/>górniczego chciałbym tutaj przedstawić pewien komentarz dodatkowy. Potwierdzić, że moim zdaniem<text:s/>„stół”<text:s/>górniczy jest specyficzny. Górnicy strajkowali i właśnie dlatego mają swój branżowy<text:s/>„stół”. Górnicy przerwali strajki, bo im powiedziano, że ich postulaty będą rozpatrzone przy<text:s/>„okrągłym stole”<text:s/>i tam załatwione. Przynajmniej tak to rozumieją i takie są ich oczekiwania.</text:p>
      <text:p text:style-name="P2329">Jest więc sprawą, moim zdaniem, wysokiej politycznej rangi to, czy<text:s/>„Solidarność”<text:s/>od<text:s/>„stołu”<text:s/>górniczego wróci do kopalń z pustymi rękami, czy też coś konkretnego górnikom prz<text:span text:style-name="T2330">yn</text:span>ie<text:span text:style-name="T2331">s</text:span>ie.</text:p>
      <text:p text:style-name="P2332">Sądzę, że jest rzeczą konieczną, aby coś mogli uzyskać i to konkretnego. Ogólne sformułowania, takie jak my tutaj robimy w sprawach gospodarczych będą dla górników nieczytelne.</text:p>
      <text:p text:style-name="P2333">Tymczasem, moim zdaniem, wyraźnie zanosi się na to, że<text:s/>„Solidarność”<text:s/>górnicza od<text:span text:style-name="T2334">ej</text:span>dzie od<text:s/><text:span text:style-name="T2335">„</text:span>okrągłego stołu”<text:s/>z samymi protokółami rozbieżności. Zwłaszcza w sprawach kluczowych. Może co do zakazu pracy kobiet w nocy to się dogadamy, bo to już widać. Ale chodzi tutaj o sprawy kluczowe.</text:p>
      <text:p text:style-name="P2336">Nie waham się powiedzieć, że może to wywołać bardzo niepokojącą sytuację na Śląsku. To, że<text:s/>„Solidarności”<text:s/>grozi odejście tylko z protokółami rozbieżności. To jest jakby praca na nowy wybuch.</text:p>
      <text:p text:style-name="P2337">Chciałem podkreślić, że jednym z powodów trudności<text:s/><text:span text:style-name="T2338">w</text:span><text:s/>porozumieniu jest brak za<text:span text:style-name="T2339">ję</text:span>cia jasnego<text:s/><text:soft-page-break/>stanowiska przez stronę rządową - górniczą. Tego z przemówienia przewodniczącego Gustka nie było widać. Oto np. w sprawie czasu pracy strona rządowa przy<text:s/>„stole”<text:s/>górniczym przyjęła wszystkie propozycje, w tym także propozycje<text:s/>„Solidarności”<text:s/>oświadczając, że wybór propozycji nastąpi za rok. Podobnie jest w pozostałych, na<text:span text:style-name="T2340">jw</text:span>ażni<text:span text:style-name="T2341">ejs</text:span>z<text:span text:style-name="T2342">yc</text:span>h sprawach.</text:p>
      <text:p text:style-name="P2343">Mówię tutaj to, bo nie ukrywamy, że liczymy na jakieś wywarcie wpływu przez pana prof. Bakę, przez premiera Sekułę i ministra Wilczka na przebieg obrad<text:s/>„stołu”<text:s/>górniczego. Apelujemy zwłaszcza, by wprawy wspólnot, rozwiązania wspólnot i byłych gwarectw, zwanych dzisiaj przedsiębiorstwami eksploata<text:span text:style-name="T2344">c</text:span>ji węgla, aby te sprawy były wręcz rozstrzygnięte tu, na<text:s/>„stole”<text:s/>gospodarczym.<text:s/>„Stół”<text:s/>górniczy jest bowiem<text:span text:style-name="T2345"><text:s/></text:span>do tego niezbyt dobrze skonstruowany. W rządowym zespole górniczym zasiadają bowiem m.in. dyrektorzy ze wspólnot, czy tych gwarectw, to jest tych przedsiębiorstw eksploatacji węgla. Mówiąc bardzo delikatnie, w tej sytuacji rozmowy w<text:s/>„stole”<text:s/>górniczym o zniesieniu wspólnot i przedsiębiorstw eksploatacji węgla są co najmniej niezręczne i nie rokują niczego więcej, jak<text:s/>protokoły<text:s/>rozbieżności<text:span text:style-name="T2346">.</text:span></text:p>
      <text:p text:style-name="P2347">W związku z tym wykonując decyzję strony solidarnościowej Zespołu Gospodarki i Polityki Społecznej zgłaszam następujące uzupełnienie naszego tekstu.</text:p>
      <text:p text:style-name="P2348">Załącznik - uzupełnienie do tekstu uzgodnienia<text:s/>„okrągłego stołu<text:span text:style-name="T2349">”</text:span><text:s/>w sprawach gospodarcz<text:span text:style-name="T2350">yc</text:span>h i społecznych, do rozdziału V - nowy ład ekonomiczny. Pkt 2-k.</text:p>
      <text:p text:style-name="P2351">„Zlikwidowane zostaną w ciągu trzech miesięcy Wspólnota<text:s/>Węgla Kamiennego oraz Wspólnota Energetyki i Węgla Brunatnego oraz rozwiązane w tym samym czasie będą przedsiębiorstwa eksploatacji węgla. Kopalnie otrzymają samodzielność i działać będą na zasadach ogólnych<text:s/><text:span text:style-name="T2352">tj</text:span>. zniesiony będzie ich status przedsiębiorstw użyteczności publicznej”.</text:p>
      <text:p text:style-name="P2353">Myślę, że ten postulat nie wymaga tutaj uzasadniania. Chodzi o to czy rząd chce nadal utrzymywać scentralizowany nakazowy system zarządzenia w górnictwie, czy nie.</text:p>
      <text:p text:style-name="P2354">D<text:span text:style-name="T2355">z</text:span>iękuję bardzo.</text:p>
      <text:p text:style-name="P2356"><text:span text:style-name="T2357">Przewodnicz</text:span><text:span text:style-name="T2358">ą</text:span><text:span text:style-name="T2359">c</text:span><text:span text:style-name="T2360">y</text:span>:</text:p>
      <text:p text:style-name="P2361">Dziękuję. Pan Rajmund Moric przedstawiciel OPZZ.</text:p>
      <text:p text:style-name="P2362"><text:span text:style-name="T2363">Ob.<text:s/></text:span><text:span text:style-name="T2364">Raj</text:span><text:span text:style-name="T2365">mund Moric - OPZ</text:span><text:span text:style-name="T2366">Z</text:span>:</text:p>
      <text:p text:style-name="P2367">Moric Rajmund<text:s/><text:span text:style-name="T2368">-</text:span><text:s/>przedstawiciel OPZ<text:span text:style-name="T2369">Z</text:span>, przewodniczący Federacji Związków Zawodowych Górników, współprzewodniczący<text:s/>„stolika”<text:s/>górniczego.</text:p>
      <text:p text:style-name="P2370">Proszę państwa, ja chcę powiedzieć, że ja zdaję sobie sprawę, że państwo w zasadzie teraz tak słuchają co te strony w tym górnictwie chcą, o co one się tak wykłócają i pa<text:span text:style-name="T2371">tr</text:span>zycie teraz na nas z politowaniem.</text:p>
      <text:p text:style-name="P2372">Ja chcę powiedzieć tak - cele niewątpliwie zasiadających wszystkich trzech stron przy tym stole, są wspólne, tak można powiedzieć. Jesteśmy zgodni. Natomiast różnimy się co do metod rozwiązywania tych problemów. Natomiast chcę też powiedzieć jedną rzecz na samym wstępie, że OPZZ, Federacja, swoje stanowiska przedstawia i prezentuje nie tylko na bazie i fali postr<text:span text:style-name="T2373">aj</text:span>kow<text:span text:style-name="T2374">ej</text:span><text:s/>sierpnia 1988 r., chociaż jest ona bardzo ważna, ale również na bazie postulatów załogowych, które Federacja zbiera i które realizuje. Jak również chcę powiedzieć - na bazie wniosków z kopalń, które wypłynęły w sierpniu i wrześniu 1988 r. również tych, które nie strajkowały. Ponieważ zawsze uważaliśmy, że strajk jest ostateczną bronią i jeżeli można coś załatwić nie strajkując to te postulaty załatwiamy.</text:p>
      <text:soft-page-break/>
      <text:p text:style-name="P2375">Jeżeli chodzi, nie będę mówił o tym gdzie jesteśmy zgodni, tylko gdzie ewentualnie ruch zawodowy ma trochę inne spojrzenie. Inne spojrzenie mamy troszeczkę w zakresie czasu pracy.</text:p>
      <text:p text:style-name="P2376">Proszę państwa ja chcę powiedzieć, że może czas pracy w tej chwili to jest taki element, którego środowisko górnicze wyrzekało się dla dobra kraju od 1982 do<text:s/><text:span text:style-name="T2377">198</text:span>8 ro<text:span text:style-name="T2378">ku</text:span>,<text:span text:style-name="T2379"><text:s/></text:span>niejako przyzwalając na wydłużenie tego czasu pracy do sześciu dni. Natomiast chcę powiedzieć , że obecnie sprawa<text:span text:style-name="T2380"><text:s/></text:span>czasu pracy jest chyba pierwszym przykładem pluralizmu związkoweg<text:span text:style-name="T2381">o</text:span>.</text:p>
      <text:p text:style-name="P2382">Dlaczego o tym w ten sposób mówię? Postulaty w zakresie czasu pracy zarówno jastrzębskie, jak i z 1988 roku z sierpnia mówiły: doprowadzić do dobrowolności pracy w soboty. I chcę powiedzieć, że na dzień dzisiejszy, chociaż są pewne uchybienia, ta dobrowolność na bazie porozumienia między Federacją Związków Zawodowych Górników i panem ministrem Wilczkiem, została w kopalniach wprowadzona.</text:p>
      <text:p text:style-name="P2383">Chcę powiedzieć, że oczywiście są tu pewne wynaturzenia jak np. wałbrzyskie, które zostało wyeliminowane decyzjami dyrektora generalnego Szlachty w sobotę, niemniej funkcjonuje. Natomiast chcę powiedzieć, że w tej sytuacji, kiedy są dwa związki i coś się załatwia, drugi związek pr<text:span text:style-name="T2384">ó</text:span>buje iść dalej i my go popieramy oczywiście, bo jesteśmy za rozwiązaniami dalej idącymi i zawsze.</text:p>
      <text:p text:style-name="P2385">Natomiast chcę powiedzieć w ten sposób - czym my się różnimy? Uważamy, że po pierwsze musi być planowanie wydobycia na<text:s/><text:span text:style-name="T2386">5</text:span><text:s/>dni. Jeżeli będzie takie planowanie, nie będzie żadnych przymusów nieformalnych w zakresie wydłużenia czasu pracy. Uważamy po pierwsze, że ma być dobrowolność pracy w soboty. I mówię, że ona już jest w jakiś sposób<text:s/>zapewniona, ma być zapewniona możliwość wypoczynku. I chcę powiedzieć, że jesteśmy też zgodni ze stroną opozycyjną o wyłączeniu kobiet ze zmiany nocnej. Ale zn<text:span text:style-name="T2387">a</text:span>jąc sprawy i specyfikę górniczą<text:s/><text:span text:style-name="T2388">-</text:span><text:s/>nie w ci<text:span text:style-name="T2389">ąg</text:span>u jednego dnia, ponieważ jest to nierealne, bo to praktycznie staną kopalnie, bo pewne stanowiska zajmują kobiety nie tylko w górnictwie. Ale jednak uważamy, że w takich wyłączeniach jak centrale tele<text:span text:style-name="T2390">fo</text:span>niczne, markownie, łazienne pozostawić to do roku 1991, natomiast na stanowiskach produkcyjnych bezwzględny zakaz w sensie warsztatów, przer<text:span text:style-name="T2391">ó</text:span>bki mechanicznej, tam gdzie te prace są bardzo uciążliwe. A tutaj rok 1991 określić taką granicą docelową i zmieniać po prostu strukturę zatrudnienia. Bo tego od ręki nie można zrobić, nikt nie znajdzie odpowiedniej ilości mężczyzn do pracy na tych stanowiskach, bo to jest niemożliw<text:span text:style-name="T2392">e</text:span>.</text:p>
      <text:p text:style-name="P2393">Jeżeli teraz chodzi o sprawy związane z systemem ekonomicznym. Chcę powiedzieć, że nasze stanowisko jest jednoznaczne. Dopóki sobie nie określimy jaki mamy mieć system ekonomiczny w górnictwie, to mówienie o strukturach jest trochę w świetle utopii.<text:s/><text:span text:style-name="T2394">M</text:span>y uważamy, tak jak i zespół rolniczy, że aby następowała poprawa efektywności, aby przestano mówić, że górnictwo jest tym przemysłem, który jest dotowany, a więc tą kulą u nogi, powinno nastąpić urynkowienie gospodarki w przemyśle surowcowo-energetycznym. I jeżeli takie urynkowienie nastąpi od razu, wtedy oczywiście inaczej będą wyglądać struktury zarządzania. Czym późni<text:span text:style-name="T2395">ej,</text:span><text:s/>tym bardziej się odwleką jednoznaczne i docelowe rozwiązania organizac<text:span text:style-name="T2396">yj</text:span>ne.</text:p>
      <text:p text:style-name="P2397">Chcę powiedzieć, że stawianie sprawy inaczej<text:s/><text:span text:style-name="T2398">-</text:span><text:s/>bo do tej pory w polityce rządu była taka teza - urynkowiaj<text:span text:style-name="T2399">m</text:span>y wszystko, ale surowce i energię na samym końcu.</text:p>
      <text:p text:style-name="P2400">Proszę państwa, nie jestem ekonomistą, jesteście tutaj fachowcami. Jeżeli zrobimy urynkowienie naszej gospodarki przy założeniu nieurynkowionych cen surowców, paliw i energii, to całe to urynkowieni<text:span text:style-name="T2401">e</text:span>, proszę państwa, jest fikcją i iluzją. Bo potem kiedy dojdziecie państwo do wniosku, że trzeba i ten element<text:s/><text:soft-page-break/>ruszyć, całe urynkowienie<text:s/>„bierze w łeb”. Ja bardzo przepraszam, jestem górnikiem i mam czasem wyrażenia takie ostre.</text:p>
      <text:p text:style-name="P2402">I dlatego zwracamy uwagę na to, że my jako związki zawodowe uważamy, aby mając na względzie dobro gospodarki, że w pierwszej kolejności należy rozpocząć od energii, paliw i surowców. Albo się zdecydować, ale przy umowie społeczn<text:span text:style-name="T2403">ej,<text:s/></text:span>że tego nie robimy. I wtedy nie narzekajmy, że górnictwo bierze dotacje.</text:p>
      <text:p text:style-name="P2404">Jeżeli teraz chodzi o sprawy systemów ekonomicznych<text:s/><text:span text:style-name="T2405">-</text:span><text:span text:style-name="T2406"><text:s/></text:span>tu też się trochę różnimy, bo jako związki wysuwamy następny postulat w tym zakresie, który tu nie był poruszany. To jest sprawa jednolitych systemów cen, cen transakcyjnych do obydwóch obszarów płatniczych tj. do I i do II obszaru płatniczego.</text:p>
      <text:p text:style-name="P2407">Na dzień dzisiejszy w zakresie surowców są duże zróżnicowania cen. I prawdę powiedziawszy, tylko jakiś przymus, taki mechaniczny, bym powiedział, autokratyczny zmusza nasze zakłady górnicze do eksportu do I obszaru płatniczego.<text:s/><text:span text:style-name="T2408">W</text:span><text:s/>wielu przypadkach to się po prostu nie opłaca, jest bardzo<text:s/>duże zróżnicowanie cen i to się nie opłaca<text:span text:style-name="T2409">.</text:span><text:s/><text:span text:style-name="T2410">I</text:span><text:s/>stawiamy na to, aby te ceny były właśnie<text:s/><text:span text:style-name="T2411">uj</text:span>ednolicone, ponieważ to powoduje napięcia, jest to sztuczne.</text:p>
      <text:p text:style-name="P2412">Jak również stawiamy sprawę ujednolicenia cen transakcyjnych dla kraju, bo również w tej chwili jest taka sytua<text:span text:style-name="T2413">cj</text:span>a, że nie opłaca się zakładom górniczym produkować na kraj, powoduje to napięcia, niemożliwoś<text:span text:style-name="T2414">ć</text:span><text:s/>wypracowania odpowiedniej ilości zysku. A więc w tym i partycypacji załogi w efekcie swojej pracy.</text:p>
      <text:p text:style-name="P2415">Chcę powiedzieć, że następnym elementem w sprawach systemów ekonomicznych to jest sprawa środków na inwestycje górnicze</text:p>
      <text:p text:style-name="P2416">Proszę państwa, inwestycje górnicze to są takie, które są bardzo kapitałochłonne, które efekty przynoszą po wielu, wielu latach. Stąd banki, cały nasz system bankowy, który jest nastawiony - może i słusznie -<text:s/>generalnie na szybki zysk, nie chcę kredytować inwestycji górniczych. Ponadto kumulowanie się odsetek byłoby tak duże, że każda inwestycja górnicza jest z góry skazana na niepowodzenie. Dlatego uważamy, że należy znaleźć inne rozwiązania inwestycyjne, które by spowodowały, że w końcu nie staniemy przed barierą niemożności eksploatacji nie tylko z racji kwestii czasu pracy, ale po prostu z braku miejsc pracy.</text:p>
      <text:p text:style-name="P2417"><text:span text:style-name="T2418">W</text:span><text:s/>sprawach struktur. Chcę powiedzieć, że do tych spraw podchodzimy trochę elastyczniej niż strona opozycyjna i trochę też inaczej niż strona rządowa. Po prostu podchodzimy elastyczniej do tego.</text:p>
      <text:p text:style-name="P2419">Jeżeli wysoki<text:s/>„stolik”, komisja się zdecyduje, że<text:s/>urynkawiamy górnictwo, wtedy uważamy - struktura powinna być dwu<text:span text:style-name="T2420">stop</text:span>n<text:span text:style-name="T2421">io</text:span>wa, jednoznaczna: ministerstwo, ale tu my jesteśmy za ministerstwem przemysłu wydobywczego i energii. Nie chcę tu tłumaczyć całego wywodu. Ma to w całym świecie pewną specyfikę. A na<text:span text:style-name="T2422">st</text:span>ępnie kopalnia samodzielna. Ale mówię - pod warunkiem urynkowienia. I moment, w którym nastąpi urynkowienie gospodarki górniczej<text:s/><text:span text:style-name="T2423">-</text:span><text:s/>taki model naszym zdaniem jest do przyjęcia.</text:p>
      <text:p text:style-name="P2424"><text:span text:style-name="T2425">W</text:span><text:s/>przypadku braku tego urynkowienia albo w okresie przejściowym, kiedy tego urynkowienia nie będzie, ministerstwo wydobywczo-energetyczn<text:span text:style-name="T2426">e</text:span>, przedsiębiorstwo wielozakładowe, kombinat, nazw<text:span text:style-name="T2427">y</text:span><text:s/>są do ustalenia oraz kopalnie. Oczywiście powstaje tutaj to pośrednie ogniwo, wiemy o tym, przedsiębiorstwo wielozakładowe. Ale w sytuacji kiedy n<text:span text:style-name="T2428">i</text:span>e ma urynkowienia, kiedy są dotacje, kiedy trzeba wprowadzać rentę wyrównawczą wynikającą z warunków geologicznych poszczególnych kopalń, wynikającą z różnych<text:s/><text:soft-page-break/>systemów eksploatac<text:span text:style-name="T2429">ji</text:span><text:s/>niezależnych od kopalń, bo się na przykład wiąże z ochroną powierzchni, z wpływami na powierzchnię, wtedy jeśli<text:span text:style-name="T2430"><text:s/></text:span>potrzebne jakieś urealnienie tych parametrów, aby wszystkie kopalnie miały jakieś szanse, ktoś to musi robić.<text:s/>Ministerstwo czy obojętnie jak by je nie nazwać uważamy, że nie jest w stanie tego zrobić, ponieważ te struktury do czego innego powołano. Ministerstwo jest powołane do tworzenia prawa, mechanizmów, a nie do dzielenia pewnych, czy wyrównywania pewnych warunków eksploatacyjnych. Na tym trzeba się znać, trzeba na bieżąco w tym siedzieć i dlatego wydaje się, że takie właśnie przedsiębiorstwa do tego czasu, jak nie będzie jednoznacznego systemu jest tutaj potrzebne.</text:p>
      <text:p text:style-name="P2431">No i oczywiście następnie kopalnia, która będzie pracowała nie tak jak do tej pory uznaniowo, ale na zasadzie tych ściśle określonych parametrów z początkiem roku według tych parametrów się rozlicz<text:span text:style-name="T2432">aj</text:span>ąca.</text:p>
      <text:p text:style-name="P2433">Chcę powiedzieć, że tu się różnimy, że dajemy taki wariantowy system w zależności od tych rozwiązań ekonomicznych.</text:p>
      <text:p text:style-name="P2434">Na koniec chcę powiedzieć, że faktycznie nie jest tak dobrze przy tym<text:s/>„stoliku”<text:s/>górniczym, może w niektórych elementach uzyskamy zbliżenie, uzyskujemy zbliżenie i się porozumiemy, ale dla nas w sprawach zasadniczych na przykład jeszcze strona rządowa się nie ustosunkowała, to jest do zgłoszonych przez nas wniosków naszych, nie tylko tych spraw strajkowych, ale wniosków naszych z naszego zjazdu, konferencji delegatów, gdzie są tematy, problemy dla całego górnictwa, które powinny być rozwiązane nie czekając, aż w tym czy innym ośrodku znowu wybuchnie akcja protestacyjna czy jakieś zamieszki społeczne.</text:p>
      <text:p text:style-name="P2435"><text:span text:style-name="T2436">Przewodnicząc</text:span><text:span text:style-name="T2437">y</text:span><text:span text:style-name="T2438">:</text:span></text:p>
      <text:p text:style-name="P2439">Rozumiem, że teraz przysze<text:span text:style-name="T2440">d</text:span>ł czas na decyzję pana ministra Wilczka i pana premiera Sekuły<text:span text:style-name="T2441">.</text:span></text:p>
      <text:p text:style-name="P2442"><text:span text:style-name="T2443">Minister Mieczysław Wilczek</text:span>:<text:s/></text:p>
      <text:p text:style-name="P2444">Więc ja myślę, jeżeli pan profesor pozwoli, że to nie będą decyzje, bo przecież nie po to się tu zebraliśmy, natomiast ja chciałbym zwr<text:span text:style-name="T2445">ó</text:span>cić - akurat jest doskonała okazja teraz - tutaj zwracam się do obecnych na sali ekonomistów, jeżeli potrafią mnie pilnie słuchać, to prosiłbym ich bardzo o to<text:span text:style-name="T2446">.</text:span><text:s/>Otóż mamy rozpatrzyć sprawę pracy górników w kontekście polskiej gospodarki i dobrze, że to się stało przy tym stole. Otóż nikomu nie trzeba tłumaczyć, ani w tym towarzystwie ani w żadnym innym, że żądania górników, żeby pracowali 5 dni są uzasadnione i wypływają, że tak powiem z naturalnych pobudek, i muszę powiedzieć, że czuję się niedobrze, jeżeli nie mogę tych postulatów zrealizować.</text:p>
      <text:p text:style-name="P2447">Ja tylko chciałbym żebyście państwo się w moją rolę tutaj wstawili, jak powinienem się zachować, jak powinna się zachować gospodarka polska w tej sytuacji, przyznając te wszystkie racje? My rozpatrując rozwój energetyki w Polsce, przewidujemy takie trzy warianty, wszystkie z nich przewidują n<text:span text:style-name="T2448">aj</text:span>bardziej ambitny przewiduje, że w 2000 roku będziemy wydobywać 180 milionów ton węgla, czyli mniej o 10 mi<text:span text:style-name="T2449">l</text:span>ionów niż teraz. Cały przyrost zapotrzebowania energii na energię szukamy z innych źródeł.</text:p>
      <text:p text:style-name="P2450">Ale jest też taki wariant, który uwzględnia już teraz te zgłoszone postulaty, ograniczenia wydobycia do 145 milionów ton węgla, jest to oczywiście realne pod warunkiem, że do 2000 roku wybudujemy co najmniej 3 elektrownie jądrowe i jeżeli zwiększymy zużycie gazu w Polsce,<text:s/>z jakichś 4,5 miliona do 30 pr<text:span text:style-name="T2451">a</text:span>wie 38, czy 40 miliardów metrów sześciennych gazu, co związane jest z dużymi inwestycjami budowanych przesyłek gazu.<text:s/><text:span text:style-name="T2452">I</text:span><text:s/>nie chciałbym tutaj poddawać te różne elementy tego programu ocenie, bo przecież to<text:s/><text:soft-page-break/>pracują nad tym sztaby ludzi i musimy takiego programu się dopracować, bo jakiś rozwój energetyki w Polce musimy przewidzieć.</text:p>
      <text:p text:style-name="P2453">I teraz sprawa, w jaki sposób przejść, ja mówię -<text:s/>i to co się dzieje w naszym górnictwie nie jest niczym nowym, przemysły górnicze Zachodu, na które tu tak bardzo często się powołujemy, przechodziły to w ostatnich 20 latach,<text:span text:style-name="T2454"><text:s/></text:span>klasycznym przykładem jest tutaj górnictwo brytyjskie, które jak gdyby taką samą drogę musiało przejść. Cz<text:span text:style-name="T2455">yl</text:span>i jeżeli liczymy się jak gdyby z koniecznością obniżenia wydobycia węgla. Wszyscy ekonomiści tutaj obecni uznaliby za nonsens gdybyśmy równo obniżali wydobycie w nowoczesnych kopalniach, w które zainwestowaliśmy ogromne pieniądze, gdzie koszt uzyskania węgla jest o połowę powiedzmy niższy niż w tych kopalniach starych, czyli mus<text:span text:style-name="T2456">i</text:span><text:s/>się to odbywać metodą koncentracji wydobycia w kopalniach, które dadzą węgiel uzyskiwany najmniejszym kosztem, bo przecież do tego zmierzamy, jeżeli mamy gospodarkę poprawić, to musi być ona efektywna.</text:p>
      <text:p text:style-name="P2457">Wiemy, że nie można spełnić tego postulatu, żeby kopalnie pracowały na 6 dni w tygodniu, a górnicy, żeby pracowali<text:s/><text:span text:style-name="T2458">5</text:span><text:s/>dn<text:span text:style-name="T2459">i</text:span><text:s/>w tygodniu, bez dołożenia dodatkowo około 40 do 50 tysięcy górników. Ani nikt tych górników na Śląsk nie jest w stanie zwerbowa<text:span text:style-name="T2460">ć</text:span>, an<text:span text:style-name="T2461">i</text:span><text:s/>zwerbować tych górników dodatkowych nie chce, bo nie lubi już tych,<text:s/>których tam ściągnęliśmy, żeby ten program wydobycia zrobić. Śląsk nie zniesie takiego większego zasilenia górnikami<text:span text:style-name="T2462">.</text:span></text:p>
      <text:p text:style-name="P2463">Czyli mamy do dyspozycji praktycznie tylko teraz jeden wariant, ekonomicznie uzasadniony. Zmnie<text:span text:style-name="T2464">js</text:span>zenie wydobycia węgla, skoncentrowanie go tylko w tych kopalniach najlepszych, n<text:span text:style-name="T2465">a</text:span>jefektywnie<text:span text:style-name="T2466">js</text:span>zych, które będą<text:s/>pracowały<text:s/>przez 6 dni w tygodniu, górnicy będą pracowali przez 5 dni w tygodniu. I ja jestem w tej chwi<text:span text:style-name="T2467">l</text:span>i świadom, że nie ma innego wyjścia. Tylko prosiłbym bardzo oba związki zawodowe, żeby wzięły na siebie przekonanie tych górników z tych 12 czy 15 kopalń, kt<text:span text:style-name="T2468">ó</text:span>re wytypujemy wszyscy razem jako najbardziej - najmniej efektywne, że tych około 30 tys. ludzi będzie się musiało przenieść do tych nowych kopalń, żeby tam mogli pracowa<text:span text:style-name="T2469">ć</text:span>, dobrze zarabiać, mogli pracować przez 5 dni w tygodniu, a kopalnie będą przez 6 dni w tygodniu. To jest jedyne co możemy zrobić, rozsądnie, tylko jak mówię ja będąc za tym absolutnie zobowiązywałem Wspólnotę, żeby opracowała taki program i mam nadzieję, że go szybko opracują, tylko proszę bardzo tutaj oba obecne związki zawodowe, żeby w tym pomogły. Tak samo jak chętnie zwolnię od jutra wszystkie kobiety pracujące na kopalni, tylko proponuję, żeby związki zawodowe im to wytłumaczyły i żeby je namówiły, żeby one nie protestował<text:span text:style-name="T2470">y</text:span>,<text:s/><text:span text:style-name="T2471">b</text:span>o j<text:span text:style-name="T2472">a</text:span><text:s/>też uważam, że n<text:span text:style-name="T2473">i</text:span>e powinny na kopalniach kobiety pracować. Tylko proponowałbym, żebyśmy czując<text:s/><text:span text:style-name="T2474">s</text:span>ię odpowiedzialni za gospodarkę, czając się odpowiedzialni za górników, znaleźli w tym rozsądne wyjście, żeby i ekonomi<text:span text:style-name="T2475">ś</text:span>ci byli zadowoleni, żebyśmy spełnili wszystkie wymagania Międzynarodow<text:span text:style-name="T2476">e</text:span>j Organizacji Pr<text:span text:style-name="T2477">a</text:span>cy<text:span text:style-name="T2478">,</text:span><text:s/>bo uważam<text:span text:style-name="T2479">,</text:span><text:s/>że powinniśm<text:span text:style-name="T2480">y<text:s/></text:span>je spełnić i żebyśmy wyszli<text:s/>naprzeciw<text:s/>uz<text:span text:style-name="T2481">as</text:span>adnionym postul<text:span text:style-name="T2482">at</text:span>om górników.</text:p>
      <text:p text:style-name="P2483">Co jeszcze chcę powiedzieć - postulat, który tu jes<text:span text:style-name="T2484">t<text:s/></text:span>zapisany, żeby pracować - do tego to się sprowadza, żeby pracować przez 5 dni, ale zarabiać prawie tyle za 6 dni to się łączy, ja już chciałbym wrócić uwagę tutaj ekonomistom, że w koszcie wydobycia polskiego węgla około 40% tego kosztu to<text:s/><text:span text:style-name="T2485">s</text:span>ą płace. Jeżeli my teraz zmniejszymy wydobycie o 15%, bo te 30 milionów ton, a będziemy płacić to samo, to jeszcze podskoczymy prawie że do 50% kosztów wydobycia w<text:span text:style-name="T2486">ę</text:span>gla.</text:p>
      <text:p text:style-name="P2487">To jest taka sprawa, i chciałbym żebyśmy teraz ćwiczyli ten wariant, koncentrujemy wydobycie w<text:s/><text:soft-page-break/>kopalniach gdzie będą bezpieczne warunki pracy, gdzie będzie węgiel najtańszy, i gdzie górnicy będą mogli wyek<text:span text:style-name="T2488">s</text:span>ploatować w pełni przez 6 dni te zainwestowane ogromne tam środki, a pracować będą przez tydzień<text:s/><text:span text:style-name="T2489">-</text:span><text:s/><text:span text:style-name="T2490">5</text:span><text:s/>dniowy.</text:p>
      <text:p text:style-name="P2491">Teraz sprawa urynkowienia węgla. Ja od tego zacząłem swoją pracę w ministerstwie, że wystąpiłem z propozycją, że faktycznie sprawdzić, czy my ten węgiel wydobywamy po cenach światowych, konkurencyjnych, czyl<text:span text:style-name="T2492">i<text:s/></text:span>odnieśliśmy ceny węgla do cen transakcyjnych i okazało się, że my produkujemy po konkurencyjnych cenach ten węgiel, tylko musielibyśmy podnieść krajowe ceny węgla o 60%. Jak zaczęliśmy ćwiczyć tak zwane echo przeniesione do wszystkich, do całej gospodarki, to inflacja z tego tytułu wyniosłaby od 70 do 80<text:span text:style-name="T2493">%</text:span>, wycofaliśmy się z tego na skutek tego, że rząd przyjął energetyczny program walki z inflacją. Niemniej jestem absolutnie przekonany, że powinniśmy to zrobić, bo wtedy zaczęlibyśmy dopiero ten węgiel<text:span text:style-name="T2494"><text:s/></text:span>szanować, bo czymże będzie teraz jeżeli my będziemy otrzymywać ceny węgla z uwagi na inflację, a jeszcze nie powiedziałem, że wtedy cena energii elektrycznej bazowanej w 50<text:span text:style-name="T2495">%</text:span><text:s/>w Polsce na węglu, czy nawet w 60%, musiałaby wzrosnąć o 200%, dlatego że taka jest w tej chwili dotacja do węgla i wszyscy wtedy byśmy uszanowali pracę górników, odnieślibyśmy ją do europejskich warunków, ceny węgla byśmy podnieśli.</text:p>
      <text:p text:style-name="P2496">Ale jeżeli teraz - i tego węgla by nam wystarczyło, bo przecież nam węgla na krajowe spożycie wystarczy, jeszcze bardzo dużo węgla eksportujemy i tutaj natomiast dopuścimy, a musimy dopuścić, bo każdy ten wariant rezygnacji z pracy w soboty powoduje zmniejszenie, to możemy to zrobić albo zmniejszeniem zużycia krajowego, czyli znowu powrót do ścisłej reglamentac<text:span text:style-name="T2497">ji</text:span><text:s/>węgla, znowu będziemy chłopom wydzielać węgiel za każdą daną świnię, obywatelowi wydzielać na metr kwadratowy mieszkania, albo zdejmiemy z eksportu całą tę ilość. Ale wtedy, jak to się będzie miało do tych niezwykle skomplikowan<text:span text:style-name="T2498">yc</text:span>h problemów zasilania polskiej gospodarki w surowce, skąd weźmiemy pieniądze na import lekarstw, na import strzykawek, czy na import wełny, bawełny czy czegokolwiek?</text:p>
      <text:p text:style-name="P2499">Oczywiście, musimy to potem zdyskontować w naszym bilansie płatniczym i odpowiednio zaplanować zmniejszenie produkcji, wobec tego mniejszą podaż na rynek, czyli odwrotne działanie niż, o które przez cały ten miesiąc walczymy. Bo powiedzieliśmy, że wyjście jest tylko przez intensyfikowanie gospodarki.</text:p>
      <text:p text:style-name="P2500">To tyle w zakresie czasu pracy. Teraz jeżeli chodzi o tą organizację, ja nie wiem, dlaczego się akurat nie dyskutuje o organizacji różnych branż, elektroniki, wszystkich innych, a akurat uwzięliśmy się na te gwarectwa. I mamy<text:s/><text:span text:style-name="T2501">d</text:span>wie propozycje całkowicie odrębne. Ja rozumiem, że my musimy uwzględnić postulaty obu związków zawodowych. Otóż jedne proponują, żeby w ogóle rozwalić całą organizację pracy w przemyśle, który wydobywa w Europie najwięcej węgla. Przy tym wiedząc, że przecież u nas przemysł węglowy to nie są tylko kopalnie, to są fabryki produkujące maszyny górnicze, w ogóle cały kompleks, konglomerat. Na świecie w tej dziedzinie wydobycia, ja sprawdzałem, ilu ludzi pośrednio w służbach pracuje w Anglii w kopalnictwie, czy w RFN - więcej niż u nas. Tylko u nas to się wszystko nazywa, że to jest wszystko w ramach tego węglowego przemysłu.</text:p>
      <text:p text:style-name="P2502">Czyli jak mówię, już nie tylko planowane zmniejszenie wydobycia - to taka propozycja,<text:s/><text:span text:style-name="T2503">ta</text:span>k ja mogę ją odczytać<text:s/><text:span text:style-name="T2504">-</text:span><text:span text:style-name="T2505"><text:s/></text:span>ale zlikwidowanie wszelkiej organizacji produkcji, bo to przecież i instytuty naukowe, tysiące problemów. To jest strasznie trudno. Ja mam ogromny szacunek dla całego tego zespołu ludzi, nie tylko górników, ale wszystkich, którzy powodują, że to robią. I to jest pierwsza propozycja.</text:p>
      <text:soft-page-break/>
      <text:p text:style-name="P2506">A druga p<text:span text:style-name="T2507">r</text:span>opozycja wręcz przeciwna - utworzyć branżowe Ministerstwo Górnictwa. I też jest uzasadniona, przynajmniej związki zawodowe mają uzasadnienie.</text:p>
      <text:p text:style-name="P2508">Tak że ja bym chciał, jeżeli mam prawo, a mam prawo, dawać dyspozycje tej naszej stronie przy tym górniczym<text:s/>„stoliku”, to proponowałbym, żebyśmy do końca przećwiczyli ten wariant, że my koncentrujemy wydobycie w najlepszych k<text:span text:style-name="T2509">o</text:span>palniach, żeby poprawić efektywność górnictwa i zapewnić górnikom możliwość pracy 5 dni, a kopalniom 6 dni, z tym że proponuję jednocześnie przyzwolenie załóg na taką operację. Żebyśmy potem nie powiedzieli, to jest w ogóle niemożliwe. Bo ci górnicy z tych kopalń przeznaczonych do likwidacji będą strajkować. Bo ja tylko słyszę, wszyscy się teraz straszymy strajkami. Służba zdrowia będzie strajkowała, a może sobie postrajkujmy rok i spotkajmy się potem. Bo straszą się strajkiem, jak tego nie zrobimy, to nic nie zrobimy.</text:p>
      <text:p text:style-name="P2510">Tylko ja proponuję, wytłumaczcie tym górnikom, że to jest jedyne racjonalne wyjście. Bo ja innego nie widzę.</text:p>
      <text:p text:style-name="P2511"><text:span text:style-name="T2512">Przewodnicząc</text:span><text:span text:style-name="T2513">y</text:span><text:span text:style-name="T2514">:</text:span></text:p>
      <text:p text:style-name="P2515">Doktor Bug<text:span text:style-name="T2516">aj.</text:span></text:p>
      <text:p text:style-name="P2517"><text:span text:style-name="T2518">D</text:span><text:span text:style-name="T2519">r Ryszard Bugaj</text:span>:</text:p>
      <text:p text:style-name="P2520">Ja mam pytanie do pana ministra Wilczka. A mianowicie, czy ta propozycja, o której pan mówi, ona w sposób konieczny pociąga tzw. czterobrygadowy system pracy?</text:p>
      <text:p text:style-name="P2521"><text:span text:style-name="T2522">Minister Mieczysław Wilczek</text:span>:</text:p>
      <text:p text:style-name="P2523">Nie, nie ma nic wspólnego z czterobrygadowym systemem pr<text:span text:style-name="T2524">ac</text:span>y. Po prostu górnik, który będzie pracował w sobotę, będzie miał wolny poniedziałek na przykład.</text:p>
      <text:p text:style-name="P2525"><text:span text:style-name="T2526">Przewodnicząc</text:span><text:span text:style-name="T2527">y</text:span>:</text:p>
      <text:p text:style-name="P2528">Premier Sekuła.</text:p>
      <text:p text:style-name="P2529"><text:span text:style-name="T2530">Wicepremier Ireneusz Sekuła</text:span>:</text:p>
      <text:p text:style-name="P2531">Jeżeli można, ja bym chciał uzupełnić niejako wypowiedź ministra Wilczka. W takim aspekcie, iż te propozycje, które usłyszeliśmy łącznie z tym załącznikiem, który został w tej chwili rozdany, po prostu wymagają tego, co przy tym stole często pada, czyli aplikacji czy symulacji. Bo musimy zachować określoną konsekwencję systemową. Mówił przed chwilą pan przewodniczący Moric, wprowadzić lepszą cenę na eksport węgla do pierwszego obszaru. Bo cena transakcyjna polega na tym, jak wiadomo, że się sprzedający musi zgodzić i kupujący. Nie można wprowadzić ceny<text:s/><text:span text:style-name="T2532">je</text:span>dnostronnie. Bo jeżeli wprowadzimy cen<text:span text:style-name="T2533">ę</text:span><text:s/><text:span text:style-name="T2534">j</text:span>ednostronną to partner zareaguje dokładnie tak samo.</text:p>
      <text:p text:style-name="P2535">Chciałbym państwa poinformować, że my bardzo zabiegamy o to, żeby wprowadzić w ogóle do RWPG zdrowe ceny, zdrowe kursy, zdrową ekonomikę, normalny, prawdziwy rachunek. Będąc w styczniu na posiedzeniu<text:s/><text:span text:style-name="T2536">131</text:span><text:s/>Komitetu Wykonawczego RWPG, bo jestem członkiem tego komitetu jako stały przedstawiciel, my byliśmy jedną z najbardziej aktywnych delegacji właśnie w kierunku zre<text:span text:style-name="T2537">fo</text:span>rmowania i to radykalnego sprowadzenia tej organizacji, która zastygła w swoich formach sprzed wielu lat, po prostu uczynienie z niej rzeczywiście socjalistycznego wspólnego rynku. Zresztą nie tylko socjalistycznego, otwartego także i na inne kraje przecież.</text:p>
      <text:p text:style-name="P2538">I te procesy tam się toczą, ale toczą się powoli. I chcę dodać, że gdybyśmy od jutra, czy od 1 stycznia urealnili nasze ceny w całym handlu ze Związkiem Radzieckim to wtedy zyskujemy na wielu elementach,<text:s/><text:soft-page-break/>które eksportujemy do Związku Radzieckiego, bo mamy lepszą cenę, i na statki, i na węgiel, i na owoce, i na warzywa. Natomiast po drugiej stronie tracimy, ponieważ także i nasz import, przede wszystkim surowcowy jest również rozliczany po cenach światowych.</text:p>
      <text:p text:style-name="P2539">Otóż saldo takiej operacji jest dla Polski niekorzystne. I w tej propozycji ureal<text:span text:style-name="T2540">n</text:span>ie<text:span text:style-name="T2541">n</text:span>ia funkc<text:span text:style-name="T2542">jo</text:span>nowania RWPG myśmy, tzn. chcemy ponieść przejściowo ten koszt tego salda, trzeba go oczywiście kredytem ubezpieczyć, rozłożyć to na określony czas, dlatego że w sumie zdrowe rozliczanie tego handlu przyniesie więcej korzyści, niż to, że w tej chwili ten nasz surowcowy import ze Związku Radzieckiego odbywa się po tych nieprawdziw<text:span text:style-name="T2543">yc</text:span>h, nierealnych cenach.</text:p>
      <text:p text:style-name="P2544">Więc oczywiście, taki postulat możemy zapisać. I my go chętnie podejmujemy. Natomiast nie możemy go zapisać w ten sposób, że zrobimy to do 30 czerwca, czy jakiejkolwiek innej daty, bo to zależy od negocjacji dwustronnych i od zgody dwóch stron.</text:p>
      <text:p text:style-name="P2545">Dalej tutaj jest napisane: kopalnie otrzymają samodzielność jeśli będą działać na zasadach ogólnych, to jest zniesiony będzie status przedsiębiorstw uż<text:span text:style-name="T2546">yt</text:span>eczności publiczn<text:span text:style-name="T2547">ej.</text:span><text:s/>Co to oznacza? To oznacza, że muszą zapłacić dywidendę i podatek. Tak jak każde przedsiębiorstwo. To znaczy, że ileś tam z nich po prostu upadnie. Upadnie, bo nie wytrzyma takiego rachunku.</text:p>
      <text:p text:style-name="P2548">Więc po prostu formułując określony postulat, wszystkim nam leży na sercu rozwiązanie globalne, totalne i bardzo dalekosiężne problematyki górniczej. Tylko każde rozwiązanie musi zawierać cały rachunek ciągniony wszystkich związanych z tym konsekwenc<text:span text:style-name="T2549">ji</text:span>.</text:p>
      <text:p text:style-name="P2550">Ja jeszcze jako minister pracy w ub. roku proponowałem kolegom z górnictwa, by rozważyli taki system finansowania, środków na wynagro<text:span text:style-name="T2551">dz</text:span>enia. Odkładam na bok w tej chwili inne koszty pozawynagrodzeniowe, ale na wynagrodzenia to jest ponad 40 proc. o<text:span text:style-name="T2552">g</text:span>ółu kosztów. Iż rozliczamy się jakąś umówioną co roku ceną wydobytej tony, w zależności od tego wydobycia planowanego, wpływa na kontro Wspólnoty, czy poszczególnych kopalni określona kwota środków, za dodatkowo wydobyte tony - tak jak tutaj mówiono - umawiamy się na jakąś tam cenę wyższą, bo to jest wę<text:span text:style-name="T2553">g</text:span>iel wydobywany ponadplanowo, a więc zapewne będzie wymagał pracy na przykład w soboty<text:s/><text:span text:style-name="T2554">je</text:span>szcze prze<text:span text:style-name="T2555">jś</text:span>ciowo. Ale wtedy nie ma znaczenia, czy określona tona węgla jest wydobyta w sobotę, czy w piątek, czy w poniedziałek, liczy się suma wydobycia zaplanowanego i to co ponad. Za każdą tonę ponad oczywiście jest inna stawka.</text:p>
      <text:p text:style-name="P2556">Więc można tutaj szukać rozmaitych rozwiązań, pod jednym warunkiem, że wszystkie one będą miały charakter kompleksowy, bo niczego tutaj nie rozwiążemy cząstkowo. To już nie raz się dzieje. Dziękuję bardzo.</text:p>
      <text:p text:style-name="P2557"><text:span text:style-name="T2558">Przewodn</text:span><text:span text:style-name="T2559">ic</text:span><text:span text:style-name="T2560">ząc</text:span><text:span text:style-name="T2561">y</text:span>:</text:p>
      <text:p text:style-name="P2562">Rozumiem, że zbliżamy się do końca naszego posiedzenia. Czy jest jakaś reakcja ze strony pana prof. Bojarskiego?</text:p>
      <text:p text:style-name="P2563"><text:span text:style-name="T2564">Prof. Bojarski</text:span>:</text:p>
      <text:p text:style-name="P2565">Jeśli można. Mnie się wydaje, że propozycja reorganizacji, właściwie likwidacji struktur pośrednich w górnictwie ona nie miałaby na celu zlekceważenia tego dorobku organizac<text:span text:style-name="T2566">yjn</text:span>ego i tych istotnych spraw, które leżą przed polskim górnictwem i wymagają współdziałania tego przemysłu i kopalń między sobą. Natomiast chodziłoby tutaj jednak o wyzwolenie pełnej inicjatywy i gospodarności, która dotyczy tej skali zakładu, jakim jest kopalnia, szczególnie powiem o kopalniach węgla kamiennego. Kopalnia jest wielkim<text:s/><text:soft-page-break/>zakładem. To jest parę tysięcy ludzi, 3 - 4 tys. ludzi. Obecne przedsiębiorstwa wielozakładowe eksploatacji węgla skupiające po<text:s/><text:span text:style-name="T2567">15</text:span><text:s/>kopalń, po kilkanaście kopalń, to są przedsiębiorstwa o zatrudnieniu rzędu 30 - 50 tys. ludzi.</text:p>
      <text:p text:style-name="P2568">Tym samym są to ogromne koncerny, w których inicjatywa samorząd załogi no rozmydla się w anonimowości i w zr<text:span text:style-name="T2569">óż</text:span>ni<text:span text:style-name="T2570">co</text:span>wanych warunkach pracy owych to poszczególnych kilkunastu zakładów w takim przedsiębiorstwie. Górnictwo tutaj nie domaga się niczego innego niż to co władze państwowe tak konsekwentnie w całej gospodarce realizują. Tu chodzi po prostu o to, żeby te same rygory, te same zasady ekonomicznego zarządzania, ekonomicznego wyzwolenia wielkiego poten<text:span text:style-name="T2571">cj</text:span>ału gospodarności oddoln<text:span text:style-name="T2572">ej,<text:s/></text:span>innowacyjn<text:span text:style-name="T2573">o</text:span>ści w<text:span text:style-name="T2574">y</text:span>z<text:span text:style-name="T2575">w</text:span>olić, natomiast zachowując różne formy kontaktów, współdziałania, również wchodzenia spółki w porozumienia z wyłączeniem praktyk monopoli<text:span text:style-name="T2576">st</text:span>ycznych zostały przed tym kopalniami, jako samodzielnymi przedsiębiorstwami otwarte.</text:p>
      <text:p text:style-name="P2577">Uważamy, że górnictwo nie powinno zostać enklawą systemu nakazowo-rozdzielczego, nie powinno również stać się monopolem, ogromnym monopolem być może jednym z największych w Europie, monopolem państwowym i że w efekcie te dezyderaty szanuję troskę, którą ma również na myśli pan minister<text:span text:style-name="T2578">.</text:span></text:p>
      <text:p text:style-name="P2579">Druga sprawa, to jest ta konkretna propozycja koncentracji wydobycia. Osobiście mogę tylko powiedzieć, bo strona solidarnościowa tego wariantu nie znała, to nie był wariant. Pan minister Gustek tego wariantu na naszym stole nie serwował. Wydaje mi się, że propozycja jest poważna i trzeba się do niej poważnie ustosunkować. Ja więc w tej chwili mogę tylko powiedzieć, że to jest oczywiście propozycja poważna, wydaje mi się, że to jest propozyc<text:span text:style-name="T2580">j</text:span>a faktycznie obiecująca<text:s/><text:span text:style-name="T2581">m</text:span><text:span text:style-name="T2582">ożli</text:span><text:span text:style-name="T2583">wo</text:span>ś<text:span text:style-name="T2584">ć</text:span><text:span text:style-name="T2585"><text:s/></text:span>urealnienia zarówno strony ekonomiczne<text:span text:style-name="T2586">j</text:span>, jak i urealnienia w przyszłości cen.</text:p>
      <text:p text:style-name="P2587">Rozumiem, że pan minister też akceptuje ten kurs na urynkowienie, prawda, tego przemysłu. I wydaje mi się, że w tym kierunku strona związkowa te usiłowania poprze.</text:p>
      <text:p text:style-name="P2588">Tak więc wydaje mi się, że zarysował pan minister tutaj przed naszym zgromadzeniem pewną szansę porozumienia ponieważ wydaje mi się, że to z czym żeśmy się do tej pory spotykali<text:s/><text:span text:style-name="T2589">-</text:span><text:s/>arbitralne i właściwie bez uzasadnień przyjmowanie zapisu planowego na sto dziewięćdziesiąt parę milionów ton, zapisu, o którym wiemy, że był zrobiony przed zimą. Łaska Boża pozwoliła nam w ciągu tej zimy zaoszczędzić parę milionów ton. Parę milionów ton węgla to jest parę wolnych sobót już w najbliższym roku. A więc rozwiązanie jest do wynegoc<text:span text:style-name="T2590">jo</text:span>wania.</text:p>
      <text:p text:style-name="P2591">Dziękuję uprzejmie.</text:p>
      <text:p text:style-name="P2592"><text:span text:style-name="T2593">Przewodnic</text:span><text:span text:style-name="T2594">z</text:span><text:span text:style-name="T2595">ą</text:span><text:span text:style-name="T2596">c</text:span><text:span text:style-name="T2597">y</text:span>:</text:p>
      <text:p text:style-name="P2598">Dziękuję bardzo panu profesorowi. Obecnie pan przewodniczący Martyniuk.</text:p>
      <text:p text:style-name="P2599"><text:span text:style-name="T2600">Ob.<text:s/></text:span><text:span text:style-name="T2601">Martyn</text:span><text:span text:style-name="T2602">iuk</text:span>:</text:p>
      <text:p text:style-name="P2603">Ja mam takie krótkie pytanie do pana dra Stankiewicza, a tak też pośrednio do pana pro<text:span text:style-name="T2604">f</text:span>. Bojarskiego. Pan dr Stankiewicz zaproponował likwidację wspólnoty, likwidację wspólnot i przedsiębiorstw, proponując by kopalnie były całkowicie samodzielne i samorządne, niezależne. Teraz już w tych<text:s/>„eskach”<text:s/>to się można trochę pomylić.</text:p>
      <text:p text:style-name="P2605">Ale nie o to mi chodzi.<text:s/><text:span text:style-name="T2606">K</text:span>oncep<text:span text:style-name="T2607">cj</text:span>a jest bardzo fajna i bardzo chwytliwa.</text:p>
      <text:p text:style-name="P2608">Tylko chciałbym zapytać pana Stankiewicza czy gdziekolwiek na Wschodzie, na Wschodzie może nie,<text:s/><text:soft-page-break/>bo teraz tak bardzo nie elegancko się na Wschód powoływać. Ale gdziekolwiek na Zachodzie taki system jak pan prof. zaproponował kopalnia sama funkcjonuje. A jeżeli tak<text:s/><text:span text:style-name="T2609">-</text:span><text:span text:style-name="T2610"><text:s/></text:span>jakie to daje efekty?</text:p>
      <text:p text:style-name="P2611"><text:span text:style-name="T2612">Przewodnic</text:span><text:span text:style-name="T2613">z</text:span><text:span text:style-name="T2614">ą</text:span><text:span text:style-name="T2615">c</text:span><text:span text:style-name="T2616">y</text:span>:</text:p>
      <text:p text:style-name="P2617">Przepraszam bardzo. Ja chciałbym tę dyskusję przełożyć na następne nasze plenarne zebranie, bo musimy kończyć, niestety.</text:p>
      <text:p text:style-name="P2618">Natomiast wyłoniła się bardzo interesująca propozycja, którą rozumiem, że traktuje się jako propozycję poważną i godną tego, żeby na naszych<text:s/>„stoliku”<text:s/>górniczym rozważyć.</text:p>
      <text:p text:style-name="P2619">W związku z tym - czy<text:s/>„stolik”<text:s/>górniczy byłby skłonny przedłużyć swoją prac i zająć się tą koncepcją. I zaoferować nam swoją opinię możliwie w najkrótszym czasie?</text:p>
      <text:p text:style-name="P2620"><text:span text:style-name="T2621">O</text:span><text:span text:style-name="T2622">b</text:span><text:span text:style-name="T2623">.</text:span><text:span text:style-name="T2624"><text:s text:c="23"/></text:span><text:span text:style-name="T2625">:</text:span></text:p>
      <text:p text:style-name="P2626">Zgodnie z tym co ustaliliśmy spotykamy się w sobotę i na pewno ta nowa koncepcja będzie rozważona. W międzyczasie jednak wykorzystamy ten czas, który jest od dzisiejszego dnia do soboty, żeby porozmawiać porozumieć się z załogami. Bo to w końcu oni muszą zdecydować jaką koncepcję przyjąć.</text:p>
      <text:p text:style-name="P2627">Oczywiście będziemy to rozważali w sobotę.</text:p>
      <text:p text:style-name="P2628"><text:span text:style-name="T2629">Przewodnic</text:span><text:span text:style-name="T2630">z</text:span><text:span text:style-name="T2631">ą</text:span><text:span text:style-name="T2632">c</text:span><text:span text:style-name="T2633">y</text:span>:</text:p>
      <text:p text:style-name="P2634">Rozumiem, że kończymy nasze dzisiejsze zebranie z pewną nadzieją, że coś się rysuje jakieś konkretne wyjście.</text:p>
      <text:p text:style-name="P2635">Bardzo mi przykro w stosunku do pana pro<text:span text:style-name="T2636">f</text:span>. Kozłowskiego, że niestety że niestety nie moż<text:span text:style-name="T2637">e</text:span>m<text:span text:style-name="T2638">y</text:span><text:s/>rozpatrzyć<text:s/>„stolika”<text:s/>ekologicznego. Po prostu musimy to przełożyć na następny poniedziałek, za co bardzo przepraszam.</text:p>
      <text:p text:style-name="P2639">Zamykam sesję.</text:p>
      <text:p text:style-name="P2640">/Koniec obr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9:00Z</meta:creation-date>
    <dc:date>2023-10-30T19:39:00Z</dc:date>
    <meta:template xlink:href="Normal.dotm" xlink:type="simple"/>
    <meta:editing-cycles>2</meta:editing-cycles>
    <meta:editing-duration>PT0S</meta:editing-duration>
    <meta:document-statistic meta:page-count="79" meta:paragraph-count="519" meta:word-count="37165" meta:character-count="259637" meta:row-count="1858" meta:non-whitespace-character-count="222991"/>
  </office:meta>
</office:document-meta>
</file>